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градусы</text:p>
          </table:table-cell>
          <table:table-cell office:value-type="string" calcext:value-type="string">
            <text:p>радианы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DIANS([.A2])" office:value-type="float" office:value="0" calcext:value-type="float">
            <text:p>0</text:p>
          </table:table-cell>
          <table:table-cell table:formula="of:=COS([.B2])" office:value-type="float" office:value="1" calcext:value-type="float">
            <text:p>1</text:p>
          </table:table-cell>
          <table:table-cell table:formula="of:=SIN([.B2])" office:value-type="float" office:value="0" calcext:value-type="float">
            <text:p>0</text:p>
          </table:table-cell>
          <table:table-cell table:formula="of:=SEC([.B2])" office:value-type="float" office:value="1" calcext:value-type="float">
            <text:p>1</text:p>
          </table:table-cell>
          <table:table-cell table:formula="of:=CSC([.B2])" office:value-type="string" office:string-value="" calcext:value-type="error">
            <text:p>#ЧИСЛО!</text:p>
          </table:table-cell>
          <table:table-cell table:formula="of:=TAN([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DIANS([.A3])" office:value-type="float" office:value="0.523598775598299" calcext:value-type="float">
            <text:p>0,523598775598299</text:p>
          </table:table-cell>
          <table:table-cell table:formula="of:=COS([.B3])" office:value-type="float" office:value="0.866025403784439" calcext:value-type="float">
            <text:p>0,866025403784439</text:p>
          </table:table-cell>
          <table:table-cell table:formula="of:=SIN([.B3])" office:value-type="float" office:value="0.5" calcext:value-type="float">
            <text:p>0,5</text:p>
          </table:table-cell>
          <table:table-cell table:formula="of:=SEC([.B3])" office:value-type="float" office:value="1.15470053837925" calcext:value-type="float">
            <text:p>1,15470053837925</text:p>
          </table:table-cell>
          <table:table-cell table:formula="of:=CSC([.B3])" office:value-type="float" office:value="2" calcext:value-type="float">
            <text:p>2</text:p>
          </table:table-cell>
          <table:table-cell table:formula="of:=TAN([.B3])" office:value-type="float" office:value="0.577350269189626" calcext:value-type="float">
            <text:p>0,5773502691896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DIANS([.A4])" office:value-type="float" office:value="0.785398163397448" calcext:value-type="float">
            <text:p>0,785398163397448</text:p>
          </table:table-cell>
          <table:table-cell table:formula="of:=COS([.B4])" office:value-type="float" office:value="0.707106781186548" calcext:value-type="float">
            <text:p>0,707106781186548</text:p>
          </table:table-cell>
          <table:table-cell table:formula="of:=SIN([.B4])" office:value-type="float" office:value="0.707106781186547" calcext:value-type="float">
            <text:p>0,707106781186547</text:p>
          </table:table-cell>
          <table:table-cell table:formula="of:=SEC([.B4])" office:value-type="float" office:value="1.4142135623731" calcext:value-type="float">
            <text:p>1,4142135623731</text:p>
          </table:table-cell>
          <table:table-cell table:formula="of:=CSC([.B4])" office:value-type="float" office:value="1.4142135623731" calcext:value-type="float">
            <text:p>1,4142135623731</text:p>
          </table:table-cell>
          <table:table-cell table:formula="of:=TAN([.B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DIANS([.A5])" office:value-type="float" office:value="1.0471975511966" calcext:value-type="float">
            <text:p>1,0471975511966</text:p>
          </table:table-cell>
          <table:table-cell table:formula="of:=COS([.B5])" office:value-type="float" office:value="0.5" calcext:value-type="float">
            <text:p>0,5</text:p>
          </table:table-cell>
          <table:table-cell table:formula="of:=SIN([.B5])" office:value-type="float" office:value="0.866025403784439" calcext:value-type="float">
            <text:p>0,866025403784439</text:p>
          </table:table-cell>
          <table:table-cell table:formula="of:=SEC([.B5])" office:value-type="float" office:value="2" calcext:value-type="float">
            <text:p>2</text:p>
          </table:table-cell>
          <table:table-cell table:formula="of:=CSC([.B5])" office:value-type="float" office:value="1.15470053837925" calcext:value-type="float">
            <text:p>1,15470053837925</text:p>
          </table:table-cell>
          <table:table-cell table:formula="of:=TAN([.B5])" office:value-type="float" office:value="1.73205080756888" calcext:value-type="float">
            <text:p>1,732050807568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DIANS([.A6])" office:value-type="float" office:value="1.5707963267949" calcext:value-type="float">
            <text:p>1,5707963267949</text:p>
          </table:table-cell>
          <table:table-cell table:formula="of:=COS([.B6])" office:value-type="float" office:value="6.12323399573677E-017" calcext:value-type="float">
            <text:p>6,12323399573677E-17</text:p>
          </table:table-cell>
          <table:table-cell table:formula="of:=SIN([.B6])" office:value-type="float" office:value="1" calcext:value-type="float">
            <text:p>1</text:p>
          </table:table-cell>
          <table:table-cell table:formula="of:=SEC([.B6])" office:value-type="float" office:value="1.63312393531954E+016" calcext:value-type="float">
            <text:p>1,63312393531954E+016</text:p>
          </table:table-cell>
          <table:table-cell table:formula="of:=CSC([.B6])" office:value-type="float" office:value="1" calcext:value-type="float">
            <text:p>1</text:p>
          </table:table-cell>
          <table:table-cell table:formula="of:=TAN([.B6])" office:value-type="float" office:value="1.63312393531954E+016" calcext:value-type="float">
            <text:p>1,63312393531954E+0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DIANS([.A7])" office:value-type="float" office:value="2.0943951023932" calcext:value-type="float">
            <text:p>2,0943951023932</text:p>
          </table:table-cell>
          <table:table-cell table:formula="of:=COS([.B7])" office:value-type="float" office:value="-0.5" calcext:value-type="float">
            <text:p>-0,5</text:p>
          </table:table-cell>
          <table:table-cell table:formula="of:=SIN([.B7])" office:value-type="float" office:value="0.866025403784439" calcext:value-type="float">
            <text:p>0,866025403784439</text:p>
          </table:table-cell>
          <table:table-cell table:formula="of:=SEC([.B7])" office:value-type="float" office:value="-2" calcext:value-type="float">
            <text:p>-2</text:p>
          </table:table-cell>
          <table:table-cell table:formula="of:=CSC([.B7])" office:value-type="float" office:value="1.15470053837925" calcext:value-type="float">
            <text:p>1,15470053837925</text:p>
          </table:table-cell>
          <table:table-cell table:formula="of:=TAN([.B7])" office:value-type="float" office:value="-1.73205080756888" calcext:value-type="float">
            <text:p>-1,732050807568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DIANS([.A8])" office:value-type="float" office:value="2.35619449019234" calcext:value-type="float">
            <text:p>2,35619449019234</text:p>
          </table:table-cell>
          <table:table-cell table:formula="of:=COS([.B8])" office:value-type="float" office:value="-0.707106781186547" calcext:value-type="float">
            <text:p>-0,707106781186547</text:p>
          </table:table-cell>
          <table:table-cell table:formula="of:=SIN([.B8])" office:value-type="float" office:value="0.707106781186548" calcext:value-type="float">
            <text:p>0,707106781186548</text:p>
          </table:table-cell>
          <table:table-cell table:formula="of:=SEC([.B8])" office:value-type="float" office:value="-1.4142135623731" calcext:value-type="float">
            <text:p>-1,4142135623731</text:p>
          </table:table-cell>
          <table:table-cell table:formula="of:=CSC([.B8])" office:value-type="float" office:value="1.4142135623731" calcext:value-type="float">
            <text:p>1,4142135623731</text:p>
          </table:table-cell>
          <table:table-cell table:formula="of:=TAN([.B8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DIANS([.A9])" office:value-type="float" office:value="2.61799387799149" calcext:value-type="float">
            <text:p>2,61799387799149</text:p>
          </table:table-cell>
          <table:table-cell table:formula="of:=COS([.B9])" office:value-type="float" office:value="-0.866025403784439" calcext:value-type="float">
            <text:p>-0,866025403784439</text:p>
          </table:table-cell>
          <table:table-cell table:formula="of:=SIN([.B9])" office:value-type="float" office:value="0.5" calcext:value-type="float">
            <text:p>0,5</text:p>
          </table:table-cell>
          <table:table-cell table:formula="of:=SEC([.B9])" office:value-type="float" office:value="-1.15470053837925" calcext:value-type="float">
            <text:p>-1,15470053837925</text:p>
          </table:table-cell>
          <table:table-cell table:formula="of:=CSC([.B9])" office:value-type="float" office:value="2" calcext:value-type="float">
            <text:p>2</text:p>
          </table:table-cell>
          <table:table-cell table:formula="of:=TAN([.B9])" office:value-type="float" office:value="-0.577350269189626" calcext:value-type="float">
            <text:p>-0,5773502691896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DIANS([.A10])" office:value-type="float" office:value="3.14159265358979" calcext:value-type="float">
            <text:p>3,14159265358979</text:p>
          </table:table-cell>
          <table:table-cell table:formula="of:=COS([.B10])" office:value-type="float" office:value="-1" calcext:value-type="float">
            <text:p>-1</text:p>
          </table:table-cell>
          <table:table-cell table:formula="of:=SIN([.B10])" office:value-type="float" office:value="1.22464679914735E-016" calcext:value-type="float">
            <text:p>1,22464679914735E-16</text:p>
          </table:table-cell>
          <table:table-cell table:formula="of:=SEC([.B10])" office:value-type="float" office:value="-1" calcext:value-type="float">
            <text:p>-1</text:p>
          </table:table-cell>
          <table:table-cell table:formula="of:=CSC([.B10])" office:value-type="float" office:value="8165619676597685" calcext:value-type="float">
            <text:p>8165619676597685</text:p>
          </table:table-cell>
          <table:table-cell table:formula="of:=TAN([.B10])" office:value-type="float" office:value="-1.22464679914735E-016" calcext:value-type="float">
            <text:p>-1,22464679914735E-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DIANS([.A11])" office:value-type="float" office:value="3.66519142918809" calcext:value-type="float">
            <text:p>3,66519142918809</text:p>
          </table:table-cell>
          <table:table-cell table:formula="of:=COS([.B11])" office:value-type="float" office:value="-0.866025403784439" calcext:value-type="float">
            <text:p>-0,866025403784439</text:p>
          </table:table-cell>
          <table:table-cell table:formula="of:=SIN([.B11])" office:value-type="float" office:value="-0.5" calcext:value-type="float">
            <text:p>-0,5</text:p>
          </table:table-cell>
          <table:table-cell table:formula="of:=SEC([.B11])" office:value-type="float" office:value="-1.15470053837925" calcext:value-type="float">
            <text:p>-1,15470053837925</text:p>
          </table:table-cell>
          <table:table-cell table:formula="of:=CSC([.B11])" office:value-type="float" office:value="-2" calcext:value-type="float">
            <text:p>-2</text:p>
          </table:table-cell>
          <table:table-cell table:formula="of:=TAN([.B11])" office:value-type="float" office:value="0.577350269189626" calcext:value-type="float">
            <text:p>0,5773502691896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DIANS([.A12])" office:value-type="float" office:value="3.92699081698724" calcext:value-type="float">
            <text:p>3,92699081698724</text:p>
          </table:table-cell>
          <table:table-cell table:formula="of:=COS([.B12])" office:value-type="float" office:value="-0.707106781186548" calcext:value-type="float">
            <text:p>-0,707106781186548</text:p>
          </table:table-cell>
          <table:table-cell table:formula="of:=SIN([.B12])" office:value-type="float" office:value="-0.707106781186547" calcext:value-type="float">
            <text:p>-0,707106781186547</text:p>
          </table:table-cell>
          <table:table-cell table:formula="of:=SEC([.B12])" office:value-type="float" office:value="-1.41421356237309" calcext:value-type="float">
            <text:p>-1,41421356237309</text:p>
          </table:table-cell>
          <table:table-cell table:formula="of:=CSC([.B12])" office:value-type="float" office:value="-1.4142135623731" calcext:value-type="float">
            <text:p>-1,4142135623731</text:p>
          </table:table-cell>
          <table:table-cell table:formula="of:=TAN([.B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DIANS([.A13])" office:value-type="float" office:value="4.18879020478639" calcext:value-type="float">
            <text:p>4,18879020478639</text:p>
          </table:table-cell>
          <table:table-cell table:formula="of:=COS([.B13])" office:value-type="float" office:value="-0.5" calcext:value-type="float">
            <text:p>-0,5</text:p>
          </table:table-cell>
          <table:table-cell table:formula="of:=SIN([.B13])" office:value-type="float" office:value="-0.866025403784438" calcext:value-type="float">
            <text:p>-0,866025403784438</text:p>
          </table:table-cell>
          <table:table-cell table:formula="of:=SEC([.B13])" office:value-type="float" office:value="-2" calcext:value-type="float">
            <text:p>-2</text:p>
          </table:table-cell>
          <table:table-cell table:formula="of:=CSC([.B13])" office:value-type="float" office:value="-1.15470053837925" calcext:value-type="float">
            <text:p>-1,15470053837925</text:p>
          </table:table-cell>
          <table:table-cell table:formula="of:=TAN([.B13])" office:value-type="float" office:value="1.73205080756888" calcext:value-type="float">
            <text:p>1,732050807568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DIANS([.A14])" office:value-type="float" office:value="4.71238898038469" calcext:value-type="float">
            <text:p>4,71238898038469</text:p>
          </table:table-cell>
          <table:table-cell table:formula="of:=COS([.B14])" office:value-type="float" office:value="-1.83697019872103E-016" calcext:value-type="float">
            <text:p>-1,83697019872103E-16</text:p>
          </table:table-cell>
          <table:table-cell table:formula="of:=SIN([.B14])" office:value-type="float" office:value="-1" calcext:value-type="float">
            <text:p>-1</text:p>
          </table:table-cell>
          <table:table-cell table:formula="of:=SEC([.B14])" office:value-type="float" office:value="-5443746451065123" calcext:value-type="float">
            <text:p>-5443746451065123</text:p>
          </table:table-cell>
          <table:table-cell table:formula="of:=CSC([.B14])" office:value-type="float" office:value="-1" calcext:value-type="float">
            <text:p>-1</text:p>
          </table:table-cell>
          <table:table-cell table:formula="of:=TAN([.B14])" office:value-type="float" office:value="5443746451065123" calcext:value-type="float">
            <text:p>5443746451065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DIANS([.A15])" office:value-type="float" office:value="5.23598775598299" calcext:value-type="float">
            <text:p>5,23598775598299</text:p>
          </table:table-cell>
          <table:table-cell table:formula="of:=COS([.B15])" office:value-type="float" office:value="0.5" calcext:value-type="float">
            <text:p>0,5</text:p>
          </table:table-cell>
          <table:table-cell table:formula="of:=SIN([.B15])" office:value-type="float" office:value="-0.866025403784439" calcext:value-type="float">
            <text:p>-0,866025403784439</text:p>
          </table:table-cell>
          <table:table-cell table:formula="of:=SEC([.B15])" office:value-type="float" office:value="2" calcext:value-type="float">
            <text:p>2</text:p>
          </table:table-cell>
          <table:table-cell table:formula="of:=CSC([.B15])" office:value-type="float" office:value="-1.15470053837925" calcext:value-type="float">
            <text:p>-1,15470053837925</text:p>
          </table:table-cell>
          <table:table-cell table:formula="of:=TAN([.B15])" office:value-type="float" office:value="-1.73205080756888" calcext:value-type="float">
            <text:p>-1,732050807568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DIANS([.A16])" office:value-type="float" office:value="5.49778714378214" calcext:value-type="float">
            <text:p>5,49778714378214</text:p>
          </table:table-cell>
          <table:table-cell table:formula="of:=COS([.B16])" office:value-type="float" office:value="0.707106781186547" calcext:value-type="float">
            <text:p>0,707106781186547</text:p>
          </table:table-cell>
          <table:table-cell table:formula="of:=SIN([.B16])" office:value-type="float" office:value="-0.707106781186548" calcext:value-type="float">
            <text:p>-0,707106781186548</text:p>
          </table:table-cell>
          <table:table-cell table:formula="of:=SEC([.B16])" office:value-type="float" office:value="1.4142135623731" calcext:value-type="float">
            <text:p>1,4142135623731</text:p>
          </table:table-cell>
          <table:table-cell table:formula="of:=CSC([.B16])" office:value-type="float" office:value="-1.41421356237309" calcext:value-type="float">
            <text:p>-1,41421356237309</text:p>
          </table:table-cell>
          <table:table-cell table:formula="of:=TAN([.B1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DIANS([.A17])" office:value-type="float" office:value="5.75958653158129" calcext:value-type="float">
            <text:p>5,75958653158129</text:p>
          </table:table-cell>
          <table:table-cell table:formula="of:=COS([.B17])" office:value-type="float" office:value="0.866025403784438" calcext:value-type="float">
            <text:p>0,866025403784438</text:p>
          </table:table-cell>
          <table:table-cell table:formula="of:=SIN([.B17])" office:value-type="float" office:value="-0.5" calcext:value-type="float">
            <text:p>-0,5</text:p>
          </table:table-cell>
          <table:table-cell table:formula="of:=SEC([.B17])" office:value-type="float" office:value="1.15470053837925" calcext:value-type="float">
            <text:p>1,15470053837925</text:p>
          </table:table-cell>
          <table:table-cell table:formula="of:=CSC([.B17])" office:value-type="float" office:value="-2" calcext:value-type="float">
            <text:p>-2</text:p>
          </table:table-cell>
          <table:table-cell table:formula="of:=TAN([.B17])" office:value-type="float" office:value="-0.577350269189626" calcext:value-type="float">
            <text:p>-0,577350269189626</text:p>
          </table:table-cell>
        </table:table-row>
        <table:table-row table:style-name="ro1">
          <table:table-cell table:formula="of:=[.A2]-1" office:value-type="float" office:value="-1" calcext:value-type="float">
            <text:p>-1</text:p>
          </table:table-cell>
          <table:table-cell table:formula="of:=RADIANS([.A18])" office:value-type="float" office:value="-0.0174532925199433" calcext:value-type="float">
            <text:p>-0,017453292519943</text:p>
          </table:table-cell>
          <table:table-cell table:formula="of:=COS([.B18])" office:value-type="float" office:value="0.999847695156391" calcext:value-type="float">
            <text:p>0,999847695156391</text:p>
          </table:table-cell>
          <table:table-cell table:formula="of:=SIN([.B18])" office:value-type="float" office:value="-0.0174524064372835" calcext:value-type="float">
            <text:p>-0,017452406437284</text:p>
          </table:table-cell>
          <table:table-cell table:formula="of:=SEC([.B18])" office:value-type="float" office:value="1.00015232804391" calcext:value-type="float">
            <text:p>1,00015232804391</text:p>
          </table:table-cell>
          <table:table-cell table:formula="of:=CSC([.B18])" office:value-type="float" office:value="-57.2986884985502" calcext:value-type="float">
            <text:p>-57,2986884985502</text:p>
          </table:table-cell>
          <table:table-cell table:formula="of:=TAN([.B18])" office:value-type="float" office:value="-0.0174550649282176" calcext:value-type="float">
            <text:p>-0,017455064928218</text:p>
          </table:table-cell>
        </table:table-row>
        <table:table-row table:style-name="ro1">
          <table:table-cell table:formula="of:=[.A3]-1" office:value-type="float" office:value="29" calcext:value-type="float">
            <text:p>29</text:p>
          </table:table-cell>
          <table:table-cell table:formula="of:=RADIANS([.A19])" office:value-type="float" office:value="0.506145483078356" calcext:value-type="float">
            <text:p>0,506145483078356</text:p>
          </table:table-cell>
          <table:table-cell table:formula="of:=COS([.B19])" office:value-type="float" office:value="0.874619707139396" calcext:value-type="float">
            <text:p>0,874619707139396</text:p>
          </table:table-cell>
          <table:table-cell table:formula="of:=SIN([.B19])" office:value-type="float" office:value="0.484809620246337" calcext:value-type="float">
            <text:p>0,484809620246337</text:p>
          </table:table-cell>
          <table:table-cell table:formula="of:=SEC([.B19])" office:value-type="float" office:value="1.14335406787332" calcext:value-type="float">
            <text:p>1,14335406787332</text:p>
          </table:table-cell>
          <table:table-cell table:formula="of:=CSC([.B19])" office:value-type="float" office:value="2.06266533962731" calcext:value-type="float">
            <text:p>2,06266533962731</text:p>
          </table:table-cell>
          <table:table-cell table:formula="of:=TAN([.B19])" office:value-type="float" office:value="0.554309051452769" calcext:value-type="float">
            <text:p>0,554309051452769</text:p>
          </table:table-cell>
        </table:table-row>
        <table:table-row table:style-name="ro1">
          <table:table-cell table:formula="of:=[.A4]-1" office:value-type="float" office:value="44" calcext:value-type="float">
            <text:p>44</text:p>
          </table:table-cell>
          <table:table-cell table:formula="of:=RADIANS([.A20])" office:value-type="float" office:value="0.767944870877505" calcext:value-type="float">
            <text:p>0,767944870877505</text:p>
          </table:table-cell>
          <table:table-cell table:formula="of:=COS([.B20])" office:value-type="float" office:value="0.719339800338651" calcext:value-type="float">
            <text:p>0,719339800338651</text:p>
          </table:table-cell>
          <table:table-cell table:formula="of:=SIN([.B20])" office:value-type="float" office:value="0.694658370458997" calcext:value-type="float">
            <text:p>0,694658370458997</text:p>
          </table:table-cell>
          <table:table-cell table:formula="of:=SEC([.B20])" office:value-type="float" office:value="1.39016359101668" calcext:value-type="float">
            <text:p>1,39016359101668</text:p>
          </table:table-cell>
          <table:table-cell table:formula="of:=CSC([.B20])" office:value-type="float" office:value="1.43955653962573" calcext:value-type="float">
            <text:p>1,43955653962573</text:p>
          </table:table-cell>
          <table:table-cell table:formula="of:=TAN([.B20])" office:value-type="float" office:value="0.965688774807074" calcext:value-type="float">
            <text:p>0,965688774807074</text:p>
          </table:table-cell>
        </table:table-row>
        <table:table-row table:style-name="ro1">
          <table:table-cell table:formula="of:=[.A5]-1" office:value-type="float" office:value="59" calcext:value-type="float">
            <text:p>59</text:p>
          </table:table-cell>
          <table:table-cell table:formula="of:=RADIANS([.A21])" office:value-type="float" office:value="1.02974425867665" calcext:value-type="float">
            <text:p>1,02974425867665</text:p>
          </table:table-cell>
          <table:table-cell table:formula="of:=COS([.B21])" office:value-type="float" office:value="0.515038074910054" calcext:value-type="float">
            <text:p>0,515038074910054</text:p>
          </table:table-cell>
          <table:table-cell table:formula="of:=SIN([.B21])" office:value-type="float" office:value="0.857167300702112" calcext:value-type="float">
            <text:p>0,857167300702112</text:p>
          </table:table-cell>
          <table:table-cell table:formula="of:=SEC([.B21])" office:value-type="float" office:value="1.94160402641036" calcext:value-type="float">
            <text:p>1,94160402641036</text:p>
          </table:table-cell>
          <table:table-cell table:formula="of:=CSC([.B21])" office:value-type="float" office:value="1.16663339721533" calcext:value-type="float">
            <text:p>1,16663339721533</text:p>
          </table:table-cell>
          <table:table-cell table:formula="of:=TAN([.B21])" office:value-type="float" office:value="1.66427948235052" calcext:value-type="float">
            <text:p>1,66427948235052</text:p>
          </table:table-cell>
        </table:table-row>
        <table:table-row table:style-name="ro1">
          <table:table-cell table:formula="of:=[.A6]-1" office:value-type="float" office:value="89" calcext:value-type="float">
            <text:p>89</text:p>
          </table:table-cell>
          <table:table-cell table:formula="of:=RADIANS([.A22])" office:value-type="float" office:value="1.55334303427495" calcext:value-type="float">
            <text:p>1,55334303427495</text:p>
          </table:table-cell>
          <table:table-cell table:formula="of:=COS([.B22])" office:value-type="float" office:value="0.0174524064372836" calcext:value-type="float">
            <text:p>0,017452406437284</text:p>
          </table:table-cell>
          <table:table-cell table:formula="of:=SIN([.B22])" office:value-type="float" office:value="0.999847695156391" calcext:value-type="float">
            <text:p>0,999847695156391</text:p>
          </table:table-cell>
          <table:table-cell table:formula="of:=SEC([.B22])" office:value-type="float" office:value="57.2986884985499" calcext:value-type="float">
            <text:p>57,2986884985499</text:p>
          </table:table-cell>
          <table:table-cell table:formula="of:=CSC([.B22])" office:value-type="float" office:value="1.00015232804391" calcext:value-type="float">
            <text:p>1,00015232804391</text:p>
          </table:table-cell>
          <table:table-cell table:formula="of:=TAN([.B22])" office:value-type="float" office:value="57.2899616307591" calcext:value-type="float">
            <text:p>57,2899616307591</text:p>
          </table:table-cell>
        </table:table-row>
        <table:table-row table:style-name="ro1">
          <table:table-cell table:formula="of:=[.A7]-1" office:value-type="float" office:value="119" calcext:value-type="float">
            <text:p>119</text:p>
          </table:table-cell>
          <table:table-cell table:formula="of:=RADIANS([.A23])" office:value-type="float" office:value="2.07694180987325" calcext:value-type="float">
            <text:p>2,07694180987325</text:p>
          </table:table-cell>
          <table:table-cell table:formula="of:=COS([.B23])" office:value-type="float" office:value="-0.484809620246337" calcext:value-type="float">
            <text:p>-0,484809620246337</text:p>
          </table:table-cell>
          <table:table-cell table:formula="of:=SIN([.B23])" office:value-type="float" office:value="0.874619707139396" calcext:value-type="float">
            <text:p>0,874619707139396</text:p>
          </table:table-cell>
          <table:table-cell table:formula="of:=SEC([.B23])" office:value-type="float" office:value="-2.06266533962731" calcext:value-type="float">
            <text:p>-2,06266533962731</text:p>
          </table:table-cell>
          <table:table-cell table:formula="of:=CSC([.B23])" office:value-type="float" office:value="1.14335406787332" calcext:value-type="float">
            <text:p>1,14335406787332</text:p>
          </table:table-cell>
          <table:table-cell table:formula="of:=TAN([.B23])" office:value-type="float" office:value="-1.80404775527142" calcext:value-type="float">
            <text:p>-1,80404775527142</text:p>
          </table:table-cell>
        </table:table-row>
        <table:table-row table:style-name="ro1">
          <table:table-cell table:formula="of:=[.A8]-1" office:value-type="float" office:value="134" calcext:value-type="float">
            <text:p>134</text:p>
          </table:table-cell>
          <table:table-cell table:formula="of:=RADIANS([.A24])" office:value-type="float" office:value="2.3387411976724" calcext:value-type="float">
            <text:p>2,3387411976724</text:p>
          </table:table-cell>
          <table:table-cell table:formula="of:=COS([.B24])" office:value-type="float" office:value="-0.694658370458997" calcext:value-type="float">
            <text:p>-0,694658370458997</text:p>
          </table:table-cell>
          <table:table-cell table:formula="of:=SIN([.B24])" office:value-type="float" office:value="0.719339800338651" calcext:value-type="float">
            <text:p>0,719339800338651</text:p>
          </table:table-cell>
          <table:table-cell table:formula="of:=SEC([.B24])" office:value-type="float" office:value="-1.43955653962573" calcext:value-type="float">
            <text:p>-1,43955653962573</text:p>
          </table:table-cell>
          <table:table-cell table:formula="of:=CSC([.B24])" office:value-type="float" office:value="1.39016359101668" calcext:value-type="float">
            <text:p>1,39016359101668</text:p>
          </table:table-cell>
          <table:table-cell table:formula="of:=TAN([.B24])" office:value-type="float" office:value="-1.03553031379057" calcext:value-type="float">
            <text:p>-1,03553031379057</text:p>
          </table:table-cell>
        </table:table-row>
        <table:table-row table:style-name="ro1">
          <table:table-cell table:formula="of:=[.A9]-1" office:value-type="float" office:value="149" calcext:value-type="float">
            <text:p>149</text:p>
          </table:table-cell>
          <table:table-cell table:formula="of:=RADIANS([.A25])" office:value-type="float" office:value="2.60054058547155" calcext:value-type="float">
            <text:p>2,60054058547155</text:p>
          </table:table-cell>
          <table:table-cell table:formula="of:=COS([.B25])" office:value-type="float" office:value="-0.857167300702112" calcext:value-type="float">
            <text:p>-0,857167300702112</text:p>
          </table:table-cell>
          <table:table-cell table:formula="of:=SIN([.B25])" office:value-type="float" office:value="0.515038074910054" calcext:value-type="float">
            <text:p>0,515038074910054</text:p>
          </table:table-cell>
          <table:table-cell table:formula="of:=SEC([.B25])" office:value-type="float" office:value="-1.16663339721533" calcext:value-type="float">
            <text:p>-1,16663339721533</text:p>
          </table:table-cell>
          <table:table-cell table:formula="of:=CSC([.B25])" office:value-type="float" office:value="1.94160402641036" calcext:value-type="float">
            <text:p>1,94160402641036</text:p>
          </table:table-cell>
          <table:table-cell table:formula="of:=TAN([.B25])" office:value-type="float" office:value="-0.600860619027561" calcext:value-type="float">
            <text:p>-0,600860619027561</text:p>
          </table:table-cell>
        </table:table-row>
        <table:table-row table:style-name="ro1">
          <table:table-cell table:formula="of:=[.A10]-1" office:value-type="float" office:value="179" calcext:value-type="float">
            <text:p>179</text:p>
          </table:table-cell>
          <table:table-cell table:formula="of:=RADIANS([.A26])" office:value-type="float" office:value="3.12413936106985" calcext:value-type="float">
            <text:p>3,12413936106985</text:p>
          </table:table-cell>
          <table:table-cell table:formula="of:=COS([.B26])" office:value-type="float" office:value="-0.999847695156391" calcext:value-type="float">
            <text:p>-0,999847695156391</text:p>
          </table:table-cell>
          <table:table-cell table:formula="of:=SIN([.B26])" office:value-type="float" office:value="0.0174524064372834" calcext:value-type="float">
            <text:p>0,017452406437284</text:p>
          </table:table-cell>
          <table:table-cell table:formula="of:=SEC([.B26])" office:value-type="float" office:value="-1.00015232804391" calcext:value-type="float">
            <text:p>-1,00015232804391</text:p>
          </table:table-cell>
          <table:table-cell table:formula="of:=CSC([.B26])" office:value-type="float" office:value="57.2986884985504" calcext:value-type="float">
            <text:p>57,2986884985504</text:p>
          </table:table-cell>
          <table:table-cell table:formula="of:=TAN([.B26])" office:value-type="float" office:value="-0.0174550649282175" calcext:value-type="float">
            <text:p>-0,017455064928218</text:p>
          </table:table-cell>
        </table:table-row>
        <table:table-row table:style-name="ro1">
          <table:table-cell table:formula="of:=[.A11]-1" office:value-type="float" office:value="209" calcext:value-type="float">
            <text:p>209</text:p>
          </table:table-cell>
          <table:table-cell table:formula="of:=RADIANS([.A27])" office:value-type="float" office:value="3.64773813666815" calcext:value-type="float">
            <text:p>3,64773813666815</text:p>
          </table:table-cell>
          <table:table-cell table:formula="of:=COS([.B27])" office:value-type="float" office:value="-0.874619707139396" calcext:value-type="float">
            <text:p>-0,874619707139396</text:p>
          </table:table-cell>
          <table:table-cell table:formula="of:=SIN([.B27])" office:value-type="float" office:value="-0.484809620246337" calcext:value-type="float">
            <text:p>-0,484809620246337</text:p>
          </table:table-cell>
          <table:table-cell table:formula="of:=SEC([.B27])" office:value-type="float" office:value="-1.14335406787332" calcext:value-type="float">
            <text:p>-1,14335406787332</text:p>
          </table:table-cell>
          <table:table-cell table:formula="of:=CSC([.B27])" office:value-type="float" office:value="-2.06266533962731" calcext:value-type="float">
            <text:p>-2,06266533962731</text:p>
          </table:table-cell>
          <table:table-cell table:formula="of:=TAN([.B27])" office:value-type="float" office:value="0.554309051452769" calcext:value-type="float">
            <text:p>0,554309051452769</text:p>
          </table:table-cell>
        </table:table-row>
        <table:table-row table:style-name="ro1">
          <table:table-cell table:formula="of:=[.A12]-1" office:value-type="float" office:value="224" calcext:value-type="float">
            <text:p>224</text:p>
          </table:table-cell>
          <table:table-cell table:formula="of:=RADIANS([.A28])" office:value-type="float" office:value="3.9095375244673" calcext:value-type="float">
            <text:p>3,9095375244673</text:p>
          </table:table-cell>
          <table:table-cell table:formula="of:=COS([.B28])" office:value-type="float" office:value="-0.719339800338651" calcext:value-type="float">
            <text:p>-0,719339800338651</text:p>
          </table:table-cell>
          <table:table-cell table:formula="of:=SIN([.B28])" office:value-type="float" office:value="-0.694658370458997" calcext:value-type="float">
            <text:p>-0,694658370458997</text:p>
          </table:table-cell>
          <table:table-cell table:formula="of:=SEC([.B28])" office:value-type="float" office:value="-1.39016359101668" calcext:value-type="float">
            <text:p>-1,39016359101668</text:p>
          </table:table-cell>
          <table:table-cell table:formula="of:=CSC([.B28])" office:value-type="float" office:value="-1.43955653962573" calcext:value-type="float">
            <text:p>-1,43955653962573</text:p>
          </table:table-cell>
          <table:table-cell table:formula="of:=TAN([.B28])" office:value-type="float" office:value="0.965688774807074" calcext:value-type="float">
            <text:p>0,965688774807074</text:p>
          </table:table-cell>
        </table:table-row>
        <table:table-row table:style-name="ro1">
          <table:table-cell table:formula="of:=[.A13]-1" office:value-type="float" office:value="239" calcext:value-type="float">
            <text:p>239</text:p>
          </table:table-cell>
          <table:table-cell table:formula="of:=RADIANS([.A29])" office:value-type="float" office:value="4.17133691226645" calcext:value-type="float">
            <text:p>4,17133691226645</text:p>
          </table:table-cell>
          <table:table-cell table:formula="of:=COS([.B29])" office:value-type="float" office:value="-0.515038074910054" calcext:value-type="float">
            <text:p>-0,515038074910054</text:p>
          </table:table-cell>
          <table:table-cell table:formula="of:=SIN([.B29])" office:value-type="float" office:value="-0.857167300702112" calcext:value-type="float">
            <text:p>-0,857167300702112</text:p>
          </table:table-cell>
          <table:table-cell table:formula="of:=SEC([.B29])" office:value-type="float" office:value="-1.94160402641036" calcext:value-type="float">
            <text:p>-1,94160402641036</text:p>
          </table:table-cell>
          <table:table-cell table:formula="of:=CSC([.B29])" office:value-type="float" office:value="-1.16663339721533" calcext:value-type="float">
            <text:p>-1,16663339721533</text:p>
          </table:table-cell>
          <table:table-cell table:formula="of:=TAN([.B29])" office:value-type="float" office:value="1.66427948235052" calcext:value-type="float">
            <text:p>1,66427948235052</text:p>
          </table:table-cell>
        </table:table-row>
        <table:table-row table:style-name="ro1">
          <table:table-cell table:formula="of:=[.A14]-1" office:value-type="float" office:value="269" calcext:value-type="float">
            <text:p>269</text:p>
          </table:table-cell>
          <table:table-cell table:formula="of:=RADIANS([.A30])" office:value-type="float" office:value="4.69493568786475" calcext:value-type="float">
            <text:p>4,69493568786475</text:p>
          </table:table-cell>
          <table:table-cell table:formula="of:=COS([.B30])" office:value-type="float" office:value="-0.0174524064372835" calcext:value-type="float">
            <text:p>-0,017452406437284</text:p>
          </table:table-cell>
          <table:table-cell table:formula="of:=SIN([.B30])" office:value-type="float" office:value="-0.999847695156391" calcext:value-type="float">
            <text:p>-0,999847695156391</text:p>
          </table:table-cell>
          <table:table-cell table:formula="of:=SEC([.B30])" office:value-type="float" office:value="-57.2986884985502" calcext:value-type="float">
            <text:p>-57,2986884985502</text:p>
          </table:table-cell>
          <table:table-cell table:formula="of:=CSC([.B30])" office:value-type="float" office:value="-1.00015232804391" calcext:value-type="float">
            <text:p>-1,00015232804391</text:p>
          </table:table-cell>
          <table:table-cell table:formula="of:=TAN([.B30])" office:value-type="float" office:value="57.2899616307595" calcext:value-type="float">
            <text:p>57,2899616307595</text:p>
          </table:table-cell>
        </table:table-row>
        <table:table-row table:style-name="ro1">
          <table:table-cell table:formula="of:=[.A15]-1" office:value-type="float" office:value="299" calcext:value-type="float">
            <text:p>299</text:p>
          </table:table-cell>
          <table:table-cell table:formula="of:=RADIANS([.A31])" office:value-type="float" office:value="5.21853446346305" calcext:value-type="float">
            <text:p>5,21853446346305</text:p>
          </table:table-cell>
          <table:table-cell table:formula="of:=COS([.B31])" office:value-type="float" office:value="0.484809620246337" calcext:value-type="float">
            <text:p>0,484809620246337</text:p>
          </table:table-cell>
          <table:table-cell table:formula="of:=SIN([.B31])" office:value-type="float" office:value="-0.874619707139396" calcext:value-type="float">
            <text:p>-0,874619707139396</text:p>
          </table:table-cell>
          <table:table-cell table:formula="of:=SEC([.B31])" office:value-type="float" office:value="2.06266533962731" calcext:value-type="float">
            <text:p>2,06266533962731</text:p>
          </table:table-cell>
          <table:table-cell table:formula="of:=CSC([.B31])" office:value-type="float" office:value="-1.14335406787332" calcext:value-type="float">
            <text:p>-1,14335406787332</text:p>
          </table:table-cell>
          <table:table-cell table:formula="of:=TAN([.B31])" office:value-type="float" office:value="-1.80404775527142" calcext:value-type="float">
            <text:p>-1,80404775527142</text:p>
          </table:table-cell>
        </table:table-row>
        <table:table-row table:style-name="ro1">
          <table:table-cell table:formula="of:=[.A16]-1" office:value-type="float" office:value="314" calcext:value-type="float">
            <text:p>314</text:p>
          </table:table-cell>
          <table:table-cell table:formula="of:=RADIANS([.A32])" office:value-type="float" office:value="5.4803338512622" calcext:value-type="float">
            <text:p>5,4803338512622</text:p>
          </table:table-cell>
          <table:table-cell table:formula="of:=COS([.B32])" office:value-type="float" office:value="0.694658370458997" calcext:value-type="float">
            <text:p>0,694658370458997</text:p>
          </table:table-cell>
          <table:table-cell table:formula="of:=SIN([.B32])" office:value-type="float" office:value="-0.719339800338651" calcext:value-type="float">
            <text:p>-0,719339800338651</text:p>
          </table:table-cell>
          <table:table-cell table:formula="of:=SEC([.B32])" office:value-type="float" office:value="1.43955653962573" calcext:value-type="float">
            <text:p>1,43955653962573</text:p>
          </table:table-cell>
          <table:table-cell table:formula="of:=CSC([.B32])" office:value-type="float" office:value="-1.39016359101668" calcext:value-type="float">
            <text:p>-1,39016359101668</text:p>
          </table:table-cell>
          <table:table-cell table:formula="of:=TAN([.B32])" office:value-type="float" office:value="-1.03553031379057" calcext:value-type="float">
            <text:p>-1,03553031379057</text:p>
          </table:table-cell>
        </table:table-row>
        <table:table-row table:style-name="ro1">
          <table:table-cell table:formula="of:=[.A17]-1" office:value-type="float" office:value="329" calcext:value-type="float">
            <text:p>329</text:p>
          </table:table-cell>
          <table:table-cell table:formula="of:=RADIANS([.A33])" office:value-type="float" office:value="5.74213323906134" calcext:value-type="float">
            <text:p>5,74213323906134</text:p>
          </table:table-cell>
          <table:table-cell table:formula="of:=COS([.B33])" office:value-type="float" office:value="0.857167300702112" calcext:value-type="float">
            <text:p>0,857167300702112</text:p>
          </table:table-cell>
          <table:table-cell table:formula="of:=SIN([.B33])" office:value-type="float" office:value="-0.515038074910054" calcext:value-type="float">
            <text:p>-0,515038074910054</text:p>
          </table:table-cell>
          <table:table-cell table:formula="of:=SEC([.B33])" office:value-type="float" office:value="1.16663339721533" calcext:value-type="float">
            <text:p>1,16663339721533</text:p>
          </table:table-cell>
          <table:table-cell table:formula="of:=CSC([.B33])" office:value-type="float" office:value="-1.94160402641036" calcext:value-type="float">
            <text:p>-1,94160402641036</text:p>
          </table:table-cell>
          <table:table-cell table:formula="of:=TAN([.B33])" office:value-type="float" office:value="-0.600860619027561" calcext:value-type="float">
            <text:p>-0,600860619027561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RADIANS([.A34])" office:value-type="float" office:value="0.0174532925199433" calcext:value-type="float">
            <text:p>0,017453292519943</text:p>
          </table:table-cell>
          <table:table-cell table:formula="of:=COS([.B34])" office:value-type="float" office:value="0.999847695156391" calcext:value-type="float">
            <text:p>0,999847695156391</text:p>
          </table:table-cell>
          <table:table-cell table:formula="of:=SIN([.B34])" office:value-type="float" office:value="0.0174524064372835" calcext:value-type="float">
            <text:p>0,017452406437284</text:p>
          </table:table-cell>
          <table:table-cell table:formula="of:=SEC([.B34])" office:value-type="float" office:value="1.00015232804391" calcext:value-type="float">
            <text:p>1,00015232804391</text:p>
          </table:table-cell>
          <table:table-cell table:formula="of:=CSC([.B34])" office:value-type="float" office:value="57.2986884985502" calcext:value-type="float">
            <text:p>57,2986884985502</text:p>
          </table:table-cell>
          <table:table-cell table:formula="of:=TAN([.B34])" office:value-type="float" office:value="0.0174550649282176" calcext:value-type="float">
            <text:p>0,017455064928218</text:p>
          </table:table-cell>
        </table:table-row>
        <table:table-row table:style-name="ro1">
          <table:table-cell table:formula="of:=[.A3]+1" office:value-type="float" office:value="31" calcext:value-type="float">
            <text:p>31</text:p>
          </table:table-cell>
          <table:table-cell table:formula="of:=RADIANS([.A35])" office:value-type="float" office:value="0.541052068118242" calcext:value-type="float">
            <text:p>0,541052068118242</text:p>
          </table:table-cell>
          <table:table-cell table:formula="of:=COS([.B35])" office:value-type="float" office:value="0.857167300702112" calcext:value-type="float">
            <text:p>0,857167300702112</text:p>
          </table:table-cell>
          <table:table-cell table:formula="of:=SIN([.B35])" office:value-type="float" office:value="0.515038074910054" calcext:value-type="float">
            <text:p>0,515038074910054</text:p>
          </table:table-cell>
          <table:table-cell table:formula="of:=SEC([.B35])" office:value-type="float" office:value="1.16663339721533" calcext:value-type="float">
            <text:p>1,16663339721533</text:p>
          </table:table-cell>
          <table:table-cell table:formula="of:=CSC([.B35])" office:value-type="float" office:value="1.94160402641036" calcext:value-type="float">
            <text:p>1,94160402641036</text:p>
          </table:table-cell>
          <table:table-cell table:formula="of:=TAN([.B35])" office:value-type="float" office:value="0.60086061902756" calcext:value-type="float">
            <text:p>0,60086061902756</text:p>
          </table:table-cell>
        </table:table-row>
        <table:table-row table:style-name="ro1">
          <table:table-cell table:formula="of:=[.A4]+1" office:value-type="float" office:value="46" calcext:value-type="float">
            <text:p>46</text:p>
          </table:table-cell>
          <table:table-cell table:formula="of:=RADIANS([.A36])" office:value-type="float" office:value="0.802851455917391" calcext:value-type="float">
            <text:p>0,802851455917391</text:p>
          </table:table-cell>
          <table:table-cell table:formula="of:=COS([.B36])" office:value-type="float" office:value="0.694658370458997" calcext:value-type="float">
            <text:p>0,694658370458997</text:p>
          </table:table-cell>
          <table:table-cell table:formula="of:=SIN([.B36])" office:value-type="float" office:value="0.719339800338651" calcext:value-type="float">
            <text:p>0,719339800338651</text:p>
          </table:table-cell>
          <table:table-cell table:formula="of:=SEC([.B36])" office:value-type="float" office:value="1.43955653962573" calcext:value-type="float">
            <text:p>1,43955653962573</text:p>
          </table:table-cell>
          <table:table-cell table:formula="of:=CSC([.B36])" office:value-type="float" office:value="1.39016359101668" calcext:value-type="float">
            <text:p>1,39016359101668</text:p>
          </table:table-cell>
          <table:table-cell table:formula="of:=TAN([.B36])" office:value-type="float" office:value="1.03553031379057" calcext:value-type="float">
            <text:p>1,03553031379057</text:p>
          </table:table-cell>
        </table:table-row>
        <table:table-row table:style-name="ro1">
          <table:table-cell table:formula="of:=[.A5]+1" office:value-type="float" office:value="61" calcext:value-type="float">
            <text:p>61</text:p>
          </table:table-cell>
          <table:table-cell table:formula="of:=RADIANS([.A37])" office:value-type="float" office:value="1.06465084371654" calcext:value-type="float">
            <text:p>1,06465084371654</text:p>
          </table:table-cell>
          <table:table-cell table:formula="of:=COS([.B37])" office:value-type="float" office:value="0.484809620246337" calcext:value-type="float">
            <text:p>0,484809620246337</text:p>
          </table:table-cell>
          <table:table-cell table:formula="of:=SIN([.B37])" office:value-type="float" office:value="0.874619707139396" calcext:value-type="float">
            <text:p>0,874619707139396</text:p>
          </table:table-cell>
          <table:table-cell table:formula="of:=SEC([.B37])" office:value-type="float" office:value="2.06266533962731" calcext:value-type="float">
            <text:p>2,06266533962731</text:p>
          </table:table-cell>
          <table:table-cell table:formula="of:=CSC([.B37])" office:value-type="float" office:value="1.14335406787332" calcext:value-type="float">
            <text:p>1,14335406787332</text:p>
          </table:table-cell>
          <table:table-cell table:formula="of:=TAN([.B37])" office:value-type="float" office:value="1.80404775527142" calcext:value-type="float">
            <text:p>1,80404775527142</text:p>
          </table:table-cell>
        </table:table-row>
        <table:table-row table:style-name="ro1">
          <table:table-cell table:formula="of:=[.A6]+1" office:value-type="float" office:value="91" calcext:value-type="float">
            <text:p>91</text:p>
          </table:table-cell>
          <table:table-cell table:formula="of:=RADIANS([.A38])" office:value-type="float" office:value="1.58824961931484" calcext:value-type="float">
            <text:p>1,58824961931484</text:p>
          </table:table-cell>
          <table:table-cell table:formula="of:=COS([.B38])" office:value-type="float" office:value="-0.0174524064372835" calcext:value-type="float">
            <text:p>-0,017452406437284</text:p>
          </table:table-cell>
          <table:table-cell table:formula="of:=SIN([.B38])" office:value-type="float" office:value="0.999847695156391" calcext:value-type="float">
            <text:p>0,999847695156391</text:p>
          </table:table-cell>
          <table:table-cell table:formula="of:=SEC([.B38])" office:value-type="float" office:value="-57.2986884985503" calcext:value-type="float">
            <text:p>-57,2986884985503</text:p>
          </table:table-cell>
          <table:table-cell table:formula="of:=CSC([.B38])" office:value-type="float" office:value="1.00015232804391" calcext:value-type="float">
            <text:p>1,00015232804391</text:p>
          </table:table-cell>
          <table:table-cell table:formula="of:=TAN([.B38])" office:value-type="float" office:value="-57.2899616307596" calcext:value-type="float">
            <text:p>-57,2899616307596</text:p>
          </table:table-cell>
        </table:table-row>
        <table:table-row table:style-name="ro1">
          <table:table-cell table:formula="of:=[.A7]+1" office:value-type="float" office:value="121" calcext:value-type="float">
            <text:p>121</text:p>
          </table:table-cell>
          <table:table-cell table:formula="of:=RADIANS([.A39])" office:value-type="float" office:value="2.11184839491314" calcext:value-type="float">
            <text:p>2,11184839491314</text:p>
          </table:table-cell>
          <table:table-cell table:formula="of:=COS([.B39])" office:value-type="float" office:value="-0.515038074910054" calcext:value-type="float">
            <text:p>-0,515038074910054</text:p>
          </table:table-cell>
          <table:table-cell table:formula="of:=SIN([.B39])" office:value-type="float" office:value="0.857167300702112" calcext:value-type="float">
            <text:p>0,857167300702112</text:p>
          </table:table-cell>
          <table:table-cell table:formula="of:=SEC([.B39])" office:value-type="float" office:value="-1.94160402641036" calcext:value-type="float">
            <text:p>-1,94160402641036</text:p>
          </table:table-cell>
          <table:table-cell table:formula="of:=CSC([.B39])" office:value-type="float" office:value="1.16663339721533" calcext:value-type="float">
            <text:p>1,16663339721533</text:p>
          </table:table-cell>
          <table:table-cell table:formula="of:=TAN([.B39])" office:value-type="float" office:value="-1.66427948235052" calcext:value-type="float">
            <text:p>-1,66427948235052</text:p>
          </table:table-cell>
        </table:table-row>
        <table:table-row table:style-name="ro1">
          <table:table-cell table:formula="of:=[.A8]+1" office:value-type="float" office:value="136" calcext:value-type="float">
            <text:p>136</text:p>
          </table:table-cell>
          <table:table-cell table:formula="of:=RADIANS([.A40])" office:value-type="float" office:value="2.37364778271229" calcext:value-type="float">
            <text:p>2,37364778271229</text:p>
          </table:table-cell>
          <table:table-cell table:formula="of:=COS([.B40])" office:value-type="float" office:value="-0.719339800338651" calcext:value-type="float">
            <text:p>-0,719339800338651</text:p>
          </table:table-cell>
          <table:table-cell table:formula="of:=SIN([.B40])" office:value-type="float" office:value="0.694658370458997" calcext:value-type="float">
            <text:p>0,694658370458997</text:p>
          </table:table-cell>
          <table:table-cell table:formula="of:=SEC([.B40])" office:value-type="float" office:value="-1.39016359101668" calcext:value-type="float">
            <text:p>-1,39016359101668</text:p>
          </table:table-cell>
          <table:table-cell table:formula="of:=CSC([.B40])" office:value-type="float" office:value="1.43955653962573" calcext:value-type="float">
            <text:p>1,43955653962573</text:p>
          </table:table-cell>
          <table:table-cell table:formula="of:=TAN([.B40])" office:value-type="float" office:value="-0.965688774807075" calcext:value-type="float">
            <text:p>-0,965688774807075</text:p>
          </table:table-cell>
        </table:table-row>
        <table:table-row table:style-name="ro1">
          <table:table-cell table:formula="of:=[.A9]+1" office:value-type="float" office:value="151" calcext:value-type="float">
            <text:p>151</text:p>
          </table:table-cell>
          <table:table-cell table:formula="of:=RADIANS([.A41])" office:value-type="float" office:value="2.63544717051144" calcext:value-type="float">
            <text:p>2,63544717051144</text:p>
          </table:table-cell>
          <table:table-cell table:formula="of:=COS([.B41])" office:value-type="float" office:value="-0.874619707139396" calcext:value-type="float">
            <text:p>-0,874619707139396</text:p>
          </table:table-cell>
          <table:table-cell table:formula="of:=SIN([.B41])" office:value-type="float" office:value="0.484809620246337" calcext:value-type="float">
            <text:p>0,484809620246337</text:p>
          </table:table-cell>
          <table:table-cell table:formula="of:=SEC([.B41])" office:value-type="float" office:value="-1.14335406787332" calcext:value-type="float">
            <text:p>-1,14335406787332</text:p>
          </table:table-cell>
          <table:table-cell table:formula="of:=CSC([.B41])" office:value-type="float" office:value="2.06266533962731" calcext:value-type="float">
            <text:p>2,06266533962731</text:p>
          </table:table-cell>
          <table:table-cell table:formula="of:=TAN([.B41])" office:value-type="float" office:value="-0.554309051452769" calcext:value-type="float">
            <text:p>-0,554309051452769</text:p>
          </table:table-cell>
        </table:table-row>
        <table:table-row table:style-name="ro1">
          <table:table-cell table:formula="of:=[.A10]+1" office:value-type="float" office:value="181" calcext:value-type="float">
            <text:p>181</text:p>
          </table:table-cell>
          <table:table-cell table:formula="of:=RADIANS([.A42])" office:value-type="float" office:value="3.15904594610974" calcext:value-type="float">
            <text:p>3,15904594610974</text:p>
          </table:table-cell>
          <table:table-cell table:formula="of:=COS([.B42])" office:value-type="float" office:value="-0.999847695156391" calcext:value-type="float">
            <text:p>-0,999847695156391</text:p>
          </table:table-cell>
          <table:table-cell table:formula="of:=SIN([.B42])" office:value-type="float" office:value="-0.0174524064372832" calcext:value-type="float">
            <text:p>-0,017452406437283</text:p>
          </table:table-cell>
          <table:table-cell table:formula="of:=SEC([.B42])" office:value-type="float" office:value="-1.00015232804391" calcext:value-type="float">
            <text:p>-1,00015232804391</text:p>
          </table:table-cell>
          <table:table-cell table:formula="of:=CSC([.B42])" office:value-type="float" office:value="-57.2986884985512" calcext:value-type="float">
            <text:p>-57,2986884985512</text:p>
          </table:table-cell>
          <table:table-cell table:formula="of:=TAN([.B42])" office:value-type="float" office:value="0.0174550649282173" calcext:value-type="float">
            <text:p>0,017455064928217</text:p>
          </table:table-cell>
        </table:table-row>
        <table:table-row table:style-name="ro1">
          <table:table-cell table:formula="of:=[.A11]+1" office:value-type="float" office:value="211" calcext:value-type="float">
            <text:p>211</text:p>
          </table:table-cell>
          <table:table-cell table:formula="of:=RADIANS([.A43])" office:value-type="float" office:value="3.68264472170804" calcext:value-type="float">
            <text:p>3,68264472170804</text:p>
          </table:table-cell>
          <table:table-cell table:formula="of:=COS([.B43])" office:value-type="float" office:value="-0.857167300702112" calcext:value-type="float">
            <text:p>-0,857167300702112</text:p>
          </table:table-cell>
          <table:table-cell table:formula="of:=SIN([.B43])" office:value-type="float" office:value="-0.515038074910054" calcext:value-type="float">
            <text:p>-0,515038074910054</text:p>
          </table:table-cell>
          <table:table-cell table:formula="of:=SEC([.B43])" office:value-type="float" office:value="-1.16663339721533" calcext:value-type="float">
            <text:p>-1,16663339721533</text:p>
          </table:table-cell>
          <table:table-cell table:formula="of:=CSC([.B43])" office:value-type="float" office:value="-1.94160402641036" calcext:value-type="float">
            <text:p>-1,94160402641036</text:p>
          </table:table-cell>
          <table:table-cell table:formula="of:=TAN([.B43])" office:value-type="float" office:value="0.60086061902756" calcext:value-type="float">
            <text:p>0,60086061902756</text:p>
          </table:table-cell>
        </table:table-row>
        <table:table-row table:style-name="ro1">
          <table:table-cell table:formula="of:=[.A12]+1" office:value-type="float" office:value="226" calcext:value-type="float">
            <text:p>226</text:p>
          </table:table-cell>
          <table:table-cell table:formula="of:=RADIANS([.A44])" office:value-type="float" office:value="3.94444410950718" calcext:value-type="float">
            <text:p>3,94444410950718</text:p>
          </table:table-cell>
          <table:table-cell table:formula="of:=COS([.B44])" office:value-type="float" office:value="-0.694658370458998" calcext:value-type="float">
            <text:p>-0,694658370458998</text:p>
          </table:table-cell>
          <table:table-cell table:formula="of:=SIN([.B44])" office:value-type="float" office:value="-0.719339800338651" calcext:value-type="float">
            <text:p>-0,719339800338651</text:p>
          </table:table-cell>
          <table:table-cell table:formula="of:=SEC([.B44])" office:value-type="float" office:value="-1.43955653962573" calcext:value-type="float">
            <text:p>-1,43955653962573</text:p>
          </table:table-cell>
          <table:table-cell table:formula="of:=CSC([.B44])" office:value-type="float" office:value="-1.39016359101668" calcext:value-type="float">
            <text:p>-1,39016359101668</text:p>
          </table:table-cell>
          <table:table-cell table:formula="of:=TAN([.B44])" office:value-type="float" office:value="1.03553031379057" calcext:value-type="float">
            <text:p>1,03553031379057</text:p>
          </table:table-cell>
        </table:table-row>
        <table:table-row table:style-name="ro1">
          <table:table-cell table:formula="of:=[.A13]+1" office:value-type="float" office:value="241" calcext:value-type="float">
            <text:p>241</text:p>
          </table:table-cell>
          <table:table-cell table:formula="of:=RADIANS([.A45])" office:value-type="float" office:value="4.20624349730633" calcext:value-type="float">
            <text:p>4,20624349730633</text:p>
          </table:table-cell>
          <table:table-cell table:formula="of:=COS([.B45])" office:value-type="float" office:value="-0.484809620246338" calcext:value-type="float">
            <text:p>-0,484809620246338</text:p>
          </table:table-cell>
          <table:table-cell table:formula="of:=SIN([.B45])" office:value-type="float" office:value="-0.874619707139395" calcext:value-type="float">
            <text:p>-0,874619707139395</text:p>
          </table:table-cell>
          <table:table-cell table:formula="of:=SEC([.B45])" office:value-type="float" office:value="-2.06266533962731" calcext:value-type="float">
            <text:p>-2,06266533962731</text:p>
          </table:table-cell>
          <table:table-cell table:formula="of:=CSC([.B45])" office:value-type="float" office:value="-1.14335406787332" calcext:value-type="float">
            <text:p>-1,14335406787332</text:p>
          </table:table-cell>
          <table:table-cell table:formula="of:=TAN([.B45])" office:value-type="float" office:value="1.80404775527142" calcext:value-type="float">
            <text:p>1,80404775527142</text:p>
          </table:table-cell>
        </table:table-row>
        <table:table-row table:style-name="ro1">
          <table:table-cell table:formula="of:=[.A14]+1" office:value-type="float" office:value="271" calcext:value-type="float">
            <text:p>271</text:p>
          </table:table-cell>
          <table:table-cell table:formula="of:=RADIANS([.A46])" office:value-type="float" office:value="4.72984227290463" calcext:value-type="float">
            <text:p>4,72984227290463</text:p>
          </table:table-cell>
          <table:table-cell table:formula="of:=COS([.B46])" office:value-type="float" office:value="0.0174524064372831" calcext:value-type="float">
            <text:p>0,017452406437283</text:p>
          </table:table-cell>
          <table:table-cell table:formula="of:=SIN([.B46])" office:value-type="float" office:value="-0.999847695156391" calcext:value-type="float">
            <text:p>-0,999847695156391</text:p>
          </table:table-cell>
          <table:table-cell table:formula="of:=SEC([.B46])" office:value-type="float" office:value="57.2986884985514" calcext:value-type="float">
            <text:p>57,2986884985514</text:p>
          </table:table-cell>
          <table:table-cell table:formula="of:=CSC([.B46])" office:value-type="float" office:value="-1.00015232804391" calcext:value-type="float">
            <text:p>-1,00015232804391</text:p>
          </table:table-cell>
          <table:table-cell table:formula="of:=TAN([.B46])" office:value-type="float" office:value="-57.2899616307607" calcext:value-type="float">
            <text:p>-57,2899616307607</text:p>
          </table:table-cell>
        </table:table-row>
        <table:table-row table:style-name="ro1">
          <table:table-cell table:formula="of:=[.A15]+1" office:value-type="float" office:value="301" calcext:value-type="float">
            <text:p>301</text:p>
          </table:table-cell>
          <table:table-cell table:formula="of:=RADIANS([.A47])" office:value-type="float" office:value="5.25344104850293" calcext:value-type="float">
            <text:p>5,25344104850293</text:p>
          </table:table-cell>
          <table:table-cell table:formula="of:=COS([.B47])" office:value-type="float" office:value="0.515038074910054" calcext:value-type="float">
            <text:p>0,515038074910054</text:p>
          </table:table-cell>
          <table:table-cell table:formula="of:=SIN([.B47])" office:value-type="float" office:value="-0.857167300702112" calcext:value-type="float">
            <text:p>-0,857167300702112</text:p>
          </table:table-cell>
          <table:table-cell table:formula="of:=SEC([.B47])" office:value-type="float" office:value="1.94160402641036" calcext:value-type="float">
            <text:p>1,94160402641036</text:p>
          </table:table-cell>
          <table:table-cell table:formula="of:=CSC([.B47])" office:value-type="float" office:value="-1.16663339721533" calcext:value-type="float">
            <text:p>-1,16663339721533</text:p>
          </table:table-cell>
          <table:table-cell table:formula="of:=TAN([.B47])" office:value-type="float" office:value="-1.66427948235052" calcext:value-type="float">
            <text:p>-1,66427948235052</text:p>
          </table:table-cell>
        </table:table-row>
        <table:table-row table:style-name="ro1">
          <table:table-cell table:formula="of:=[.A16]+1" office:value-type="float" office:value="316" calcext:value-type="float">
            <text:p>316</text:p>
          </table:table-cell>
          <table:table-cell table:formula="of:=RADIANS([.A48])" office:value-type="float" office:value="5.51524043630208" calcext:value-type="float">
            <text:p>5,51524043630208</text:p>
          </table:table-cell>
          <table:table-cell table:formula="of:=COS([.B48])" office:value-type="float" office:value="0.719339800338651" calcext:value-type="float">
            <text:p>0,719339800338651</text:p>
          </table:table-cell>
          <table:table-cell table:formula="of:=SIN([.B48])" office:value-type="float" office:value="-0.694658370458998" calcext:value-type="float">
            <text:p>-0,694658370458998</text:p>
          </table:table-cell>
          <table:table-cell table:formula="of:=SEC([.B48])" office:value-type="float" office:value="1.39016359101668" calcext:value-type="float">
            <text:p>1,39016359101668</text:p>
          </table:table-cell>
          <table:table-cell table:formula="of:=CSC([.B48])" office:value-type="float" office:value="-1.43955653962573" calcext:value-type="float">
            <text:p>-1,43955653962573</text:p>
          </table:table-cell>
          <table:table-cell table:formula="of:=TAN([.B48])" office:value-type="float" office:value="-0.965688774807075" calcext:value-type="float">
            <text:p>-0,965688774807075</text:p>
          </table:table-cell>
        </table:table-row>
        <table:table-row table:style-name="ro1">
          <table:table-cell table:formula="of:=[.A17]+1" office:value-type="float" office:value="331" calcext:value-type="float">
            <text:p>331</text:p>
          </table:table-cell>
          <table:table-cell table:formula="of:=RADIANS([.A49])" office:value-type="float" office:value="5.77703982410123" calcext:value-type="float">
            <text:p>5,77703982410123</text:p>
          </table:table-cell>
          <table:table-cell table:formula="of:=COS([.B49])" office:value-type="float" office:value="0.874619707139395" calcext:value-type="float">
            <text:p>0,874619707139395</text:p>
          </table:table-cell>
          <table:table-cell table:formula="of:=SIN([.B49])" office:value-type="float" office:value="-0.484809620246338" calcext:value-type="float">
            <text:p>-0,484809620246338</text:p>
          </table:table-cell>
          <table:table-cell table:formula="of:=SEC([.B49])" office:value-type="float" office:value="1.14335406787332" calcext:value-type="float">
            <text:p>1,14335406787332</text:p>
          </table:table-cell>
          <table:table-cell table:formula="of:=CSC([.B49])" office:value-type="float" office:value="-2.06266533962731" calcext:value-type="float">
            <text:p>-2,06266533962731</text:p>
          </table:table-cell>
          <table:table-cell table:formula="of:=TAN([.B49])" office:value-type="float" office:value="-0.55430905145277" calcext:value-type="float">
            <text:p>-0,55430905145277</text:p>
          </table:table-cell>
        </table:table-row>
        <table:table-row table:style-name="ro1">
          <table:table-cell table:formula="of:=[.A2]-360" office:value-type="float" office:value="-360" calcext:value-type="float">
            <text:p>-360</text:p>
          </table:table-cell>
          <table:table-cell table:formula="of:=RADIANS([.A50])" office:value-type="float" office:value="-6.28318530717959" calcext:value-type="float">
            <text:p>-6,28318530717959</text:p>
          </table:table-cell>
          <table:table-cell table:formula="of:=COS([.B50])" office:value-type="float" office:value="1" calcext:value-type="float">
            <text:p>1</text:p>
          </table:table-cell>
          <table:table-cell table:formula="of:=SIN([.B50])" office:value-type="float" office:value="2.44929359829471E-016" calcext:value-type="float">
            <text:p>2,44929359829471E-16</text:p>
          </table:table-cell>
          <table:table-cell table:formula="of:=SEC([.B50])" office:value-type="float" office:value="1" calcext:value-type="float">
            <text:p>1</text:p>
          </table:table-cell>
          <table:table-cell table:formula="of:=CSC([.B50])" office:value-type="float" office:value="4.08280983829884E+015" calcext:value-type="float">
            <text:p>4,08280983829884E+015</text:p>
          </table:table-cell>
          <table:table-cell table:formula="of:=TAN([.B50])" office:value-type="float" office:value="2.44929359829471E-016" calcext:value-type="float">
            <text:p>2,44929359829471E-16</text:p>
          </table:table-cell>
        </table:table-row>
        <table:table-row table:style-name="ro1">
          <table:table-cell table:formula="of:=[.A3]-360" office:value-type="float" office:value="-330" calcext:value-type="float">
            <text:p>-330</text:p>
          </table:table-cell>
          <table:table-cell table:formula="of:=RADIANS([.A51])" office:value-type="float" office:value="-5.75958653158129" calcext:value-type="float">
            <text:p>-5,75958653158129</text:p>
          </table:table-cell>
          <table:table-cell table:formula="of:=COS([.B51])" office:value-type="float" office:value="0.866025403784438" calcext:value-type="float">
            <text:p>0,866025403784438</text:p>
          </table:table-cell>
          <table:table-cell table:formula="of:=SIN([.B51])" office:value-type="float" office:value="0.5" calcext:value-type="float">
            <text:p>0,5</text:p>
          </table:table-cell>
          <table:table-cell table:formula="of:=SEC([.B51])" office:value-type="float" office:value="1.15470053837925" calcext:value-type="float">
            <text:p>1,15470053837925</text:p>
          </table:table-cell>
          <table:table-cell table:formula="of:=CSC([.B51])" office:value-type="float" office:value="2" calcext:value-type="float">
            <text:p>2</text:p>
          </table:table-cell>
          <table:table-cell table:formula="of:=TAN([.B51])" office:value-type="float" office:value="0.577350269189626" calcext:value-type="float">
            <text:p>0,577350269189626</text:p>
          </table:table-cell>
        </table:table-row>
        <table:table-row table:style-name="ro1">
          <table:table-cell table:formula="of:=[.A4]-360" office:value-type="float" office:value="-315" calcext:value-type="float">
            <text:p>-315</text:p>
          </table:table-cell>
          <table:table-cell table:formula="of:=RADIANS([.A52])" office:value-type="float" office:value="-5.49778714378214" calcext:value-type="float">
            <text:p>-5,49778714378214</text:p>
          </table:table-cell>
          <table:table-cell table:formula="of:=COS([.B52])" office:value-type="float" office:value="0.707106781186547" calcext:value-type="float">
            <text:p>0,707106781186547</text:p>
          </table:table-cell>
          <table:table-cell table:formula="of:=SIN([.B52])" office:value-type="float" office:value="0.707106781186548" calcext:value-type="float">
            <text:p>0,707106781186548</text:p>
          </table:table-cell>
          <table:table-cell table:formula="of:=SEC([.B52])" office:value-type="float" office:value="1.4142135623731" calcext:value-type="float">
            <text:p>1,4142135623731</text:p>
          </table:table-cell>
          <table:table-cell table:formula="of:=CSC([.B52])" office:value-type="float" office:value="1.41421356237309" calcext:value-type="float">
            <text:p>1,41421356237309</text:p>
          </table:table-cell>
          <table:table-cell table:formula="of:=TAN([.B52])" office:value-type="float" office:value="1" calcext:value-type="float">
            <text:p>1</text:p>
          </table:table-cell>
        </table:table-row>
        <table:table-row table:style-name="ro1">
          <table:table-cell table:formula="of:=[.A5]-360" office:value-type="float" office:value="-300" calcext:value-type="float">
            <text:p>-300</text:p>
          </table:table-cell>
          <table:table-cell table:formula="of:=RADIANS([.A53])" office:value-type="float" office:value="-5.23598775598299" calcext:value-type="float">
            <text:p>-5,23598775598299</text:p>
          </table:table-cell>
          <table:table-cell table:formula="of:=COS([.B53])" office:value-type="float" office:value="0.5" calcext:value-type="float">
            <text:p>0,5</text:p>
          </table:table-cell>
          <table:table-cell table:formula="of:=SIN([.B53])" office:value-type="float" office:value="0.866025403784439" calcext:value-type="float">
            <text:p>0,866025403784439</text:p>
          </table:table-cell>
          <table:table-cell table:formula="of:=SEC([.B53])" office:value-type="float" office:value="2" calcext:value-type="float">
            <text:p>2</text:p>
          </table:table-cell>
          <table:table-cell table:formula="of:=CSC([.B53])" office:value-type="float" office:value="1.15470053837925" calcext:value-type="float">
            <text:p>1,15470053837925</text:p>
          </table:table-cell>
          <table:table-cell table:formula="of:=TAN([.B53])" office:value-type="float" office:value="1.73205080756888" calcext:value-type="float">
            <text:p>1,73205080756888</text:p>
          </table:table-cell>
        </table:table-row>
        <table:table-row table:style-name="ro1">
          <table:table-cell table:formula="of:=[.A6]-360" office:value-type="float" office:value="-270" calcext:value-type="float">
            <text:p>-270</text:p>
          </table:table-cell>
          <table:table-cell table:formula="of:=RADIANS([.A54])" office:value-type="float" office:value="-4.71238898038469" calcext:value-type="float">
            <text:p>-4,71238898038469</text:p>
          </table:table-cell>
          <table:table-cell table:formula="of:=COS([.B54])" office:value-type="float" office:value="-1.83697019872103E-016" calcext:value-type="float">
            <text:p>-1,83697019872103E-16</text:p>
          </table:table-cell>
          <table:table-cell table:formula="of:=SIN([.B54])" office:value-type="float" office:value="1" calcext:value-type="float">
            <text:p>1</text:p>
          </table:table-cell>
          <table:table-cell table:formula="of:=SEC([.B54])" office:value-type="float" office:value="-5443746451065123" calcext:value-type="float">
            <text:p>-5443746451065123</text:p>
          </table:table-cell>
          <table:table-cell table:formula="of:=CSC([.B54])" office:value-type="float" office:value="1" calcext:value-type="float">
            <text:p>1</text:p>
          </table:table-cell>
          <table:table-cell table:formula="of:=TAN([.B54])" office:value-type="float" office:value="-5443746451065123" calcext:value-type="float">
            <text:p>-5443746451065123</text:p>
          </table:table-cell>
        </table:table-row>
        <table:table-row table:style-name="ro1">
          <table:table-cell table:formula="of:=[.A7]-360" office:value-type="float" office:value="-240" calcext:value-type="float">
            <text:p>-240</text:p>
          </table:table-cell>
          <table:table-cell table:formula="of:=RADIANS([.A55])" office:value-type="float" office:value="-4.18879020478639" calcext:value-type="float">
            <text:p>-4,18879020478639</text:p>
          </table:table-cell>
          <table:table-cell table:formula="of:=COS([.B55])" office:value-type="float" office:value="-0.5" calcext:value-type="float">
            <text:p>-0,5</text:p>
          </table:table-cell>
          <table:table-cell table:formula="of:=SIN([.B55])" office:value-type="float" office:value="0.866025403784438" calcext:value-type="float">
            <text:p>0,866025403784438</text:p>
          </table:table-cell>
          <table:table-cell table:formula="of:=SEC([.B55])" office:value-type="float" office:value="-2" calcext:value-type="float">
            <text:p>-2</text:p>
          </table:table-cell>
          <table:table-cell table:formula="of:=CSC([.B55])" office:value-type="float" office:value="1.15470053837925" calcext:value-type="float">
            <text:p>1,15470053837925</text:p>
          </table:table-cell>
          <table:table-cell table:formula="of:=TAN([.B55])" office:value-type="float" office:value="-1.73205080756888" calcext:value-type="float">
            <text:p>-1,73205080756888</text:p>
          </table:table-cell>
        </table:table-row>
        <table:table-row table:style-name="ro1">
          <table:table-cell table:formula="of:=[.A8]-360" office:value-type="float" office:value="-225" calcext:value-type="float">
            <text:p>-225</text:p>
          </table:table-cell>
          <table:table-cell table:formula="of:=RADIANS([.A56])" office:value-type="float" office:value="-3.92699081698724" calcext:value-type="float">
            <text:p>-3,92699081698724</text:p>
          </table:table-cell>
          <table:table-cell table:formula="of:=COS([.B56])" office:value-type="float" office:value="-0.707106781186548" calcext:value-type="float">
            <text:p>-0,707106781186548</text:p>
          </table:table-cell>
          <table:table-cell table:formula="of:=SIN([.B56])" office:value-type="float" office:value="0.707106781186547" calcext:value-type="float">
            <text:p>0,707106781186547</text:p>
          </table:table-cell>
          <table:table-cell table:formula="of:=SEC([.B56])" office:value-type="float" office:value="-1.41421356237309" calcext:value-type="float">
            <text:p>-1,41421356237309</text:p>
          </table:table-cell>
          <table:table-cell table:formula="of:=CSC([.B56])" office:value-type="float" office:value="1.4142135623731" calcext:value-type="float">
            <text:p>1,4142135623731</text:p>
          </table:table-cell>
          <table:table-cell table:formula="of:=TAN([.B56])" office:value-type="float" office:value="-1" calcext:value-type="float">
            <text:p>-1</text:p>
          </table:table-cell>
        </table:table-row>
        <table:table-row table:style-name="ro1">
          <table:table-cell table:formula="of:=[.A9]-360" office:value-type="float" office:value="-210" calcext:value-type="float">
            <text:p>-210</text:p>
          </table:table-cell>
          <table:table-cell table:formula="of:=RADIANS([.A57])" office:value-type="float" office:value="-3.66519142918809" calcext:value-type="float">
            <text:p>-3,66519142918809</text:p>
          </table:table-cell>
          <table:table-cell table:formula="of:=COS([.B57])" office:value-type="float" office:value="-0.866025403784439" calcext:value-type="float">
            <text:p>-0,866025403784439</text:p>
          </table:table-cell>
          <table:table-cell table:formula="of:=SIN([.B57])" office:value-type="float" office:value="0.5" calcext:value-type="float">
            <text:p>0,5</text:p>
          </table:table-cell>
          <table:table-cell table:formula="of:=SEC([.B57])" office:value-type="float" office:value="-1.15470053837925" calcext:value-type="float">
            <text:p>-1,15470053837925</text:p>
          </table:table-cell>
          <table:table-cell table:formula="of:=CSC([.B57])" office:value-type="float" office:value="2" calcext:value-type="float">
            <text:p>2</text:p>
          </table:table-cell>
          <table:table-cell table:formula="of:=TAN([.B57])" office:value-type="float" office:value="-0.577350269189626" calcext:value-type="float">
            <text:p>-0,577350269189626</text:p>
          </table:table-cell>
        </table:table-row>
        <table:table-row table:style-name="ro1">
          <table:table-cell table:formula="of:=[.A10]-360" office:value-type="float" office:value="-180" calcext:value-type="float">
            <text:p>-180</text:p>
          </table:table-cell>
          <table:table-cell table:formula="of:=RADIANS([.A58])" office:value-type="float" office:value="-3.14159265358979" calcext:value-type="float">
            <text:p>-3,14159265358979</text:p>
          </table:table-cell>
          <table:table-cell table:formula="of:=COS([.B58])" office:value-type="float" office:value="-1" calcext:value-type="float">
            <text:p>-1</text:p>
          </table:table-cell>
          <table:table-cell table:formula="of:=SIN([.B58])" office:value-type="float" office:value="-1.22464679914735E-016" calcext:value-type="float">
            <text:p>-1,22464679914735E-16</text:p>
          </table:table-cell>
          <table:table-cell table:formula="of:=SEC([.B58])" office:value-type="float" office:value="-1" calcext:value-type="float">
            <text:p>-1</text:p>
          </table:table-cell>
          <table:table-cell table:formula="of:=CSC([.B58])" office:value-type="float" office:value="-8165619676597685" calcext:value-type="float">
            <text:p>-8165619676597685</text:p>
          </table:table-cell>
          <table:table-cell table:formula="of:=TAN([.B58])" office:value-type="float" office:value="1.22464679914735E-016" calcext:value-type="float">
            <text:p>1,22464679914735E-16</text:p>
          </table:table-cell>
        </table:table-row>
        <table:table-row table:style-name="ro1">
          <table:table-cell table:formula="of:=[.A11]-360" office:value-type="float" office:value="-150" calcext:value-type="float">
            <text:p>-150</text:p>
          </table:table-cell>
          <table:table-cell table:formula="of:=RADIANS([.A59])" office:value-type="float" office:value="-2.61799387799149" calcext:value-type="float">
            <text:p>-2,61799387799149</text:p>
          </table:table-cell>
          <table:table-cell table:formula="of:=COS([.B59])" office:value-type="float" office:value="-0.866025403784439" calcext:value-type="float">
            <text:p>-0,866025403784439</text:p>
          </table:table-cell>
          <table:table-cell table:formula="of:=SIN([.B59])" office:value-type="float" office:value="-0.5" calcext:value-type="float">
            <text:p>-0,5</text:p>
          </table:table-cell>
          <table:table-cell table:formula="of:=SEC([.B59])" office:value-type="float" office:value="-1.15470053837925" calcext:value-type="float">
            <text:p>-1,15470053837925</text:p>
          </table:table-cell>
          <table:table-cell table:formula="of:=CSC([.B59])" office:value-type="float" office:value="-2" calcext:value-type="float">
            <text:p>-2</text:p>
          </table:table-cell>
          <table:table-cell table:formula="of:=TAN([.B59])" office:value-type="float" office:value="0.577350269189626" calcext:value-type="float">
            <text:p>0,577350269189626</text:p>
          </table:table-cell>
        </table:table-row>
        <table:table-row table:style-name="ro1">
          <table:table-cell table:formula="of:=[.A12]-360" office:value-type="float" office:value="-135" calcext:value-type="float">
            <text:p>-135</text:p>
          </table:table-cell>
          <table:table-cell table:formula="of:=RADIANS([.A60])" office:value-type="float" office:value="-2.35619449019234" calcext:value-type="float">
            <text:p>-2,35619449019234</text:p>
          </table:table-cell>
          <table:table-cell table:formula="of:=COS([.B60])" office:value-type="float" office:value="-0.707106781186547" calcext:value-type="float">
            <text:p>-0,707106781186547</text:p>
          </table:table-cell>
          <table:table-cell table:formula="of:=SIN([.B60])" office:value-type="float" office:value="-0.707106781186548" calcext:value-type="float">
            <text:p>-0,707106781186548</text:p>
          </table:table-cell>
          <table:table-cell table:formula="of:=SEC([.B60])" office:value-type="float" office:value="-1.4142135623731" calcext:value-type="float">
            <text:p>-1,4142135623731</text:p>
          </table:table-cell>
          <table:table-cell table:formula="of:=CSC([.B60])" office:value-type="float" office:value="-1.4142135623731" calcext:value-type="float">
            <text:p>-1,4142135623731</text:p>
          </table:table-cell>
          <table:table-cell table:formula="of:=TAN([.B60])" office:value-type="float" office:value="1" calcext:value-type="float">
            <text:p>1</text:p>
          </table:table-cell>
        </table:table-row>
        <table:table-row table:style-name="ro1">
          <table:table-cell table:formula="of:=[.A13]-360" office:value-type="float" office:value="-120" calcext:value-type="float">
            <text:p>-120</text:p>
          </table:table-cell>
          <table:table-cell table:formula="of:=RADIANS([.A61])" office:value-type="float" office:value="-2.0943951023932" calcext:value-type="float">
            <text:p>-2,0943951023932</text:p>
          </table:table-cell>
          <table:table-cell table:formula="of:=COS([.B61])" office:value-type="float" office:value="-0.5" calcext:value-type="float">
            <text:p>-0,5</text:p>
          </table:table-cell>
          <table:table-cell table:formula="of:=SIN([.B61])" office:value-type="float" office:value="-0.866025403784439" calcext:value-type="float">
            <text:p>-0,866025403784439</text:p>
          </table:table-cell>
          <table:table-cell table:formula="of:=SEC([.B61])" office:value-type="float" office:value="-2" calcext:value-type="float">
            <text:p>-2</text:p>
          </table:table-cell>
          <table:table-cell table:formula="of:=CSC([.B61])" office:value-type="float" office:value="-1.15470053837925" calcext:value-type="float">
            <text:p>-1,15470053837925</text:p>
          </table:table-cell>
          <table:table-cell table:formula="of:=TAN([.B61])" office:value-type="float" office:value="1.73205080756888" calcext:value-type="float">
            <text:p>1,73205080756888</text:p>
          </table:table-cell>
        </table:table-row>
        <table:table-row table:style-name="ro1">
          <table:table-cell table:formula="of:=[.A14]-360" office:value-type="float" office:value="-90" calcext:value-type="float">
            <text:p>-90</text:p>
          </table:table-cell>
          <table:table-cell table:formula="of:=RADIANS([.A62])" office:value-type="float" office:value="-1.5707963267949" calcext:value-type="float">
            <text:p>-1,5707963267949</text:p>
          </table:table-cell>
          <table:table-cell table:formula="of:=COS([.B62])" office:value-type="float" office:value="6.12323399573677E-017" calcext:value-type="float">
            <text:p>6,12323399573677E-17</text:p>
          </table:table-cell>
          <table:table-cell table:formula="of:=SIN([.B62])" office:value-type="float" office:value="-1" calcext:value-type="float">
            <text:p>-1</text:p>
          </table:table-cell>
          <table:table-cell table:formula="of:=SEC([.B62])" office:value-type="float" office:value="1.63312393531954E+016" calcext:value-type="float">
            <text:p>1,63312393531954E+016</text:p>
          </table:table-cell>
          <table:table-cell table:formula="of:=CSC([.B62])" office:value-type="float" office:value="-1" calcext:value-type="float">
            <text:p>-1</text:p>
          </table:table-cell>
          <table:table-cell table:formula="of:=TAN([.B62])" office:value-type="float" office:value="-1.63312393531954E+016" calcext:value-type="float">
            <text:p>-1,63312393531954E+016</text:p>
          </table:table-cell>
        </table:table-row>
        <table:table-row table:style-name="ro1">
          <table:table-cell table:formula="of:=[.A15]-360" office:value-type="float" office:value="-60" calcext:value-type="float">
            <text:p>-60</text:p>
          </table:table-cell>
          <table:table-cell table:formula="of:=RADIANS([.A63])" office:value-type="float" office:value="-1.0471975511966" calcext:value-type="float">
            <text:p>-1,0471975511966</text:p>
          </table:table-cell>
          <table:table-cell table:formula="of:=COS([.B63])" office:value-type="float" office:value="0.5" calcext:value-type="float">
            <text:p>0,5</text:p>
          </table:table-cell>
          <table:table-cell table:formula="of:=SIN([.B63])" office:value-type="float" office:value="-0.866025403784439" calcext:value-type="float">
            <text:p>-0,866025403784439</text:p>
          </table:table-cell>
          <table:table-cell table:formula="of:=SEC([.B63])" office:value-type="float" office:value="2" calcext:value-type="float">
            <text:p>2</text:p>
          </table:table-cell>
          <table:table-cell table:formula="of:=CSC([.B63])" office:value-type="float" office:value="-1.15470053837925" calcext:value-type="float">
            <text:p>-1,15470053837925</text:p>
          </table:table-cell>
          <table:table-cell table:formula="of:=TAN([.B63])" office:value-type="float" office:value="-1.73205080756888" calcext:value-type="float">
            <text:p>-1,73205080756888</text:p>
          </table:table-cell>
        </table:table-row>
        <table:table-row table:style-name="ro1">
          <table:table-cell table:formula="of:=[.A16]-360" office:value-type="float" office:value="-45" calcext:value-type="float">
            <text:p>-45</text:p>
          </table:table-cell>
          <table:table-cell table:formula="of:=RADIANS([.A64])" office:value-type="float" office:value="-0.785398163397448" calcext:value-type="float">
            <text:p>-0,785398163397448</text:p>
          </table:table-cell>
          <table:table-cell table:formula="of:=COS([.B64])" office:value-type="float" office:value="0.707106781186548" calcext:value-type="float">
            <text:p>0,707106781186548</text:p>
          </table:table-cell>
          <table:table-cell table:formula="of:=SIN([.B64])" office:value-type="float" office:value="-0.707106781186547" calcext:value-type="float">
            <text:p>-0,707106781186547</text:p>
          </table:table-cell>
          <table:table-cell table:formula="of:=SEC([.B64])" office:value-type="float" office:value="1.4142135623731" calcext:value-type="float">
            <text:p>1,4142135623731</text:p>
          </table:table-cell>
          <table:table-cell table:formula="of:=CSC([.B64])" office:value-type="float" office:value="-1.4142135623731" calcext:value-type="float">
            <text:p>-1,4142135623731</text:p>
          </table:table-cell>
          <table:table-cell table:formula="of:=TAN([.B64])" office:value-type="float" office:value="-1" calcext:value-type="float">
            <text:p>-1</text:p>
          </table:table-cell>
        </table:table-row>
        <table:table-row table:style-name="ro1">
          <table:table-cell table:formula="of:=[.A17]-360" office:value-type="float" office:value="-30" calcext:value-type="float">
            <text:p>-30</text:p>
          </table:table-cell>
          <table:table-cell table:formula="of:=RADIANS([.A65])" office:value-type="float" office:value="-0.523598775598299" calcext:value-type="float">
            <text:p>-0,523598775598299</text:p>
          </table:table-cell>
          <table:table-cell table:formula="of:=COS([.B65])" office:value-type="float" office:value="0.866025403784439" calcext:value-type="float">
            <text:p>0,866025403784439</text:p>
          </table:table-cell>
          <table:table-cell table:formula="of:=SIN([.B65])" office:value-type="float" office:value="-0.5" calcext:value-type="float">
            <text:p>-0,5</text:p>
          </table:table-cell>
          <table:table-cell table:formula="of:=SEC([.B65])" office:value-type="float" office:value="1.15470053837925" calcext:value-type="float">
            <text:p>1,15470053837925</text:p>
          </table:table-cell>
          <table:table-cell table:formula="of:=CSC([.B65])" office:value-type="float" office:value="-2" calcext:value-type="float">
            <text:p>-2</text:p>
          </table:table-cell>
          <table:table-cell table:formula="of:=TAN([.B65])" office:value-type="float" office:value="-0.577350269189626" calcext:value-type="float">
            <text:p>-0,577350269189626</text:p>
          </table:table-cell>
        </table:table-row>
        <table:table-row table:style-name="ro1">
          <table:table-cell table:formula="of:=[.A18]-360" office:value-type="float" office:value="-361" calcext:value-type="float">
            <text:p>-361</text:p>
          </table:table-cell>
          <table:table-cell table:formula="of:=RADIANS([.A66])" office:value-type="float" office:value="-6.30063859969953" calcext:value-type="float">
            <text:p>-6,30063859969953</text:p>
          </table:table-cell>
          <table:table-cell table:formula="of:=COS([.B66])" office:value-type="float" office:value="0.999847695156391" calcext:value-type="float">
            <text:p>0,999847695156391</text:p>
          </table:table-cell>
          <table:table-cell table:formula="of:=SIN([.B66])" office:value-type="float" office:value="-0.0174524064372831" calcext:value-type="float">
            <text:p>-0,017452406437283</text:p>
          </table:table-cell>
          <table:table-cell table:formula="of:=SEC([.B66])" office:value-type="float" office:value="1.00015232804391" calcext:value-type="float">
            <text:p>1,00015232804391</text:p>
          </table:table-cell>
          <table:table-cell table:formula="of:=CSC([.B66])" office:value-type="float" office:value="-57.2986884985516" calcext:value-type="float">
            <text:p>-57,2986884985516</text:p>
          </table:table-cell>
          <table:table-cell table:formula="of:=TAN([.B66])" office:value-type="float" office:value="-0.0174550649282171" calcext:value-type="float">
            <text:p>-0,017455064928217</text:p>
          </table:table-cell>
        </table:table-row>
        <table:table-row table:style-name="ro1">
          <table:table-cell table:formula="of:=[.A19]-360" office:value-type="float" office:value="-331" calcext:value-type="float">
            <text:p>-331</text:p>
          </table:table-cell>
          <table:table-cell table:formula="of:=RADIANS([.A67])" office:value-type="float" office:value="-5.77703982410123" calcext:value-type="float">
            <text:p>-5,77703982410123</text:p>
          </table:table-cell>
          <table:table-cell table:formula="of:=COS([.B67])" office:value-type="float" office:value="0.874619707139395" calcext:value-type="float">
            <text:p>0,874619707139395</text:p>
          </table:table-cell>
          <table:table-cell table:formula="of:=SIN([.B67])" office:value-type="float" office:value="0.484809620246338" calcext:value-type="float">
            <text:p>0,484809620246338</text:p>
          </table:table-cell>
          <table:table-cell table:formula="of:=SEC([.B67])" office:value-type="float" office:value="1.14335406787332" calcext:value-type="float">
            <text:p>1,14335406787332</text:p>
          </table:table-cell>
          <table:table-cell table:formula="of:=CSC([.B67])" office:value-type="float" office:value="2.06266533962731" calcext:value-type="float">
            <text:p>2,06266533962731</text:p>
          </table:table-cell>
          <table:table-cell table:formula="of:=TAN([.B67])" office:value-type="float" office:value="0.55430905145277" calcext:value-type="float">
            <text:p>0,55430905145277</text:p>
          </table:table-cell>
        </table:table-row>
        <table:table-row table:style-name="ro1">
          <table:table-cell table:formula="of:=[.A20]-360" office:value-type="float" office:value="-316" calcext:value-type="float">
            <text:p>-316</text:p>
          </table:table-cell>
          <table:table-cell table:formula="of:=RADIANS([.A68])" office:value-type="float" office:value="-5.51524043630208" calcext:value-type="float">
            <text:p>-5,51524043630208</text:p>
          </table:table-cell>
          <table:table-cell table:formula="of:=COS([.B68])" office:value-type="float" office:value="0.719339800338651" calcext:value-type="float">
            <text:p>0,719339800338651</text:p>
          </table:table-cell>
          <table:table-cell table:formula="of:=SIN([.B68])" office:value-type="float" office:value="0.694658370458998" calcext:value-type="float">
            <text:p>0,694658370458998</text:p>
          </table:table-cell>
          <table:table-cell table:formula="of:=SEC([.B68])" office:value-type="float" office:value="1.39016359101668" calcext:value-type="float">
            <text:p>1,39016359101668</text:p>
          </table:table-cell>
          <table:table-cell table:formula="of:=CSC([.B68])" office:value-type="float" office:value="1.43955653962573" calcext:value-type="float">
            <text:p>1,43955653962573</text:p>
          </table:table-cell>
          <table:table-cell table:formula="of:=TAN([.B68])" office:value-type="float" office:value="0.965688774807075" calcext:value-type="float">
            <text:p>0,965688774807075</text:p>
          </table:table-cell>
        </table:table-row>
        <table:table-row table:style-name="ro1">
          <table:table-cell table:formula="of:=[.A21]-360" office:value-type="float" office:value="-301" calcext:value-type="float">
            <text:p>-301</text:p>
          </table:table-cell>
          <table:table-cell table:formula="of:=RADIANS([.A69])" office:value-type="float" office:value="-5.25344104850293" calcext:value-type="float">
            <text:p>-5,25344104850293</text:p>
          </table:table-cell>
          <table:table-cell table:formula="of:=COS([.B69])" office:value-type="float" office:value="0.515038074910054" calcext:value-type="float">
            <text:p>0,515038074910054</text:p>
          </table:table-cell>
          <table:table-cell table:formula="of:=SIN([.B69])" office:value-type="float" office:value="0.857167300702112" calcext:value-type="float">
            <text:p>0,857167300702112</text:p>
          </table:table-cell>
          <table:table-cell table:formula="of:=SEC([.B69])" office:value-type="float" office:value="1.94160402641036" calcext:value-type="float">
            <text:p>1,94160402641036</text:p>
          </table:table-cell>
          <table:table-cell table:formula="of:=CSC([.B69])" office:value-type="float" office:value="1.16663339721533" calcext:value-type="float">
            <text:p>1,16663339721533</text:p>
          </table:table-cell>
          <table:table-cell table:formula="of:=TAN([.B69])" office:value-type="float" office:value="1.66427948235052" calcext:value-type="float">
            <text:p>1,66427948235052</text:p>
          </table:table-cell>
        </table:table-row>
        <table:table-row table:style-name="ro1">
          <table:table-cell table:formula="of:=[.A22]-360" office:value-type="float" office:value="-271" calcext:value-type="float">
            <text:p>-271</text:p>
          </table:table-cell>
          <table:table-cell table:formula="of:=RADIANS([.A70])" office:value-type="float" office:value="-4.72984227290463" calcext:value-type="float">
            <text:p>-4,72984227290463</text:p>
          </table:table-cell>
          <table:table-cell table:formula="of:=COS([.B70])" office:value-type="float" office:value="0.0174524064372831" calcext:value-type="float">
            <text:p>0,017452406437283</text:p>
          </table:table-cell>
          <table:table-cell table:formula="of:=SIN([.B70])" office:value-type="float" office:value="0.999847695156391" calcext:value-type="float">
            <text:p>0,999847695156391</text:p>
          </table:table-cell>
          <table:table-cell table:formula="of:=SEC([.B70])" office:value-type="float" office:value="57.2986884985514" calcext:value-type="float">
            <text:p>57,2986884985514</text:p>
          </table:table-cell>
          <table:table-cell table:formula="of:=CSC([.B70])" office:value-type="float" office:value="1.00015232804391" calcext:value-type="float">
            <text:p>1,00015232804391</text:p>
          </table:table-cell>
          <table:table-cell table:formula="of:=TAN([.B70])" office:value-type="float" office:value="57.2899616307607" calcext:value-type="float">
            <text:p>57,2899616307607</text:p>
          </table:table-cell>
        </table:table-row>
        <table:table-row table:style-name="ro1">
          <table:table-cell table:formula="of:=[.A23]-360" office:value-type="float" office:value="-241" calcext:value-type="float">
            <text:p>-241</text:p>
          </table:table-cell>
          <table:table-cell table:formula="of:=RADIANS([.A71])" office:value-type="float" office:value="-4.20624349730633" calcext:value-type="float">
            <text:p>-4,20624349730633</text:p>
          </table:table-cell>
          <table:table-cell table:formula="of:=COS([.B71])" office:value-type="float" office:value="-0.484809620246338" calcext:value-type="float">
            <text:p>-0,484809620246338</text:p>
          </table:table-cell>
          <table:table-cell table:formula="of:=SIN([.B71])" office:value-type="float" office:value="0.874619707139395" calcext:value-type="float">
            <text:p>0,874619707139395</text:p>
          </table:table-cell>
          <table:table-cell table:formula="of:=SEC([.B71])" office:value-type="float" office:value="-2.06266533962731" calcext:value-type="float">
            <text:p>-2,06266533962731</text:p>
          </table:table-cell>
          <table:table-cell table:formula="of:=CSC([.B71])" office:value-type="float" office:value="1.14335406787332" calcext:value-type="float">
            <text:p>1,14335406787332</text:p>
          </table:table-cell>
          <table:table-cell table:formula="of:=TAN([.B71])" office:value-type="float" office:value="-1.80404775527142" calcext:value-type="float">
            <text:p>-1,80404775527142</text:p>
          </table:table-cell>
        </table:table-row>
        <table:table-row table:style-name="ro1">
          <table:table-cell table:formula="of:=[.A24]-360" office:value-type="float" office:value="-226" calcext:value-type="float">
            <text:p>-226</text:p>
          </table:table-cell>
          <table:table-cell table:formula="of:=RADIANS([.A72])" office:value-type="float" office:value="-3.94444410950718" calcext:value-type="float">
            <text:p>-3,94444410950718</text:p>
          </table:table-cell>
          <table:table-cell table:formula="of:=COS([.B72])" office:value-type="float" office:value="-0.694658370458998" calcext:value-type="float">
            <text:p>-0,694658370458998</text:p>
          </table:table-cell>
          <table:table-cell table:formula="of:=SIN([.B72])" office:value-type="float" office:value="0.719339800338651" calcext:value-type="float">
            <text:p>0,719339800338651</text:p>
          </table:table-cell>
          <table:table-cell table:formula="of:=SEC([.B72])" office:value-type="float" office:value="-1.43955653962573" calcext:value-type="float">
            <text:p>-1,43955653962573</text:p>
          </table:table-cell>
          <table:table-cell table:formula="of:=CSC([.B72])" office:value-type="float" office:value="1.39016359101668" calcext:value-type="float">
            <text:p>1,39016359101668</text:p>
          </table:table-cell>
          <table:table-cell table:formula="of:=TAN([.B72])" office:value-type="float" office:value="-1.03553031379057" calcext:value-type="float">
            <text:p>-1,03553031379057</text:p>
          </table:table-cell>
        </table:table-row>
        <table:table-row table:style-name="ro1">
          <table:table-cell table:formula="of:=[.A25]-360" office:value-type="float" office:value="-211" calcext:value-type="float">
            <text:p>-211</text:p>
          </table:table-cell>
          <table:table-cell table:formula="of:=RADIANS([.A73])" office:value-type="float" office:value="-3.68264472170804" calcext:value-type="float">
            <text:p>-3,68264472170804</text:p>
          </table:table-cell>
          <table:table-cell table:formula="of:=COS([.B73])" office:value-type="float" office:value="-0.857167300702112" calcext:value-type="float">
            <text:p>-0,857167300702112</text:p>
          </table:table-cell>
          <table:table-cell table:formula="of:=SIN([.B73])" office:value-type="float" office:value="0.515038074910054" calcext:value-type="float">
            <text:p>0,515038074910054</text:p>
          </table:table-cell>
          <table:table-cell table:formula="of:=SEC([.B73])" office:value-type="float" office:value="-1.16663339721533" calcext:value-type="float">
            <text:p>-1,16663339721533</text:p>
          </table:table-cell>
          <table:table-cell table:formula="of:=CSC([.B73])" office:value-type="float" office:value="1.94160402641036" calcext:value-type="float">
            <text:p>1,94160402641036</text:p>
          </table:table-cell>
          <table:table-cell table:formula="of:=TAN([.B73])" office:value-type="float" office:value="-0.60086061902756" calcext:value-type="float">
            <text:p>-0,60086061902756</text:p>
          </table:table-cell>
        </table:table-row>
        <table:table-row table:style-name="ro1">
          <table:table-cell table:formula="of:=[.A26]-360" office:value-type="float" office:value="-181" calcext:value-type="float">
            <text:p>-181</text:p>
          </table:table-cell>
          <table:table-cell table:formula="of:=RADIANS([.A74])" office:value-type="float" office:value="-3.15904594610974" calcext:value-type="float">
            <text:p>-3,15904594610974</text:p>
          </table:table-cell>
          <table:table-cell table:formula="of:=COS([.B74])" office:value-type="float" office:value="-0.999847695156391" calcext:value-type="float">
            <text:p>-0,999847695156391</text:p>
          </table:table-cell>
          <table:table-cell table:formula="of:=SIN([.B74])" office:value-type="float" office:value="0.0174524064372832" calcext:value-type="float">
            <text:p>0,017452406437283</text:p>
          </table:table-cell>
          <table:table-cell table:formula="of:=SEC([.B74])" office:value-type="float" office:value="-1.00015232804391" calcext:value-type="float">
            <text:p>-1,00015232804391</text:p>
          </table:table-cell>
          <table:table-cell table:formula="of:=CSC([.B74])" office:value-type="float" office:value="57.2986884985512" calcext:value-type="float">
            <text:p>57,2986884985512</text:p>
          </table:table-cell>
          <table:table-cell table:formula="of:=TAN([.B74])" office:value-type="float" office:value="-0.0174550649282173" calcext:value-type="float">
            <text:p>-0,017455064928217</text:p>
          </table:table-cell>
        </table:table-row>
        <table:table-row table:style-name="ro1">
          <table:table-cell table:formula="of:=[.A27]-360" office:value-type="float" office:value="-151" calcext:value-type="float">
            <text:p>-151</text:p>
          </table:table-cell>
          <table:table-cell table:formula="of:=RADIANS([.A75])" office:value-type="float" office:value="-2.63544717051144" calcext:value-type="float">
            <text:p>-2,63544717051144</text:p>
          </table:table-cell>
          <table:table-cell table:formula="of:=COS([.B75])" office:value-type="float" office:value="-0.874619707139396" calcext:value-type="float">
            <text:p>-0,874619707139396</text:p>
          </table:table-cell>
          <table:table-cell table:formula="of:=SIN([.B75])" office:value-type="float" office:value="-0.484809620246337" calcext:value-type="float">
            <text:p>-0,484809620246337</text:p>
          </table:table-cell>
          <table:table-cell table:formula="of:=SEC([.B75])" office:value-type="float" office:value="-1.14335406787332" calcext:value-type="float">
            <text:p>-1,14335406787332</text:p>
          </table:table-cell>
          <table:table-cell table:formula="of:=CSC([.B75])" office:value-type="float" office:value="-2.06266533962731" calcext:value-type="float">
            <text:p>-2,06266533962731</text:p>
          </table:table-cell>
          <table:table-cell table:formula="of:=TAN([.B75])" office:value-type="float" office:value="0.554309051452769" calcext:value-type="float">
            <text:p>0,554309051452769</text:p>
          </table:table-cell>
        </table:table-row>
        <table:table-row table:style-name="ro1">
          <table:table-cell table:formula="of:=[.A28]-360" office:value-type="float" office:value="-136" calcext:value-type="float">
            <text:p>-136</text:p>
          </table:table-cell>
          <table:table-cell table:formula="of:=RADIANS([.A76])" office:value-type="float" office:value="-2.37364778271229" calcext:value-type="float">
            <text:p>-2,37364778271229</text:p>
          </table:table-cell>
          <table:table-cell table:formula="of:=COS([.B76])" office:value-type="float" office:value="-0.719339800338651" calcext:value-type="float">
            <text:p>-0,719339800338651</text:p>
          </table:table-cell>
          <table:table-cell table:formula="of:=SIN([.B76])" office:value-type="float" office:value="-0.694658370458997" calcext:value-type="float">
            <text:p>-0,694658370458997</text:p>
          </table:table-cell>
          <table:table-cell table:formula="of:=SEC([.B76])" office:value-type="float" office:value="-1.39016359101668" calcext:value-type="float">
            <text:p>-1,39016359101668</text:p>
          </table:table-cell>
          <table:table-cell table:formula="of:=CSC([.B76])" office:value-type="float" office:value="-1.43955653962573" calcext:value-type="float">
            <text:p>-1,43955653962573</text:p>
          </table:table-cell>
          <table:table-cell table:formula="of:=TAN([.B76])" office:value-type="float" office:value="0.965688774807075" calcext:value-type="float">
            <text:p>0,965688774807075</text:p>
          </table:table-cell>
        </table:table-row>
        <table:table-row table:style-name="ro1">
          <table:table-cell table:formula="of:=[.A29]-360" office:value-type="float" office:value="-121" calcext:value-type="float">
            <text:p>-121</text:p>
          </table:table-cell>
          <table:table-cell table:formula="of:=RADIANS([.A77])" office:value-type="float" office:value="-2.11184839491314" calcext:value-type="float">
            <text:p>-2,11184839491314</text:p>
          </table:table-cell>
          <table:table-cell table:formula="of:=COS([.B77])" office:value-type="float" office:value="-0.515038074910054" calcext:value-type="float">
            <text:p>-0,515038074910054</text:p>
          </table:table-cell>
          <table:table-cell table:formula="of:=SIN([.B77])" office:value-type="float" office:value="-0.857167300702112" calcext:value-type="float">
            <text:p>-0,857167300702112</text:p>
          </table:table-cell>
          <table:table-cell table:formula="of:=SEC([.B77])" office:value-type="float" office:value="-1.94160402641036" calcext:value-type="float">
            <text:p>-1,94160402641036</text:p>
          </table:table-cell>
          <table:table-cell table:formula="of:=CSC([.B77])" office:value-type="float" office:value="-1.16663339721533" calcext:value-type="float">
            <text:p>-1,16663339721533</text:p>
          </table:table-cell>
          <table:table-cell table:formula="of:=TAN([.B77])" office:value-type="float" office:value="1.66427948235052" calcext:value-type="float">
            <text:p>1,66427948235052</text:p>
          </table:table-cell>
        </table:table-row>
        <table:table-row table:style-name="ro1">
          <table:table-cell table:formula="of:=[.A30]-360" office:value-type="float" office:value="-91" calcext:value-type="float">
            <text:p>-91</text:p>
          </table:table-cell>
          <table:table-cell table:formula="of:=RADIANS([.A78])" office:value-type="float" office:value="-1.58824961931484" calcext:value-type="float">
            <text:p>-1,58824961931484</text:p>
          </table:table-cell>
          <table:table-cell table:formula="of:=COS([.B78])" office:value-type="float" office:value="-0.0174524064372835" calcext:value-type="float">
            <text:p>-0,017452406437284</text:p>
          </table:table-cell>
          <table:table-cell table:formula="of:=SIN([.B78])" office:value-type="float" office:value="-0.999847695156391" calcext:value-type="float">
            <text:p>-0,999847695156391</text:p>
          </table:table-cell>
          <table:table-cell table:formula="of:=SEC([.B78])" office:value-type="float" office:value="-57.2986884985503" calcext:value-type="float">
            <text:p>-57,2986884985503</text:p>
          </table:table-cell>
          <table:table-cell table:formula="of:=CSC([.B78])" office:value-type="float" office:value="-1.00015232804391" calcext:value-type="float">
            <text:p>-1,00015232804391</text:p>
          </table:table-cell>
          <table:table-cell table:formula="of:=TAN([.B78])" office:value-type="float" office:value="57.2899616307596" calcext:value-type="float">
            <text:p>57,2899616307596</text:p>
          </table:table-cell>
        </table:table-row>
        <table:table-row table:style-name="ro1">
          <table:table-cell table:formula="of:=[.A31]-360" office:value-type="float" office:value="-61" calcext:value-type="float">
            <text:p>-61</text:p>
          </table:table-cell>
          <table:table-cell table:formula="of:=RADIANS([.A79])" office:value-type="float" office:value="-1.06465084371654" calcext:value-type="float">
            <text:p>-1,06465084371654</text:p>
          </table:table-cell>
          <table:table-cell table:formula="of:=COS([.B79])" office:value-type="float" office:value="0.484809620246337" calcext:value-type="float">
            <text:p>0,484809620246337</text:p>
          </table:table-cell>
          <table:table-cell table:formula="of:=SIN([.B79])" office:value-type="float" office:value="-0.874619707139396" calcext:value-type="float">
            <text:p>-0,874619707139396</text:p>
          </table:table-cell>
          <table:table-cell table:formula="of:=SEC([.B79])" office:value-type="float" office:value="2.06266533962731" calcext:value-type="float">
            <text:p>2,06266533962731</text:p>
          </table:table-cell>
          <table:table-cell table:formula="of:=CSC([.B79])" office:value-type="float" office:value="-1.14335406787332" calcext:value-type="float">
            <text:p>-1,14335406787332</text:p>
          </table:table-cell>
          <table:table-cell table:formula="of:=TAN([.B79])" office:value-type="float" office:value="-1.80404775527142" calcext:value-type="float">
            <text:p>-1,80404775527142</text:p>
          </table:table-cell>
        </table:table-row>
        <table:table-row table:style-name="ro1">
          <table:table-cell table:formula="of:=[.A32]-360" office:value-type="float" office:value="-46" calcext:value-type="float">
            <text:p>-46</text:p>
          </table:table-cell>
          <table:table-cell table:formula="of:=RADIANS([.A80])" office:value-type="float" office:value="-0.802851455917391" calcext:value-type="float">
            <text:p>-0,802851455917391</text:p>
          </table:table-cell>
          <table:table-cell table:formula="of:=COS([.B80])" office:value-type="float" office:value="0.694658370458997" calcext:value-type="float">
            <text:p>0,694658370458997</text:p>
          </table:table-cell>
          <table:table-cell table:formula="of:=SIN([.B80])" office:value-type="float" office:value="-0.719339800338651" calcext:value-type="float">
            <text:p>-0,719339800338651</text:p>
          </table:table-cell>
          <table:table-cell table:formula="of:=SEC([.B80])" office:value-type="float" office:value="1.43955653962573" calcext:value-type="float">
            <text:p>1,43955653962573</text:p>
          </table:table-cell>
          <table:table-cell table:formula="of:=CSC([.B80])" office:value-type="float" office:value="-1.39016359101668" calcext:value-type="float">
            <text:p>-1,39016359101668</text:p>
          </table:table-cell>
          <table:table-cell table:formula="of:=TAN([.B80])" office:value-type="float" office:value="-1.03553031379057" calcext:value-type="float">
            <text:p>-1,03553031379057</text:p>
          </table:table-cell>
        </table:table-row>
        <table:table-row table:style-name="ro1">
          <table:table-cell table:formula="of:=[.A33]-360" office:value-type="float" office:value="-31" calcext:value-type="float">
            <text:p>-31</text:p>
          </table:table-cell>
          <table:table-cell table:formula="of:=RADIANS([.A81])" office:value-type="float" office:value="-0.541052068118242" calcext:value-type="float">
            <text:p>-0,541052068118242</text:p>
          </table:table-cell>
          <table:table-cell table:formula="of:=COS([.B81])" office:value-type="float" office:value="0.857167300702112" calcext:value-type="float">
            <text:p>0,857167300702112</text:p>
          </table:table-cell>
          <table:table-cell table:formula="of:=SIN([.B81])" office:value-type="float" office:value="-0.515038074910054" calcext:value-type="float">
            <text:p>-0,515038074910054</text:p>
          </table:table-cell>
          <table:table-cell table:formula="of:=SEC([.B81])" office:value-type="float" office:value="1.16663339721533" calcext:value-type="float">
            <text:p>1,16663339721533</text:p>
          </table:table-cell>
          <table:table-cell table:formula="of:=CSC([.B81])" office:value-type="float" office:value="-1.94160402641036" calcext:value-type="float">
            <text:p>-1,94160402641036</text:p>
          </table:table-cell>
          <table:table-cell table:formula="of:=TAN([.B81])" office:value-type="float" office:value="-0.60086061902756" calcext:value-type="float">
            <text:p>-0,60086061902756</text:p>
          </table:table-cell>
        </table:table-row>
        <table:table-row table:style-name="ro1">
          <table:table-cell table:formula="of:=[.A34]-360" office:value-type="float" office:value="-359" calcext:value-type="float">
            <text:p>-359</text:p>
          </table:table-cell>
          <table:table-cell table:formula="of:=RADIANS([.A82])" office:value-type="float" office:value="-6.26573201465964" calcext:value-type="float">
            <text:p>-6,26573201465964</text:p>
          </table:table-cell>
          <table:table-cell table:formula="of:=COS([.B82])" office:value-type="float" office:value="0.999847695156391" calcext:value-type="float">
            <text:p>0,999847695156391</text:p>
          </table:table-cell>
          <table:table-cell table:formula="of:=SIN([.B82])" office:value-type="float" office:value="0.0174524064372836" calcext:value-type="float">
            <text:p>0,017452406437284</text:p>
          </table:table-cell>
          <table:table-cell table:formula="of:=SEC([.B82])" office:value-type="float" office:value="1.00015232804391" calcext:value-type="float">
            <text:p>1,00015232804391</text:p>
          </table:table-cell>
          <table:table-cell table:formula="of:=CSC([.B82])" office:value-type="float" office:value="57.29868849855" calcext:value-type="float">
            <text:p>57,29868849855</text:p>
          </table:table-cell>
          <table:table-cell table:formula="of:=TAN([.B82])" office:value-type="float" office:value="0.0174550649282176" calcext:value-type="float">
            <text:p>0,017455064928218</text:p>
          </table:table-cell>
        </table:table-row>
        <table:table-row table:style-name="ro1">
          <table:table-cell table:formula="of:=[.A35]-360" office:value-type="float" office:value="-329" calcext:value-type="float">
            <text:p>-329</text:p>
          </table:table-cell>
          <table:table-cell table:formula="of:=RADIANS([.A83])" office:value-type="float" office:value="-5.74213323906134" calcext:value-type="float">
            <text:p>-5,74213323906134</text:p>
          </table:table-cell>
          <table:table-cell table:formula="of:=COS([.B83])" office:value-type="float" office:value="0.857167300702112" calcext:value-type="float">
            <text:p>0,857167300702112</text:p>
          </table:table-cell>
          <table:table-cell table:formula="of:=SIN([.B83])" office:value-type="float" office:value="0.515038074910054" calcext:value-type="float">
            <text:p>0,515038074910054</text:p>
          </table:table-cell>
          <table:table-cell table:formula="of:=SEC([.B83])" office:value-type="float" office:value="1.16663339721533" calcext:value-type="float">
            <text:p>1,16663339721533</text:p>
          </table:table-cell>
          <table:table-cell table:formula="of:=CSC([.B83])" office:value-type="float" office:value="1.94160402641036" calcext:value-type="float">
            <text:p>1,94160402641036</text:p>
          </table:table-cell>
          <table:table-cell table:formula="of:=TAN([.B83])" office:value-type="float" office:value="0.600860619027561" calcext:value-type="float">
            <text:p>0,600860619027561</text:p>
          </table:table-cell>
        </table:table-row>
        <table:table-row table:style-name="ro1">
          <table:table-cell table:formula="of:=[.A36]-360" office:value-type="float" office:value="-314" calcext:value-type="float">
            <text:p>-314</text:p>
          </table:table-cell>
          <table:table-cell table:formula="of:=RADIANS([.A84])" office:value-type="float" office:value="-5.4803338512622" calcext:value-type="float">
            <text:p>-5,4803338512622</text:p>
          </table:table-cell>
          <table:table-cell table:formula="of:=COS([.B84])" office:value-type="float" office:value="0.694658370458997" calcext:value-type="float">
            <text:p>0,694658370458997</text:p>
          </table:table-cell>
          <table:table-cell table:formula="of:=SIN([.B84])" office:value-type="float" office:value="0.719339800338651" calcext:value-type="float">
            <text:p>0,719339800338651</text:p>
          </table:table-cell>
          <table:table-cell table:formula="of:=SEC([.B84])" office:value-type="float" office:value="1.43955653962573" calcext:value-type="float">
            <text:p>1,43955653962573</text:p>
          </table:table-cell>
          <table:table-cell table:formula="of:=CSC([.B84])" office:value-type="float" office:value="1.39016359101668" calcext:value-type="float">
            <text:p>1,39016359101668</text:p>
          </table:table-cell>
          <table:table-cell table:formula="of:=TAN([.B84])" office:value-type="float" office:value="1.03553031379057" calcext:value-type="float">
            <text:p>1,03553031379057</text:p>
          </table:table-cell>
        </table:table-row>
        <table:table-row table:style-name="ro1">
          <table:table-cell table:formula="of:=[.A37]-360" office:value-type="float" office:value="-299" calcext:value-type="float">
            <text:p>-299</text:p>
          </table:table-cell>
          <table:table-cell table:formula="of:=RADIANS([.A85])" office:value-type="float" office:value="-5.21853446346305" calcext:value-type="float">
            <text:p>-5,21853446346305</text:p>
          </table:table-cell>
          <table:table-cell table:formula="of:=COS([.B85])" office:value-type="float" office:value="0.484809620246337" calcext:value-type="float">
            <text:p>0,484809620246337</text:p>
          </table:table-cell>
          <table:table-cell table:formula="of:=SIN([.B85])" office:value-type="float" office:value="0.874619707139396" calcext:value-type="float">
            <text:p>0,874619707139396</text:p>
          </table:table-cell>
          <table:table-cell table:formula="of:=SEC([.B85])" office:value-type="float" office:value="2.06266533962731" calcext:value-type="float">
            <text:p>2,06266533962731</text:p>
          </table:table-cell>
          <table:table-cell table:formula="of:=CSC([.B85])" office:value-type="float" office:value="1.14335406787332" calcext:value-type="float">
            <text:p>1,14335406787332</text:p>
          </table:table-cell>
          <table:table-cell table:formula="of:=TAN([.B85])" office:value-type="float" office:value="1.80404775527142" calcext:value-type="float">
            <text:p>1,80404775527142</text:p>
          </table:table-cell>
        </table:table-row>
        <table:table-row table:style-name="ro1">
          <table:table-cell table:formula="of:=[.A38]-360" office:value-type="float" office:value="-269" calcext:value-type="float">
            <text:p>-269</text:p>
          </table:table-cell>
          <table:table-cell table:formula="of:=RADIANS([.A86])" office:value-type="float" office:value="-4.69493568786475" calcext:value-type="float">
            <text:p>-4,69493568786475</text:p>
          </table:table-cell>
          <table:table-cell table:formula="of:=COS([.B86])" office:value-type="float" office:value="-0.0174524064372835" calcext:value-type="float">
            <text:p>-0,017452406437284</text:p>
          </table:table-cell>
          <table:table-cell table:formula="of:=SIN([.B86])" office:value-type="float" office:value="0.999847695156391" calcext:value-type="float">
            <text:p>0,999847695156391</text:p>
          </table:table-cell>
          <table:table-cell table:formula="of:=SEC([.B86])" office:value-type="float" office:value="-57.2986884985502" calcext:value-type="float">
            <text:p>-57,2986884985502</text:p>
          </table:table-cell>
          <table:table-cell table:formula="of:=CSC([.B86])" office:value-type="float" office:value="1.00015232804391" calcext:value-type="float">
            <text:p>1,00015232804391</text:p>
          </table:table-cell>
          <table:table-cell table:formula="of:=TAN([.B86])" office:value-type="float" office:value="-57.2899616307595" calcext:value-type="float">
            <text:p>-57,2899616307595</text:p>
          </table:table-cell>
        </table:table-row>
        <table:table-row table:style-name="ro1">
          <table:table-cell table:formula="of:=[.A39]-360" office:value-type="float" office:value="-239" calcext:value-type="float">
            <text:p>-239</text:p>
          </table:table-cell>
          <table:table-cell table:formula="of:=RADIANS([.A87])" office:value-type="float" office:value="-4.17133691226645" calcext:value-type="float">
            <text:p>-4,17133691226645</text:p>
          </table:table-cell>
          <table:table-cell table:formula="of:=COS([.B87])" office:value-type="float" office:value="-0.515038074910054" calcext:value-type="float">
            <text:p>-0,515038074910054</text:p>
          </table:table-cell>
          <table:table-cell table:formula="of:=SIN([.B87])" office:value-type="float" office:value="0.857167300702112" calcext:value-type="float">
            <text:p>0,857167300702112</text:p>
          </table:table-cell>
          <table:table-cell table:formula="of:=SEC([.B87])" office:value-type="float" office:value="-1.94160402641036" calcext:value-type="float">
            <text:p>-1,94160402641036</text:p>
          </table:table-cell>
          <table:table-cell table:formula="of:=CSC([.B87])" office:value-type="float" office:value="1.16663339721533" calcext:value-type="float">
            <text:p>1,16663339721533</text:p>
          </table:table-cell>
          <table:table-cell table:formula="of:=TAN([.B87])" office:value-type="float" office:value="-1.66427948235052" calcext:value-type="float">
            <text:p>-1,66427948235052</text:p>
          </table:table-cell>
        </table:table-row>
        <table:table-row table:style-name="ro1">
          <table:table-cell table:formula="of:=[.A40]-360" office:value-type="float" office:value="-224" calcext:value-type="float">
            <text:p>-224</text:p>
          </table:table-cell>
          <table:table-cell table:formula="of:=RADIANS([.A88])" office:value-type="float" office:value="-3.9095375244673" calcext:value-type="float">
            <text:p>-3,9095375244673</text:p>
          </table:table-cell>
          <table:table-cell table:formula="of:=COS([.B88])" office:value-type="float" office:value="-0.719339800338651" calcext:value-type="float">
            <text:p>-0,719339800338651</text:p>
          </table:table-cell>
          <table:table-cell table:formula="of:=SIN([.B88])" office:value-type="float" office:value="0.694658370458997" calcext:value-type="float">
            <text:p>0,694658370458997</text:p>
          </table:table-cell>
          <table:table-cell table:formula="of:=SEC([.B88])" office:value-type="float" office:value="-1.39016359101668" calcext:value-type="float">
            <text:p>-1,39016359101668</text:p>
          </table:table-cell>
          <table:table-cell table:formula="of:=CSC([.B88])" office:value-type="float" office:value="1.43955653962573" calcext:value-type="float">
            <text:p>1,43955653962573</text:p>
          </table:table-cell>
          <table:table-cell table:formula="of:=TAN([.B88])" office:value-type="float" office:value="-0.965688774807074" calcext:value-type="float">
            <text:p>-0,965688774807074</text:p>
          </table:table-cell>
        </table:table-row>
        <table:table-row table:style-name="ro1">
          <table:table-cell table:formula="of:=[.A41]-360" office:value-type="float" office:value="-209" calcext:value-type="float">
            <text:p>-209</text:p>
          </table:table-cell>
          <table:table-cell table:formula="of:=RADIANS([.A89])" office:value-type="float" office:value="-3.64773813666815" calcext:value-type="float">
            <text:p>-3,64773813666815</text:p>
          </table:table-cell>
          <table:table-cell table:formula="of:=COS([.B89])" office:value-type="float" office:value="-0.874619707139396" calcext:value-type="float">
            <text:p>-0,874619707139396</text:p>
          </table:table-cell>
          <table:table-cell table:formula="of:=SIN([.B89])" office:value-type="float" office:value="0.484809620246337" calcext:value-type="float">
            <text:p>0,484809620246337</text:p>
          </table:table-cell>
          <table:table-cell table:formula="of:=SEC([.B89])" office:value-type="float" office:value="-1.14335406787332" calcext:value-type="float">
            <text:p>-1,14335406787332</text:p>
          </table:table-cell>
          <table:table-cell table:formula="of:=CSC([.B89])" office:value-type="float" office:value="2.06266533962731" calcext:value-type="float">
            <text:p>2,06266533962731</text:p>
          </table:table-cell>
          <table:table-cell table:formula="of:=TAN([.B89])" office:value-type="float" office:value="-0.554309051452769" calcext:value-type="float">
            <text:p>-0,554309051452769</text:p>
          </table:table-cell>
        </table:table-row>
        <table:table-row table:style-name="ro1">
          <table:table-cell table:formula="of:=[.A42]-360" office:value-type="float" office:value="-179" calcext:value-type="float">
            <text:p>-179</text:p>
          </table:table-cell>
          <table:table-cell table:formula="of:=RADIANS([.A90])" office:value-type="float" office:value="-3.12413936106985" calcext:value-type="float">
            <text:p>-3,12413936106985</text:p>
          </table:table-cell>
          <table:table-cell table:formula="of:=COS([.B90])" office:value-type="float" office:value="-0.999847695156391" calcext:value-type="float">
            <text:p>-0,999847695156391</text:p>
          </table:table-cell>
          <table:table-cell table:formula="of:=SIN([.B90])" office:value-type="float" office:value="-0.0174524064372834" calcext:value-type="float">
            <text:p>-0,017452406437284</text:p>
          </table:table-cell>
          <table:table-cell table:formula="of:=SEC([.B90])" office:value-type="float" office:value="-1.00015232804391" calcext:value-type="float">
            <text:p>-1,00015232804391</text:p>
          </table:table-cell>
          <table:table-cell table:formula="of:=CSC([.B90])" office:value-type="float" office:value="-57.2986884985504" calcext:value-type="float">
            <text:p>-57,2986884985504</text:p>
          </table:table-cell>
          <table:table-cell table:formula="of:=TAN([.B90])" office:value-type="float" office:value="0.0174550649282175" calcext:value-type="float">
            <text:p>0,017455064928218</text:p>
          </table:table-cell>
        </table:table-row>
        <table:table-row table:style-name="ro1">
          <table:table-cell table:formula="of:=[.A43]-360" office:value-type="float" office:value="-149" calcext:value-type="float">
            <text:p>-149</text:p>
          </table:table-cell>
          <table:table-cell table:formula="of:=RADIANS([.A91])" office:value-type="float" office:value="-2.60054058547155" calcext:value-type="float">
            <text:p>-2,60054058547155</text:p>
          </table:table-cell>
          <table:table-cell table:formula="of:=COS([.B91])" office:value-type="float" office:value="-0.857167300702112" calcext:value-type="float">
            <text:p>-0,857167300702112</text:p>
          </table:table-cell>
          <table:table-cell table:formula="of:=SIN([.B91])" office:value-type="float" office:value="-0.515038074910054" calcext:value-type="float">
            <text:p>-0,515038074910054</text:p>
          </table:table-cell>
          <table:table-cell table:formula="of:=SEC([.B91])" office:value-type="float" office:value="-1.16663339721533" calcext:value-type="float">
            <text:p>-1,16663339721533</text:p>
          </table:table-cell>
          <table:table-cell table:formula="of:=CSC([.B91])" office:value-type="float" office:value="-1.94160402641036" calcext:value-type="float">
            <text:p>-1,94160402641036</text:p>
          </table:table-cell>
          <table:table-cell table:formula="of:=TAN([.B91])" office:value-type="float" office:value="0.600860619027561" calcext:value-type="float">
            <text:p>0,600860619027561</text:p>
          </table:table-cell>
        </table:table-row>
        <table:table-row table:style-name="ro1">
          <table:table-cell table:formula="of:=[.A44]-360" office:value-type="float" office:value="-134" calcext:value-type="float">
            <text:p>-134</text:p>
          </table:table-cell>
          <table:table-cell table:formula="of:=RADIANS([.A92])" office:value-type="float" office:value="-2.3387411976724" calcext:value-type="float">
            <text:p>-2,3387411976724</text:p>
          </table:table-cell>
          <table:table-cell table:formula="of:=COS([.B92])" office:value-type="float" office:value="-0.694658370458997" calcext:value-type="float">
            <text:p>-0,694658370458997</text:p>
          </table:table-cell>
          <table:table-cell table:formula="of:=SIN([.B92])" office:value-type="float" office:value="-0.719339800338651" calcext:value-type="float">
            <text:p>-0,719339800338651</text:p>
          </table:table-cell>
          <table:table-cell table:formula="of:=SEC([.B92])" office:value-type="float" office:value="-1.43955653962573" calcext:value-type="float">
            <text:p>-1,43955653962573</text:p>
          </table:table-cell>
          <table:table-cell table:formula="of:=CSC([.B92])" office:value-type="float" office:value="-1.39016359101668" calcext:value-type="float">
            <text:p>-1,39016359101668</text:p>
          </table:table-cell>
          <table:table-cell table:formula="of:=TAN([.B92])" office:value-type="float" office:value="1.03553031379057" calcext:value-type="float">
            <text:p>1,03553031379057</text:p>
          </table:table-cell>
        </table:table-row>
        <table:table-row table:style-name="ro1">
          <table:table-cell table:formula="of:=[.A45]-360" office:value-type="float" office:value="-119" calcext:value-type="float">
            <text:p>-119</text:p>
          </table:table-cell>
          <table:table-cell table:formula="of:=RADIANS([.A93])" office:value-type="float" office:value="-2.07694180987325" calcext:value-type="float">
            <text:p>-2,07694180987325</text:p>
          </table:table-cell>
          <table:table-cell table:formula="of:=COS([.B93])" office:value-type="float" office:value="-0.484809620246337" calcext:value-type="float">
            <text:p>-0,484809620246337</text:p>
          </table:table-cell>
          <table:table-cell table:formula="of:=SIN([.B93])" office:value-type="float" office:value="-0.874619707139396" calcext:value-type="float">
            <text:p>-0,874619707139396</text:p>
          </table:table-cell>
          <table:table-cell table:formula="of:=SEC([.B93])" office:value-type="float" office:value="-2.06266533962731" calcext:value-type="float">
            <text:p>-2,06266533962731</text:p>
          </table:table-cell>
          <table:table-cell table:formula="of:=CSC([.B93])" office:value-type="float" office:value="-1.14335406787332" calcext:value-type="float">
            <text:p>-1,14335406787332</text:p>
          </table:table-cell>
          <table:table-cell table:formula="of:=TAN([.B93])" office:value-type="float" office:value="1.80404775527142" calcext:value-type="float">
            <text:p>1,80404775527142</text:p>
          </table:table-cell>
        </table:table-row>
        <table:table-row table:style-name="ro1">
          <table:table-cell table:formula="of:=[.A46]-360" office:value-type="float" office:value="-89" calcext:value-type="float">
            <text:p>-89</text:p>
          </table:table-cell>
          <table:table-cell table:formula="of:=RADIANS([.A94])" office:value-type="float" office:value="-1.55334303427495" calcext:value-type="float">
            <text:p>-1,55334303427495</text:p>
          </table:table-cell>
          <table:table-cell table:formula="of:=COS([.B94])" office:value-type="float" office:value="0.0174524064372836" calcext:value-type="float">
            <text:p>0,017452406437284</text:p>
          </table:table-cell>
          <table:table-cell table:formula="of:=SIN([.B94])" office:value-type="float" office:value="-0.999847695156391" calcext:value-type="float">
            <text:p>-0,999847695156391</text:p>
          </table:table-cell>
          <table:table-cell table:formula="of:=SEC([.B94])" office:value-type="float" office:value="57.2986884985499" calcext:value-type="float">
            <text:p>57,2986884985499</text:p>
          </table:table-cell>
          <table:table-cell table:formula="of:=CSC([.B94])" office:value-type="float" office:value="-1.00015232804391" calcext:value-type="float">
            <text:p>-1,00015232804391</text:p>
          </table:table-cell>
          <table:table-cell table:formula="of:=TAN([.B94])" office:value-type="float" office:value="-57.2899616307591" calcext:value-type="float">
            <text:p>-57,2899616307591</text:p>
          </table:table-cell>
        </table:table-row>
        <table:table-row table:style-name="ro1">
          <table:table-cell table:formula="of:=[.A47]-360" office:value-type="float" office:value="-59" calcext:value-type="float">
            <text:p>-59</text:p>
          </table:table-cell>
          <table:table-cell table:formula="of:=RADIANS([.A95])" office:value-type="float" office:value="-1.02974425867665" calcext:value-type="float">
            <text:p>-1,02974425867665</text:p>
          </table:table-cell>
          <table:table-cell table:formula="of:=COS([.B95])" office:value-type="float" office:value="0.515038074910054" calcext:value-type="float">
            <text:p>0,515038074910054</text:p>
          </table:table-cell>
          <table:table-cell table:formula="of:=SIN([.B95])" office:value-type="float" office:value="-0.857167300702112" calcext:value-type="float">
            <text:p>-0,857167300702112</text:p>
          </table:table-cell>
          <table:table-cell table:formula="of:=SEC([.B95])" office:value-type="float" office:value="1.94160402641036" calcext:value-type="float">
            <text:p>1,94160402641036</text:p>
          </table:table-cell>
          <table:table-cell table:formula="of:=CSC([.B95])" office:value-type="float" office:value="-1.16663339721533" calcext:value-type="float">
            <text:p>-1,16663339721533</text:p>
          </table:table-cell>
          <table:table-cell table:formula="of:=TAN([.B95])" office:value-type="float" office:value="-1.66427948235052" calcext:value-type="float">
            <text:p>-1,66427948235052</text:p>
          </table:table-cell>
        </table:table-row>
        <table:table-row table:style-name="ro1">
          <table:table-cell table:formula="of:=[.A48]-360" office:value-type="float" office:value="-44" calcext:value-type="float">
            <text:p>-44</text:p>
          </table:table-cell>
          <table:table-cell table:formula="of:=RADIANS([.A96])" office:value-type="float" office:value="-0.767944870877505" calcext:value-type="float">
            <text:p>-0,767944870877505</text:p>
          </table:table-cell>
          <table:table-cell table:formula="of:=COS([.B96])" office:value-type="float" office:value="0.719339800338651" calcext:value-type="float">
            <text:p>0,719339800338651</text:p>
          </table:table-cell>
          <table:table-cell table:formula="of:=SIN([.B96])" office:value-type="float" office:value="-0.694658370458997" calcext:value-type="float">
            <text:p>-0,694658370458997</text:p>
          </table:table-cell>
          <table:table-cell table:formula="of:=SEC([.B96])" office:value-type="float" office:value="1.39016359101668" calcext:value-type="float">
            <text:p>1,39016359101668</text:p>
          </table:table-cell>
          <table:table-cell table:formula="of:=CSC([.B96])" office:value-type="float" office:value="-1.43955653962573" calcext:value-type="float">
            <text:p>-1,43955653962573</text:p>
          </table:table-cell>
          <table:table-cell table:formula="of:=TAN([.B96])" office:value-type="float" office:value="-0.965688774807074" calcext:value-type="float">
            <text:p>-0,965688774807074</text:p>
          </table:table-cell>
        </table:table-row>
        <table:table-row table:style-name="ro1">
          <table:table-cell table:formula="of:=[.A49]-360" office:value-type="float" office:value="-29" calcext:value-type="float">
            <text:p>-29</text:p>
          </table:table-cell>
          <table:table-cell table:formula="of:=RADIANS([.A97])" office:value-type="float" office:value="-0.506145483078356" calcext:value-type="float">
            <text:p>-0,506145483078356</text:p>
          </table:table-cell>
          <table:table-cell table:formula="of:=COS([.B97])" office:value-type="float" office:value="0.874619707139396" calcext:value-type="float">
            <text:p>0,874619707139396</text:p>
          </table:table-cell>
          <table:table-cell table:formula="of:=SIN([.B97])" office:value-type="float" office:value="-0.484809620246337" calcext:value-type="float">
            <text:p>-0,484809620246337</text:p>
          </table:table-cell>
          <table:table-cell table:formula="of:=SEC([.B97])" office:value-type="float" office:value="1.14335406787332" calcext:value-type="float">
            <text:p>1,14335406787332</text:p>
          </table:table-cell>
          <table:table-cell table:formula="of:=CSC([.B97])" office:value-type="float" office:value="-2.06266533962731" calcext:value-type="float">
            <text:p>-2,06266533962731</text:p>
          </table:table-cell>
          <table:table-cell table:formula="of:=TAN([.B97])" office:value-type="float" office:value="-0.554309051452769" calcext:value-type="float">
            <text:p>-0,554309051452769</text:p>
          </table:table-cell>
        </table:table-row>
        <table:table-row table:style-name="ro1">
          <table:table-cell table:formula="of:=[.A2]+360" office:value-type="float" office:value="360" calcext:value-type="float">
            <text:p>360</text:p>
          </table:table-cell>
          <table:table-cell table:formula="of:=RADIANS([.A98])" office:value-type="float" office:value="6.28318530717959" calcext:value-type="float">
            <text:p>6,28318530717959</text:p>
          </table:table-cell>
          <table:table-cell table:formula="of:=COS([.B98])" office:value-type="float" office:value="1" calcext:value-type="float">
            <text:p>1</text:p>
          </table:table-cell>
          <table:table-cell table:formula="of:=SIN([.B98])" office:value-type="float" office:value="-2.44929359829471E-016" calcext:value-type="float">
            <text:p>-2,44929359829471E-16</text:p>
          </table:table-cell>
          <table:table-cell table:formula="of:=SEC([.B98])" office:value-type="float" office:value="1" calcext:value-type="float">
            <text:p>1</text:p>
          </table:table-cell>
          <table:table-cell table:formula="of:=CSC([.B98])" office:value-type="float" office:value="-4.08280983829884E+015" calcext:value-type="float">
            <text:p>-4,08280983829884E+015</text:p>
          </table:table-cell>
          <table:table-cell table:formula="of:=TAN([.B98])" office:value-type="float" office:value="-2.44929359829471E-016" calcext:value-type="float">
            <text:p>-2,44929359829471E-16</text:p>
          </table:table-cell>
        </table:table-row>
        <table:table-row table:style-name="ro1">
          <table:table-cell table:formula="of:=[.A3]+360" office:value-type="float" office:value="390" calcext:value-type="float">
            <text:p>390</text:p>
          </table:table-cell>
          <table:table-cell table:formula="of:=RADIANS([.A99])" office:value-type="float" office:value="6.80678408277788" calcext:value-type="float">
            <text:p>6,80678408277788</text:p>
          </table:table-cell>
          <table:table-cell table:formula="of:=COS([.B99])" office:value-type="float" office:value="0.866025403784439" calcext:value-type="float">
            <text:p>0,866025403784439</text:p>
          </table:table-cell>
          <table:table-cell table:formula="of:=SIN([.B99])" office:value-type="float" office:value="0.499999999999999" calcext:value-type="float">
            <text:p>0,499999999999999</text:p>
          </table:table-cell>
          <table:table-cell table:formula="of:=SEC([.B99])" office:value-type="float" office:value="1.15470053837925" calcext:value-type="float">
            <text:p>1,15470053837925</text:p>
          </table:table-cell>
          <table:table-cell table:formula="of:=CSC([.B99])" office:value-type="float" office:value="2" calcext:value-type="float">
            <text:p>2</text:p>
          </table:table-cell>
          <table:table-cell table:formula="of:=TAN([.B99])" office:value-type="float" office:value="0.577350269189625" calcext:value-type="float">
            <text:p>0,577350269189625</text:p>
          </table:table-cell>
        </table:table-row>
        <table:table-row table:style-name="ro1">
          <table:table-cell table:formula="of:=[.A4]+360" office:value-type="float" office:value="405" calcext:value-type="float">
            <text:p>405</text:p>
          </table:table-cell>
          <table:table-cell table:formula="of:=RADIANS([.A100])" office:value-type="float" office:value="7.06858347057703" calcext:value-type="float">
            <text:p>7,06858347057703</text:p>
          </table:table-cell>
          <table:table-cell table:formula="of:=COS([.B100])" office:value-type="float" office:value="0.707106781186548" calcext:value-type="float">
            <text:p>0,707106781186548</text:p>
          </table:table-cell>
          <table:table-cell table:formula="of:=SIN([.B100])" office:value-type="float" office:value="0.707106781186547" calcext:value-type="float">
            <text:p>0,707106781186547</text:p>
          </table:table-cell>
          <table:table-cell table:formula="of:=SEC([.B100])" office:value-type="float" office:value="1.41421356237309" calcext:value-type="float">
            <text:p>1,41421356237309</text:p>
          </table:table-cell>
          <table:table-cell table:formula="of:=CSC([.B100])" office:value-type="float" office:value="1.4142135623731" calcext:value-type="float">
            <text:p>1,4142135623731</text:p>
          </table:table-cell>
          <table:table-cell table:formula="of:=TAN([.B100])" office:value-type="float" office:value="1" calcext:value-type="float">
            <text:p>1</text:p>
          </table:table-cell>
        </table:table-row>
        <table:table-row table:style-name="ro1">
          <table:table-cell table:formula="of:=[.A5]+360" office:value-type="float" office:value="420" calcext:value-type="float">
            <text:p>420</text:p>
          </table:table-cell>
          <table:table-cell table:formula="of:=RADIANS([.A101])" office:value-type="float" office:value="7.33038285837618" calcext:value-type="float">
            <text:p>7,33038285837618</text:p>
          </table:table-cell>
          <table:table-cell table:formula="of:=COS([.B101])" office:value-type="float" office:value="0.5" calcext:value-type="float">
            <text:p>0,5</text:p>
          </table:table-cell>
          <table:table-cell table:formula="of:=SIN([.B101])" office:value-type="float" office:value="0.866025403784439" calcext:value-type="float">
            <text:p>0,866025403784439</text:p>
          </table:table-cell>
          <table:table-cell table:formula="of:=SEC([.B101])" office:value-type="float" office:value="2" calcext:value-type="float">
            <text:p>2</text:p>
          </table:table-cell>
          <table:table-cell table:formula="of:=CSC([.B101])" office:value-type="float" office:value="1.15470053837925" calcext:value-type="float">
            <text:p>1,15470053837925</text:p>
          </table:table-cell>
          <table:table-cell table:formula="of:=TAN([.B101])" office:value-type="float" office:value="1.73205080756888" calcext:value-type="float">
            <text:p>1,73205080756888</text:p>
          </table:table-cell>
        </table:table-row>
        <table:table-row table:style-name="ro1">
          <table:table-cell table:formula="of:=[.A6]+360" office:value-type="float" office:value="450" calcext:value-type="float">
            <text:p>450</text:p>
          </table:table-cell>
          <table:table-cell table:formula="of:=RADIANS([.A102])" office:value-type="float" office:value="7.85398163397448" calcext:value-type="float">
            <text:p>7,85398163397448</text:p>
          </table:table-cell>
          <table:table-cell table:formula="of:=COS([.B102])" office:value-type="float" office:value="3.06161699786838E-016" calcext:value-type="float">
            <text:p>3,06161699786838E-16</text:p>
          </table:table-cell>
          <table:table-cell table:formula="of:=SIN([.B102])" office:value-type="float" office:value="1" calcext:value-type="float">
            <text:p>1</text:p>
          </table:table-cell>
          <table:table-cell table:formula="of:=SEC([.B102])" office:value-type="float" office:value="3.26624787063907E+015" calcext:value-type="float">
            <text:p>3,26624787063907E+015</text:p>
          </table:table-cell>
          <table:table-cell table:formula="of:=CSC([.B102])" office:value-type="float" office:value="1" calcext:value-type="float">
            <text:p>1</text:p>
          </table:table-cell>
          <table:table-cell table:formula="of:=TAN([.B102])" office:value-type="float" office:value="3266247870639074" calcext:value-type="float">
            <text:p>3266247870639074</text:p>
          </table:table-cell>
        </table:table-row>
        <table:table-row table:style-name="ro1">
          <table:table-cell table:formula="of:=[.A7]+360" office:value-type="float" office:value="480" calcext:value-type="float">
            <text:p>480</text:p>
          </table:table-cell>
          <table:table-cell table:formula="of:=RADIANS([.A103])" office:value-type="float" office:value="8.37758040957278" calcext:value-type="float">
            <text:p>8,37758040957278</text:p>
          </table:table-cell>
          <table:table-cell table:formula="of:=COS([.B103])" office:value-type="float" office:value="-0.499999999999999" calcext:value-type="float">
            <text:p>-0,499999999999999</text:p>
          </table:table-cell>
          <table:table-cell table:formula="of:=SIN([.B103])" office:value-type="float" office:value="0.866025403784439" calcext:value-type="float">
            <text:p>0,866025403784439</text:p>
          </table:table-cell>
          <table:table-cell table:formula="of:=SEC([.B103])" office:value-type="float" office:value="-2" calcext:value-type="float">
            <text:p>-2</text:p>
          </table:table-cell>
          <table:table-cell table:formula="of:=CSC([.B103])" office:value-type="float" office:value="1.15470053837925" calcext:value-type="float">
            <text:p>1,15470053837925</text:p>
          </table:table-cell>
          <table:table-cell table:formula="of:=TAN([.B103])" office:value-type="float" office:value="-1.73205080756888" calcext:value-type="float">
            <text:p>-1,73205080756888</text:p>
          </table:table-cell>
        </table:table-row>
        <table:table-row table:style-name="ro1">
          <table:table-cell table:formula="of:=[.A8]+360" office:value-type="float" office:value="495" calcext:value-type="float">
            <text:p>495</text:p>
          </table:table-cell>
          <table:table-cell table:formula="of:=RADIANS([.A104])" office:value-type="float" office:value="8.63937979737193" calcext:value-type="float">
            <text:p>8,63937979737193</text:p>
          </table:table-cell>
          <table:table-cell table:formula="of:=COS([.B104])" office:value-type="float" office:value="-0.707106781186547" calcext:value-type="float">
            <text:p>-0,707106781186547</text:p>
          </table:table-cell>
          <table:table-cell table:formula="of:=SIN([.B104])" office:value-type="float" office:value="0.707106781186548" calcext:value-type="float">
            <text:p>0,707106781186548</text:p>
          </table:table-cell>
          <table:table-cell table:formula="of:=SEC([.B104])" office:value-type="float" office:value="-1.4142135623731" calcext:value-type="float">
            <text:p>-1,4142135623731</text:p>
          </table:table-cell>
          <table:table-cell table:formula="of:=CSC([.B104])" office:value-type="float" office:value="1.41421356237309" calcext:value-type="float">
            <text:p>1,41421356237309</text:p>
          </table:table-cell>
          <table:table-cell table:formula="of:=TAN([.B104])" office:value-type="float" office:value="-1" calcext:value-type="float">
            <text:p>-1</text:p>
          </table:table-cell>
        </table:table-row>
        <table:table-row table:style-name="ro1">
          <table:table-cell table:formula="of:=[.A9]+360" office:value-type="float" office:value="510" calcext:value-type="float">
            <text:p>510</text:p>
          </table:table-cell>
          <table:table-cell table:formula="of:=RADIANS([.A105])" office:value-type="float" office:value="8.90117918517108" calcext:value-type="float">
            <text:p>8,90117918517108</text:p>
          </table:table-cell>
          <table:table-cell table:formula="of:=COS([.B105])" office:value-type="float" office:value="-0.866025403784439" calcext:value-type="float">
            <text:p>-0,866025403784439</text:p>
          </table:table-cell>
          <table:table-cell table:formula="of:=SIN([.B105])" office:value-type="float" office:value="0.5" calcext:value-type="float">
            <text:p>0,5</text:p>
          </table:table-cell>
          <table:table-cell table:formula="of:=SEC([.B105])" office:value-type="float" office:value="-1.15470053837925" calcext:value-type="float">
            <text:p>-1,15470053837925</text:p>
          </table:table-cell>
          <table:table-cell table:formula="of:=CSC([.B105])" office:value-type="float" office:value="2" calcext:value-type="float">
            <text:p>2</text:p>
          </table:table-cell>
          <table:table-cell table:formula="of:=TAN([.B105])" office:value-type="float" office:value="-0.577350269189625" calcext:value-type="float">
            <text:p>-0,577350269189625</text:p>
          </table:table-cell>
        </table:table-row>
        <table:table-row table:style-name="ro1">
          <table:table-cell table:formula="of:=[.A10]+360" office:value-type="float" office:value="540" calcext:value-type="float">
            <text:p>540</text:p>
          </table:table-cell>
          <table:table-cell table:formula="of:=RADIANS([.A106])" office:value-type="float" office:value="9.42477796076938" calcext:value-type="float">
            <text:p>9,42477796076938</text:p>
          </table:table-cell>
          <table:table-cell table:formula="of:=COS([.B106])" office:value-type="float" office:value="-1" calcext:value-type="float">
            <text:p>-1</text:p>
          </table:table-cell>
          <table:table-cell table:formula="of:=SIN([.B106])" office:value-type="float" office:value="3.67394039744206E-016" calcext:value-type="float">
            <text:p>3,67394039744206E-16</text:p>
          </table:table-cell>
          <table:table-cell table:formula="of:=SEC([.B106])" office:value-type="float" office:value="-1" calcext:value-type="float">
            <text:p>-1</text:p>
          </table:table-cell>
          <table:table-cell table:formula="of:=CSC([.B106])" office:value-type="float" office:value="2.72187322553256E+015" calcext:value-type="float">
            <text:p>2,72187322553256E+015</text:p>
          </table:table-cell>
          <table:table-cell table:formula="of:=TAN([.B106])" office:value-type="float" office:value="-3.67394039744206E-016" calcext:value-type="float">
            <text:p>-3,67394039744206E-16</text:p>
          </table:table-cell>
        </table:table-row>
        <table:table-row table:style-name="ro1">
          <table:table-cell table:formula="of:=[.A11]+360" office:value-type="float" office:value="570" calcext:value-type="float">
            <text:p>570</text:p>
          </table:table-cell>
          <table:table-cell table:formula="of:=RADIANS([.A107])" office:value-type="float" office:value="9.94837673636768" calcext:value-type="float">
            <text:p>9,94837673636768</text:p>
          </table:table-cell>
          <table:table-cell table:formula="of:=COS([.B107])" office:value-type="float" office:value="-0.866025403784439" calcext:value-type="float">
            <text:p>-0,866025403784439</text:p>
          </table:table-cell>
          <table:table-cell table:formula="of:=SIN([.B107])" office:value-type="float" office:value="-0.499999999999999" calcext:value-type="float">
            <text:p>-0,499999999999999</text:p>
          </table:table-cell>
          <table:table-cell table:formula="of:=SEC([.B107])" office:value-type="float" office:value="-1.15470053837925" calcext:value-type="float">
            <text:p>-1,15470053837925</text:p>
          </table:table-cell>
          <table:table-cell table:formula="of:=CSC([.B107])" office:value-type="float" office:value="-2" calcext:value-type="float">
            <text:p>-2</text:p>
          </table:table-cell>
          <table:table-cell table:formula="of:=TAN([.B107])" office:value-type="float" office:value="0.577350269189625" calcext:value-type="float">
            <text:p>0,577350269189625</text:p>
          </table:table-cell>
        </table:table-row>
        <table:table-row table:style-name="ro1">
          <table:table-cell table:formula="of:=[.A12]+360" office:value-type="float" office:value="585" calcext:value-type="float">
            <text:p>585</text:p>
          </table:table-cell>
          <table:table-cell table:formula="of:=RADIANS([.A108])" office:value-type="float" office:value="10.2101761241668" calcext:value-type="float">
            <text:p>10,2101761241668</text:p>
          </table:table-cell>
          <table:table-cell table:formula="of:=COS([.B108])" office:value-type="float" office:value="-0.707106781186547" calcext:value-type="float">
            <text:p>-0,707106781186547</text:p>
          </table:table-cell>
          <table:table-cell table:formula="of:=SIN([.B108])" office:value-type="float" office:value="-0.707106781186548" calcext:value-type="float">
            <text:p>-0,707106781186548</text:p>
          </table:table-cell>
          <table:table-cell table:formula="of:=SEC([.B108])" office:value-type="float" office:value="-1.4142135623731" calcext:value-type="float">
            <text:p>-1,4142135623731</text:p>
          </table:table-cell>
          <table:table-cell table:formula="of:=CSC([.B108])" office:value-type="float" office:value="-1.41421356237309" calcext:value-type="float">
            <text:p>-1,41421356237309</text:p>
          </table:table-cell>
          <table:table-cell table:formula="of:=TAN([.B108])" office:value-type="float" office:value="1" calcext:value-type="float">
            <text:p>1</text:p>
          </table:table-cell>
        </table:table-row>
        <table:table-row table:style-name="ro1">
          <table:table-cell table:formula="of:=[.A13]+360" office:value-type="float" office:value="600" calcext:value-type="float">
            <text:p>600</text:p>
          </table:table-cell>
          <table:table-cell table:formula="of:=RADIANS([.A109])" office:value-type="float" office:value="10.471975511966" calcext:value-type="float">
            <text:p>10,471975511966</text:p>
          </table:table-cell>
          <table:table-cell table:formula="of:=COS([.B109])" office:value-type="float" office:value="-0.5" calcext:value-type="float">
            <text:p>-0,5</text:p>
          </table:table-cell>
          <table:table-cell table:formula="of:=SIN([.B109])" office:value-type="float" office:value="-0.866025403784439" calcext:value-type="float">
            <text:p>-0,866025403784439</text:p>
          </table:table-cell>
          <table:table-cell table:formula="of:=SEC([.B109])" office:value-type="float" office:value="-2" calcext:value-type="float">
            <text:p>-2</text:p>
          </table:table-cell>
          <table:table-cell table:formula="of:=CSC([.B109])" office:value-type="float" office:value="-1.15470053837925" calcext:value-type="float">
            <text:p>-1,15470053837925</text:p>
          </table:table-cell>
          <table:table-cell table:formula="of:=TAN([.B109])" office:value-type="float" office:value="1.73205080756888" calcext:value-type="float">
            <text:p>1,73205080756888</text:p>
          </table:table-cell>
        </table:table-row>
        <table:table-row table:style-name="ro1">
          <table:table-cell table:formula="of:=[.A14]+360" office:value-type="float" office:value="630" calcext:value-type="float">
            <text:p>630</text:p>
          </table:table-cell>
          <table:table-cell table:formula="of:=RADIANS([.A110])" office:value-type="float" office:value="10.9955742875643" calcext:value-type="float">
            <text:p>10,9955742875643</text:p>
          </table:table-cell>
          <table:table-cell table:formula="of:=COS([.B110])" office:value-type="float" office:value="-4.28626379701574E-016" calcext:value-type="float">
            <text:p>-4,28626379701574E-16</text:p>
          </table:table-cell>
          <table:table-cell table:formula="of:=SIN([.B110])" office:value-type="float" office:value="-1" calcext:value-type="float">
            <text:p>-1</text:p>
          </table:table-cell>
          <table:table-cell table:formula="of:=SEC([.B110])" office:value-type="float" office:value="-2.33303419331362E+015" calcext:value-type="float">
            <text:p>-2,33303419331362E+015</text:p>
          </table:table-cell>
          <table:table-cell table:formula="of:=CSC([.B110])" office:value-type="float" office:value="-1" calcext:value-type="float">
            <text:p>-1</text:p>
          </table:table-cell>
          <table:table-cell table:formula="of:=TAN([.B110])" office:value-type="float" office:value="2.33303419331362E+015" calcext:value-type="float">
            <text:p>2,33303419331362E+015</text:p>
          </table:table-cell>
        </table:table-row>
        <table:table-row table:style-name="ro1">
          <table:table-cell table:formula="of:=[.A15]+360" office:value-type="float" office:value="660" calcext:value-type="float">
            <text:p>660</text:p>
          </table:table-cell>
          <table:table-cell table:formula="of:=RADIANS([.A111])" office:value-type="float" office:value="11.5191730631626" calcext:value-type="float">
            <text:p>11,5191730631626</text:p>
          </table:table-cell>
          <table:table-cell table:formula="of:=COS([.B111])" office:value-type="float" office:value="0.499999999999999" calcext:value-type="float">
            <text:p>0,499999999999999</text:p>
          </table:table-cell>
          <table:table-cell table:formula="of:=SIN([.B111])" office:value-type="float" office:value="-0.866025403784439" calcext:value-type="float">
            <text:p>-0,866025403784439</text:p>
          </table:table-cell>
          <table:table-cell table:formula="of:=SEC([.B111])" office:value-type="float" office:value="2" calcext:value-type="float">
            <text:p>2</text:p>
          </table:table-cell>
          <table:table-cell table:formula="of:=CSC([.B111])" office:value-type="float" office:value="-1.15470053837925" calcext:value-type="float">
            <text:p>-1,15470053837925</text:p>
          </table:table-cell>
          <table:table-cell table:formula="of:=TAN([.B111])" office:value-type="float" office:value="-1.73205080756888" calcext:value-type="float">
            <text:p>-1,73205080756888</text:p>
          </table:table-cell>
        </table:table-row>
        <table:table-row table:style-name="ro1">
          <table:table-cell table:formula="of:=[.A16]+360" office:value-type="float" office:value="675" calcext:value-type="float">
            <text:p>675</text:p>
          </table:table-cell>
          <table:table-cell table:formula="of:=RADIANS([.A112])" office:value-type="float" office:value="11.7809724509617" calcext:value-type="float">
            <text:p>11,7809724509617</text:p>
          </table:table-cell>
          <table:table-cell table:formula="of:=COS([.B112])" office:value-type="float" office:value="0.707106781186547" calcext:value-type="float">
            <text:p>0,707106781186547</text:p>
          </table:table-cell>
          <table:table-cell table:formula="of:=SIN([.B112])" office:value-type="float" office:value="-0.707106781186548" calcext:value-type="float">
            <text:p>-0,707106781186548</text:p>
          </table:table-cell>
          <table:table-cell table:formula="of:=SEC([.B112])" office:value-type="float" office:value="1.4142135623731" calcext:value-type="float">
            <text:p>1,4142135623731</text:p>
          </table:table-cell>
          <table:table-cell table:formula="of:=CSC([.B112])" office:value-type="float" office:value="-1.41421356237309" calcext:value-type="float">
            <text:p>-1,41421356237309</text:p>
          </table:table-cell>
          <table:table-cell table:formula="of:=TAN([.B112])" office:value-type="float" office:value="-1" calcext:value-type="float">
            <text:p>-1</text:p>
          </table:table-cell>
        </table:table-row>
        <table:table-row table:style-name="ro1">
          <table:table-cell table:formula="of:=[.A17]+360" office:value-type="float" office:value="690" calcext:value-type="float">
            <text:p>690</text:p>
          </table:table-cell>
          <table:table-cell table:formula="of:=RADIANS([.A113])" office:value-type="float" office:value="12.0427718387609" calcext:value-type="float">
            <text:p>12,0427718387609</text:p>
          </table:table-cell>
          <table:table-cell table:formula="of:=COS([.B113])" office:value-type="float" office:value="0.866025403784439" calcext:value-type="float">
            <text:p>0,866025403784439</text:p>
          </table:table-cell>
          <table:table-cell table:formula="of:=SIN([.B113])" office:value-type="float" office:value="-0.5" calcext:value-type="float">
            <text:p>-0,5</text:p>
          </table:table-cell>
          <table:table-cell table:formula="of:=SEC([.B113])" office:value-type="float" office:value="1.15470053837925" calcext:value-type="float">
            <text:p>1,15470053837925</text:p>
          </table:table-cell>
          <table:table-cell table:formula="of:=CSC([.B113])" office:value-type="float" office:value="-2" calcext:value-type="float">
            <text:p>-2</text:p>
          </table:table-cell>
          <table:table-cell table:formula="of:=TAN([.B113])" office:value-type="float" office:value="-0.577350269189626" calcext:value-type="float">
            <text:p>-0,577350269189626</text:p>
          </table:table-cell>
        </table:table-row>
        <table:table-row table:style-name="ro1">
          <table:table-cell table:formula="of:=[.A18]+360" office:value-type="float" office:value="359" calcext:value-type="float">
            <text:p>359</text:p>
          </table:table-cell>
          <table:table-cell table:formula="of:=RADIANS([.A114])" office:value-type="float" office:value="6.26573201465964" calcext:value-type="float">
            <text:p>6,26573201465964</text:p>
          </table:table-cell>
          <table:table-cell table:formula="of:=COS([.B114])" office:value-type="float" office:value="0.999847695156391" calcext:value-type="float">
            <text:p>0,999847695156391</text:p>
          </table:table-cell>
          <table:table-cell table:formula="of:=SIN([.B114])" office:value-type="float" office:value="-0.0174524064372836" calcext:value-type="float">
            <text:p>-0,017452406437284</text:p>
          </table:table-cell>
          <table:table-cell table:formula="of:=SEC([.B114])" office:value-type="float" office:value="1.00015232804391" calcext:value-type="float">
            <text:p>1,00015232804391</text:p>
          </table:table-cell>
          <table:table-cell table:formula="of:=CSC([.B114])" office:value-type="float" office:value="-57.29868849855" calcext:value-type="float">
            <text:p>-57,29868849855</text:p>
          </table:table-cell>
          <table:table-cell table:formula="of:=TAN([.B114])" office:value-type="float" office:value="-0.0174550649282176" calcext:value-type="float">
            <text:p>-0,017455064928218</text:p>
          </table:table-cell>
        </table:table-row>
        <table:table-row table:style-name="ro1">
          <table:table-cell table:formula="of:=[.A19]+360" office:value-type="float" office:value="389" calcext:value-type="float">
            <text:p>389</text:p>
          </table:table-cell>
          <table:table-cell table:formula="of:=RADIANS([.A115])" office:value-type="float" office:value="6.78933079025794" calcext:value-type="float">
            <text:p>6,78933079025794</text:p>
          </table:table-cell>
          <table:table-cell table:formula="of:=COS([.B115])" office:value-type="float" office:value="0.874619707139396" calcext:value-type="float">
            <text:p>0,874619707139396</text:p>
          </table:table-cell>
          <table:table-cell table:formula="of:=SIN([.B115])" office:value-type="float" office:value="0.484809620246336" calcext:value-type="float">
            <text:p>0,484809620246336</text:p>
          </table:table-cell>
          <table:table-cell table:formula="of:=SEC([.B115])" office:value-type="float" office:value="1.14335406787332" calcext:value-type="float">
            <text:p>1,14335406787332</text:p>
          </table:table-cell>
          <table:table-cell table:formula="of:=CSC([.B115])" office:value-type="float" office:value="2.06266533962732" calcext:value-type="float">
            <text:p>2,06266533962732</text:p>
          </table:table-cell>
          <table:table-cell table:formula="of:=TAN([.B115])" office:value-type="float" office:value="0.554309051452768" calcext:value-type="float">
            <text:p>0,554309051452768</text:p>
          </table:table-cell>
        </table:table-row>
        <table:table-row table:style-name="ro1">
          <table:table-cell table:formula="of:=[.A20]+360" office:value-type="float" office:value="404" calcext:value-type="float">
            <text:p>404</text:p>
          </table:table-cell>
          <table:table-cell table:formula="of:=RADIANS([.A116])" office:value-type="float" office:value="7.05113017805709" calcext:value-type="float">
            <text:p>7,05113017805709</text:p>
          </table:table-cell>
          <table:table-cell table:formula="of:=COS([.B116])" office:value-type="float" office:value="0.719339800338651" calcext:value-type="float">
            <text:p>0,719339800338651</text:p>
          </table:table-cell>
          <table:table-cell table:formula="of:=SIN([.B116])" office:value-type="float" office:value="0.694658370458997" calcext:value-type="float">
            <text:p>0,694658370458997</text:p>
          </table:table-cell>
          <table:table-cell table:formula="of:=SEC([.B116])" office:value-type="float" office:value="1.39016359101668" calcext:value-type="float">
            <text:p>1,39016359101668</text:p>
          </table:table-cell>
          <table:table-cell table:formula="of:=CSC([.B116])" office:value-type="float" office:value="1.43955653962573" calcext:value-type="float">
            <text:p>1,43955653962573</text:p>
          </table:table-cell>
          <table:table-cell table:formula="of:=TAN([.B116])" office:value-type="float" office:value="0.965688774807074" calcext:value-type="float">
            <text:p>0,965688774807074</text:p>
          </table:table-cell>
        </table:table-row>
        <table:table-row table:style-name="ro1">
          <table:table-cell table:formula="of:=[.A21]+360" office:value-type="float" office:value="419" calcext:value-type="float">
            <text:p>419</text:p>
          </table:table-cell>
          <table:table-cell table:formula="of:=RADIANS([.A117])" office:value-type="float" office:value="7.31292956585624" calcext:value-type="float">
            <text:p>7,31292956585624</text:p>
          </table:table-cell>
          <table:table-cell table:formula="of:=COS([.B117])" office:value-type="float" office:value="0.515038074910054" calcext:value-type="float">
            <text:p>0,515038074910054</text:p>
          </table:table-cell>
          <table:table-cell table:formula="of:=SIN([.B117])" office:value-type="float" office:value="0.857167300702113" calcext:value-type="float">
            <text:p>0,857167300702113</text:p>
          </table:table-cell>
          <table:table-cell table:formula="of:=SEC([.B117])" office:value-type="float" office:value="1.94160402641036" calcext:value-type="float">
            <text:p>1,94160402641036</text:p>
          </table:table-cell>
          <table:table-cell table:formula="of:=CSC([.B117])" office:value-type="float" office:value="1.16663339721533" calcext:value-type="float">
            <text:p>1,16663339721533</text:p>
          </table:table-cell>
          <table:table-cell table:formula="of:=TAN([.B117])" office:value-type="float" office:value="1.66427948235052" calcext:value-type="float">
            <text:p>1,66427948235052</text:p>
          </table:table-cell>
        </table:table-row>
        <table:table-row table:style-name="ro1">
          <table:table-cell table:formula="of:=[.A22]+360" office:value-type="float" office:value="449" calcext:value-type="float">
            <text:p>449</text:p>
          </table:table-cell>
          <table:table-cell table:formula="of:=RADIANS([.A118])" office:value-type="float" office:value="7.83652834145454" calcext:value-type="float">
            <text:p>7,83652834145454</text:p>
          </table:table-cell>
          <table:table-cell table:formula="of:=COS([.B118])" office:value-type="float" office:value="0.0174524064372836" calcext:value-type="float">
            <text:p>0,017452406437284</text:p>
          </table:table-cell>
          <table:table-cell table:formula="of:=SIN([.B118])" office:value-type="float" office:value="0.999847695156391" calcext:value-type="float">
            <text:p>0,999847695156391</text:p>
          </table:table-cell>
          <table:table-cell table:formula="of:=SEC([.B118])" office:value-type="float" office:value="57.2986884985498" calcext:value-type="float">
            <text:p>57,2986884985498</text:p>
          </table:table-cell>
          <table:table-cell table:formula="of:=CSC([.B118])" office:value-type="float" office:value="1.00015232804391" calcext:value-type="float">
            <text:p>1,00015232804391</text:p>
          </table:table-cell>
          <table:table-cell table:formula="of:=TAN([.B118])" office:value-type="float" office:value="57.2899616307591" calcext:value-type="float">
            <text:p>57,2899616307591</text:p>
          </table:table-cell>
        </table:table-row>
        <table:table-row table:style-name="ro1">
          <table:table-cell table:formula="of:=[.A23]+360" office:value-type="float" office:value="479" calcext:value-type="float">
            <text:p>479</text:p>
          </table:table-cell>
          <table:table-cell table:formula="of:=RADIANS([.A119])" office:value-type="float" office:value="8.36012711705284" calcext:value-type="float">
            <text:p>8,36012711705284</text:p>
          </table:table-cell>
          <table:table-cell table:formula="of:=COS([.B119])" office:value-type="float" office:value="-0.484809620246336" calcext:value-type="float">
            <text:p>-0,484809620246336</text:p>
          </table:table-cell>
          <table:table-cell table:formula="of:=SIN([.B119])" office:value-type="float" office:value="0.874619707139397" calcext:value-type="float">
            <text:p>0,874619707139397</text:p>
          </table:table-cell>
          <table:table-cell table:formula="of:=SEC([.B119])" office:value-type="float" office:value="-2.06266533962732" calcext:value-type="float">
            <text:p>-2,06266533962732</text:p>
          </table:table-cell>
          <table:table-cell table:formula="of:=CSC([.B119])" office:value-type="float" office:value="1.14335406787332" calcext:value-type="float">
            <text:p>1,14335406787332</text:p>
          </table:table-cell>
          <table:table-cell table:formula="of:=TAN([.B119])" office:value-type="float" office:value="-1.80404775527143" calcext:value-type="float">
            <text:p>-1,80404775527143</text:p>
          </table:table-cell>
        </table:table-row>
        <table:table-row table:style-name="ro1">
          <table:table-cell table:formula="of:=[.A24]+360" office:value-type="float" office:value="494" calcext:value-type="float">
            <text:p>494</text:p>
          </table:table-cell>
          <table:table-cell table:formula="of:=RADIANS([.A120])" office:value-type="float" office:value="8.62192650485199" calcext:value-type="float">
            <text:p>8,62192650485199</text:p>
          </table:table-cell>
          <table:table-cell table:formula="of:=COS([.B120])" office:value-type="float" office:value="-0.694658370458997" calcext:value-type="float">
            <text:p>-0,694658370458997</text:p>
          </table:table-cell>
          <table:table-cell table:formula="of:=SIN([.B120])" office:value-type="float" office:value="0.719339800338651" calcext:value-type="float">
            <text:p>0,719339800338651</text:p>
          </table:table-cell>
          <table:table-cell table:formula="of:=SEC([.B120])" office:value-type="float" office:value="-1.43955653962573" calcext:value-type="float">
            <text:p>-1,43955653962573</text:p>
          </table:table-cell>
          <table:table-cell table:formula="of:=CSC([.B120])" office:value-type="float" office:value="1.39016359101668" calcext:value-type="float">
            <text:p>1,39016359101668</text:p>
          </table:table-cell>
          <table:table-cell table:formula="of:=TAN([.B120])" office:value-type="float" office:value="-1.03553031379057" calcext:value-type="float">
            <text:p>-1,03553031379057</text:p>
          </table:table-cell>
        </table:table-row>
        <table:table-row table:style-name="ro1">
          <table:table-cell table:formula="of:=[.A25]+360" office:value-type="float" office:value="509" calcext:value-type="float">
            <text:p>509</text:p>
          </table:table-cell>
          <table:table-cell table:formula="of:=RADIANS([.A121])" office:value-type="float" office:value="8.88372589265114" calcext:value-type="float">
            <text:p>8,88372589265114</text:p>
          </table:table-cell>
          <table:table-cell table:formula="of:=COS([.B121])" office:value-type="float" office:value="-0.857167300702112" calcext:value-type="float">
            <text:p>-0,857167300702112</text:p>
          </table:table-cell>
          <table:table-cell table:formula="of:=SIN([.B121])" office:value-type="float" office:value="0.515038074910055" calcext:value-type="float">
            <text:p>0,515038074910055</text:p>
          </table:table-cell>
          <table:table-cell table:formula="of:=SEC([.B121])" office:value-type="float" office:value="-1.16663339721533" calcext:value-type="float">
            <text:p>-1,16663339721533</text:p>
          </table:table-cell>
          <table:table-cell table:formula="of:=CSC([.B121])" office:value-type="float" office:value="1.94160402641036" calcext:value-type="float">
            <text:p>1,94160402641036</text:p>
          </table:table-cell>
          <table:table-cell table:formula="of:=TAN([.B121])" office:value-type="float" office:value="-0.600860619027561" calcext:value-type="float">
            <text:p>-0,600860619027561</text:p>
          </table:table-cell>
        </table:table-row>
        <table:table-row table:style-name="ro1">
          <table:table-cell table:formula="of:=[.A26]+360" office:value-type="float" office:value="539" calcext:value-type="float">
            <text:p>539</text:p>
          </table:table-cell>
          <table:table-cell table:formula="of:=RADIANS([.A122])" office:value-type="float" office:value="9.40732466824944" calcext:value-type="float">
            <text:p>9,40732466824944</text:p>
          </table:table-cell>
          <table:table-cell table:formula="of:=COS([.B122])" office:value-type="float" office:value="-0.999847695156391" calcext:value-type="float">
            <text:p>-0,999847695156391</text:p>
          </table:table-cell>
          <table:table-cell table:formula="of:=SIN([.B122])" office:value-type="float" office:value="0.0174524064372846" calcext:value-type="float">
            <text:p>0,017452406437285</text:p>
          </table:table-cell>
          <table:table-cell table:formula="of:=SEC([.B122])" office:value-type="float" office:value="-1.00015232804391" calcext:value-type="float">
            <text:p>-1,00015232804391</text:p>
          </table:table-cell>
          <table:table-cell table:formula="of:=CSC([.B122])" office:value-type="float" office:value="57.2986884985467" calcext:value-type="float">
            <text:p>57,2986884985467</text:p>
          </table:table-cell>
          <table:table-cell table:formula="of:=TAN([.B122])" office:value-type="float" office:value="-0.0174550649282186" calcext:value-type="float">
            <text:p>-0,017455064928219</text:p>
          </table:table-cell>
        </table:table-row>
        <table:table-row table:style-name="ro1">
          <table:table-cell table:formula="of:=[.A27]+360" office:value-type="float" office:value="569" calcext:value-type="float">
            <text:p>569</text:p>
          </table:table-cell>
          <table:table-cell table:formula="of:=RADIANS([.A123])" office:value-type="float" office:value="9.93092344384773" calcext:value-type="float">
            <text:p>9,93092344384773</text:p>
          </table:table-cell>
          <table:table-cell table:formula="of:=COS([.B123])" office:value-type="float" office:value="-0.874619707139397" calcext:value-type="float">
            <text:p>-0,874619707139397</text:p>
          </table:table-cell>
          <table:table-cell table:formula="of:=SIN([.B123])" office:value-type="float" office:value="-0.484809620246336" calcext:value-type="float">
            <text:p>-0,484809620246336</text:p>
          </table:table-cell>
          <table:table-cell table:formula="of:=SEC([.B123])" office:value-type="float" office:value="-1.14335406787332" calcext:value-type="float">
            <text:p>-1,14335406787332</text:p>
          </table:table-cell>
          <table:table-cell table:formula="of:=CSC([.B123])" office:value-type="float" office:value="-2.06266533962732" calcext:value-type="float">
            <text:p>-2,06266533962732</text:p>
          </table:table-cell>
          <table:table-cell table:formula="of:=TAN([.B123])" office:value-type="float" office:value="0.554309051452767" calcext:value-type="float">
            <text:p>0,554309051452767</text:p>
          </table:table-cell>
        </table:table-row>
        <table:table-row table:style-name="ro1">
          <table:table-cell table:formula="of:=[.A28]+360" office:value-type="float" office:value="584" calcext:value-type="float">
            <text:p>584</text:p>
          </table:table-cell>
          <table:table-cell table:formula="of:=RADIANS([.A124])" office:value-type="float" office:value="10.1927228316469" calcext:value-type="float">
            <text:p>10,1927228316469</text:p>
          </table:table-cell>
          <table:table-cell table:formula="of:=COS([.B124])" office:value-type="float" office:value="-0.719339800338651" calcext:value-type="float">
            <text:p>-0,719339800338651</text:p>
          </table:table-cell>
          <table:table-cell table:formula="of:=SIN([.B124])" office:value-type="float" office:value="-0.694658370458997" calcext:value-type="float">
            <text:p>-0,694658370458997</text:p>
          </table:table-cell>
          <table:table-cell table:formula="of:=SEC([.B124])" office:value-type="float" office:value="-1.39016359101668" calcext:value-type="float">
            <text:p>-1,39016359101668</text:p>
          </table:table-cell>
          <table:table-cell table:formula="of:=CSC([.B124])" office:value-type="float" office:value="-1.43955653962573" calcext:value-type="float">
            <text:p>-1,43955653962573</text:p>
          </table:table-cell>
          <table:table-cell table:formula="of:=TAN([.B124])" office:value-type="float" office:value="0.965688774807074" calcext:value-type="float">
            <text:p>0,965688774807074</text:p>
          </table:table-cell>
        </table:table-row>
        <table:table-row table:style-name="ro1">
          <table:table-cell table:formula="of:=[.A29]+360" office:value-type="float" office:value="599" calcext:value-type="float">
            <text:p>599</text:p>
          </table:table-cell>
          <table:table-cell table:formula="of:=RADIANS([.A125])" office:value-type="float" office:value="10.454522219446" calcext:value-type="float">
            <text:p>10,454522219446</text:p>
          </table:table-cell>
          <table:table-cell table:formula="of:=COS([.B125])" office:value-type="float" office:value="-0.515038074910055" calcext:value-type="float">
            <text:p>-0,515038074910055</text:p>
          </table:table-cell>
          <table:table-cell table:formula="of:=SIN([.B125])" office:value-type="float" office:value="-0.857167300702112" calcext:value-type="float">
            <text:p>-0,857167300702112</text:p>
          </table:table-cell>
          <table:table-cell table:formula="of:=SEC([.B125])" office:value-type="float" office:value="-1.94160402641036" calcext:value-type="float">
            <text:p>-1,94160402641036</text:p>
          </table:table-cell>
          <table:table-cell table:formula="of:=CSC([.B125])" office:value-type="float" office:value="-1.16663339721533" calcext:value-type="float">
            <text:p>-1,16663339721533</text:p>
          </table:table-cell>
          <table:table-cell table:formula="of:=TAN([.B125])" office:value-type="float" office:value="1.66427948235052" calcext:value-type="float">
            <text:p>1,66427948235052</text:p>
          </table:table-cell>
        </table:table-row>
        <table:table-row table:style-name="ro1">
          <table:table-cell table:formula="of:=[.A30]+360" office:value-type="float" office:value="629" calcext:value-type="float">
            <text:p>629</text:p>
          </table:table-cell>
          <table:table-cell table:formula="of:=RADIANS([.A126])" office:value-type="float" office:value="10.9781209950443" calcext:value-type="float">
            <text:p>10,9781209950443</text:p>
          </table:table-cell>
          <table:table-cell table:formula="of:=COS([.B126])" office:value-type="float" office:value="-0.0174524064372846" calcext:value-type="float">
            <text:p>-0,017452406437285</text:p>
          </table:table-cell>
          <table:table-cell table:formula="of:=SIN([.B126])" office:value-type="float" office:value="-0.999847695156391" calcext:value-type="float">
            <text:p>-0,999847695156391</text:p>
          </table:table-cell>
          <table:table-cell table:formula="of:=SEC([.B126])" office:value-type="float" office:value="-57.2986884985465" calcext:value-type="float">
            <text:p>-57,2986884985465</text:p>
          </table:table-cell>
          <table:table-cell table:formula="of:=CSC([.B126])" office:value-type="float" office:value="-1.00015232804391" calcext:value-type="float">
            <text:p>-1,00015232804391</text:p>
          </table:table-cell>
          <table:table-cell table:formula="of:=TAN([.B126])" office:value-type="float" office:value="57.2899616307558" calcext:value-type="float">
            <text:p>57,2899616307558</text:p>
          </table:table-cell>
        </table:table-row>
        <table:table-row table:style-name="ro1">
          <table:table-cell table:formula="of:=[.A31]+360" office:value-type="float" office:value="659" calcext:value-type="float">
            <text:p>659</text:p>
          </table:table-cell>
          <table:table-cell table:formula="of:=RADIANS([.A127])" office:value-type="float" office:value="11.5017197706426" calcext:value-type="float">
            <text:p>11,5017197706426</text:p>
          </table:table-cell>
          <table:table-cell table:formula="of:=COS([.B127])" office:value-type="float" office:value="0.484809620246335" calcext:value-type="float">
            <text:p>0,484809620246335</text:p>
          </table:table-cell>
          <table:table-cell table:formula="of:=SIN([.B127])" office:value-type="float" office:value="-0.874619707139397" calcext:value-type="float">
            <text:p>-0,874619707139397</text:p>
          </table:table-cell>
          <table:table-cell table:formula="of:=SEC([.B127])" office:value-type="float" office:value="2.06266533962732" calcext:value-type="float">
            <text:p>2,06266533962732</text:p>
          </table:table-cell>
          <table:table-cell table:formula="of:=CSC([.B127])" office:value-type="float" office:value="-1.14335406787332" calcext:value-type="float">
            <text:p>-1,14335406787332</text:p>
          </table:table-cell>
          <table:table-cell table:formula="of:=TAN([.B127])" office:value-type="float" office:value="-1.80404775527143" calcext:value-type="float">
            <text:p>-1,80404775527143</text:p>
          </table:table-cell>
        </table:table-row>
        <table:table-row table:style-name="ro1">
          <table:table-cell table:formula="of:=[.A32]+360" office:value-type="float" office:value="674" calcext:value-type="float">
            <text:p>674</text:p>
          </table:table-cell>
          <table:table-cell table:formula="of:=RADIANS([.A128])" office:value-type="float" office:value="11.7635191584418" calcext:value-type="float">
            <text:p>11,7635191584418</text:p>
          </table:table-cell>
          <table:table-cell table:formula="of:=COS([.B128])" office:value-type="float" office:value="0.694658370458997" calcext:value-type="float">
            <text:p>0,694658370458997</text:p>
          </table:table-cell>
          <table:table-cell table:formula="of:=SIN([.B128])" office:value-type="float" office:value="-0.719339800338651" calcext:value-type="float">
            <text:p>-0,719339800338651</text:p>
          </table:table-cell>
          <table:table-cell table:formula="of:=SEC([.B128])" office:value-type="float" office:value="1.43955653962573" calcext:value-type="float">
            <text:p>1,43955653962573</text:p>
          </table:table-cell>
          <table:table-cell table:formula="of:=CSC([.B128])" office:value-type="float" office:value="-1.39016359101668" calcext:value-type="float">
            <text:p>-1,39016359101668</text:p>
          </table:table-cell>
          <table:table-cell table:formula="of:=TAN([.B128])" office:value-type="float" office:value="-1.03553031379057" calcext:value-type="float">
            <text:p>-1,03553031379057</text:p>
          </table:table-cell>
        </table:table-row>
        <table:table-row table:style-name="ro1">
          <table:table-cell table:formula="of:=[.A33]+360" office:value-type="float" office:value="689" calcext:value-type="float">
            <text:p>689</text:p>
          </table:table-cell>
          <table:table-cell table:formula="of:=RADIANS([.A129])" office:value-type="float" office:value="12.0253185462409" calcext:value-type="float">
            <text:p>12,0253185462409</text:p>
          </table:table-cell>
          <table:table-cell table:formula="of:=COS([.B129])" office:value-type="float" office:value="0.857167300702112" calcext:value-type="float">
            <text:p>0,857167300702112</text:p>
          </table:table-cell>
          <table:table-cell table:formula="of:=SIN([.B129])" office:value-type="float" office:value="-0.515038074910055" calcext:value-type="float">
            <text:p>-0,515038074910055</text:p>
          </table:table-cell>
          <table:table-cell table:formula="of:=SEC([.B129])" office:value-type="float" office:value="1.16663339721533" calcext:value-type="float">
            <text:p>1,16663339721533</text:p>
          </table:table-cell>
          <table:table-cell table:formula="of:=CSC([.B129])" office:value-type="float" office:value="-1.94160402641035" calcext:value-type="float">
            <text:p>-1,94160402641035</text:p>
          </table:table-cell>
          <table:table-cell table:formula="of:=TAN([.B129])" office:value-type="float" office:value="-0.600860619027561" calcext:value-type="float">
            <text:p>-0,600860619027561</text:p>
          </table:table-cell>
        </table:table-row>
        <table:table-row table:style-name="ro1">
          <table:table-cell table:formula="of:=[.A34]+360" office:value-type="float" office:value="361" calcext:value-type="float">
            <text:p>361</text:p>
          </table:table-cell>
          <table:table-cell table:formula="of:=RADIANS([.A130])" office:value-type="float" office:value="6.30063859969953" calcext:value-type="float">
            <text:p>6,30063859969953</text:p>
          </table:table-cell>
          <table:table-cell table:formula="of:=COS([.B130])" office:value-type="float" office:value="0.999847695156391" calcext:value-type="float">
            <text:p>0,999847695156391</text:p>
          </table:table-cell>
          <table:table-cell table:formula="of:=SIN([.B130])" office:value-type="float" office:value="0.0174524064372831" calcext:value-type="float">
            <text:p>0,017452406437283</text:p>
          </table:table-cell>
          <table:table-cell table:formula="of:=SEC([.B130])" office:value-type="float" office:value="1.00015232804391" calcext:value-type="float">
            <text:p>1,00015232804391</text:p>
          </table:table-cell>
          <table:table-cell table:formula="of:=CSC([.B130])" office:value-type="float" office:value="57.2986884985516" calcext:value-type="float">
            <text:p>57,2986884985516</text:p>
          </table:table-cell>
          <table:table-cell table:formula="of:=TAN([.B130])" office:value-type="float" office:value="0.0174550649282171" calcext:value-type="float">
            <text:p>0,017455064928217</text:p>
          </table:table-cell>
        </table:table-row>
        <table:table-row table:style-name="ro1">
          <table:table-cell table:formula="of:=[.A35]+360" office:value-type="float" office:value="391" calcext:value-type="float">
            <text:p>391</text:p>
          </table:table-cell>
          <table:table-cell table:formula="of:=RADIANS([.A131])" office:value-type="float" office:value="6.82423737529783" calcext:value-type="float">
            <text:p>6,82423737529783</text:p>
          </table:table-cell>
          <table:table-cell table:formula="of:=COS([.B131])" office:value-type="float" office:value="0.857167300702113" calcext:value-type="float">
            <text:p>0,857167300702113</text:p>
          </table:table-cell>
          <table:table-cell table:formula="of:=SIN([.B131])" office:value-type="float" office:value="0.515038074910053" calcext:value-type="float">
            <text:p>0,515038074910053</text:p>
          </table:table-cell>
          <table:table-cell table:formula="of:=SEC([.B131])" office:value-type="float" office:value="1.16663339721533" calcext:value-type="float">
            <text:p>1,16663339721533</text:p>
          </table:table-cell>
          <table:table-cell table:formula="of:=CSC([.B131])" office:value-type="float" office:value="1.94160402641036" calcext:value-type="float">
            <text:p>1,94160402641036</text:p>
          </table:table-cell>
          <table:table-cell table:formula="of:=TAN([.B131])" office:value-type="float" office:value="0.600860619027559" calcext:value-type="float">
            <text:p>0,600860619027559</text:p>
          </table:table-cell>
        </table:table-row>
        <table:table-row table:style-name="ro1">
          <table:table-cell table:formula="of:=[.A36]+360" office:value-type="float" office:value="406" calcext:value-type="float">
            <text:p>406</text:p>
          </table:table-cell>
          <table:table-cell table:formula="of:=RADIANS([.A132])" office:value-type="float" office:value="7.08603676309698" calcext:value-type="float">
            <text:p>7,08603676309698</text:p>
          </table:table-cell>
          <table:table-cell table:formula="of:=COS([.B132])" office:value-type="float" office:value="0.694658370458998" calcext:value-type="float">
            <text:p>0,694658370458998</text:p>
          </table:table-cell>
          <table:table-cell table:formula="of:=SIN([.B132])" office:value-type="float" office:value="0.719339800338651" calcext:value-type="float">
            <text:p>0,719339800338651</text:p>
          </table:table-cell>
          <table:table-cell table:formula="of:=SEC([.B132])" office:value-type="float" office:value="1.43955653962573" calcext:value-type="float">
            <text:p>1,43955653962573</text:p>
          </table:table-cell>
          <table:table-cell table:formula="of:=CSC([.B132])" office:value-type="float" office:value="1.39016359101668" calcext:value-type="float">
            <text:p>1,39016359101668</text:p>
          </table:table-cell>
          <table:table-cell table:formula="of:=TAN([.B132])" office:value-type="float" office:value="1.03553031379057" calcext:value-type="float">
            <text:p>1,03553031379057</text:p>
          </table:table-cell>
        </table:table-row>
        <table:table-row table:style-name="ro1">
          <table:table-cell table:formula="of:=[.A37]+360" office:value-type="float" office:value="421" calcext:value-type="float">
            <text:p>421</text:p>
          </table:table-cell>
          <table:table-cell table:formula="of:=RADIANS([.A133])" office:value-type="float" office:value="7.34783615089613" calcext:value-type="float">
            <text:p>7,34783615089613</text:p>
          </table:table-cell>
          <table:table-cell table:formula="of:=COS([.B133])" office:value-type="float" office:value="0.484809620246337" calcext:value-type="float">
            <text:p>0,484809620246337</text:p>
          </table:table-cell>
          <table:table-cell table:formula="of:=SIN([.B133])" office:value-type="float" office:value="0.874619707139396" calcext:value-type="float">
            <text:p>0,874619707139396</text:p>
          </table:table-cell>
          <table:table-cell table:formula="of:=SEC([.B133])" office:value-type="float" office:value="2.06266533962731" calcext:value-type="float">
            <text:p>2,06266533962731</text:p>
          </table:table-cell>
          <table:table-cell table:formula="of:=CSC([.B133])" office:value-type="float" office:value="1.14335406787332" calcext:value-type="float">
            <text:p>1,14335406787332</text:p>
          </table:table-cell>
          <table:table-cell table:formula="of:=TAN([.B133])" office:value-type="float" office:value="1.80404775527142" calcext:value-type="float">
            <text:p>1,80404775527142</text:p>
          </table:table-cell>
        </table:table-row>
        <table:table-row table:style-name="ro1">
          <table:table-cell table:formula="of:=[.A38]+360" office:value-type="float" office:value="451" calcext:value-type="float">
            <text:p>451</text:p>
          </table:table-cell>
          <table:table-cell table:formula="of:=RADIANS([.A134])" office:value-type="float" office:value="7.87143492649443" calcext:value-type="float">
            <text:p>7,87143492649443</text:p>
          </table:table-cell>
          <table:table-cell table:formula="of:=COS([.B134])" office:value-type="float" office:value="-0.017452406437283" calcext:value-type="float">
            <text:p>-0,017452406437283</text:p>
          </table:table-cell>
          <table:table-cell table:formula="of:=SIN([.B134])" office:value-type="float" office:value="0.999847695156391" calcext:value-type="float">
            <text:p>0,999847695156391</text:p>
          </table:table-cell>
          <table:table-cell table:formula="of:=SEC([.B134])" office:value-type="float" office:value="-57.2986884985518" calcext:value-type="float">
            <text:p>-57,2986884985518</text:p>
          </table:table-cell>
          <table:table-cell table:formula="of:=CSC([.B134])" office:value-type="float" office:value="1.00015232804391" calcext:value-type="float">
            <text:p>1,00015232804391</text:p>
          </table:table-cell>
          <table:table-cell table:formula="of:=TAN([.B134])" office:value-type="float" office:value="-57.2899616307611" calcext:value-type="float">
            <text:p>-57,2899616307611</text:p>
          </table:table-cell>
        </table:table-row>
        <table:table-row table:style-name="ro1">
          <table:table-cell table:formula="of:=[.A39]+360" office:value-type="float" office:value="481" calcext:value-type="float">
            <text:p>481</text:p>
          </table:table-cell>
          <table:table-cell table:formula="of:=RADIANS([.A135])" office:value-type="float" office:value="8.39503370209273" calcext:value-type="float">
            <text:p>8,39503370209273</text:p>
          </table:table-cell>
          <table:table-cell table:formula="of:=COS([.B135])" office:value-type="float" office:value="-0.515038074910054" calcext:value-type="float">
            <text:p>-0,515038074910054</text:p>
          </table:table-cell>
          <table:table-cell table:formula="of:=SIN([.B135])" office:value-type="float" office:value="0.857167300702112" calcext:value-type="float">
            <text:p>0,857167300702112</text:p>
          </table:table-cell>
          <table:table-cell table:formula="of:=SEC([.B135])" office:value-type="float" office:value="-1.94160402641036" calcext:value-type="float">
            <text:p>-1,94160402641036</text:p>
          </table:table-cell>
          <table:table-cell table:formula="of:=CSC([.B135])" office:value-type="float" office:value="1.16663339721533" calcext:value-type="float">
            <text:p>1,16663339721533</text:p>
          </table:table-cell>
          <table:table-cell table:formula="of:=TAN([.B135])" office:value-type="float" office:value="-1.66427948235052" calcext:value-type="float">
            <text:p>-1,66427948235052</text:p>
          </table:table-cell>
        </table:table-row>
        <table:table-row table:style-name="ro1">
          <table:table-cell table:formula="of:=[.A40]+360" office:value-type="float" office:value="496" calcext:value-type="float">
            <text:p>496</text:p>
          </table:table-cell>
          <table:table-cell table:formula="of:=RADIANS([.A136])" office:value-type="float" office:value="8.65683308989187" calcext:value-type="float">
            <text:p>8,65683308989187</text:p>
          </table:table-cell>
          <table:table-cell table:formula="of:=COS([.B136])" office:value-type="float" office:value="-0.719339800338651" calcext:value-type="float">
            <text:p>-0,719339800338651</text:p>
          </table:table-cell>
          <table:table-cell table:formula="of:=SIN([.B136])" office:value-type="float" office:value="0.694658370458998" calcext:value-type="float">
            <text:p>0,694658370458998</text:p>
          </table:table-cell>
          <table:table-cell table:formula="of:=SEC([.B136])" office:value-type="float" office:value="-1.39016359101668" calcext:value-type="float">
            <text:p>-1,39016359101668</text:p>
          </table:table-cell>
          <table:table-cell table:formula="of:=CSC([.B136])" office:value-type="float" office:value="1.43955653962573" calcext:value-type="float">
            <text:p>1,43955653962573</text:p>
          </table:table-cell>
          <table:table-cell table:formula="of:=TAN([.B136])" office:value-type="float" office:value="-0.965688774807075" calcext:value-type="float">
            <text:p>-0,965688774807075</text:p>
          </table:table-cell>
        </table:table-row>
        <table:table-row table:style-name="ro1">
          <table:table-cell table:formula="of:=[.A41]+360" office:value-type="float" office:value="511" calcext:value-type="float">
            <text:p>511</text:p>
          </table:table-cell>
          <table:table-cell table:formula="of:=RADIANS([.A137])" office:value-type="float" office:value="8.91863247769103" calcext:value-type="float">
            <text:p>8,91863247769103</text:p>
          </table:table-cell>
          <table:table-cell table:formula="of:=COS([.B137])" office:value-type="float" office:value="-0.874619707139396" calcext:value-type="float">
            <text:p>-0,874619707139396</text:p>
          </table:table-cell>
          <table:table-cell table:formula="of:=SIN([.B137])" office:value-type="float" office:value="0.484809620246336" calcext:value-type="float">
            <text:p>0,484809620246336</text:p>
          </table:table-cell>
          <table:table-cell table:formula="of:=SEC([.B137])" office:value-type="float" office:value="-1.14335406787332" calcext:value-type="float">
            <text:p>-1,14335406787332</text:p>
          </table:table-cell>
          <table:table-cell table:formula="of:=CSC([.B137])" office:value-type="float" office:value="2.06266533962732" calcext:value-type="float">
            <text:p>2,06266533962732</text:p>
          </table:table-cell>
          <table:table-cell table:formula="of:=TAN([.B137])" office:value-type="float" office:value="-0.554309051452768" calcext:value-type="float">
            <text:p>-0,554309051452768</text:p>
          </table:table-cell>
        </table:table-row>
        <table:table-row table:style-name="ro1">
          <table:table-cell table:formula="of:=[.A42]+360" office:value-type="float" office:value="541" calcext:value-type="float">
            <text:p>541</text:p>
          </table:table-cell>
          <table:table-cell table:formula="of:=RADIANS([.A138])" office:value-type="float" office:value="9.44223125328932" calcext:value-type="float">
            <text:p>9,44223125328932</text:p>
          </table:table-cell>
          <table:table-cell table:formula="of:=COS([.B138])" office:value-type="float" office:value="-0.999847695156391" calcext:value-type="float">
            <text:p>-0,999847695156391</text:p>
          </table:table-cell>
          <table:table-cell table:formula="of:=SIN([.B138])" office:value-type="float" office:value="-0.0174524064372838" calcext:value-type="float">
            <text:p>-0,017452406437284</text:p>
          </table:table-cell>
          <table:table-cell table:formula="of:=SEC([.B138])" office:value-type="float" office:value="-1.00015232804391" calcext:value-type="float">
            <text:p>-1,00015232804391</text:p>
          </table:table-cell>
          <table:table-cell table:formula="of:=CSC([.B138])" office:value-type="float" office:value="-57.2986884985491" calcext:value-type="float">
            <text:p>-57,2986884985491</text:p>
          </table:table-cell>
          <table:table-cell table:formula="of:=TAN([.B138])" office:value-type="float" office:value="0.0174550649282179" calcext:value-type="float">
            <text:p>0,017455064928218</text:p>
          </table:table-cell>
        </table:table-row>
        <table:table-row table:style-name="ro1">
          <table:table-cell table:formula="of:=[.A43]+360" office:value-type="float" office:value="571" calcext:value-type="float">
            <text:p>571</text:p>
          </table:table-cell>
          <table:table-cell table:formula="of:=RADIANS([.A139])" office:value-type="float" office:value="9.96583002888762" calcext:value-type="float">
            <text:p>9,96583002888762</text:p>
          </table:table-cell>
          <table:table-cell table:formula="of:=COS([.B139])" office:value-type="float" office:value="-0.857167300702112" calcext:value-type="float">
            <text:p>-0,857167300702112</text:p>
          </table:table-cell>
          <table:table-cell table:formula="of:=SIN([.B139])" office:value-type="float" office:value="-0.515038074910054" calcext:value-type="float">
            <text:p>-0,515038074910054</text:p>
          </table:table-cell>
          <table:table-cell table:formula="of:=SEC([.B139])" office:value-type="float" office:value="-1.16663339721533" calcext:value-type="float">
            <text:p>-1,16663339721533</text:p>
          </table:table-cell>
          <table:table-cell table:formula="of:=CSC([.B139])" office:value-type="float" office:value="-1.94160402641036" calcext:value-type="float">
            <text:p>-1,94160402641036</text:p>
          </table:table-cell>
          <table:table-cell table:formula="of:=TAN([.B139])" office:value-type="float" office:value="0.60086061902756" calcext:value-type="float">
            <text:p>0,60086061902756</text:p>
          </table:table-cell>
        </table:table-row>
        <table:table-row table:style-name="ro1">
          <table:table-cell table:formula="of:=[.A44]+360" office:value-type="float" office:value="586" calcext:value-type="float">
            <text:p>586</text:p>
          </table:table-cell>
          <table:table-cell table:formula="of:=RADIANS([.A140])" office:value-type="float" office:value="10.2276294166868" calcext:value-type="float">
            <text:p>10,2276294166868</text:p>
          </table:table-cell>
          <table:table-cell table:formula="of:=COS([.B140])" office:value-type="float" office:value="-0.694658370458998" calcext:value-type="float">
            <text:p>-0,694658370458998</text:p>
          </table:table-cell>
          <table:table-cell table:formula="of:=SIN([.B140])" office:value-type="float" office:value="-0.719339800338651" calcext:value-type="float">
            <text:p>-0,719339800338651</text:p>
          </table:table-cell>
          <table:table-cell table:formula="of:=SEC([.B140])" office:value-type="float" office:value="-1.43955653962573" calcext:value-type="float">
            <text:p>-1,43955653962573</text:p>
          </table:table-cell>
          <table:table-cell table:formula="of:=CSC([.B140])" office:value-type="float" office:value="-1.39016359101668" calcext:value-type="float">
            <text:p>-1,39016359101668</text:p>
          </table:table-cell>
          <table:table-cell table:formula="of:=TAN([.B140])" office:value-type="float" office:value="1.03553031379057" calcext:value-type="float">
            <text:p>1,03553031379057</text:p>
          </table:table-cell>
        </table:table-row>
        <table:table-row table:style-name="ro1">
          <table:table-cell table:formula="of:=[.A45]+360" office:value-type="float" office:value="601" calcext:value-type="float">
            <text:p>601</text:p>
          </table:table-cell>
          <table:table-cell table:formula="of:=RADIANS([.A141])" office:value-type="float" office:value="10.4894288044859" calcext:value-type="float">
            <text:p>10,4894288044859</text:p>
          </table:table-cell>
          <table:table-cell table:formula="of:=COS([.B141])" office:value-type="float" office:value="-0.484809620246336" calcext:value-type="float">
            <text:p>-0,484809620246336</text:p>
          </table:table-cell>
          <table:table-cell table:formula="of:=SIN([.B141])" office:value-type="float" office:value="-0.874619707139396" calcext:value-type="float">
            <text:p>-0,874619707139396</text:p>
          </table:table-cell>
          <table:table-cell table:formula="of:=SEC([.B141])" office:value-type="float" office:value="-2.06266533962732" calcext:value-type="float">
            <text:p>-2,06266533962732</text:p>
          </table:table-cell>
          <table:table-cell table:formula="of:=CSC([.B141])" office:value-type="float" office:value="-1.14335406787332" calcext:value-type="float">
            <text:p>-1,14335406787332</text:p>
          </table:table-cell>
          <table:table-cell table:formula="of:=TAN([.B141])" office:value-type="float" office:value="1.80404775527143" calcext:value-type="float">
            <text:p>1,80404775527143</text:p>
          </table:table-cell>
        </table:table-row>
        <table:table-row table:style-name="ro1">
          <table:table-cell table:formula="of:=[.A46]+360" office:value-type="float" office:value="631" calcext:value-type="float">
            <text:p>631</text:p>
          </table:table-cell>
          <table:table-cell table:formula="of:=RADIANS([.A142])" office:value-type="float" office:value="11.0130275800842" calcext:value-type="float">
            <text:p>11,0130275800842</text:p>
          </table:table-cell>
          <table:table-cell table:formula="of:=COS([.B142])" office:value-type="float" office:value="0.0174524064372838" calcext:value-type="float">
            <text:p>0,017452406437284</text:p>
          </table:table-cell>
          <table:table-cell table:formula="of:=SIN([.B142])" office:value-type="float" office:value="-0.999847695156391" calcext:value-type="float">
            <text:p>-0,999847695156391</text:p>
          </table:table-cell>
          <table:table-cell table:formula="of:=SEC([.B142])" office:value-type="float" office:value="57.2986884985493" calcext:value-type="float">
            <text:p>57,2986884985493</text:p>
          </table:table-cell>
          <table:table-cell table:formula="of:=CSC([.B142])" office:value-type="float" office:value="-1.00015232804391" calcext:value-type="float">
            <text:p>-1,00015232804391</text:p>
          </table:table-cell>
          <table:table-cell table:formula="of:=TAN([.B142])" office:value-type="float" office:value="-57.2899616307586" calcext:value-type="float">
            <text:p>-57,2899616307586</text:p>
          </table:table-cell>
        </table:table-row>
        <table:table-row table:style-name="ro1">
          <table:table-cell table:formula="of:=[.A47]+360" office:value-type="float" office:value="661" calcext:value-type="float">
            <text:p>661</text:p>
          </table:table-cell>
          <table:table-cell table:formula="of:=RADIANS([.A143])" office:value-type="float" office:value="11.5366263556825" calcext:value-type="float">
            <text:p>11,5366263556825</text:p>
          </table:table-cell>
          <table:table-cell table:formula="of:=COS([.B143])" office:value-type="float" office:value="0.515038074910054" calcext:value-type="float">
            <text:p>0,515038074910054</text:p>
          </table:table-cell>
          <table:table-cell table:formula="of:=SIN([.B143])" office:value-type="float" office:value="-0.857167300702112" calcext:value-type="float">
            <text:p>-0,857167300702112</text:p>
          </table:table-cell>
          <table:table-cell table:formula="of:=SEC([.B143])" office:value-type="float" office:value="1.94160402641036" calcext:value-type="float">
            <text:p>1,94160402641036</text:p>
          </table:table-cell>
          <table:table-cell table:formula="of:=CSC([.B143])" office:value-type="float" office:value="-1.16663339721533" calcext:value-type="float">
            <text:p>-1,16663339721533</text:p>
          </table:table-cell>
          <table:table-cell table:formula="of:=TAN([.B143])" office:value-type="float" office:value="-1.66427948235052" calcext:value-type="float">
            <text:p>-1,66427948235052</text:p>
          </table:table-cell>
        </table:table-row>
        <table:table-row table:style-name="ro1">
          <table:table-cell table:formula="of:=[.A48]+360" office:value-type="float" office:value="676" calcext:value-type="float">
            <text:p>676</text:p>
          </table:table-cell>
          <table:table-cell table:formula="of:=RADIANS([.A144])" office:value-type="float" office:value="11.7984257434817" calcext:value-type="float">
            <text:p>11,7984257434817</text:p>
          </table:table-cell>
          <table:table-cell table:formula="of:=COS([.B144])" office:value-type="float" office:value="0.719339800338651" calcext:value-type="float">
            <text:p>0,719339800338651</text:p>
          </table:table-cell>
          <table:table-cell table:formula="of:=SIN([.B144])" office:value-type="float" office:value="-0.694658370458998" calcext:value-type="float">
            <text:p>-0,694658370458998</text:p>
          </table:table-cell>
          <table:table-cell table:formula="of:=SEC([.B144])" office:value-type="float" office:value="1.39016359101668" calcext:value-type="float">
            <text:p>1,39016359101668</text:p>
          </table:table-cell>
          <table:table-cell table:formula="of:=CSC([.B144])" office:value-type="float" office:value="-1.43955653962573" calcext:value-type="float">
            <text:p>-1,43955653962573</text:p>
          </table:table-cell>
          <table:table-cell table:formula="of:=TAN([.B144])" office:value-type="float" office:value="-0.965688774807075" calcext:value-type="float">
            <text:p>-0,965688774807075</text:p>
          </table:table-cell>
        </table:table-row>
        <table:table-row table:style-name="ro1">
          <table:table-cell table:formula="of:=[.A49]+360" office:value-type="float" office:value="691" calcext:value-type="float">
            <text:p>691</text:p>
          </table:table-cell>
          <table:table-cell table:formula="of:=RADIANS([.A145])" office:value-type="float" office:value="12.0602251312808" calcext:value-type="float">
            <text:p>12,0602251312808</text:p>
          </table:table-cell>
          <table:table-cell table:formula="of:=COS([.B145])" office:value-type="float" office:value="0.874619707139396" calcext:value-type="float">
            <text:p>0,874619707139396</text:p>
          </table:table-cell>
          <table:table-cell table:formula="of:=SIN([.B145])" office:value-type="float" office:value="-0.484809620246336" calcext:value-type="float">
            <text:p>-0,484809620246336</text:p>
          </table:table-cell>
          <table:table-cell table:formula="of:=SEC([.B145])" office:value-type="float" office:value="1.14335406787332" calcext:value-type="float">
            <text:p>1,14335406787332</text:p>
          </table:table-cell>
          <table:table-cell table:formula="of:=CSC([.B145])" office:value-type="float" office:value="-2.06266533962732" calcext:value-type="float">
            <text:p>-2,06266533962732</text:p>
          </table:table-cell>
          <table:table-cell table:formula="of:=TAN([.B145])" office:value-type="float" office:value="-0.554309051452768" calcext:value-type="float">
            <text:p>-0,554309051452768</text:p>
          </table:table-cell>
        </table:table-row>
      </table:table>
      <table:table table:name="pow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[.$A1];[.B$1])" office:value-type="float" office:value="1" calcext:value-type="float">
            <text:p>1</text:p>
          </table:table-cell>
          <table:table-cell table:formula="of:=POWER([.$A1];[.C$1])" office:value-type="float" office:value="0" calcext:value-type="float">
            <text:p>0</text:p>
          </table:table-cell>
          <table:table-cell table:formula="of:=POWER([.$A1];[.D$1])" office:value-type="float" office:value="0" calcext:value-type="float">
            <text:p>0</text:p>
          </table:table-cell>
          <table:table-cell table:formula="of:=POWER([.$A1];[.E$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POWER([.$A2];[.B$1])" office:value-type="float" office:value="1" calcext:value-type="float">
            <text:p>1</text:p>
          </table:table-cell>
          <table:table-cell table:formula="of:=POWER([.$A2];[.C$1])" office:value-type="float" office:value="0" calcext:value-type="float">
            <text:p>0</text:p>
          </table:table-cell>
          <table:table-cell table:formula="of:=POWER([.$A2];[.D$1])" office:value-type="float" office:value="0" calcext:value-type="float">
            <text:p>0</text:p>
          </table:table-cell>
          <table:table-cell table:formula="of:=POWER([.$A2];[.E$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$A3];[.B$1])" office:value-type="float" office:value="1" calcext:value-type="float">
            <text:p>1</text:p>
          </table:table-cell>
          <table:table-cell table:formula="of:=POWER([.$A3];[.C$1])" office:value-type="float" office:value="0.5" calcext:value-type="float">
            <text:p>0,5</text:p>
          </table:table-cell>
          <table:table-cell table:formula="of:=POWER([.$A3];[.D$1])" office:value-type="float" office:value="0.25" calcext:value-type="float">
            <text:p>0,25</text:p>
          </table:table-cell>
          <table:table-cell table:formula="of:=POWER([.$A3];[.E$1])"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POWER([.$A4];[.B$1])" office:value-type="float" office:value="1" calcext:value-type="float">
            <text:p>1</text:p>
          </table:table-cell>
          <table:table-cell table:formula="of:=POWER([.$A4];[.C$1])" office:value-type="float" office:value="1" calcext:value-type="float">
            <text:p>1</text:p>
          </table:table-cell>
          <table:table-cell table:formula="of:=POWER([.$A4];[.D$1])" office:value-type="float" office:value="1" calcext:value-type="float">
            <text:p>1</text:p>
          </table:table-cell>
          <table:table-cell table:formula="of:=POWER([.$A4];[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$A5];[.B$1])" office:value-type="float" office:value="1" calcext:value-type="float">
            <text:p>1</text:p>
          </table:table-cell>
          <table:table-cell table:formula="of:=POWER([.$A5];[.C$1])" office:value-type="float" office:value="1.5" calcext:value-type="float">
            <text:p>1,5</text:p>
          </table:table-cell>
          <table:table-cell table:formula="of:=POWER([.$A5];[.D$1])" office:value-type="float" office:value="2.25" calcext:value-type="float">
            <text:p>2,25</text:p>
          </table:table-cell>
          <table:table-cell table:formula="of:=POWER([.$A5];[.E$1])" office:value-type="float" office:value="3.375" calcext:value-type="float">
            <text:p>3,375</text:p>
          </table:table-cell>
        </table:table-row>
        <table:table-row table:style-name="ro1">
          <table:table-cell table:formula="of:=[.A3]-0.1" office:value-type="float" office:value="0.4" calcext:value-type="float">
            <text:p>0,4</text:p>
          </table:table-cell>
          <table:table-cell table:formula="of:=POWER([.$A6];[.B$1])" office:value-type="float" office:value="1" calcext:value-type="float">
            <text:p>1</text:p>
          </table:table-cell>
          <table:table-cell table:formula="of:=POWER([.$A6];[.C$1])" office:value-type="float" office:value="2" calcext:value-type="float">
            <text:p>2</text:p>
          </table:table-cell>
          <table:table-cell table:formula="of:=POWER([.$A6];[.D$1])" office:value-type="float" office:value="4" calcext:value-type="float">
            <text:p>4</text:p>
          </table:table-cell>
          <table:table-cell table:formula="of:=POWER([.$A6];[.E$1])" office:value-type="float" office:value="8" calcext:value-type="float">
            <text:p>8</text:p>
          </table:table-cell>
        </table:table-row>
        <table:table-row table:style-name="ro1">
          <table:table-cell table:formula="of:=[.A4]-0.1" office:value-type="float" office:value="0.9" calcext:value-type="float">
            <text:p>0,9</text:p>
          </table:table-cell>
          <table:table-cell table:formula="of:=POWER([.$A7];[.B$1])" office:value-type="float" office:value="1" calcext:value-type="float">
            <text:p>1</text:p>
          </table:table-cell>
          <table:table-cell table:formula="of:=POWER([.$A7];[.C$1])" office:value-type="float" office:value="0.4" calcext:value-type="float">
            <text:p>0,4</text:p>
          </table:table-cell>
          <table:table-cell table:formula="of:=POWER([.$A7];[.D$1])" office:value-type="float" office:value="0.16" calcext:value-type="float">
            <text:p>0,16</text:p>
          </table:table-cell>
          <table:table-cell table:formula="of:=POWER([.$A7];[.E$1])" office:value-type="float" office:value="0.064" calcext:value-type="float">
            <text:p>0,064</text:p>
          </table:table-cell>
        </table:table-row>
        <table:table-row table:style-name="ro1">
          <table:table-cell table:formula="of:=[.A5]-0.1" office:value-type="float" office:value="1.4" calcext:value-type="float">
            <text:p>1,4</text:p>
          </table:table-cell>
          <table:table-cell table:formula="of:=POWER([.$A8];[.B$1])" office:value-type="float" office:value="1" calcext:value-type="float">
            <text:p>1</text:p>
          </table:table-cell>
          <table:table-cell table:formula="of:=POWER([.$A8];[.C$1])" office:value-type="float" office:value="0.9" calcext:value-type="float">
            <text:p>0,9</text:p>
          </table:table-cell>
          <table:table-cell table:formula="of:=POWER([.$A8];[.D$1])" office:value-type="float" office:value="0.81" calcext:value-type="float">
            <text:p>0,81</text:p>
          </table:table-cell>
          <table:table-cell table:formula="of:=POWER([.$A8];[.E$1])" office:value-type="float" office:value="0.729" calcext:value-type="float">
            <text:p>0,729</text:p>
          </table:table-cell>
        </table:table-row>
        <table:table-row table:style-name="ro1">
          <table:table-cell table:formula="of:=[.A6]-0.1" office:value-type="float" office:value="1.9" calcext:value-type="float">
            <text:p>1,9</text:p>
          </table:table-cell>
          <table:table-cell table:formula="of:=POWER([.$A9];[.B$1])" office:value-type="float" office:value="1" calcext:value-type="float">
            <text:p>1</text:p>
          </table:table-cell>
          <table:table-cell table:formula="of:=POWER([.$A9];[.C$1])" office:value-type="float" office:value="1.4" calcext:value-type="float">
            <text:p>1,4</text:p>
          </table:table-cell>
          <table:table-cell table:formula="of:=POWER([.$A9];[.D$1])" office:value-type="float" office:value="1.96" calcext:value-type="float">
            <text:p>1,96</text:p>
          </table:table-cell>
          <table:table-cell table:formula="of:=POWER([.$A9];[.E$1])" office:value-type="float" office:value="2.744" calcext:value-type="float">
            <text:p>2,744</text:p>
          </table:table-cell>
        </table:table-row>
        <table:table-row table:style-name="ro1">
          <table:table-cell table:formula="of:=[.A2]+0.1" office:value-type="float" office:value="0.1" calcext:value-type="float">
            <text:p>0,1</text:p>
          </table:table-cell>
          <table:table-cell table:formula="of:=POWER([.$A10];[.B$1])" office:value-type="float" office:value="1" calcext:value-type="float">
            <text:p>1</text:p>
          </table:table-cell>
          <table:table-cell table:formula="of:=POWER([.$A10];[.C$1])" office:value-type="float" office:value="1.9" calcext:value-type="float">
            <text:p>1,9</text:p>
          </table:table-cell>
          <table:table-cell table:formula="of:=POWER([.$A10];[.D$1])" office:value-type="float" office:value="3.61" calcext:value-type="float">
            <text:p>3,61</text:p>
          </table:table-cell>
          <table:table-cell table:formula="of:=POWER([.$A10];[.E$1])" office:value-type="float" office:value="6.859" calcext:value-type="float">
            <text:p>6,859</text:p>
          </table:table-cell>
        </table:table-row>
        <table:table-row table:style-name="ro1">
          <table:table-cell table:formula="of:=[.A3]+0.1" office:value-type="float" office:value="0.6" calcext:value-type="float">
            <text:p>0,6</text:p>
          </table:table-cell>
          <table:table-cell table:formula="of:=POWER([.$A11];[.B$1])" office:value-type="float" office:value="1" calcext:value-type="float">
            <text:p>1</text:p>
          </table:table-cell>
          <table:table-cell table:formula="of:=POWER([.$A11];[.C$1])" office:value-type="float" office:value="0.1" calcext:value-type="float">
            <text:p>0,1</text:p>
          </table:table-cell>
          <table:table-cell table:formula="of:=POWER([.$A11];[.D$1])" office:value-type="float" office:value="0.01" calcext:value-type="float">
            <text:p>0,01</text:p>
          </table:table-cell>
          <table:table-cell table:formula="of:=POWER([.$A11];[.E$1])" office:value-type="float" office:value="0.001" calcext:value-type="float">
            <text:p>0,001</text:p>
          </table:table-cell>
        </table:table-row>
        <table:table-row table:style-name="ro1">
          <table:table-cell table:formula="of:=[.A4]+0.1" office:value-type="float" office:value="1.1" calcext:value-type="float">
            <text:p>1,1</text:p>
          </table:table-cell>
          <table:table-cell table:formula="of:=POWER([.$A12];[.B$1])" office:value-type="float" office:value="1" calcext:value-type="float">
            <text:p>1</text:p>
          </table:table-cell>
          <table:table-cell table:formula="of:=POWER([.$A12];[.C$1])" office:value-type="float" office:value="0.6" calcext:value-type="float">
            <text:p>0,6</text:p>
          </table:table-cell>
          <table:table-cell table:formula="of:=POWER([.$A12];[.D$1])" office:value-type="float" office:value="0.36" calcext:value-type="float">
            <text:p>0,36</text:p>
          </table:table-cell>
          <table:table-cell table:formula="of:=POWER([.$A12];[.E$1])" office:value-type="float" office:value="0.216" calcext:value-type="float">
            <text:p>0,216</text:p>
          </table:table-cell>
        </table:table-row>
        <table:table-row table:style-name="ro1">
          <table:table-cell table:formula="of:=[.A5]+0.1" office:value-type="float" office:value="1.6" calcext:value-type="float">
            <text:p>1,6</text:p>
          </table:table-cell>
          <table:table-cell table:formula="of:=POWER([.$A13];[.B$1])" office:value-type="float" office:value="1" calcext:value-type="float">
            <text:p>1</text:p>
          </table:table-cell>
          <table:table-cell table:formula="of:=POWER([.$A13];[.C$1])" office:value-type="float" office:value="1.1" calcext:value-type="float">
            <text:p>1,1</text:p>
          </table:table-cell>
          <table:table-cell table:formula="of:=POWER([.$A13];[.D$1])" office:value-type="float" office:value="1.21" calcext:value-type="float">
            <text:p>1,21</text:p>
          </table:table-cell>
          <table:table-cell table:formula="of:=POWER([.$A13];[.E$1])" office:value-type="float" office:value="1.331" calcext:value-type="float">
            <text:p>1,331</text:p>
          </table:table-cell>
        </table:table-row>
        <table:table-row table:style-name="ro1">
          <table:table-cell table:formula="of:=[.A6]+0.1" office:value-type="float" office:value="2.1" calcext:value-type="float">
            <text:p>2,1</text:p>
          </table:table-cell>
          <table:table-cell table:formula="of:=POWER([.$A14];[.B$1])" office:value-type="float" office:value="1" calcext:value-type="float">
            <text:p>1</text:p>
          </table:table-cell>
          <table:table-cell table:formula="of:=POWER([.$A14];[.C$1])" office:value-type="float" office:value="1.6" calcext:value-type="float">
            <text:p>1,6</text:p>
          </table:table-cell>
          <table:table-cell table:formula="of:=POWER([.$A14];[.D$1])" office:value-type="float" office:value="2.56" calcext:value-type="float">
            <text:p>2,56</text:p>
          </table:table-cell>
          <table:table-cell table:formula="of:=POWER([.$A14];[.E$1])" office:value-type="float" office:value="4.096" calcext:value-type="float">
            <text:p>4,096</text:p>
          </table:table-cell>
        </table:table-row>
        <table:table-row table:style-name="ro1">
          <table:table-cell table:formula="of:=-[.A3]" office:value-type="float" office:value="-0.5" calcext:value-type="float">
            <text:p>-0,5</text:p>
          </table:table-cell>
          <table:table-cell table:formula="of:=POWER([.$A15];[.B$1])" office:value-type="float" office:value="1" calcext:value-type="float">
            <text:p>1</text:p>
          </table:table-cell>
          <table:table-cell table:formula="of:=POWER([.$A15];[.C$1])" office:value-type="float" office:value="2.1" calcext:value-type="float">
            <text:p>2,1</text:p>
          </table:table-cell>
          <table:table-cell table:formula="of:=POWER([.$A15];[.D$1])" office:value-type="float" office:value="4.41" calcext:value-type="float">
            <text:p>4,41</text:p>
          </table:table-cell>
          <table:table-cell table:formula="of:=POWER([.$A15];[.E$1])" office:value-type="float" office:value="9.261" calcext:value-type="float">
            <text:p>9,261</text:p>
          </table:table-cell>
        </table:table-row>
        <table:table-row table:style-name="ro1">
          <table:table-cell table:formula="of:=-[.A4]" office:value-type="float" office:value="-1" calcext:value-type="float">
            <text:p>-1</text:p>
          </table:table-cell>
          <table:table-cell table:formula="of:=POWER([.$A16];[.B$1])" office:value-type="float" office:value="1" calcext:value-type="float">
            <text:p>1</text:p>
          </table:table-cell>
          <table:table-cell table:formula="of:=POWER([.$A16];[.C$1])" office:value-type="float" office:value="-0.5" calcext:value-type="float">
            <text:p>-0,5</text:p>
          </table:table-cell>
          <table:table-cell table:formula="of:=POWER([.$A16];[.D$1])" office:value-type="float" office:value="0.25" calcext:value-type="float">
            <text:p>0,25</text:p>
          </table:table-cell>
          <table:table-cell table:formula="of:=POWER([.$A16];[.E$1])" office:value-type="float" office:value="-0.125" calcext:value-type="float">
            <text:p>-0,125</text:p>
          </table:table-cell>
        </table:table-row>
        <table:table-row table:style-name="ro1">
          <table:table-cell table:formula="of:=-[.A5]" office:value-type="float" office:value="-1.5" calcext:value-type="float">
            <text:p>-1,5</text:p>
          </table:table-cell>
          <table:table-cell table:formula="of:=POWER([.$A17];[.B$1])" office:value-type="float" office:value="1" calcext:value-type="float">
            <text:p>1</text:p>
          </table:table-cell>
          <table:table-cell table:formula="of:=POWER([.$A17];[.C$1])" office:value-type="float" office:value="-1" calcext:value-type="float">
            <text:p>-1</text:p>
          </table:table-cell>
          <table:table-cell table:formula="of:=POWER([.$A17];[.D$1])" office:value-type="float" office:value="1" calcext:value-type="float">
            <text:p>1</text:p>
          </table:table-cell>
          <table:table-cell table:formula="of:=POWER([.$A17];[.E$1])" office:value-type="float" office:value="-1" calcext:value-type="float">
            <text:p>-1</text:p>
          </table:table-cell>
        </table:table-row>
        <table:table-row table:style-name="ro1">
          <table:table-cell table:formula="of:=-[.A6]" office:value-type="float" office:value="-2" calcext:value-type="float">
            <text:p>-2</text:p>
          </table:table-cell>
          <table:table-cell table:formula="of:=POWER([.$A18];[.B$1])" office:value-type="float" office:value="1" calcext:value-type="float">
            <text:p>1</text:p>
          </table:table-cell>
          <table:table-cell table:formula="of:=POWER([.$A18];[.C$1])" office:value-type="float" office:value="-1.5" calcext:value-type="float">
            <text:p>-1,5</text:p>
          </table:table-cell>
          <table:table-cell table:formula="of:=POWER([.$A18];[.D$1])" office:value-type="float" office:value="2.25" calcext:value-type="float">
            <text:p>2,25</text:p>
          </table:table-cell>
          <table:table-cell table:formula="of:=POWER([.$A18];[.E$1])" office:value-type="float" office:value="-3.375" calcext:value-type="float">
            <text:p>-3,375</text:p>
          </table:table-cell>
        </table:table-row>
        <table:table-row table:style-name="ro1">
          <table:table-cell table:formula="of:=-[.A7]" office:value-type="float" office:value="-0.4" calcext:value-type="float">
            <text:p>-0,4</text:p>
          </table:table-cell>
          <table:table-cell table:formula="of:=POWER([.$A19];[.B$1])" office:value-type="float" office:value="1" calcext:value-type="float">
            <text:p>1</text:p>
          </table:table-cell>
          <table:table-cell table:formula="of:=POWER([.$A19];[.C$1])" office:value-type="float" office:value="-2" calcext:value-type="float">
            <text:p>-2</text:p>
          </table:table-cell>
          <table:table-cell table:formula="of:=POWER([.$A19];[.D$1])" office:value-type="float" office:value="4" calcext:value-type="float">
            <text:p>4</text:p>
          </table:table-cell>
          <table:table-cell table:formula="of:=POWER([.$A19];[.E$1])" office:value-type="float" office:value="-8" calcext:value-type="float">
            <text:p>-8</text:p>
          </table:table-cell>
        </table:table-row>
        <table:table-row table:style-name="ro1">
          <table:table-cell table:formula="of:=-[.A8]" office:value-type="float" office:value="-0.9" calcext:value-type="float">
            <text:p>-0,9</text:p>
          </table:table-cell>
          <table:table-cell table:formula="of:=POWER([.$A20];[.B$1])" office:value-type="float" office:value="1" calcext:value-type="float">
            <text:p>1</text:p>
          </table:table-cell>
          <table:table-cell table:formula="of:=POWER([.$A20];[.C$1])" office:value-type="float" office:value="-0.4" calcext:value-type="float">
            <text:p>-0,4</text:p>
          </table:table-cell>
          <table:table-cell table:formula="of:=POWER([.$A20];[.D$1])" office:value-type="float" office:value="0.16" calcext:value-type="float">
            <text:p>0,16</text:p>
          </table:table-cell>
          <table:table-cell table:formula="of:=POWER([.$A20];[.E$1])" office:value-type="float" office:value="-0.064" calcext:value-type="float">
            <text:p>-0,064</text:p>
          </table:table-cell>
        </table:table-row>
        <table:table-row table:style-name="ro1">
          <table:table-cell table:formula="of:=-[.A9]" office:value-type="float" office:value="-1.4" calcext:value-type="float">
            <text:p>-1,4</text:p>
          </table:table-cell>
          <table:table-cell table:formula="of:=POWER([.$A21];[.B$1])" office:value-type="float" office:value="1" calcext:value-type="float">
            <text:p>1</text:p>
          </table:table-cell>
          <table:table-cell table:formula="of:=POWER([.$A21];[.C$1])" office:value-type="float" office:value="-0.9" calcext:value-type="float">
            <text:p>-0,9</text:p>
          </table:table-cell>
          <table:table-cell table:formula="of:=POWER([.$A21];[.D$1])" office:value-type="float" office:value="0.81" calcext:value-type="float">
            <text:p>0,81</text:p>
          </table:table-cell>
          <table:table-cell table:formula="of:=POWER([.$A21];[.E$1])" office:value-type="float" office:value="-0.729" calcext:value-type="float">
            <text:p>-0,729</text:p>
          </table:table-cell>
        </table:table-row>
        <table:table-row table:style-name="ro1">
          <table:table-cell table:formula="of:=-[.A10]" office:value-type="float" office:value="-1.9" calcext:value-type="float">
            <text:p>-1,9</text:p>
          </table:table-cell>
          <table:table-cell table:formula="of:=POWER([.$A22];[.B$1])" office:value-type="float" office:value="1" calcext:value-type="float">
            <text:p>1</text:p>
          </table:table-cell>
          <table:table-cell table:formula="of:=POWER([.$A22];[.C$1])" office:value-type="float" office:value="-1.4" calcext:value-type="float">
            <text:p>-1,4</text:p>
          </table:table-cell>
          <table:table-cell table:formula="of:=POWER([.$A22];[.D$1])" office:value-type="float" office:value="1.96" calcext:value-type="float">
            <text:p>1,96</text:p>
          </table:table-cell>
          <table:table-cell table:formula="of:=POWER([.$A22];[.E$1])" office:value-type="float" office:value="-2.744" calcext:value-type="float">
            <text:p>-2,744</text:p>
          </table:table-cell>
        </table:table-row>
        <table:table-row table:style-name="ro1">
          <table:table-cell table:formula="of:=-[.A11]" office:value-type="float" office:value="-0.1" calcext:value-type="float">
            <text:p>-0,1</text:p>
          </table:table-cell>
          <table:table-cell table:formula="of:=POWER([.$A23];[.B$1])" office:value-type="float" office:value="1" calcext:value-type="float">
            <text:p>1</text:p>
          </table:table-cell>
          <table:table-cell table:formula="of:=POWER([.$A23];[.C$1])" office:value-type="float" office:value="-1.9" calcext:value-type="float">
            <text:p>-1,9</text:p>
          </table:table-cell>
          <table:table-cell table:formula="of:=POWER([.$A23];[.D$1])" office:value-type="float" office:value="3.61" calcext:value-type="float">
            <text:p>3,61</text:p>
          </table:table-cell>
          <table:table-cell table:formula="of:=POWER([.$A23];[.E$1])" office:value-type="float" office:value="-6.859" calcext:value-type="float">
            <text:p>-6,859</text:p>
          </table:table-cell>
        </table:table-row>
        <table:table-row table:style-name="ro1">
          <table:table-cell table:formula="of:=-[.A12]" office:value-type="float" office:value="-0.6" calcext:value-type="float">
            <text:p>-0,6</text:p>
          </table:table-cell>
          <table:table-cell table:formula="of:=POWER([.$A24];[.B$1])" office:value-type="float" office:value="1" calcext:value-type="float">
            <text:p>1</text:p>
          </table:table-cell>
          <table:table-cell table:formula="of:=POWER([.$A24];[.C$1])" office:value-type="float" office:value="-0.1" calcext:value-type="float">
            <text:p>-0,1</text:p>
          </table:table-cell>
          <table:table-cell table:formula="of:=POWER([.$A24];[.D$1])" office:value-type="float" office:value="0.01" calcext:value-type="float">
            <text:p>0,01</text:p>
          </table:table-cell>
          <table:table-cell table:formula="of:=POWER([.$A24];[.E$1])" office:value-type="float" office:value="-0.001" calcext:value-type="float">
            <text:p>-0,001</text:p>
          </table:table-cell>
        </table:table-row>
        <table:table-row table:style-name="ro1">
          <table:table-cell table:formula="of:=-[.A13]" office:value-type="float" office:value="-1.1" calcext:value-type="float">
            <text:p>-1,1</text:p>
          </table:table-cell>
          <table:table-cell table:formula="of:=POWER([.$A25];[.B$1])" office:value-type="float" office:value="1" calcext:value-type="float">
            <text:p>1</text:p>
          </table:table-cell>
          <table:table-cell table:formula="of:=POWER([.$A25];[.C$1])" office:value-type="float" office:value="-0.6" calcext:value-type="float">
            <text:p>-0,6</text:p>
          </table:table-cell>
          <table:table-cell table:formula="of:=POWER([.$A25];[.D$1])" office:value-type="float" office:value="0.36" calcext:value-type="float">
            <text:p>0,36</text:p>
          </table:table-cell>
          <table:table-cell table:formula="of:=POWER([.$A25];[.E$1])" office:value-type="float" office:value="-0.216" calcext:value-type="float">
            <text:p>-0,216</text:p>
          </table:table-cell>
        </table:table-row>
        <table:table-row table:style-name="ro1">
          <table:table-cell table:formula="of:=-[.A14]" office:value-type="float" office:value="-1.6" calcext:value-type="float">
            <text:p>-1,6</text:p>
          </table:table-cell>
          <table:table-cell table:formula="of:=POWER([.$A26];[.B$1])" office:value-type="float" office:value="1" calcext:value-type="float">
            <text:p>1</text:p>
          </table:table-cell>
          <table:table-cell table:formula="of:=POWER([.$A26];[.C$1])" office:value-type="float" office:value="-1.1" calcext:value-type="float">
            <text:p>-1,1</text:p>
          </table:table-cell>
          <table:table-cell table:formula="of:=POWER([.$A26];[.D$1])" office:value-type="float" office:value="1.21" calcext:value-type="float">
            <text:p>1,21</text:p>
          </table:table-cell>
          <table:table-cell table:formula="of:=POWER([.$A26];[.E$1])" office:value-type="float" office:value="-1.331" calcext:value-type="float">
            <text:p>-1,331</text:p>
          </table:table-cell>
        </table:table-row>
        <table:table-row table:style-name="ro1">
          <table:table-cell table:formula="of:=-[.A15]" office:value-type="float" office:value="-2.1" calcext:value-type="float">
            <text:p>-2,1</text:p>
          </table:table-cell>
          <table:table-cell table:formula="of:=POWER([.$A27];[.B$1])" office:value-type="float" office:value="1" calcext:value-type="float">
            <text:p>1</text:p>
          </table:table-cell>
          <table:table-cell table:formula="of:=POWER([.$A27];[.C$1])" office:value-type="float" office:value="-1.6" calcext:value-type="float">
            <text:p>-1,6</text:p>
          </table:table-cell>
          <table:table-cell table:formula="of:=POWER([.$A27];[.D$1])" office:value-type="float" office:value="2.56" calcext:value-type="float">
            <text:p>2,56</text:p>
          </table:table-cell>
          <table:table-cell table:formula="of:=POWER([.$A27];[.E$1])" office:value-type="float" office:value="-4.096" calcext:value-type="float">
            <text:p>-4,096</text:p>
          </table:table-cell>
        </table:table-row>
      </table:table>
      <table:table table:name="ln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A2])" office:value-type="float" office:value="0" calcext:value-type="float">
            <text:p>0</text:p>
          </table:table-cell>
          <table:table-cell table:formula="of:=LOG([.$A2];[.C$1])" office:value-type="float" office:value="0" calcext:value-type="float">
            <text:p>0</text:p>
          </table:table-cell>
          <table:table-cell table:formula="of:=LOG([.$A2];[.D$1])" office:value-type="float" office:value="0" calcext:value-type="float">
            <text:p>0</text:p>
          </table:table-cell>
          <table:table-cell table:formula="of:=LOG([.$A2];[.E$1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LN([.I2])" office:value-type="float" office:value="0.693147180559945" calcext:value-type="float">
            <text:p>0,693147180559945</text:p>
          </table:table-cell>
          <table:table-cell table:formula="of:=LOG([.G2];[.I2])" office:value-type="float" office:value="0" calcext:value-type="float">
            <text:p>0</text:p>
          </table:table-cell>
        </table:table-row>
        <table:table-row table:style-name="ro1">
          <table:table-cell table:formula="of:=EXP([.B3])" office:value-type="float" office:value="2.71828182845904" calcext:value-type="float">
            <text:p>2,71828182845904</text:p>
          </table:table-cell>
          <table:table-cell office:value-type="float" office:value="1" calcext:value-type="float">
            <text:p>1</text:p>
          </table:table-cell>
          <table:table-cell table:formula="of:=LOG([.$A3];[.C$1])" office:value-type="float" office:value="1.44269504088896" calcext:value-type="float">
            <text:p>1,44269504088896</text:p>
          </table:table-cell>
          <table:table-cell table:formula="of:=LOG([.$A3];[.D$1])" office:value-type="float" office:value="0.621334934559612" calcext:value-type="float">
            <text:p>0,621334934559612</text:p>
          </table:table-cell>
          <table:table-cell table:formula="of:=LOG([.$A3];[.E$1])" office:value-type="float" office:value="0.434294481903252" calcext:value-type="float">
            <text:p>0,434294481903252</text:p>
          </table:table-cell>
          <table:table-cell/>
          <table:table-cell office:value-type="float" office:value="2.71828182845904" calcext:value-type="float">
            <text:p>2,718281828459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N([.I3])" office:value-type="float" office:value="0.693147180559945" calcext:value-type="float">
            <text:p>0,693147180559945</text:p>
          </table:table-cell>
          <table:table-cell table:formula="of:=LOG([.G3];[.I3])" office:value-type="float" office:value="1.44269504088896" calcext:value-type="float">
            <text:p>1,44269504088896</text:p>
          </table:table-cell>
        </table:table-row>
        <table:table-row table:style-name="ro1">
          <table:table-cell table:formula="of:=EXP([.B4])" office:value-type="float" office:value="7.38905609893065" calcext:value-type="float">
            <text:p>7,38905609893065</text:p>
          </table:table-cell>
          <table:table-cell office:value-type="float" office:value="2" calcext:value-type="float">
            <text:p>2</text:p>
          </table:table-cell>
          <table:table-cell table:formula="of:=LOG([.$A4];[.C$1])" office:value-type="float" office:value="2.88539008177793" calcext:value-type="float">
            <text:p>2,88539008177793</text:p>
          </table:table-cell>
          <table:table-cell table:formula="of:=LOG([.$A4];[.D$1])" office:value-type="float" office:value="1.24266986911922" calcext:value-type="float">
            <text:p>1,24266986911922</text:p>
          </table:table-cell>
          <table:table-cell table:formula="of:=LOG([.$A4];[.E$1])" office:value-type="float" office:value="0.868588963806504" calcext:value-type="float">
            <text:p>0,868588963806504</text:p>
          </table:table-cell>
          <table:table-cell/>
          <table:table-cell office:value-type="float" office:value="7.38905609893065" calcext:value-type="float">
            <text:p>7,3890560989306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LN([.I4])" office:value-type="float" office:value="0.693147180559945" calcext:value-type="float">
            <text:p>0,693147180559945</text:p>
          </table:table-cell>
          <table:table-cell table:formula="of:=LOG([.G4];[.I4])" office:value-type="float" office:value="2.88539008177793" calcext:value-type="float">
            <text:p>2,88539008177793</text:p>
          </table:table-cell>
        </table:table-row>
        <table:table-row table:style-name="ro1">
          <table:table-cell table:formula="of:=EXP([.B5])" office:value-type="float" office:value="20.0855369231877" calcext:value-type="float">
            <text:p>20,0855369231877</text:p>
          </table:table-cell>
          <table:table-cell office:value-type="float" office:value="3" calcext:value-type="float">
            <text:p>3</text:p>
          </table:table-cell>
          <table:table-cell table:formula="of:=LOG([.$A5];[.C$1])" office:value-type="float" office:value="4.32808512266689" calcext:value-type="float">
            <text:p>4,32808512266689</text:p>
          </table:table-cell>
          <table:table-cell table:formula="of:=LOG([.$A5];[.D$1])" office:value-type="float" office:value="1.86400480367884" calcext:value-type="float">
            <text:p>1,86400480367884</text:p>
          </table:table-cell>
          <table:table-cell table:formula="of:=LOG([.$A5];[.E$1])" office:value-type="float" office:value="1.30288344570976" calcext:value-type="float">
            <text:p>1,30288344570976</text:p>
          </table:table-cell>
          <table:table-cell/>
          <table:table-cell office:value-type="float" office:value="20.0855369231877" calcext:value-type="float">
            <text:p>20,08553692318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N([.I5])" office:value-type="float" office:value="0.693147180559945" calcext:value-type="float">
            <text:p>0,693147180559945</text:p>
          </table:table-cell>
          <table:table-cell table:formula="of:=LOG([.G5];[.I5])" office:value-type="float" office:value="4.32808512266689" calcext:value-type="float">
            <text:p>4,32808512266689</text:p>
          </table:table-cell>
        </table:table-row>
        <table:table-row table:style-name="ro1">
          <table:table-cell table:formula="of:=EXP([.B6])" office:value-type="float" office:value="0.367879441171442" calcext:value-type="float">
            <text:p>0,367879441171442</text:p>
          </table:table-cell>
          <table:table-cell office:value-type="float" office:value="-1" calcext:value-type="float">
            <text:p>-1</text:p>
          </table:table-cell>
          <table:table-cell table:formula="of:=LOG([.$A6];[.C$1])" office:value-type="float" office:value="-1.44269504088896" calcext:value-type="float">
            <text:p>-1,44269504088896</text:p>
          </table:table-cell>
          <table:table-cell table:formula="of:=LOG([.$A6];[.D$1])" office:value-type="float" office:value="-0.621334934559612" calcext:value-type="float">
            <text:p>-0,621334934559612</text:p>
          </table:table-cell>
          <table:table-cell table:formula="of:=LOG([.$A6];[.E$1])" office:value-type="float" office:value="-0.434294481903252" calcext:value-type="float">
            <text:p>-0,434294481903252</text:p>
          </table:table-cell>
          <table:table-cell/>
          <table:table-cell office:value-type="float" office:value="0.367879441171442" calcext:value-type="float">
            <text:p>0,36787944117144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LN([.I6])" office:value-type="float" office:value="0.693147180559945" calcext:value-type="float">
            <text:p>0,693147180559945</text:p>
          </table:table-cell>
          <table:table-cell table:formula="of:=LOG([.G6];[.I6])" office:value-type="float" office:value="-1.44269504088896" calcext:value-type="float">
            <text:p>-1,44269504088896</text:p>
          </table:table-cell>
        </table:table-row>
        <table:table-row table:style-name="ro1">
          <table:table-cell table:formula="of:=EXP([.B7])" office:value-type="float" office:value="0.135335283236613" calcext:value-type="float">
            <text:p>0,135335283236613</text:p>
          </table:table-cell>
          <table:table-cell office:value-type="float" office:value="-2" calcext:value-type="float">
            <text:p>-2</text:p>
          </table:table-cell>
          <table:table-cell table:formula="of:=LOG([.$A7];[.C$1])" office:value-type="float" office:value="-2.88539008177793" calcext:value-type="float">
            <text:p>-2,88539008177793</text:p>
          </table:table-cell>
          <table:table-cell table:formula="of:=LOG([.$A7];[.D$1])" office:value-type="float" office:value="-1.24266986911922" calcext:value-type="float">
            <text:p>-1,24266986911922</text:p>
          </table:table-cell>
          <table:table-cell table:formula="of:=LOG([.$A7];[.E$1])" office:value-type="float" office:value="-0.868588963806504" calcext:value-type="float">
            <text:p>-0,868588963806504</text:p>
          </table:table-cell>
          <table:table-cell/>
          <table:table-cell office:value-type="float" office:value="0.135335283236613" calcext:value-type="float">
            <text:p>0,1353352832366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LN([.I7])" office:value-type="float" office:value="0.693147180559945" calcext:value-type="float">
            <text:p>0,693147180559945</text:p>
          </table:table-cell>
          <table:table-cell table:formula="of:=LOG([.G7];[.I7])" office:value-type="float" office:value="-2.88539008177793" calcext:value-type="float">
            <text:p>-2,88539008177793</text:p>
          </table:table-cell>
        </table:table-row>
        <table:table-row table:style-name="ro1">
          <table:table-cell table:formula="of:=EXP([.B8])" office:value-type="float" office:value="0.049787068367864" calcext:value-type="float">
            <text:p>0,049787068367864</text:p>
          </table:table-cell>
          <table:table-cell office:value-type="float" office:value="-3" calcext:value-type="float">
            <text:p>-3</text:p>
          </table:table-cell>
          <table:table-cell table:formula="of:=LOG([.$A8];[.C$1])" office:value-type="float" office:value="-4.32808512266689" calcext:value-type="float">
            <text:p>-4,32808512266689</text:p>
          </table:table-cell>
          <table:table-cell table:formula="of:=LOG([.$A8];[.D$1])" office:value-type="float" office:value="-1.86400480367884" calcext:value-type="float">
            <text:p>-1,86400480367884</text:p>
          </table:table-cell>
          <table:table-cell table:formula="of:=LOG([.$A8];[.E$1])" office:value-type="float" office:value="-1.30288344570976" calcext:value-type="float">
            <text:p>-1,30288344570976</text:p>
          </table:table-cell>
          <table:table-cell/>
          <table:table-cell office:value-type="float" office:value="0.049787068367864" calcext:value-type="float">
            <text:p>0,04978706836786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LN([.I8])" office:value-type="float" office:value="0.693147180559945" calcext:value-type="float">
            <text:p>0,693147180559945</text:p>
          </table:table-cell>
          <table:table-cell table:formula="of:=LOG([.G8];[.I8])" office:value-type="float" office:value="-4.32808512266689" calcext:value-type="float">
            <text:p>-4,32808512266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A9])" office:value-type="float" office:value="0.693147180559945" calcext:value-type="float">
            <text:p>0,693147180559945</text:p>
          </table:table-cell>
          <table:table-cell table:formula="of:=LOG([.$A9];[.C$1])" office:value-type="float" office:value="1" calcext:value-type="float">
            <text:p>1</text:p>
          </table:table-cell>
          <table:table-cell table:formula="of:=LOG([.$A9];[.D$1])" office:value-type="float" office:value="0.430676558073393" calcext:value-type="float">
            <text:p>0,430676558073393</text:p>
          </table:table-cell>
          <table:table-cell table:formula="of:=LOG([.$A9];[.E$1])" office:value-type="float" office:value="0.301029995663981" calcext:value-type="float">
            <text:p>0,301029995663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2" calcext:value-type="float">
            <text:p>2</text:p>
          </table:table-cell>
          <table:table-cell table:formula="of:=LN([.I9])" office:value-type="float" office:value="0.693147180559945" calcext:value-type="float">
            <text:p>0,693147180559945</text:p>
          </table:table-cell>
          <table:table-cell table:formula="of:=LOG([.G9];[.I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[.A10])" office:value-type="float" office:value="1.6094379124341" calcext:value-type="float">
            <text:p>1,6094379124341</text:p>
          </table:table-cell>
          <table:table-cell table:formula="of:=LOG([.$A10];[.C$1])" office:value-type="float" office:value="2.32192809488736" calcext:value-type="float">
            <text:p>2,32192809488736</text:p>
          </table:table-cell>
          <table:table-cell table:formula="of:=LOG([.$A10];[.D$1])" office:value-type="float" office:value="1" calcext:value-type="float">
            <text:p>1</text:p>
          </table:table-cell>
          <table:table-cell table:formula="of:=LOG([.$A10];[.E$1])" office:value-type="float" office:value="0.698970004336019" calcext:value-type="float">
            <text:p>0,6989700043360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2" calcext:value-type="float">
            <text:p>2</text:p>
          </table:table-cell>
          <table:table-cell table:formula="of:=LN([.I10])" office:value-type="float" office:value="0.693147180559945" calcext:value-type="float">
            <text:p>0,693147180559945</text:p>
          </table:table-cell>
          <table:table-cell table:formula="of:=LOG([.G10];[.I10])" office:value-type="float" office:value="2.32192809488736" calcext:value-type="float">
            <text:p>2,3219280948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N([.A11])" office:value-type="float" office:value="2.30258509299405" calcext:value-type="float">
            <text:p>2,30258509299405</text:p>
          </table:table-cell>
          <table:table-cell table:formula="of:=LOG([.$A11];[.C$1])" office:value-type="float" office:value="3.32192809488736" calcext:value-type="float">
            <text:p>3,32192809488736</text:p>
          </table:table-cell>
          <table:table-cell table:formula="of:=LOG([.$A11];[.D$1])" office:value-type="float" office:value="1.43067655807339" calcext:value-type="float">
            <text:p>1,43067655807339</text:p>
          </table:table-cell>
          <table:table-cell table:formula="of:=LOG([.$A11];[.E$1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2" calcext:value-type="float">
            <text:p>2</text:p>
          </table:table-cell>
          <table:table-cell table:formula="of:=LN([.I11])" office:value-type="float" office:value="0.693147180559945" calcext:value-type="float">
            <text:p>0,693147180559945</text:p>
          </table:table-cell>
          <table:table-cell table:formula="of:=LOG([.G11];[.I11])" office:value-type="float" office:value="3.32192809488736" calcext:value-type="float">
            <text:p>3,321928094887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N([.A12])" office:value-type="float" office:value="4.60517018598809" calcext:value-type="float">
            <text:p>4,60517018598809</text:p>
          </table:table-cell>
          <table:table-cell table:formula="of:=LOG([.$A12];[.C$1])" office:value-type="float" office:value="6.64385618977473" calcext:value-type="float">
            <text:p>6,64385618977473</text:p>
          </table:table-cell>
          <table:table-cell table:formula="of:=LOG([.$A12];[.D$1])" office:value-type="float" office:value="2.86135311614679" calcext:value-type="float">
            <text:p>2,86135311614679</text:p>
          </table:table-cell>
          <table:table-cell table:formula="of:=LOG([.$A12];[.E$1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2" calcext:value-type="float">
            <text:p>2</text:p>
          </table:table-cell>
          <table:table-cell table:formula="of:=LN([.I12])" office:value-type="float" office:value="0.693147180559945" calcext:value-type="float">
            <text:p>0,693147180559945</text:p>
          </table:table-cell>
          <table:table-cell table:formula="of:=LOG([.G12];[.I12])" office:value-type="float" office:value="6.64385618977473" calcext:value-type="float">
            <text:p>6,64385618977473</text:p>
          </table:table-cell>
        </table:table-row>
        <table:table-row table:style-name="ro1">
          <table:table-cell table:formula="of:=[.A2]-0.1" office:value-type="float" office:value="0.9" calcext:value-type="float">
            <text:p>0,9</text:p>
          </table:table-cell>
          <table:table-cell table:formula="of:=LN([.A13])" office:value-type="float" office:value="-0.105360515657826" calcext:value-type="float">
            <text:p>-0,105360515657826</text:p>
          </table:table-cell>
          <table:table-cell table:formula="of:=LOG([.$A13];[.C$1])" office:value-type="float" office:value="-0.15200309344505" calcext:value-type="float">
            <text:p>-0,15200309344505</text:p>
          </table:table-cell>
          <table:table-cell table:formula="of:=LOG([.$A13];[.D$1])" office:value-type="float" office:value="-0.0654641691014225" calcext:value-type="float">
            <text:p>-0,065464169101423</text:p>
          </table:table-cell>
          <table:table-cell table:formula="of:=LOG([.$A13];[.E$1])" office:value-type="float" office:value="-0.0457574905606751" calcext:value-type="float">
            <text:p>-0,04575749056067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-0.105360515657826" calcext:value-type="float">
            <text:p>-0,105360515657826</text:p>
          </table:table-cell>
          <table:table-cell office:value-type="float" office:value="2" calcext:value-type="float">
            <text:p>2</text:p>
          </table:table-cell>
          <table:table-cell table:formula="of:=LN([.I13])" office:value-type="float" office:value="0.693147180559945" calcext:value-type="float">
            <text:p>0,693147180559945</text:p>
          </table:table-cell>
          <table:table-cell table:formula="of:=LOG([.G13];[.I13])" office:value-type="float" office:value="-0.15200309344505" calcext:value-type="float">
            <text:p>-0,15200309344505</text:p>
          </table:table-cell>
        </table:table-row>
        <table:table-row table:style-name="ro1">
          <table:table-cell table:formula="of:=[.A3]-0.1" office:value-type="float" office:value="2.61828182845904" calcext:value-type="float">
            <text:p>2,61828182845904</text:p>
          </table:table-cell>
          <table:table-cell table:formula="of:=LN([.A14])" office:value-type="float" office:value="0.962518311983765" calcext:value-type="float">
            <text:p>0,962518311983765</text:p>
          </table:table-cell>
          <table:table-cell table:formula="of:=LOG([.$A14];[.C$1])" office:value-type="float" office:value="1.38862039546379" calcext:value-type="float">
            <text:p>1,38862039546379</text:p>
          </table:table-cell>
          <table:table-cell table:formula="of:=LOG([.$A14];[.D$1])" office:value-type="float" office:value="0.59804625238886" calcext:value-type="float">
            <text:p>0,59804625238886</text:p>
          </table:table-cell>
          <table:table-cell table:formula="of:=LOG([.$A14];[.E$1])" office:value-type="float" office:value="0.418016391625382" calcext:value-type="float">
            <text:p>0,418016391625382</text:p>
          </table:table-cell>
          <table:table-cell/>
          <table:table-cell office:value-type="float" office:value="2.61828182845904" calcext:value-type="float">
            <text:p>2,61828182845904</text:p>
          </table:table-cell>
          <table:table-cell office:value-type="float" office:value="0.962518311983765" calcext:value-type="float">
            <text:p>0,962518311983765</text:p>
          </table:table-cell>
          <table:table-cell office:value-type="float" office:value="2" calcext:value-type="float">
            <text:p>2</text:p>
          </table:table-cell>
          <table:table-cell table:formula="of:=LN([.I14])" office:value-type="float" office:value="0.693147180559945" calcext:value-type="float">
            <text:p>0,693147180559945</text:p>
          </table:table-cell>
          <table:table-cell table:formula="of:=LOG([.G14];[.I14])" office:value-type="float" office:value="1.38862039546379" calcext:value-type="float">
            <text:p>1,38862039546379</text:p>
          </table:table-cell>
        </table:table-row>
        <table:table-row table:style-name="ro1">
          <table:table-cell table:formula="of:=[.A4]-0.1" office:value-type="float" office:value="7.28905609893065" calcext:value-type="float">
            <text:p>7,28905609893065</text:p>
          </table:table-cell>
          <table:table-cell table:formula="of:=LN([.A15])" office:value-type="float" office:value="1.98637405875277" calcext:value-type="float">
            <text:p>1,98637405875277</text:p>
          </table:table-cell>
          <table:table-cell table:formula="of:=LOG([.$A15];[.C$1])" office:value-type="float" office:value="2.8657320039131" calcext:value-type="float">
            <text:p>2,8657320039131</text:p>
          </table:table-cell>
          <table:table-cell table:formula="of:=LOG([.$A15];[.D$1])" office:value-type="float" office:value="1.23420359580606" calcext:value-type="float">
            <text:p>1,23420359580606</text:p>
          </table:table-cell>
          <table:table-cell table:formula="of:=LOG([.$A15];[.E$1])" office:value-type="float" office:value="0.862671292712093" calcext:value-type="float">
            <text:p>0,862671292712093</text:p>
          </table:table-cell>
          <table:table-cell/>
          <table:table-cell office:value-type="float" office:value="7.28905609893065" calcext:value-type="float">
            <text:p>7,28905609893065</text:p>
          </table:table-cell>
          <table:table-cell office:value-type="float" office:value="1.98637405875277" calcext:value-type="float">
            <text:p>1,98637405875277</text:p>
          </table:table-cell>
          <table:table-cell office:value-type="float" office:value="2" calcext:value-type="float">
            <text:p>2</text:p>
          </table:table-cell>
          <table:table-cell table:formula="of:=LN([.I15])" office:value-type="float" office:value="0.693147180559945" calcext:value-type="float">
            <text:p>0,693147180559945</text:p>
          </table:table-cell>
          <table:table-cell table:formula="of:=LOG([.G15];[.I15])" office:value-type="float" office:value="2.8657320039131" calcext:value-type="float">
            <text:p>2,8657320039131</text:p>
          </table:table-cell>
        </table:table-row>
        <table:table-row table:style-name="ro1">
          <table:table-cell table:formula="of:=[.A5]-0.1" office:value-type="float" office:value="19.9855369231877" calcext:value-type="float">
            <text:p>19,9855369231877</text:p>
          </table:table-cell>
          <table:table-cell table:formula="of:=LN([.A16])" office:value-type="float" office:value="2.99500885811151" calcext:value-type="float">
            <text:p>2,99500885811151</text:p>
          </table:table-cell>
          <table:table-cell table:formula="of:=LOG([.$A16];[.C$1])" office:value-type="float" office:value="4.32088442701599" calcext:value-type="float">
            <text:p>4,32088442701599</text:p>
          </table:table-cell>
          <table:table-cell table:formula="of:=LOG([.$A16];[.D$1])" office:value-type="float" office:value="1.86090363286017" calcext:value-type="float">
            <text:p>1,86090363286017</text:p>
          </table:table-cell>
          <table:table-cell table:formula="of:=LOG([.$A16];[.E$1])" office:value-type="float" office:value="1.30071582032919" calcext:value-type="float">
            <text:p>1,30071582032919</text:p>
          </table:table-cell>
          <table:table-cell/>
          <table:table-cell office:value-type="float" office:value="19.9855369231877" calcext:value-type="float">
            <text:p>19,9855369231877</text:p>
          </table:table-cell>
          <table:table-cell office:value-type="float" office:value="2.99500885811151" calcext:value-type="float">
            <text:p>2,99500885811151</text:p>
          </table:table-cell>
          <table:table-cell office:value-type="float" office:value="2" calcext:value-type="float">
            <text:p>2</text:p>
          </table:table-cell>
          <table:table-cell table:formula="of:=LN([.I16])" office:value-type="float" office:value="0.693147180559945" calcext:value-type="float">
            <text:p>0,693147180559945</text:p>
          </table:table-cell>
          <table:table-cell table:formula="of:=LOG([.G16];[.I16])" office:value-type="float" office:value="4.32088442701599" calcext:value-type="float">
            <text:p>4,32088442701599</text:p>
          </table:table-cell>
        </table:table-row>
        <table:table-row table:style-name="ro1">
          <table:table-cell table:formula="of:=[.A6]-0.1" office:value-type="float" office:value="0.267879441171442" calcext:value-type="float">
            <text:p>0,267879441171442</text:p>
          </table:table-cell>
          <table:table-cell table:formula="of:=LN([.A17])" office:value-type="float" office:value="-1.31721824605773" calcext:value-type="float">
            <text:p>-1,31721824605773</text:p>
          </table:table-cell>
          <table:table-cell table:formula="of:=LOG([.$A17];[.C$1])" office:value-type="float" office:value="-1.90034423135595" calcext:value-type="float">
            <text:p>-1,90034423135595</text:p>
          </table:table-cell>
          <table:table-cell table:formula="of:=LOG([.$A17];[.D$1])" office:value-type="float" office:value="-0.818433712715006" calcext:value-type="float">
            <text:p>-0,818433712715006</text:p>
          </table:table-cell>
          <table:table-cell table:formula="of:=LOG([.$A17];[.E$1])" office:value-type="float" office:value="-0.572060615725152" calcext:value-type="float">
            <text:p>-0,572060615725152</text:p>
          </table:table-cell>
          <table:table-cell/>
          <table:table-cell office:value-type="float" office:value="0.267879441171442" calcext:value-type="float">
            <text:p>0,267879441171442</text:p>
          </table:table-cell>
          <table:table-cell office:value-type="float" office:value="-1.31721824605773" calcext:value-type="float">
            <text:p>-1,31721824605773</text:p>
          </table:table-cell>
          <table:table-cell office:value-type="float" office:value="2" calcext:value-type="float">
            <text:p>2</text:p>
          </table:table-cell>
          <table:table-cell table:formula="of:=LN([.I17])" office:value-type="float" office:value="0.693147180559945" calcext:value-type="float">
            <text:p>0,693147180559945</text:p>
          </table:table-cell>
          <table:table-cell table:formula="of:=LOG([.G17];[.I17])" office:value-type="float" office:value="-1.90034423135595" calcext:value-type="float">
            <text:p>-1,90034423135595</text:p>
          </table:table-cell>
        </table:table-row>
        <table:table-row table:style-name="ro1">
          <table:table-cell table:formula="of:=[.A7]-0.1" office:value-type="float" office:value="0.0353352832366127" calcext:value-type="float">
            <text:p>0,035335283236613</text:p>
          </table:table-cell>
          <table:table-cell table:formula="of:=LN([.A18])" office:value-type="float" office:value="-3.342873289119" calcext:value-type="float">
            <text:p>-3,342873289119</text:p>
          </table:table-cell>
          <table:table-cell table:formula="of:=LOG([.$A18];[.C$1])" office:value-type="float" office:value="-4.82274671653216" calcext:value-type="float">
            <text:p>-4,82274671653216</text:p>
          </table:table-cell>
          <table:table-cell table:formula="of:=LOG([.$A18];[.D$1])" office:value-type="float" office:value="-2.07704395633583" calcext:value-type="float">
            <text:p>-2,07704395633583</text:p>
          </table:table-cell>
          <table:table-cell table:formula="of:=LOG([.$A18];[.E$1])" office:value-type="float" office:value="-1.45179142316615" calcext:value-type="float">
            <text:p>-1,45179142316615</text:p>
          </table:table-cell>
          <table:table-cell/>
          <table:table-cell office:value-type="float" office:value="0.0353352832366127" calcext:value-type="float">
            <text:p>0,035335283236613</text:p>
          </table:table-cell>
          <table:table-cell office:value-type="float" office:value="-3.342873289119" calcext:value-type="float">
            <text:p>-3,342873289119</text:p>
          </table:table-cell>
          <table:table-cell office:value-type="float" office:value="2" calcext:value-type="float">
            <text:p>2</text:p>
          </table:table-cell>
          <table:table-cell table:formula="of:=LN([.I18])" office:value-type="float" office:value="0.693147180559945" calcext:value-type="float">
            <text:p>0,693147180559945</text:p>
          </table:table-cell>
          <table:table-cell table:formula="of:=LOG([.G18];[.I18])" office:value-type="float" office:value="-4.82274671653216" calcext:value-type="float">
            <text:p>-4,82274671653216</text:p>
          </table:table-cell>
        </table:table-row>
        <table:table-row table:style-name="ro1">
          <table:table-cell table:formula="of:=[.A9]-0.1" office:value-type="float" office:value="1.9" calcext:value-type="float">
            <text:p>1,9</text:p>
          </table:table-cell>
          <table:table-cell table:formula="of:=LN([.A19])" office:value-type="float" office:value="0.641853886172395" calcext:value-type="float">
            <text:p>0,641853886172395</text:p>
          </table:table-cell>
          <table:table-cell table:formula="of:=LOG([.$A19];[.C$1])" office:value-type="float" office:value="0.925999418556223" calcext:value-type="float">
            <text:p>0,925999418556223</text:p>
          </table:table-cell>
          <table:table-cell table:formula="of:=LOG([.$A19];[.D$1])" office:value-type="float" office:value="0.398806242361757" calcext:value-type="float">
            <text:p>0,398806242361757</text:p>
          </table:table-cell>
          <table:table-cell table:formula="of:=LOG([.$A19];[.E$1])" office:value-type="float" office:value="0.278753600952829" calcext:value-type="float">
            <text:p>0,278753600952829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0.641853886172395" calcext:value-type="float">
            <text:p>0,641853886172395</text:p>
          </table:table-cell>
          <table:table-cell office:value-type="float" office:value="2" calcext:value-type="float">
            <text:p>2</text:p>
          </table:table-cell>
          <table:table-cell table:formula="of:=LN([.I19])" office:value-type="float" office:value="0.693147180559945" calcext:value-type="float">
            <text:p>0,693147180559945</text:p>
          </table:table-cell>
          <table:table-cell table:formula="of:=LOG([.G19];[.I19])" office:value-type="float" office:value="0.925999418556223" calcext:value-type="float">
            <text:p>0,925999418556223</text:p>
          </table:table-cell>
        </table:table-row>
        <table:table-row table:style-name="ro1">
          <table:table-cell table:formula="of:=[.A10]-0.1" office:value-type="float" office:value="4.9" calcext:value-type="float">
            <text:p>4,9</text:p>
          </table:table-cell>
          <table:table-cell table:formula="of:=LN([.A20])" office:value-type="float" office:value="1.58923520511658" calcext:value-type="float">
            <text:p>1,58923520511658</text:p>
          </table:table-cell>
          <table:table-cell table:formula="of:=LOG([.$A20];[.C$1])" office:value-type="float" office:value="2.29278174922785" calcext:value-type="float">
            <text:p>2,29278174922785</text:p>
          </table:table-cell>
          <table:table-cell table:formula="of:=LOG([.$A20];[.D$1])" office:value-type="float" office:value="0.987447352170942" calcext:value-type="float">
            <text:p>0,987447352170942</text:p>
          </table:table-cell>
          <table:table-cell table:formula="of:=LOG([.$A20];[.E$1])" office:value-type="float" office:value="0.690196080028514" calcext:value-type="float">
            <text:p>0,690196080028514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1.58923520511658" calcext:value-type="float">
            <text:p>1,58923520511658</text:p>
          </table:table-cell>
          <table:table-cell office:value-type="float" office:value="2" calcext:value-type="float">
            <text:p>2</text:p>
          </table:table-cell>
          <table:table-cell table:formula="of:=LN([.I20])" office:value-type="float" office:value="0.693147180559945" calcext:value-type="float">
            <text:p>0,693147180559945</text:p>
          </table:table-cell>
          <table:table-cell table:formula="of:=LOG([.G20];[.I20])" office:value-type="float" office:value="2.29278174922785" calcext:value-type="float">
            <text:p>2,29278174922785</text:p>
          </table:table-cell>
        </table:table-row>
        <table:table-row table:style-name="ro1">
          <table:table-cell table:formula="of:=[.A11]-0.1" office:value-type="float" office:value="9.9" calcext:value-type="float">
            <text:p>9,9</text:p>
          </table:table-cell>
          <table:table-cell table:formula="of:=LN([.A21])" office:value-type="float" office:value="2.29253475714054" calcext:value-type="float">
            <text:p>2,29253475714054</text:p>
          </table:table-cell>
          <table:table-cell table:formula="of:=LOG([.$A21];[.C$1])" office:value-type="float" office:value="3.30742852519225" calcext:value-type="float">
            <text:p>3,30742852519225</text:p>
          </table:table-cell>
          <table:table-cell table:formula="of:=LOG([.$A21];[.D$1])" office:value-type="float" office:value="1.42443193330356" calcext:value-type="float">
            <text:p>1,42443193330356</text:p>
          </table:table-cell>
          <table:table-cell table:formula="of:=LOG([.$A21];[.E$1])" office:value-type="float" office:value="0.99563519459755" calcext:value-type="float">
            <text:p>0,99563519459755</text:p>
          </table:table-cell>
          <table:table-cell/>
          <table:table-cell office:value-type="float" office:value="9.9" calcext:value-type="float">
            <text:p>9,9</text:p>
          </table:table-cell>
          <table:table-cell office:value-type="float" office:value="2.29253475714054" calcext:value-type="float">
            <text:p>2,29253475714054</text:p>
          </table:table-cell>
          <table:table-cell office:value-type="float" office:value="2" calcext:value-type="float">
            <text:p>2</text:p>
          </table:table-cell>
          <table:table-cell table:formula="of:=LN([.I21])" office:value-type="float" office:value="0.693147180559945" calcext:value-type="float">
            <text:p>0,693147180559945</text:p>
          </table:table-cell>
          <table:table-cell table:formula="of:=LOG([.G21];[.I21])" office:value-type="float" office:value="3.30742852519225" calcext:value-type="float">
            <text:p>3,30742852519225</text:p>
          </table:table-cell>
        </table:table-row>
        <table:table-row table:style-name="ro1">
          <table:table-cell table:formula="of:=[.A12]-0.1" office:value-type="float" office:value="99.9" calcext:value-type="float">
            <text:p>99,9</text:p>
          </table:table-cell>
          <table:table-cell table:formula="of:=LN([.A22])" office:value-type="float" office:value="4.60416968565451" calcext:value-type="float">
            <text:p>4,60416968565451</text:p>
          </table:table-cell>
          <table:table-cell table:formula="of:=LOG([.$A22];[.C$1])" office:value-type="float" office:value="6.64241277290506" calcext:value-type="float">
            <text:p>6,64241277290506</text:p>
          </table:table-cell>
          <table:table-cell table:formula="of:=LOG([.$A22];[.D$1])" office:value-type="float" office:value="2.86073147033749" calcext:value-type="float">
            <text:p>2,86073147033749</text:p>
          </table:table-cell>
          <table:table-cell table:formula="of:=LOG([.$A22];[.E$1])" office:value-type="float" office:value="1.99956548822598" calcext:value-type="float">
            <text:p>1,99956548822598</text:p>
          </table:table-cell>
          <table:table-cell/>
          <table:table-cell office:value-type="float" office:value="99.9" calcext:value-type="float">
            <text:p>99,9</text:p>
          </table:table-cell>
          <table:table-cell office:value-type="float" office:value="4.60416968565451" calcext:value-type="float">
            <text:p>4,60416968565451</text:p>
          </table:table-cell>
          <table:table-cell office:value-type="float" office:value="2" calcext:value-type="float">
            <text:p>2</text:p>
          </table:table-cell>
          <table:table-cell table:formula="of:=LN([.I22])" office:value-type="float" office:value="0.693147180559945" calcext:value-type="float">
            <text:p>0,693147180559945</text:p>
          </table:table-cell>
          <table:table-cell table:formula="of:=LOG([.G22];[.I22])" office:value-type="float" office:value="6.64241277290506" calcext:value-type="float">
            <text:p>6,64241277290506</text:p>
          </table:table-cell>
        </table:table-row>
        <table:table-row table:style-name="ro1">
          <table:table-cell table:formula="of:=[.A2]+0.1" office:value-type="float" office:value="1.1" calcext:value-type="float">
            <text:p>1,1</text:p>
          </table:table-cell>
          <table:table-cell table:formula="of:=LN([.A23])" office:value-type="float" office:value="0.0953101798043249" calcext:value-type="float">
            <text:p>0,095310179804325</text:p>
          </table:table-cell>
          <table:table-cell table:formula="of:=LOG([.$A23];[.C$1])" office:value-type="float" office:value="0.137503523749935" calcext:value-type="float">
            <text:p>0,137503523749935</text:p>
          </table:table-cell>
          <table:table-cell table:formula="of:=LOG([.$A23];[.D$1])" office:value-type="float" office:value="0.0592195443315851" calcext:value-type="float">
            <text:p>0,059219544331585</text:p>
          </table:table-cell>
          <table:table-cell table:formula="of:=LOG([.$A23];[.E$1])" office:value-type="float" office:value="0.0413926851582251" calcext:value-type="float">
            <text:p>0,041392685158225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0.0953101798043249" calcext:value-type="float">
            <text:p>0,095310179804325</text:p>
          </table:table-cell>
          <table:table-cell office:value-type="float" office:value="2" calcext:value-type="float">
            <text:p>2</text:p>
          </table:table-cell>
          <table:table-cell table:formula="of:=LN([.I23])" office:value-type="float" office:value="0.693147180559945" calcext:value-type="float">
            <text:p>0,693147180559945</text:p>
          </table:table-cell>
          <table:table-cell table:formula="of:=LOG([.G23];[.I23])" office:value-type="float" office:value="0.137503523749935" calcext:value-type="float">
            <text:p>0,137503523749935</text:p>
          </table:table-cell>
        </table:table-row>
        <table:table-row table:style-name="ro1">
          <table:table-cell table:formula="of:=[.A3]+0.1" office:value-type="float" office:value="2.81828182845904" calcext:value-type="float">
            <text:p>2,81828182845904</text:p>
          </table:table-cell>
          <table:table-cell table:formula="of:=LN([.A24])" office:value-type="float" office:value="1.03612741857483" calcext:value-type="float">
            <text:p>1,03612741857483</text:p>
          </table:table-cell>
          <table:table-cell table:formula="of:=LOG([.$A24];[.C$1])" office:value-type="float" office:value="1.494815888507" calcext:value-type="float">
            <text:p>1,494815888507</text:p>
          </table:table-cell>
          <table:table-cell table:formula="of:=LOG([.$A24];[.D$1])" office:value-type="float" office:value="0.643782161815614" calcext:value-type="float">
            <text:p>0,643782161815614</text:p>
          </table:table-cell>
          <table:table-cell table:formula="of:=LOG([.$A24];[.E$1])" office:value-type="float" office:value="0.449984420435711" calcext:value-type="float">
            <text:p>0,449984420435711</text:p>
          </table:table-cell>
          <table:table-cell/>
          <table:table-cell office:value-type="float" office:value="2.81828182845904" calcext:value-type="float">
            <text:p>2,81828182845904</text:p>
          </table:table-cell>
          <table:table-cell office:value-type="float" office:value="1.03612741857483" calcext:value-type="float">
            <text:p>1,03612741857483</text:p>
          </table:table-cell>
          <table:table-cell office:value-type="float" office:value="2" calcext:value-type="float">
            <text:p>2</text:p>
          </table:table-cell>
          <table:table-cell table:formula="of:=LN([.I24])" office:value-type="float" office:value="0.693147180559945" calcext:value-type="float">
            <text:p>0,693147180559945</text:p>
          </table:table-cell>
          <table:table-cell table:formula="of:=LOG([.G24];[.I24])" office:value-type="float" office:value="1.494815888507" calcext:value-type="float">
            <text:p>1,494815888507</text:p>
          </table:table-cell>
        </table:table-row>
        <table:table-row table:style-name="ro1">
          <table:table-cell table:formula="of:=[.A4]+0.1" office:value-type="float" office:value="7.48905609893065" calcext:value-type="float">
            <text:p>7,48905609893065</text:p>
          </table:table-cell>
          <table:table-cell table:formula="of:=LN([.A25])" office:value-type="float" office:value="2.01344276808316" calcext:value-type="float">
            <text:p>2,01344276808316</text:p>
          </table:table-cell>
          <table:table-cell table:formula="of:=LOG([.$A25];[.C$1])" office:value-type="float" office:value="2.90478389662733" calcext:value-type="float">
            <text:p>2,90478389662733</text:p>
          </table:table-cell>
          <table:table-cell table:formula="of:=LOG([.$A25];[.D$1])" office:value-type="float" office:value="1.25102233054648" calcext:value-type="float">
            <text:p>1,25102233054648</text:p>
          </table:table-cell>
          <table:table-cell table:formula="of:=LOG([.$A25];[.E$1])" office:value-type="float" office:value="0.874427083806527" calcext:value-type="float">
            <text:p>0,874427083806527</text:p>
          </table:table-cell>
          <table:table-cell/>
          <table:table-cell office:value-type="float" office:value="7.48905609893065" calcext:value-type="float">
            <text:p>7,48905609893065</text:p>
          </table:table-cell>
          <table:table-cell office:value-type="float" office:value="2.01344276808316" calcext:value-type="float">
            <text:p>2,01344276808316</text:p>
          </table:table-cell>
          <table:table-cell office:value-type="float" office:value="2" calcext:value-type="float">
            <text:p>2</text:p>
          </table:table-cell>
          <table:table-cell table:formula="of:=LN([.I25])" office:value-type="float" office:value="0.693147180559945" calcext:value-type="float">
            <text:p>0,693147180559945</text:p>
          </table:table-cell>
          <table:table-cell table:formula="of:=LOG([.G25];[.I25])" office:value-type="float" office:value="2.90478389662733" calcext:value-type="float">
            <text:p>2,90478389662733</text:p>
          </table:table-cell>
        </table:table-row>
        <table:table-row table:style-name="ro1">
          <table:table-cell table:formula="of:=[.A5]+0.1" office:value-type="float" office:value="20.1855369231877" calcext:value-type="float">
            <text:p>20,1855369231877</text:p>
          </table:table-cell>
          <table:table-cell table:formula="of:=LN([.A26])" office:value-type="float" office:value="3.00496635405951" calcext:value-type="float">
            <text:p>3,00496635405951</text:p>
          </table:table-cell>
          <table:table-cell table:formula="of:=LOG([.$A26];[.C$1])" office:value-type="float" office:value="4.33525005703984" calcext:value-type="float">
            <text:p>4,33525005703984</text:p>
          </table:table-cell>
          <table:table-cell table:formula="of:=LOG([.$A26];[.D$1])" office:value-type="float" office:value="1.8670905729534" calcext:value-type="float">
            <text:p>1,8670905729534</text:p>
          </table:table-cell>
          <table:table-cell table:formula="of:=LOG([.$A26];[.E$1])" office:value-type="float" office:value="1.30504030587298" calcext:value-type="float">
            <text:p>1,30504030587298</text:p>
          </table:table-cell>
          <table:table-cell/>
          <table:table-cell office:value-type="float" office:value="20.1855369231877" calcext:value-type="float">
            <text:p>20,1855369231877</text:p>
          </table:table-cell>
          <table:table-cell office:value-type="float" office:value="3.00496635405951" calcext:value-type="float">
            <text:p>3,00496635405951</text:p>
          </table:table-cell>
          <table:table-cell office:value-type="float" office:value="2" calcext:value-type="float">
            <text:p>2</text:p>
          </table:table-cell>
          <table:table-cell table:formula="of:=LN([.I26])" office:value-type="float" office:value="0.693147180559945" calcext:value-type="float">
            <text:p>0,693147180559945</text:p>
          </table:table-cell>
          <table:table-cell table:formula="of:=LOG([.G26];[.I26])" office:value-type="float" office:value="4.33525005703984" calcext:value-type="float">
            <text:p>4,33525005703984</text:p>
          </table:table-cell>
        </table:table-row>
        <table:table-row table:style-name="ro1">
          <table:table-cell table:formula="of:=[.A6]+0.1" office:value-type="float" office:value="0.467879441171442" calcext:value-type="float">
            <text:p>0,467879441171442</text:p>
          </table:table-cell>
          <table:table-cell table:formula="of:=LN([.A27])" office:value-type="float" office:value="-0.759544620584711" calcext:value-type="float">
            <text:p>-0,759544620584711</text:p>
          </table:table-cell>
          <table:table-cell table:formula="of:=LOG([.$A27];[.C$1])" office:value-type="float" office:value="-1.09579125745145" calcext:value-type="float">
            <text:p>-1,09579125745145</text:p>
          </table:table-cell>
          <table:table-cell table:formula="of:=LOG([.$A27];[.D$1])" office:value-type="float" office:value="-0.471931607126107" calcext:value-type="float">
            <text:p>-0,471931607126107</text:p>
          </table:table-cell>
          <table:table-cell table:formula="of:=LOG([.$A27];[.E$1])" office:value-type="float" office:value="-0.329866037479239" calcext:value-type="float">
            <text:p>-0,329866037479239</text:p>
          </table:table-cell>
          <table:table-cell/>
          <table:table-cell office:value-type="float" office:value="0.467879441171442" calcext:value-type="float">
            <text:p>0,467879441171442</text:p>
          </table:table-cell>
          <table:table-cell office:value-type="float" office:value="-0.759544620584711" calcext:value-type="float">
            <text:p>-0,759544620584711</text:p>
          </table:table-cell>
          <table:table-cell office:value-type="float" office:value="2" calcext:value-type="float">
            <text:p>2</text:p>
          </table:table-cell>
          <table:table-cell table:formula="of:=LN([.I27])" office:value-type="float" office:value="0.693147180559945" calcext:value-type="float">
            <text:p>0,693147180559945</text:p>
          </table:table-cell>
          <table:table-cell table:formula="of:=LOG([.G27];[.I27])" office:value-type="float" office:value="-1.09579125745145" calcext:value-type="float">
            <text:p>-1,09579125745145</text:p>
          </table:table-cell>
        </table:table-row>
        <table:table-row table:style-name="ro1">
          <table:table-cell table:formula="of:=[.A7]+0.1" office:value-type="float" office:value="0.235335283236613" calcext:value-type="float">
            <text:p>0,235335283236613</text:p>
          </table:table-cell>
          <table:table-cell table:formula="of:=LN([.A28])" office:value-type="float" office:value="-1.44674404448335" calcext:value-type="float">
            <text:p>-1,44674404448335</text:p>
          </table:table-cell>
          <table:table-cell table:formula="of:=LOG([.$A28];[.C$1])" office:value-type="float" office:value="-2.08721045841176" calcext:value-type="float">
            <text:p>-2,08721045841176</text:p>
          </table:table-cell>
          <table:table-cell table:formula="of:=LOG([.$A28];[.D$1])" office:value-type="float" office:value="-0.898912616203567" calcext:value-type="float">
            <text:p>-0,898912616203567</text:p>
          </table:table-cell>
          <table:table-cell table:formula="of:=LOG([.$A28];[.E$1])" office:value-type="float" office:value="-0.628312955245509" calcext:value-type="float">
            <text:p>-0,628312955245509</text:p>
          </table:table-cell>
          <table:table-cell/>
          <table:table-cell office:value-type="float" office:value="0.235335283236613" calcext:value-type="float">
            <text:p>0,235335283236613</text:p>
          </table:table-cell>
          <table:table-cell office:value-type="float" office:value="-1.44674404448335" calcext:value-type="float">
            <text:p>-1,44674404448335</text:p>
          </table:table-cell>
          <table:table-cell office:value-type="float" office:value="2" calcext:value-type="float">
            <text:p>2</text:p>
          </table:table-cell>
          <table:table-cell table:formula="of:=LN([.I28])" office:value-type="float" office:value="0.693147180559945" calcext:value-type="float">
            <text:p>0,693147180559945</text:p>
          </table:table-cell>
          <table:table-cell table:formula="of:=LOG([.G28];[.I28])" office:value-type="float" office:value="-2.08721045841176" calcext:value-type="float">
            <text:p>-2,08721045841176</text:p>
          </table:table-cell>
        </table:table-row>
        <table:table-row table:style-name="ro1">
          <table:table-cell table:formula="of:=[.A8]+0.1" office:value-type="float" office:value="0.149787068367864" calcext:value-type="float">
            <text:p>0,149787068367864</text:p>
          </table:table-cell>
          <table:table-cell table:formula="of:=LN([.A29])" office:value-type="float" office:value="-1.89854053760754" calcext:value-type="float">
            <text:p>-1,89854053760754</text:p>
          </table:table-cell>
          <table:table-cell table:formula="of:=LOG([.$A29];[.C$1])" office:value-type="float" office:value="-2.73901501853306" calcext:value-type="float">
            <text:p>-2,73901501853306</text:p>
          </table:table-cell>
          <table:table-cell table:formula="of:=LOG([.$A29];[.D$1])" office:value-type="float" office:value="-1.17962956069315" calcext:value-type="float">
            <text:p>-1,17962956069315</text:p>
          </table:table-cell>
          <table:table-cell table:formula="of:=LOG([.$A29];[.E$1])" office:value-type="float" office:value="-0.824525679152586" calcext:value-type="float">
            <text:p>-0,824525679152586</text:p>
          </table:table-cell>
          <table:table-cell/>
          <table:table-cell office:value-type="float" office:value="0.149787068367864" calcext:value-type="float">
            <text:p>0,149787068367864</text:p>
          </table:table-cell>
          <table:table-cell office:value-type="float" office:value="-1.89854053760754" calcext:value-type="float">
            <text:p>-1,89854053760754</text:p>
          </table:table-cell>
          <table:table-cell office:value-type="float" office:value="2" calcext:value-type="float">
            <text:p>2</text:p>
          </table:table-cell>
          <table:table-cell table:formula="of:=LN([.I29])" office:value-type="float" office:value="0.693147180559945" calcext:value-type="float">
            <text:p>0,693147180559945</text:p>
          </table:table-cell>
          <table:table-cell table:formula="of:=LOG([.G29];[.I29])" office:value-type="float" office:value="-2.73901501853306" calcext:value-type="float">
            <text:p>-2,73901501853306</text:p>
          </table:table-cell>
        </table:table-row>
        <table:table-row table:style-name="ro1">
          <table:table-cell table:formula="of:=[.A9]+0.1" office:value-type="float" office:value="2.1" calcext:value-type="float">
            <text:p>2,1</text:p>
          </table:table-cell>
          <table:table-cell table:formula="of:=LN([.A30])" office:value-type="float" office:value="0.741937344729377" calcext:value-type="float">
            <text:p>0,741937344729377</text:p>
          </table:table-cell>
          <table:table-cell table:formula="of:=LOG([.$A30];[.C$1])" office:value-type="float" office:value="1.0703893278914" calcext:value-type="float">
            <text:p>1,0703893278914</text:p>
          </table:table-cell>
          <table:table-cell table:formula="of:=LOG([.$A30];[.D$1])" office:value-type="float" office:value="0.46099159153476" calcext:value-type="float">
            <text:p>0,46099159153476</text:p>
          </table:table-cell>
          <table:table-cell table:formula="of:=LOG([.$A30];[.E$1])" office:value-type="float" office:value="0.322219294733919" calcext:value-type="float">
            <text:p>0,322219294733919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0.741937344729377" calcext:value-type="float">
            <text:p>0,741937344729377</text:p>
          </table:table-cell>
          <table:table-cell office:value-type="float" office:value="2" calcext:value-type="float">
            <text:p>2</text:p>
          </table:table-cell>
          <table:table-cell table:formula="of:=LN([.I30])" office:value-type="float" office:value="0.693147180559945" calcext:value-type="float">
            <text:p>0,693147180559945</text:p>
          </table:table-cell>
          <table:table-cell table:formula="of:=LOG([.G30];[.I30])" office:value-type="float" office:value="1.0703893278914" calcext:value-type="float">
            <text:p>1,0703893278914</text:p>
          </table:table-cell>
        </table:table-row>
        <table:table-row table:style-name="ro1">
          <table:table-cell table:formula="of:=[.A10]+0.1" office:value-type="float" office:value="5.1" calcext:value-type="float">
            <text:p>5,1</text:p>
          </table:table-cell>
          <table:table-cell table:formula="of:=LN([.A31])" office:value-type="float" office:value="1.62924053973028" calcext:value-type="float">
            <text:p>1,62924053973028</text:p>
          </table:table-cell>
          <table:table-cell table:formula="of:=LOG([.$A31];[.C$1])" office:value-type="float" office:value="2.35049724708413" calcext:value-type="float">
            <text:p>2,35049724708413</text:p>
          </table:table-cell>
          <table:table-cell table:formula="of:=LOG([.$A31];[.D$1])" office:value-type="float" office:value="1.01230406413518" calcext:value-type="float">
            <text:p>1,01230406413518</text:p>
          </table:table-cell>
          <table:table-cell table:formula="of:=LOG([.$A31];[.E$1])" office:value-type="float" office:value="0.707570176097936" calcext:value-type="float">
            <text:p>0,707570176097936</text:p>
          </table:table-cell>
          <table:table-cell/>
          <table:table-cell office:value-type="float" office:value="5.1" calcext:value-type="float">
            <text:p>5,1</text:p>
          </table:table-cell>
          <table:table-cell office:value-type="float" office:value="1.62924053973028" calcext:value-type="float">
            <text:p>1,62924053973028</text:p>
          </table:table-cell>
          <table:table-cell office:value-type="float" office:value="2" calcext:value-type="float">
            <text:p>2</text:p>
          </table:table-cell>
          <table:table-cell table:formula="of:=LN([.I31])" office:value-type="float" office:value="0.693147180559945" calcext:value-type="float">
            <text:p>0,693147180559945</text:p>
          </table:table-cell>
          <table:table-cell table:formula="of:=LOG([.G31];[.I31])" office:value-type="float" office:value="2.35049724708413" calcext:value-type="float">
            <text:p>2,35049724708413</text:p>
          </table:table-cell>
        </table:table-row>
        <table:table-row table:style-name="ro1">
          <table:table-cell table:formula="of:=[.A11]+0.1" office:value-type="float" office:value="10.1" calcext:value-type="float">
            <text:p>10,1</text:p>
          </table:table-cell>
          <table:table-cell table:formula="of:=LN([.A32])" office:value-type="float" office:value="2.31253542384721" calcext:value-type="float">
            <text:p>2,31253542384721</text:p>
          </table:table-cell>
          <table:table-cell table:formula="of:=LOG([.$A32];[.C$1])" office:value-type="float" office:value="3.33628338786443" calcext:value-type="float">
            <text:p>3,33628338786443</text:p>
          </table:table-cell>
          <table:table-cell table:formula="of:=LOG([.$A32];[.D$1])" office:value-type="float" office:value="1.43685904624289" calcext:value-type="float">
            <text:p>1,43685904624289</text:p>
          </table:table-cell>
          <table:table-cell table:formula="of:=LOG([.$A32];[.E$1])" office:value-type="float" office:value="1.00432137378264" calcext:value-type="float">
            <text:p>1,00432137378264</text:p>
          </table:table-cell>
          <table:table-cell/>
          <table:table-cell office:value-type="float" office:value="10.1" calcext:value-type="float">
            <text:p>10,1</text:p>
          </table:table-cell>
          <table:table-cell office:value-type="float" office:value="2.31253542384721" calcext:value-type="float">
            <text:p>2,31253542384721</text:p>
          </table:table-cell>
          <table:table-cell office:value-type="float" office:value="2" calcext:value-type="float">
            <text:p>2</text:p>
          </table:table-cell>
          <table:table-cell table:formula="of:=LN([.I32])" office:value-type="float" office:value="0.693147180559945" calcext:value-type="float">
            <text:p>0,693147180559945</text:p>
          </table:table-cell>
          <table:table-cell table:formula="of:=LOG([.G32];[.I32])" office:value-type="float" office:value="3.33628338786443" calcext:value-type="float">
            <text:p>3,33628338786443</text:p>
          </table:table-cell>
        </table:table-row>
        <table:table-row table:style-name="ro1">
          <table:table-cell table:formula="of:=[.A12]+0.1" office:value-type="float" office:value="100.1" calcext:value-type="float">
            <text:p>100,1</text:p>
          </table:table-cell>
          <table:table-cell table:formula="of:=LN([.A33])" office:value-type="float" office:value="4.60616968632117" calcext:value-type="float">
            <text:p>4,60616968632117</text:p>
          </table:table-cell>
          <table:table-cell table:formula="of:=LOG([.$A33];[.C$1])" office:value-type="float" office:value="6.64529816394863" calcext:value-type="float">
            <text:p>6,64529816394863</text:p>
          </table:table-cell>
          <table:table-cell table:formula="of:=LOG([.$A33];[.D$1])" office:value-type="float" office:value="2.86197414062083" calcext:value-type="float">
            <text:p>2,86197414062083</text:p>
          </table:table-cell>
          <table:table-cell table:formula="of:=LOG([.$A33];[.E$1])" office:value-type="float" office:value="2.00043407747932" calcext:value-type="float">
            <text:p>2,00043407747932</text:p>
          </table:table-cell>
          <table:table-cell/>
          <table:table-cell office:value-type="float" office:value="100.1" calcext:value-type="float">
            <text:p>100,1</text:p>
          </table:table-cell>
          <table:table-cell office:value-type="float" office:value="4.60616968632117" calcext:value-type="float">
            <text:p>4,60616968632117</text:p>
          </table:table-cell>
          <table:table-cell office:value-type="float" office:value="2" calcext:value-type="float">
            <text:p>2</text:p>
          </table:table-cell>
          <table:table-cell table:formula="of:=LN([.I33])" office:value-type="float" office:value="0.693147180559945" calcext:value-type="float">
            <text:p>0,693147180559945</text:p>
          </table:table-cell>
          <table:table-cell table:formula="of:=LOG([.G33];[.I33])" office:value-type="float" office:value="6.64529816394863" calcext:value-type="float">
            <text:p>6,6452981639486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LN([.I34])" office:value-type="float" office:value="1.6094379124341" calcext:value-type="float">
            <text:p>1,6094379124341</text:p>
          </table:table-cell>
          <table:table-cell table:formula="of:=LOG([.G34];[.I3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.71828182845904" calcext:value-type="float">
            <text:p>2,718281828459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LN([.I35])" office:value-type="float" office:value="1.6094379124341" calcext:value-type="float">
            <text:p>1,6094379124341</text:p>
          </table:table-cell>
          <table:table-cell table:formula="of:=LOG([.G35];[.I35])" office:value-type="float" office:value="0.621334934559612" calcext:value-type="float">
            <text:p>0,621334934559612</text:p>
          </table:table-cell>
        </table:table-row>
        <table:table-row table:style-name="ro1">
          <table:table-cell table:number-columns-repeated="6"/>
          <table:table-cell office:value-type="float" office:value="7.38905609893065" calcext:value-type="float">
            <text:p>7,389056098930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N([.I36])" office:value-type="float" office:value="1.6094379124341" calcext:value-type="float">
            <text:p>1,6094379124341</text:p>
          </table:table-cell>
          <table:table-cell table:formula="of:=LOG([.G36];[.I36])" office:value-type="float" office:value="1.24266986911922" calcext:value-type="float">
            <text:p>1,24266986911922</text:p>
          </table:table-cell>
        </table:table-row>
        <table:table-row table:style-name="ro1">
          <table:table-cell table:number-columns-repeated="6"/>
          <table:table-cell office:value-type="float" office:value="20.0855369231877" calcext:value-type="float">
            <text:p>20,08553692318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LN([.I37])" office:value-type="float" office:value="1.6094379124341" calcext:value-type="float">
            <text:p>1,6094379124341</text:p>
          </table:table-cell>
          <table:table-cell table:formula="of:=LOG([.G37];[.I37])" office:value-type="float" office:value="1.86400480367884" calcext:value-type="float">
            <text:p>1,86400480367884</text:p>
          </table:table-cell>
        </table:table-row>
        <table:table-row table:style-name="ro1">
          <table:table-cell table:number-columns-repeated="6"/>
          <table:table-cell office:value-type="float" office:value="0.367879441171442" calcext:value-type="float">
            <text:p>0,36787944117144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LN([.I38])" office:value-type="float" office:value="1.6094379124341" calcext:value-type="float">
            <text:p>1,6094379124341</text:p>
          </table:table-cell>
          <table:table-cell table:formula="of:=LOG([.G38];[.I38])" office:value-type="float" office:value="-0.621334934559612" calcext:value-type="float">
            <text:p>-0,621334934559612</text:p>
          </table:table-cell>
        </table:table-row>
        <table:table-row table:style-name="ro1">
          <table:table-cell table:number-columns-repeated="6"/>
          <table:table-cell office:value-type="float" office:value="0.135335283236613" calcext:value-type="float">
            <text:p>0,13533528323661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LN([.I39])" office:value-type="float" office:value="1.6094379124341" calcext:value-type="float">
            <text:p>1,6094379124341</text:p>
          </table:table-cell>
          <table:table-cell table:formula="of:=LOG([.G39];[.I39])" office:value-type="float" office:value="-1.24266986911922" calcext:value-type="float">
            <text:p>-1,24266986911922</text:p>
          </table:table-cell>
        </table:table-row>
        <table:table-row table:style-name="ro1">
          <table:table-cell table:number-columns-repeated="6"/>
          <table:table-cell office:value-type="float" office:value="0.049787068367864" calcext:value-type="float">
            <text:p>0,049787068367864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LN([.I40])" office:value-type="float" office:value="1.6094379124341" calcext:value-type="float">
            <text:p>1,6094379124341</text:p>
          </table:table-cell>
          <table:table-cell table:formula="of:=LOG([.G40];[.I40])" office:value-type="float" office:value="-1.86400480367884" calcext:value-type="float">
            <text:p>-1,8640048036788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5" calcext:value-type="float">
            <text:p>5</text:p>
          </table:table-cell>
          <table:table-cell table:formula="of:=LN([.I41])" office:value-type="float" office:value="1.6094379124341" calcext:value-type="float">
            <text:p>1,6094379124341</text:p>
          </table:table-cell>
          <table:table-cell table:formula="of:=LOG([.G41];[.I41])" office:value-type="float" office:value="0.430676558073393" calcext:value-type="float">
            <text:p>0,43067655807339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5" calcext:value-type="float">
            <text:p>5</text:p>
          </table:table-cell>
          <table:table-cell table:formula="of:=LN([.I42])" office:value-type="float" office:value="1.6094379124341" calcext:value-type="float">
            <text:p>1,6094379124341</text:p>
          </table:table-cell>
          <table:table-cell table:formula="of:=LOG([.G42];[.I4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5" calcext:value-type="float">
            <text:p>5</text:p>
          </table:table-cell>
          <table:table-cell table:formula="of:=LN([.I43])" office:value-type="float" office:value="1.6094379124341" calcext:value-type="float">
            <text:p>1,6094379124341</text:p>
          </table:table-cell>
          <table:table-cell table:formula="of:=LOG([.G43];[.I43])" office:value-type="float" office:value="1.43067655807339" calcext:value-type="float">
            <text:p>1,43067655807339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5" calcext:value-type="float">
            <text:p>5</text:p>
          </table:table-cell>
          <table:table-cell table:formula="of:=LN([.I44])" office:value-type="float" office:value="1.6094379124341" calcext:value-type="float">
            <text:p>1,6094379124341</text:p>
          </table:table-cell>
          <table:table-cell table:formula="of:=LOG([.G44];[.I44])" office:value-type="float" office:value="2.86135311614679" calcext:value-type="float">
            <text:p>2,86135311614679</text:p>
          </table:table-cell>
        </table:table-row>
        <table:table-row table:style-name="ro1"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-0.105360515657826" calcext:value-type="float">
            <text:p>-0,105360515657826</text:p>
          </table:table-cell>
          <table:table-cell office:value-type="float" office:value="5" calcext:value-type="float">
            <text:p>5</text:p>
          </table:table-cell>
          <table:table-cell table:formula="of:=LN([.I45])" office:value-type="float" office:value="1.6094379124341" calcext:value-type="float">
            <text:p>1,6094379124341</text:p>
          </table:table-cell>
          <table:table-cell table:formula="of:=LOG([.G45];[.I45])" office:value-type="float" office:value="-0.0654641691014225" calcext:value-type="float">
            <text:p>-0,065464169101423</text:p>
          </table:table-cell>
        </table:table-row>
        <table:table-row table:style-name="ro1">
          <table:table-cell table:number-columns-repeated="6"/>
          <table:table-cell office:value-type="float" office:value="2.61828182845904" calcext:value-type="float">
            <text:p>2,61828182845904</text:p>
          </table:table-cell>
          <table:table-cell office:value-type="float" office:value="0.962518311983765" calcext:value-type="float">
            <text:p>0,962518311983765</text:p>
          </table:table-cell>
          <table:table-cell office:value-type="float" office:value="5" calcext:value-type="float">
            <text:p>5</text:p>
          </table:table-cell>
          <table:table-cell table:formula="of:=LN([.I46])" office:value-type="float" office:value="1.6094379124341" calcext:value-type="float">
            <text:p>1,6094379124341</text:p>
          </table:table-cell>
          <table:table-cell table:formula="of:=LOG([.G46];[.I46])" office:value-type="float" office:value="0.59804625238886" calcext:value-type="float">
            <text:p>0,59804625238886</text:p>
          </table:table-cell>
        </table:table-row>
        <table:table-row table:style-name="ro1">
          <table:table-cell table:number-columns-repeated="6"/>
          <table:table-cell office:value-type="float" office:value="7.28905609893065" calcext:value-type="float">
            <text:p>7,28905609893065</text:p>
          </table:table-cell>
          <table:table-cell office:value-type="float" office:value="1.98637405875277" calcext:value-type="float">
            <text:p>1,98637405875277</text:p>
          </table:table-cell>
          <table:table-cell office:value-type="float" office:value="5" calcext:value-type="float">
            <text:p>5</text:p>
          </table:table-cell>
          <table:table-cell table:formula="of:=LN([.I47])" office:value-type="float" office:value="1.6094379124341" calcext:value-type="float">
            <text:p>1,6094379124341</text:p>
          </table:table-cell>
          <table:table-cell table:formula="of:=LOG([.G47];[.I47])" office:value-type="float" office:value="1.23420359580606" calcext:value-type="float">
            <text:p>1,23420359580606</text:p>
          </table:table-cell>
        </table:table-row>
        <table:table-row table:style-name="ro1">
          <table:table-cell table:number-columns-repeated="6"/>
          <table:table-cell office:value-type="float" office:value="19.9855369231877" calcext:value-type="float">
            <text:p>19,9855369231877</text:p>
          </table:table-cell>
          <table:table-cell office:value-type="float" office:value="2.99500885811151" calcext:value-type="float">
            <text:p>2,99500885811151</text:p>
          </table:table-cell>
          <table:table-cell office:value-type="float" office:value="5" calcext:value-type="float">
            <text:p>5</text:p>
          </table:table-cell>
          <table:table-cell table:formula="of:=LN([.I48])" office:value-type="float" office:value="1.6094379124341" calcext:value-type="float">
            <text:p>1,6094379124341</text:p>
          </table:table-cell>
          <table:table-cell table:formula="of:=LOG([.G48];[.I48])" office:value-type="float" office:value="1.86090363286017" calcext:value-type="float">
            <text:p>1,86090363286017</text:p>
          </table:table-cell>
        </table:table-row>
        <table:table-row table:style-name="ro1">
          <table:table-cell table:number-columns-repeated="6"/>
          <table:table-cell office:value-type="float" office:value="0.267879441171442" calcext:value-type="float">
            <text:p>0,267879441171442</text:p>
          </table:table-cell>
          <table:table-cell office:value-type="float" office:value="-1.31721824605773" calcext:value-type="float">
            <text:p>-1,31721824605773</text:p>
          </table:table-cell>
          <table:table-cell office:value-type="float" office:value="5" calcext:value-type="float">
            <text:p>5</text:p>
          </table:table-cell>
          <table:table-cell table:formula="of:=LN([.I49])" office:value-type="float" office:value="1.6094379124341" calcext:value-type="float">
            <text:p>1,6094379124341</text:p>
          </table:table-cell>
          <table:table-cell table:formula="of:=LOG([.G49];[.I49])" office:value-type="float" office:value="-0.818433712715006" calcext:value-type="float">
            <text:p>-0,818433712715006</text:p>
          </table:table-cell>
        </table:table-row>
        <table:table-row table:style-name="ro1">
          <table:table-cell table:number-columns-repeated="6"/>
          <table:table-cell office:value-type="float" office:value="0.0353352832366127" calcext:value-type="float">
            <text:p>0,035335283236613</text:p>
          </table:table-cell>
          <table:table-cell office:value-type="float" office:value="-3.342873289119" calcext:value-type="float">
            <text:p>-3,342873289119</text:p>
          </table:table-cell>
          <table:table-cell office:value-type="float" office:value="5" calcext:value-type="float">
            <text:p>5</text:p>
          </table:table-cell>
          <table:table-cell table:formula="of:=LN([.I50])" office:value-type="float" office:value="1.6094379124341" calcext:value-type="float">
            <text:p>1,6094379124341</text:p>
          </table:table-cell>
          <table:table-cell table:formula="of:=LOG([.G50];[.I50])" office:value-type="float" office:value="-2.07704395633583" calcext:value-type="float">
            <text:p>-2,07704395633583</text:p>
          </table:table-cell>
        </table:table-row>
        <table:table-row table:style-name="ro1">
          <table:table-cell table:number-columns-repeated="6"/>
          <table:table-cell office:value-type="float" office:value="1.9" calcext:value-type="float">
            <text:p>1,9</text:p>
          </table:table-cell>
          <table:table-cell office:value-type="float" office:value="0.641853886172395" calcext:value-type="float">
            <text:p>0,641853886172395</text:p>
          </table:table-cell>
          <table:table-cell office:value-type="float" office:value="5" calcext:value-type="float">
            <text:p>5</text:p>
          </table:table-cell>
          <table:table-cell table:formula="of:=LN([.I51])" office:value-type="float" office:value="1.6094379124341" calcext:value-type="float">
            <text:p>1,6094379124341</text:p>
          </table:table-cell>
          <table:table-cell table:formula="of:=LOG([.G51];[.I51])" office:value-type="float" office:value="0.398806242361757" calcext:value-type="float">
            <text:p>0,398806242361757</text:p>
          </table:table-cell>
        </table:table-row>
        <table:table-row table:style-name="ro1">
          <table:table-cell table:number-columns-repeated="6"/>
          <table:table-cell office:value-type="float" office:value="4.9" calcext:value-type="float">
            <text:p>4,9</text:p>
          </table:table-cell>
          <table:table-cell office:value-type="float" office:value="1.58923520511658" calcext:value-type="float">
            <text:p>1,58923520511658</text:p>
          </table:table-cell>
          <table:table-cell office:value-type="float" office:value="5" calcext:value-type="float">
            <text:p>5</text:p>
          </table:table-cell>
          <table:table-cell table:formula="of:=LN([.I52])" office:value-type="float" office:value="1.6094379124341" calcext:value-type="float">
            <text:p>1,6094379124341</text:p>
          </table:table-cell>
          <table:table-cell table:formula="of:=LOG([.G52];[.I52])" office:value-type="float" office:value="0.987447352170942" calcext:value-type="float">
            <text:p>0,987447352170942</text:p>
          </table:table-cell>
        </table:table-row>
        <table:table-row table:style-name="ro1">
          <table:table-cell table:number-columns-repeated="6"/>
          <table:table-cell office:value-type="float" office:value="9.9" calcext:value-type="float">
            <text:p>9,9</text:p>
          </table:table-cell>
          <table:table-cell office:value-type="float" office:value="2.29253475714054" calcext:value-type="float">
            <text:p>2,29253475714054</text:p>
          </table:table-cell>
          <table:table-cell office:value-type="float" office:value="5" calcext:value-type="float">
            <text:p>5</text:p>
          </table:table-cell>
          <table:table-cell table:formula="of:=LN([.I53])" office:value-type="float" office:value="1.6094379124341" calcext:value-type="float">
            <text:p>1,6094379124341</text:p>
          </table:table-cell>
          <table:table-cell table:formula="of:=LOG([.G53];[.I53])" office:value-type="float" office:value="1.42443193330356" calcext:value-type="float">
            <text:p>1,42443193330356</text:p>
          </table:table-cell>
        </table:table-row>
        <table:table-row table:style-name="ro1">
          <table:table-cell table:number-columns-repeated="6"/>
          <table:table-cell office:value-type="float" office:value="99.9" calcext:value-type="float">
            <text:p>99,9</text:p>
          </table:table-cell>
          <table:table-cell office:value-type="float" office:value="4.60416968565451" calcext:value-type="float">
            <text:p>4,60416968565451</text:p>
          </table:table-cell>
          <table:table-cell office:value-type="float" office:value="5" calcext:value-type="float">
            <text:p>5</text:p>
          </table:table-cell>
          <table:table-cell table:formula="of:=LN([.I54])" office:value-type="float" office:value="1.6094379124341" calcext:value-type="float">
            <text:p>1,6094379124341</text:p>
          </table:table-cell>
          <table:table-cell table:formula="of:=LOG([.G54];[.I54])" office:value-type="float" office:value="2.86073147033749" calcext:value-type="float">
            <text:p>2,86073147033749</text:p>
          </table:table-cell>
        </table:table-row>
        <table:table-row table:style-name="ro1"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0.0953101798043249" calcext:value-type="float">
            <text:p>0,095310179804325</text:p>
          </table:table-cell>
          <table:table-cell office:value-type="float" office:value="5" calcext:value-type="float">
            <text:p>5</text:p>
          </table:table-cell>
          <table:table-cell table:formula="of:=LN([.I55])" office:value-type="float" office:value="1.6094379124341" calcext:value-type="float">
            <text:p>1,6094379124341</text:p>
          </table:table-cell>
          <table:table-cell table:formula="of:=LOG([.G55];[.I55])" office:value-type="float" office:value="0.0592195443315851" calcext:value-type="float">
            <text:p>0,059219544331585</text:p>
          </table:table-cell>
        </table:table-row>
        <table:table-row table:style-name="ro1">
          <table:table-cell table:number-columns-repeated="6"/>
          <table:table-cell office:value-type="float" office:value="2.81828182845904" calcext:value-type="float">
            <text:p>2,81828182845904</text:p>
          </table:table-cell>
          <table:table-cell office:value-type="float" office:value="1.03612741857483" calcext:value-type="float">
            <text:p>1,03612741857483</text:p>
          </table:table-cell>
          <table:table-cell office:value-type="float" office:value="5" calcext:value-type="float">
            <text:p>5</text:p>
          </table:table-cell>
          <table:table-cell table:formula="of:=LN([.I56])" office:value-type="float" office:value="1.6094379124341" calcext:value-type="float">
            <text:p>1,6094379124341</text:p>
          </table:table-cell>
          <table:table-cell table:formula="of:=LOG([.G56];[.I56])" office:value-type="float" office:value="0.643782161815614" calcext:value-type="float">
            <text:p>0,643782161815614</text:p>
          </table:table-cell>
        </table:table-row>
        <table:table-row table:style-name="ro1">
          <table:table-cell table:number-columns-repeated="6"/>
          <table:table-cell office:value-type="float" office:value="7.48905609893065" calcext:value-type="float">
            <text:p>7,48905609893065</text:p>
          </table:table-cell>
          <table:table-cell office:value-type="float" office:value="2.01344276808316" calcext:value-type="float">
            <text:p>2,01344276808316</text:p>
          </table:table-cell>
          <table:table-cell office:value-type="float" office:value="5" calcext:value-type="float">
            <text:p>5</text:p>
          </table:table-cell>
          <table:table-cell table:formula="of:=LN([.I57])" office:value-type="float" office:value="1.6094379124341" calcext:value-type="float">
            <text:p>1,6094379124341</text:p>
          </table:table-cell>
          <table:table-cell table:formula="of:=LOG([.G57];[.I57])" office:value-type="float" office:value="1.25102233054648" calcext:value-type="float">
            <text:p>1,25102233054648</text:p>
          </table:table-cell>
        </table:table-row>
        <table:table-row table:style-name="ro1">
          <table:table-cell table:number-columns-repeated="6"/>
          <table:table-cell office:value-type="float" office:value="20.1855369231877" calcext:value-type="float">
            <text:p>20,1855369231877</text:p>
          </table:table-cell>
          <table:table-cell office:value-type="float" office:value="3.00496635405951" calcext:value-type="float">
            <text:p>3,00496635405951</text:p>
          </table:table-cell>
          <table:table-cell office:value-type="float" office:value="5" calcext:value-type="float">
            <text:p>5</text:p>
          </table:table-cell>
          <table:table-cell table:formula="of:=LN([.I58])" office:value-type="float" office:value="1.6094379124341" calcext:value-type="float">
            <text:p>1,6094379124341</text:p>
          </table:table-cell>
          <table:table-cell table:formula="of:=LOG([.G58];[.I58])" office:value-type="float" office:value="1.8670905729534" calcext:value-type="float">
            <text:p>1,8670905729534</text:p>
          </table:table-cell>
        </table:table-row>
        <table:table-row table:style-name="ro1">
          <table:table-cell table:number-columns-repeated="6"/>
          <table:table-cell office:value-type="float" office:value="0.467879441171442" calcext:value-type="float">
            <text:p>0,467879441171442</text:p>
          </table:table-cell>
          <table:table-cell office:value-type="float" office:value="-0.759544620584711" calcext:value-type="float">
            <text:p>-0,759544620584711</text:p>
          </table:table-cell>
          <table:table-cell office:value-type="float" office:value="5" calcext:value-type="float">
            <text:p>5</text:p>
          </table:table-cell>
          <table:table-cell table:formula="of:=LN([.I59])" office:value-type="float" office:value="1.6094379124341" calcext:value-type="float">
            <text:p>1,6094379124341</text:p>
          </table:table-cell>
          <table:table-cell table:formula="of:=LOG([.G59];[.I59])" office:value-type="float" office:value="-0.471931607126107" calcext:value-type="float">
            <text:p>-0,471931607126107</text:p>
          </table:table-cell>
        </table:table-row>
        <table:table-row table:style-name="ro1">
          <table:table-cell table:number-columns-repeated="6"/>
          <table:table-cell office:value-type="float" office:value="0.235335283236613" calcext:value-type="float">
            <text:p>0,235335283236613</text:p>
          </table:table-cell>
          <table:table-cell office:value-type="float" office:value="-1.44674404448335" calcext:value-type="float">
            <text:p>-1,44674404448335</text:p>
          </table:table-cell>
          <table:table-cell office:value-type="float" office:value="5" calcext:value-type="float">
            <text:p>5</text:p>
          </table:table-cell>
          <table:table-cell table:formula="of:=LN([.I60])" office:value-type="float" office:value="1.6094379124341" calcext:value-type="float">
            <text:p>1,6094379124341</text:p>
          </table:table-cell>
          <table:table-cell table:formula="of:=LOG([.G60];[.I60])" office:value-type="float" office:value="-0.898912616203567" calcext:value-type="float">
            <text:p>-0,898912616203567</text:p>
          </table:table-cell>
        </table:table-row>
        <table:table-row table:style-name="ro1">
          <table:table-cell table:number-columns-repeated="6"/>
          <table:table-cell office:value-type="float" office:value="0.149787068367864" calcext:value-type="float">
            <text:p>0,149787068367864</text:p>
          </table:table-cell>
          <table:table-cell office:value-type="float" office:value="-1.89854053760754" calcext:value-type="float">
            <text:p>-1,89854053760754</text:p>
          </table:table-cell>
          <table:table-cell office:value-type="float" office:value="5" calcext:value-type="float">
            <text:p>5</text:p>
          </table:table-cell>
          <table:table-cell table:formula="of:=LN([.I61])" office:value-type="float" office:value="1.6094379124341" calcext:value-type="float">
            <text:p>1,6094379124341</text:p>
          </table:table-cell>
          <table:table-cell table:formula="of:=LOG([.G61];[.I61])" office:value-type="float" office:value="-1.17962956069315" calcext:value-type="float">
            <text:p>-1,17962956069315</text:p>
          </table:table-cell>
        </table:table-row>
        <table:table-row table:style-name="ro1">
          <table:table-cell table:number-columns-repeated="6"/>
          <table:table-cell office:value-type="float" office:value="2.1" calcext:value-type="float">
            <text:p>2,1</text:p>
          </table:table-cell>
          <table:table-cell office:value-type="float" office:value="0.741937344729377" calcext:value-type="float">
            <text:p>0,741937344729377</text:p>
          </table:table-cell>
          <table:table-cell office:value-type="float" office:value="5" calcext:value-type="float">
            <text:p>5</text:p>
          </table:table-cell>
          <table:table-cell table:formula="of:=LN([.I62])" office:value-type="float" office:value="1.6094379124341" calcext:value-type="float">
            <text:p>1,6094379124341</text:p>
          </table:table-cell>
          <table:table-cell table:formula="of:=LOG([.G62];[.I62])" office:value-type="float" office:value="0.46099159153476" calcext:value-type="float">
            <text:p>0,46099159153476</text:p>
          </table:table-cell>
        </table:table-row>
        <table:table-row table:style-name="ro1">
          <table:table-cell table:number-columns-repeated="6"/>
          <table:table-cell office:value-type="float" office:value="5.1" calcext:value-type="float">
            <text:p>5,1</text:p>
          </table:table-cell>
          <table:table-cell office:value-type="float" office:value="1.62924053973028" calcext:value-type="float">
            <text:p>1,62924053973028</text:p>
          </table:table-cell>
          <table:table-cell office:value-type="float" office:value="5" calcext:value-type="float">
            <text:p>5</text:p>
          </table:table-cell>
          <table:table-cell table:formula="of:=LN([.I63])" office:value-type="float" office:value="1.6094379124341" calcext:value-type="float">
            <text:p>1,6094379124341</text:p>
          </table:table-cell>
          <table:table-cell table:formula="of:=LOG([.G63];[.I63])" office:value-type="float" office:value="1.01230406413518" calcext:value-type="float">
            <text:p>1,01230406413518</text:p>
          </table:table-cell>
        </table:table-row>
        <table:table-row table:style-name="ro1">
          <table:table-cell table:number-columns-repeated="6"/>
          <table:table-cell office:value-type="float" office:value="10.1" calcext:value-type="float">
            <text:p>10,1</text:p>
          </table:table-cell>
          <table:table-cell office:value-type="float" office:value="2.31253542384721" calcext:value-type="float">
            <text:p>2,31253542384721</text:p>
          </table:table-cell>
          <table:table-cell office:value-type="float" office:value="5" calcext:value-type="float">
            <text:p>5</text:p>
          </table:table-cell>
          <table:table-cell table:formula="of:=LN([.I64])" office:value-type="float" office:value="1.6094379124341" calcext:value-type="float">
            <text:p>1,6094379124341</text:p>
          </table:table-cell>
          <table:table-cell table:formula="of:=LOG([.G64];[.I64])" office:value-type="float" office:value="1.43685904624289" calcext:value-type="float">
            <text:p>1,43685904624289</text:p>
          </table:table-cell>
        </table:table-row>
        <table:table-row table:style-name="ro1">
          <table:table-cell table:number-columns-repeated="6"/>
          <table:table-cell office:value-type="float" office:value="100.1" calcext:value-type="float">
            <text:p>100,1</text:p>
          </table:table-cell>
          <table:table-cell office:value-type="float" office:value="4.60616968632117" calcext:value-type="float">
            <text:p>4,60616968632117</text:p>
          </table:table-cell>
          <table:table-cell office:value-type="float" office:value="5" calcext:value-type="float">
            <text:p>5</text:p>
          </table:table-cell>
          <table:table-cell table:formula="of:=LN([.I65])" office:value-type="float" office:value="1.6094379124341" calcext:value-type="float">
            <text:p>1,6094379124341</text:p>
          </table:table-cell>
          <table:table-cell table:formula="of:=LOG([.G65];[.I65])" office:value-type="float" office:value="2.86197414062083" calcext:value-type="float">
            <text:p>2,8619741406208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LN([.I66])" office:value-type="float" office:value="2.30258509299405" calcext:value-type="float">
            <text:p>2,30258509299405</text:p>
          </table:table-cell>
          <table:table-cell table:formula="of:=LOG([.G66];[.I6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.71828182845904" calcext:value-type="float">
            <text:p>2,718281828459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N([.I67])" office:value-type="float" office:value="2.30258509299405" calcext:value-type="float">
            <text:p>2,30258509299405</text:p>
          </table:table-cell>
          <table:table-cell table:formula="of:=LOG([.G67];[.I67])" office:value-type="float" office:value="0.434294481903252" calcext:value-type="float">
            <text:p>0,434294481903252</text:p>
          </table:table-cell>
        </table:table-row>
        <table:table-row table:style-name="ro1">
          <table:table-cell table:number-columns-repeated="6"/>
          <table:table-cell office:value-type="float" office:value="7.38905609893065" calcext:value-type="float">
            <text:p>7,389056098930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N([.I68])" office:value-type="float" office:value="2.30258509299405" calcext:value-type="float">
            <text:p>2,30258509299405</text:p>
          </table:table-cell>
          <table:table-cell table:formula="of:=LOG([.G68];[.I68])" office:value-type="float" office:value="0.868588963806504" calcext:value-type="float">
            <text:p>0,868588963806504</text:p>
          </table:table-cell>
        </table:table-row>
        <table:table-row table:style-name="ro1">
          <table:table-cell table:number-columns-repeated="6"/>
          <table:table-cell office:value-type="float" office:value="20.0855369231877" calcext:value-type="float">
            <text:p>20,085536923187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LN([.I69])" office:value-type="float" office:value="2.30258509299405" calcext:value-type="float">
            <text:p>2,30258509299405</text:p>
          </table:table-cell>
          <table:table-cell table:formula="of:=LOG([.G69];[.I69])" office:value-type="float" office:value="1.30288344570976" calcext:value-type="float">
            <text:p>1,30288344570976</text:p>
          </table:table-cell>
        </table:table-row>
        <table:table-row table:style-name="ro1">
          <table:table-cell table:number-columns-repeated="6"/>
          <table:table-cell office:value-type="float" office:value="0.367879441171442" calcext:value-type="float">
            <text:p>0,36787944117144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LN([.I70])" office:value-type="float" office:value="2.30258509299405" calcext:value-type="float">
            <text:p>2,30258509299405</text:p>
          </table:table-cell>
          <table:table-cell table:formula="of:=LOG([.G70];[.I70])" office:value-type="float" office:value="-0.434294481903252" calcext:value-type="float">
            <text:p>-0,434294481903252</text:p>
          </table:table-cell>
        </table:table-row>
        <table:table-row table:style-name="ro1">
          <table:table-cell table:number-columns-repeated="6"/>
          <table:table-cell office:value-type="float" office:value="0.135335283236613" calcext:value-type="float">
            <text:p>0,1353352832366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formula="of:=LN([.I71])" office:value-type="float" office:value="2.30258509299405" calcext:value-type="float">
            <text:p>2,30258509299405</text:p>
          </table:table-cell>
          <table:table-cell table:formula="of:=LOG([.G71];[.I71])" office:value-type="float" office:value="-0.868588963806504" calcext:value-type="float">
            <text:p>-0,868588963806504</text:p>
          </table:table-cell>
        </table:table-row>
        <table:table-row table:style-name="ro1">
          <table:table-cell table:number-columns-repeated="6"/>
          <table:table-cell office:value-type="float" office:value="0.049787068367864" calcext:value-type="float">
            <text:p>0,04978706836786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table:formula="of:=LN([.I72])" office:value-type="float" office:value="2.30258509299405" calcext:value-type="float">
            <text:p>2,30258509299405</text:p>
          </table:table-cell>
          <table:table-cell table:formula="of:=LOG([.G72];[.I72])" office:value-type="float" office:value="-1.30288344570976" calcext:value-type="float">
            <text:p>-1,3028834457097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10" calcext:value-type="float">
            <text:p>10</text:p>
          </table:table-cell>
          <table:table-cell table:formula="of:=LN([.I73])" office:value-type="float" office:value="2.30258509299405" calcext:value-type="float">
            <text:p>2,30258509299405</text:p>
          </table:table-cell>
          <table:table-cell table:formula="of:=LOG([.G73];[.I73])" office:value-type="float" office:value="0.301029995663981" calcext:value-type="float">
            <text:p>0,30102999566398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10" calcext:value-type="float">
            <text:p>10</text:p>
          </table:table-cell>
          <table:table-cell table:formula="of:=LN([.I74])" office:value-type="float" office:value="2.30258509299405" calcext:value-type="float">
            <text:p>2,30258509299405</text:p>
          </table:table-cell>
          <table:table-cell table:formula="of:=LOG([.G74];[.I74])" office:value-type="float" office:value="0.698970004336019" calcext:value-type="float">
            <text:p>0,698970004336019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10" calcext:value-type="float">
            <text:p>10</text:p>
          </table:table-cell>
          <table:table-cell table:formula="of:=LN([.I75])" office:value-type="float" office:value="2.30258509299405" calcext:value-type="float">
            <text:p>2,30258509299405</text:p>
          </table:table-cell>
          <table:table-cell table:formula="of:=LOG([.G75];[.I7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10" calcext:value-type="float">
            <text:p>10</text:p>
          </table:table-cell>
          <table:table-cell table:formula="of:=LN([.I76])" office:value-type="float" office:value="2.30258509299405" calcext:value-type="float">
            <text:p>2,30258509299405</text:p>
          </table:table-cell>
          <table:table-cell table:formula="of:=LOG([.G76];[.I76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-0.105360515657826" calcext:value-type="float">
            <text:p>-0,105360515657826</text:p>
          </table:table-cell>
          <table:table-cell office:value-type="float" office:value="10" calcext:value-type="float">
            <text:p>10</text:p>
          </table:table-cell>
          <table:table-cell table:formula="of:=LN([.I77])" office:value-type="float" office:value="2.30258509299405" calcext:value-type="float">
            <text:p>2,30258509299405</text:p>
          </table:table-cell>
          <table:table-cell table:formula="of:=LOG([.G77];[.I77])" office:value-type="float" office:value="-0.0457574905606751" calcext:value-type="float">
            <text:p>-0,045757490560675</text:p>
          </table:table-cell>
        </table:table-row>
        <table:table-row table:style-name="ro1">
          <table:table-cell table:number-columns-repeated="6"/>
          <table:table-cell office:value-type="float" office:value="2.61828182845904" calcext:value-type="float">
            <text:p>2,61828182845904</text:p>
          </table:table-cell>
          <table:table-cell office:value-type="float" office:value="0.962518311983765" calcext:value-type="float">
            <text:p>0,962518311983765</text:p>
          </table:table-cell>
          <table:table-cell office:value-type="float" office:value="10" calcext:value-type="float">
            <text:p>10</text:p>
          </table:table-cell>
          <table:table-cell table:formula="of:=LN([.I78])" office:value-type="float" office:value="2.30258509299405" calcext:value-type="float">
            <text:p>2,30258509299405</text:p>
          </table:table-cell>
          <table:table-cell table:formula="of:=LOG([.G78];[.I78])" office:value-type="float" office:value="0.418016391625382" calcext:value-type="float">
            <text:p>0,418016391625382</text:p>
          </table:table-cell>
        </table:table-row>
        <table:table-row table:style-name="ro1">
          <table:table-cell table:number-columns-repeated="6"/>
          <table:table-cell office:value-type="float" office:value="7.28905609893065" calcext:value-type="float">
            <text:p>7,28905609893065</text:p>
          </table:table-cell>
          <table:table-cell office:value-type="float" office:value="1.98637405875277" calcext:value-type="float">
            <text:p>1,98637405875277</text:p>
          </table:table-cell>
          <table:table-cell office:value-type="float" office:value="10" calcext:value-type="float">
            <text:p>10</text:p>
          </table:table-cell>
          <table:table-cell table:formula="of:=LN([.I79])" office:value-type="float" office:value="2.30258509299405" calcext:value-type="float">
            <text:p>2,30258509299405</text:p>
          </table:table-cell>
          <table:table-cell table:formula="of:=LOG([.G79];[.I79])" office:value-type="float" office:value="0.862671292712093" calcext:value-type="float">
            <text:p>0,862671292712093</text:p>
          </table:table-cell>
        </table:table-row>
        <table:table-row table:style-name="ro1">
          <table:table-cell table:number-columns-repeated="6"/>
          <table:table-cell office:value-type="float" office:value="19.9855369231877" calcext:value-type="float">
            <text:p>19,9855369231877</text:p>
          </table:table-cell>
          <table:table-cell office:value-type="float" office:value="2.99500885811151" calcext:value-type="float">
            <text:p>2,99500885811151</text:p>
          </table:table-cell>
          <table:table-cell office:value-type="float" office:value="10" calcext:value-type="float">
            <text:p>10</text:p>
          </table:table-cell>
          <table:table-cell table:formula="of:=LN([.I80])" office:value-type="float" office:value="2.30258509299405" calcext:value-type="float">
            <text:p>2,30258509299405</text:p>
          </table:table-cell>
          <table:table-cell table:formula="of:=LOG([.G80];[.I80])" office:value-type="float" office:value="1.30071582032919" calcext:value-type="float">
            <text:p>1,30071582032919</text:p>
          </table:table-cell>
        </table:table-row>
        <table:table-row table:style-name="ro1">
          <table:table-cell table:number-columns-repeated="6"/>
          <table:table-cell office:value-type="float" office:value="0.267879441171442" calcext:value-type="float">
            <text:p>0,267879441171442</text:p>
          </table:table-cell>
          <table:table-cell office:value-type="float" office:value="-1.31721824605773" calcext:value-type="float">
            <text:p>-1,31721824605773</text:p>
          </table:table-cell>
          <table:table-cell office:value-type="float" office:value="10" calcext:value-type="float">
            <text:p>10</text:p>
          </table:table-cell>
          <table:table-cell table:formula="of:=LN([.I81])" office:value-type="float" office:value="2.30258509299405" calcext:value-type="float">
            <text:p>2,30258509299405</text:p>
          </table:table-cell>
          <table:table-cell table:formula="of:=LOG([.G81];[.I81])" office:value-type="float" office:value="-0.572060615725152" calcext:value-type="float">
            <text:p>-0,572060615725152</text:p>
          </table:table-cell>
        </table:table-row>
        <table:table-row table:style-name="ro1">
          <table:table-cell table:number-columns-repeated="6"/>
          <table:table-cell office:value-type="float" office:value="0.0353352832366127" calcext:value-type="float">
            <text:p>0,035335283236613</text:p>
          </table:table-cell>
          <table:table-cell office:value-type="float" office:value="-3.342873289119" calcext:value-type="float">
            <text:p>-3,342873289119</text:p>
          </table:table-cell>
          <table:table-cell office:value-type="float" office:value="10" calcext:value-type="float">
            <text:p>10</text:p>
          </table:table-cell>
          <table:table-cell table:formula="of:=LN([.I82])" office:value-type="float" office:value="2.30258509299405" calcext:value-type="float">
            <text:p>2,30258509299405</text:p>
          </table:table-cell>
          <table:table-cell table:formula="of:=LOG([.G82];[.I82])" office:value-type="float" office:value="-1.45179142316615" calcext:value-type="float">
            <text:p>-1,45179142316615</text:p>
          </table:table-cell>
        </table:table-row>
        <table:table-row table:style-name="ro1">
          <table:table-cell table:number-columns-repeated="6"/>
          <table:table-cell office:value-type="float" office:value="1.9" calcext:value-type="float">
            <text:p>1,9</text:p>
          </table:table-cell>
          <table:table-cell office:value-type="float" office:value="0.641853886172395" calcext:value-type="float">
            <text:p>0,641853886172395</text:p>
          </table:table-cell>
          <table:table-cell office:value-type="float" office:value="10" calcext:value-type="float">
            <text:p>10</text:p>
          </table:table-cell>
          <table:table-cell table:formula="of:=LN([.I83])" office:value-type="float" office:value="2.30258509299405" calcext:value-type="float">
            <text:p>2,30258509299405</text:p>
          </table:table-cell>
          <table:table-cell table:formula="of:=LOG([.G83];[.I83])" office:value-type="float" office:value="0.278753600952829" calcext:value-type="float">
            <text:p>0,278753600952829</text:p>
          </table:table-cell>
        </table:table-row>
        <table:table-row table:style-name="ro1">
          <table:table-cell table:number-columns-repeated="6"/>
          <table:table-cell office:value-type="float" office:value="4.9" calcext:value-type="float">
            <text:p>4,9</text:p>
          </table:table-cell>
          <table:table-cell office:value-type="float" office:value="1.58923520511658" calcext:value-type="float">
            <text:p>1,58923520511658</text:p>
          </table:table-cell>
          <table:table-cell office:value-type="float" office:value="10" calcext:value-type="float">
            <text:p>10</text:p>
          </table:table-cell>
          <table:table-cell table:formula="of:=LN([.I84])" office:value-type="float" office:value="2.30258509299405" calcext:value-type="float">
            <text:p>2,30258509299405</text:p>
          </table:table-cell>
          <table:table-cell table:formula="of:=LOG([.G84];[.I84])" office:value-type="float" office:value="0.690196080028514" calcext:value-type="float">
            <text:p>0,690196080028514</text:p>
          </table:table-cell>
        </table:table-row>
        <table:table-row table:style-name="ro1">
          <table:table-cell table:number-columns-repeated="6"/>
          <table:table-cell office:value-type="float" office:value="9.9" calcext:value-type="float">
            <text:p>9,9</text:p>
          </table:table-cell>
          <table:table-cell office:value-type="float" office:value="2.29253475714054" calcext:value-type="float">
            <text:p>2,29253475714054</text:p>
          </table:table-cell>
          <table:table-cell office:value-type="float" office:value="10" calcext:value-type="float">
            <text:p>10</text:p>
          </table:table-cell>
          <table:table-cell table:formula="of:=LN([.I85])" office:value-type="float" office:value="2.30258509299405" calcext:value-type="float">
            <text:p>2,30258509299405</text:p>
          </table:table-cell>
          <table:table-cell table:formula="of:=LOG([.G85];[.I85])" office:value-type="float" office:value="0.99563519459755" calcext:value-type="float">
            <text:p>0,99563519459755</text:p>
          </table:table-cell>
        </table:table-row>
        <table:table-row table:style-name="ro1">
          <table:table-cell table:number-columns-repeated="6"/>
          <table:table-cell office:value-type="float" office:value="99.9" calcext:value-type="float">
            <text:p>99,9</text:p>
          </table:table-cell>
          <table:table-cell office:value-type="float" office:value="4.60416968565451" calcext:value-type="float">
            <text:p>4,60416968565451</text:p>
          </table:table-cell>
          <table:table-cell office:value-type="float" office:value="10" calcext:value-type="float">
            <text:p>10</text:p>
          </table:table-cell>
          <table:table-cell table:formula="of:=LN([.I86])" office:value-type="float" office:value="2.30258509299405" calcext:value-type="float">
            <text:p>2,30258509299405</text:p>
          </table:table-cell>
          <table:table-cell table:formula="of:=LOG([.G86];[.I86])" office:value-type="float" office:value="1.99956548822598" calcext:value-type="float">
            <text:p>1,99956548822598</text:p>
          </table:table-cell>
        </table:table-row>
        <table:table-row table:style-name="ro1"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0.0953101798043249" calcext:value-type="float">
            <text:p>0,095310179804325</text:p>
          </table:table-cell>
          <table:table-cell office:value-type="float" office:value="10" calcext:value-type="float">
            <text:p>10</text:p>
          </table:table-cell>
          <table:table-cell table:formula="of:=LN([.I87])" office:value-type="float" office:value="2.30258509299405" calcext:value-type="float">
            <text:p>2,30258509299405</text:p>
          </table:table-cell>
          <table:table-cell table:formula="of:=LOG([.G87];[.I87])" office:value-type="float" office:value="0.0413926851582251" calcext:value-type="float">
            <text:p>0,041392685158225</text:p>
          </table:table-cell>
        </table:table-row>
        <table:table-row table:style-name="ro1">
          <table:table-cell table:number-columns-repeated="6"/>
          <table:table-cell office:value-type="float" office:value="2.81828182845904" calcext:value-type="float">
            <text:p>2,81828182845904</text:p>
          </table:table-cell>
          <table:table-cell office:value-type="float" office:value="1.03612741857483" calcext:value-type="float">
            <text:p>1,03612741857483</text:p>
          </table:table-cell>
          <table:table-cell office:value-type="float" office:value="10" calcext:value-type="float">
            <text:p>10</text:p>
          </table:table-cell>
          <table:table-cell table:formula="of:=LN([.I88])" office:value-type="float" office:value="2.30258509299405" calcext:value-type="float">
            <text:p>2,30258509299405</text:p>
          </table:table-cell>
          <table:table-cell table:formula="of:=LOG([.G88];[.I88])" office:value-type="float" office:value="0.449984420435711" calcext:value-type="float">
            <text:p>0,449984420435711</text:p>
          </table:table-cell>
        </table:table-row>
        <table:table-row table:style-name="ro1">
          <table:table-cell table:number-columns-repeated="6"/>
          <table:table-cell office:value-type="float" office:value="7.48905609893065" calcext:value-type="float">
            <text:p>7,48905609893065</text:p>
          </table:table-cell>
          <table:table-cell office:value-type="float" office:value="2.01344276808316" calcext:value-type="float">
            <text:p>2,01344276808316</text:p>
          </table:table-cell>
          <table:table-cell office:value-type="float" office:value="10" calcext:value-type="float">
            <text:p>10</text:p>
          </table:table-cell>
          <table:table-cell table:formula="of:=LN([.I89])" office:value-type="float" office:value="2.30258509299405" calcext:value-type="float">
            <text:p>2,30258509299405</text:p>
          </table:table-cell>
          <table:table-cell table:formula="of:=LOG([.G89];[.I89])" office:value-type="float" office:value="0.874427083806527" calcext:value-type="float">
            <text:p>0,874427083806527</text:p>
          </table:table-cell>
        </table:table-row>
        <table:table-row table:style-name="ro1">
          <table:table-cell table:number-columns-repeated="6"/>
          <table:table-cell office:value-type="float" office:value="20.1855369231877" calcext:value-type="float">
            <text:p>20,1855369231877</text:p>
          </table:table-cell>
          <table:table-cell office:value-type="float" office:value="3.00496635405951" calcext:value-type="float">
            <text:p>3,00496635405951</text:p>
          </table:table-cell>
          <table:table-cell office:value-type="float" office:value="10" calcext:value-type="float">
            <text:p>10</text:p>
          </table:table-cell>
          <table:table-cell table:formula="of:=LN([.I90])" office:value-type="float" office:value="2.30258509299405" calcext:value-type="float">
            <text:p>2,30258509299405</text:p>
          </table:table-cell>
          <table:table-cell table:formula="of:=LOG([.G90];[.I90])" office:value-type="float" office:value="1.30504030587298" calcext:value-type="float">
            <text:p>1,30504030587298</text:p>
          </table:table-cell>
        </table:table-row>
        <table:table-row table:style-name="ro1">
          <table:table-cell table:number-columns-repeated="6"/>
          <table:table-cell office:value-type="float" office:value="0.467879441171442" calcext:value-type="float">
            <text:p>0,467879441171442</text:p>
          </table:table-cell>
          <table:table-cell office:value-type="float" office:value="-0.759544620584711" calcext:value-type="float">
            <text:p>-0,759544620584711</text:p>
          </table:table-cell>
          <table:table-cell office:value-type="float" office:value="10" calcext:value-type="float">
            <text:p>10</text:p>
          </table:table-cell>
          <table:table-cell table:formula="of:=LN([.I91])" office:value-type="float" office:value="2.30258509299405" calcext:value-type="float">
            <text:p>2,30258509299405</text:p>
          </table:table-cell>
          <table:table-cell table:formula="of:=LOG([.G91];[.I91])" office:value-type="float" office:value="-0.329866037479239" calcext:value-type="float">
            <text:p>-0,329866037479239</text:p>
          </table:table-cell>
        </table:table-row>
        <table:table-row table:style-name="ro1">
          <table:table-cell table:number-columns-repeated="6"/>
          <table:table-cell office:value-type="float" office:value="0.235335283236613" calcext:value-type="float">
            <text:p>0,235335283236613</text:p>
          </table:table-cell>
          <table:table-cell office:value-type="float" office:value="-1.44674404448335" calcext:value-type="float">
            <text:p>-1,44674404448335</text:p>
          </table:table-cell>
          <table:table-cell office:value-type="float" office:value="10" calcext:value-type="float">
            <text:p>10</text:p>
          </table:table-cell>
          <table:table-cell table:formula="of:=LN([.I92])" office:value-type="float" office:value="2.30258509299405" calcext:value-type="float">
            <text:p>2,30258509299405</text:p>
          </table:table-cell>
          <table:table-cell table:formula="of:=LOG([.G92];[.I92])" office:value-type="float" office:value="-0.628312955245509" calcext:value-type="float">
            <text:p>-0,628312955245509</text:p>
          </table:table-cell>
        </table:table-row>
        <table:table-row table:style-name="ro1">
          <table:table-cell table:number-columns-repeated="6"/>
          <table:table-cell office:value-type="float" office:value="0.149787068367864" calcext:value-type="float">
            <text:p>0,149787068367864</text:p>
          </table:table-cell>
          <table:table-cell office:value-type="float" office:value="-1.89854053760754" calcext:value-type="float">
            <text:p>-1,89854053760754</text:p>
          </table:table-cell>
          <table:table-cell office:value-type="float" office:value="10" calcext:value-type="float">
            <text:p>10</text:p>
          </table:table-cell>
          <table:table-cell table:formula="of:=LN([.I93])" office:value-type="float" office:value="2.30258509299405" calcext:value-type="float">
            <text:p>2,30258509299405</text:p>
          </table:table-cell>
          <table:table-cell table:formula="of:=LOG([.G93];[.I93])" office:value-type="float" office:value="-0.824525679152586" calcext:value-type="float">
            <text:p>-0,824525679152586</text:p>
          </table:table-cell>
        </table:table-row>
        <table:table-row table:style-name="ro1">
          <table:table-cell table:number-columns-repeated="6"/>
          <table:table-cell office:value-type="float" office:value="2.1" calcext:value-type="float">
            <text:p>2,1</text:p>
          </table:table-cell>
          <table:table-cell office:value-type="float" office:value="0.741937344729377" calcext:value-type="float">
            <text:p>0,741937344729377</text:p>
          </table:table-cell>
          <table:table-cell office:value-type="float" office:value="10" calcext:value-type="float">
            <text:p>10</text:p>
          </table:table-cell>
          <table:table-cell table:formula="of:=LN([.I94])" office:value-type="float" office:value="2.30258509299405" calcext:value-type="float">
            <text:p>2,30258509299405</text:p>
          </table:table-cell>
          <table:table-cell table:formula="of:=LOG([.G94];[.I94])" office:value-type="float" office:value="0.322219294733919" calcext:value-type="float">
            <text:p>0,322219294733919</text:p>
          </table:table-cell>
        </table:table-row>
        <table:table-row table:style-name="ro1">
          <table:table-cell table:number-columns-repeated="6"/>
          <table:table-cell office:value-type="float" office:value="5.1" calcext:value-type="float">
            <text:p>5,1</text:p>
          </table:table-cell>
          <table:table-cell office:value-type="float" office:value="1.62924053973028" calcext:value-type="float">
            <text:p>1,62924053973028</text:p>
          </table:table-cell>
          <table:table-cell office:value-type="float" office:value="10" calcext:value-type="float">
            <text:p>10</text:p>
          </table:table-cell>
          <table:table-cell table:formula="of:=LN([.I95])" office:value-type="float" office:value="2.30258509299405" calcext:value-type="float">
            <text:p>2,30258509299405</text:p>
          </table:table-cell>
          <table:table-cell table:formula="of:=LOG([.G95];[.I95])" office:value-type="float" office:value="0.707570176097936" calcext:value-type="float">
            <text:p>0,707570176097936</text:p>
          </table:table-cell>
        </table:table-row>
        <table:table-row table:style-name="ro1">
          <table:table-cell table:number-columns-repeated="6"/>
          <table:table-cell office:value-type="float" office:value="10.1" calcext:value-type="float">
            <text:p>10,1</text:p>
          </table:table-cell>
          <table:table-cell office:value-type="float" office:value="2.31253542384721" calcext:value-type="float">
            <text:p>2,31253542384721</text:p>
          </table:table-cell>
          <table:table-cell office:value-type="float" office:value="10" calcext:value-type="float">
            <text:p>10</text:p>
          </table:table-cell>
          <table:table-cell table:formula="of:=LN([.I96])" office:value-type="float" office:value="2.30258509299405" calcext:value-type="float">
            <text:p>2,30258509299405</text:p>
          </table:table-cell>
          <table:table-cell table:formula="of:=LOG([.G96];[.I96])" office:value-type="float" office:value="1.00432137378264" calcext:value-type="float">
            <text:p>1,00432137378264</text:p>
          </table:table-cell>
        </table:table-row>
        <table:table-row table:style-name="ro1">
          <table:table-cell table:number-columns-repeated="6"/>
          <table:table-cell office:value-type="float" office:value="100.1" calcext:value-type="float">
            <text:p>100,1</text:p>
          </table:table-cell>
          <table:table-cell office:value-type="float" office:value="4.60616968632117" calcext:value-type="float">
            <text:p>4,60616968632117</text:p>
          </table:table-cell>
          <table:table-cell office:value-type="float" office:value="10" calcext:value-type="float">
            <text:p>10</text:p>
          </table:table-cell>
          <table:table-cell table:formula="of:=LN([.I97])" office:value-type="float" office:value="2.30258509299405" calcext:value-type="float">
            <text:p>2,30258509299405</text:p>
          </table:table-cell>
          <table:table-cell table:formula="of:=LOG([.G97];[.I97])" office:value-type="float" office:value="2.00043407747932" calcext:value-type="float">
            <text:p>2,00043407747932</text:p>
          </table:table-cell>
        </table:table-row>
      </table:table>
      <table:table table:name="f" table:style-name="ta1">
        <table:table-column table:style-name="co1" table:number-columns-repeated="12" table:default-cell-style-name="Default"/>
        <table:table-row table:style-name="ro1">
          <table:table-cell table:formula="of:=0.1*PI()*[.L1]" office:value-type="float" office:value="-31.4159265358979" calcext:value-type="float">
            <text:p>-31,4159265358979</text:p>
          </table:table-cell>
          <table:table-cell table:formula="of:=COS([.A1])" office:value-type="float" office:value="1" calcext:value-type="float">
            <text:p>1</text:p>
          </table:table-cell>
          <table:table-cell table:formula="of:=SIN([.A1])" office:value-type="float" office:value="1.22464679914735E-015" calcext:value-type="float">
            <text:p>1,22464679914735E-15</text:p>
          </table:table-cell>
          <table:table-cell table:formula="of:=TAN([.A1])" office:value-type="float" office:value="1.22464679914735E-015" calcext:value-type="float">
            <text:p>1,22464679914735E-15</text:p>
          </table:table-cell>
          <table:table-cell table:formula="of:=SEC([.A1])" office:value-type="float" office:value="1" calcext:value-type="float">
            <text:p>1</text:p>
          </table:table-cell>
          <table:table-cell table:formula="of:=CSC([.A1])" office:value-type="float" office:value="816561967659768" calcext:value-type="float">
            <text:p>816561967659768</text:p>
          </table:table-cell>
          <table:table-cell table:formula="of:=LOG([.A1];2)" office:value-type="string" office:string-value="" calcext:value-type="error">
            <text:p>Ошибка:502</text:p>
          </table:table-cell>
          <table:table-cell table:formula="of:=LOG([.A1];5)" office:value-type="string" office:string-value="" calcext:value-type="error">
            <text:p>Ошибка:502</text:p>
          </table:table-cell>
          <table:table-cell table:formula="of:=LOG([.A1];10)" office:value-type="string" office:string-value="" calcext:value-type="error">
            <text:p>Ошибка:502</text:p>
          </table:table-cell>
          <table:table-cell table:formula="of:=(((((((((SEC([.A1]) + SEC([.A1])) - TAN([.A1])) + COS([.A1])) - TAN([.A1])) ^ 2) + SEC([.A1])) + (TAN([.A1]) + (((CSC([.A1]) + (SEC([.A1]) / TAN([.A1]))) / CSC([.A1])) + TAN([.A1])))) / (CSC([.A1]) ^ 2)) - ((((CSC([.A1]) * (CSC([.A1]) - COS([.A1]))) + SIN([.A1])) * ((COS([.A1]) - (COS([.A1]) ^ 2)) + ((CSC([.A1]) / (CSC([.A1]) * SEC([.A1]))) ^ 3))) * (CSC([.A1]) ^ 3)))" office:value-type="float" office:value="-3.63032696424522E+074" calcext:value-type="float">
            <text:p>-3,63032696424522E+074</text:p>
          </table:table-cell>
          <table:table-cell/>
          <table:table-cell office:value-type="float" office:value="-100" calcext:value-type="float">
            <text:p>-100</text:p>
          </table:table-cell>
        </table:table-row>
        <table:table-row table:style-name="ro1">
          <table:table-cell table:formula="of:=0.1*PI()*[.L2]" office:value-type="float" office:value="-31.1017672705389" calcext:value-type="float">
            <text:p>-31,1017672705389</text:p>
          </table:table-cell>
          <table:table-cell table:formula="of:=COS([.A2])" office:value-type="float" office:value="0.951056516295153" calcext:value-type="float">
            <text:p>0,951056516295153</text:p>
          </table:table-cell>
          <table:table-cell table:formula="of:=SIN([.A2])" office:value-type="float" office:value="0.30901699437495" calcext:value-type="float">
            <text:p>0,30901699437495</text:p>
          </table:table-cell>
          <table:table-cell table:formula="of:=TAN([.A2])" office:value-type="float" office:value="0.32491969623291" calcext:value-type="float">
            <text:p>0,32491969623291</text:p>
          </table:table-cell>
          <table:table-cell table:formula="of:=SEC([.A2])" office:value-type="float" office:value="1.05146222423827" calcext:value-type="float">
            <text:p>1,05146222423827</text:p>
          </table:table-cell>
          <table:table-cell table:formula="of:=CSC([.A2])" office:value-type="float" office:value="3.23606797749976" calcext:value-type="float">
            <text:p>3,23606797749976</text:p>
          </table:table-cell>
          <table:table-cell table:formula="of:=LOG([.A2];2)" office:value-type="string" office:string-value="" calcext:value-type="error">
            <text:p>Ошибка:502</text:p>
          </table:table-cell>
          <table:table-cell table:formula="of:=LOG([.A2];5)" office:value-type="string" office:string-value="" calcext:value-type="error">
            <text:p>Ошибка:502</text:p>
          </table:table-cell>
          <table:table-cell table:formula="of:=LOG([.A2];10)" office:value-type="string" office:string-value="" calcext:value-type="error">
            <text:p>Ошибка:502</text:p>
          </table:table-cell>
          <table:table-cell table:formula="of:=(((((((((SEC([.A2]) + SEC([.A2])) - TAN([.A2])) + COS([.A2])) - TAN([.A2])) ^ 2) + SEC([.A2])) + (TAN([.A2]) + (((CSC([.A2]) + (SEC([.A2]) / TAN([.A2]))) / CSC([.A2])) + TAN([.A2])))) / (CSC([.A2]) ^ 2)) - ((((CSC([.A2]) * (CSC([.A2]) - COS([.A2]))) + SIN([.A2])) * ((COS([.A2]) - (COS([.A2]) ^ 2)) + ((CSC([.A2]) / (CSC([.A2]) * SEC([.A2]))) ^ 3))) * (CSC([.A2]) ^ 3)))" office:value-type="float" office:value="-235.81978742015" calcext:value-type="float">
            <text:p>-235,81978742015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table:formula="of:=0.1*PI()*[.L3]" office:value-type="float" office:value="-30.78760800518" calcext:value-type="float">
            <text:p>-30,78760800518</text:p>
          </table:table-cell>
          <table:table-cell table:formula="of:=COS([.A3])" office:value-type="float" office:value="0.809016994374947" calcext:value-type="float">
            <text:p>0,809016994374947</text:p>
          </table:table-cell>
          <table:table-cell table:formula="of:=SIN([.A3])" office:value-type="float" office:value="0.587785252292474" calcext:value-type="float">
            <text:p>0,587785252292474</text:p>
          </table:table-cell>
          <table:table-cell table:formula="of:=TAN([.A3])" office:value-type="float" office:value="0.726542528005363" calcext:value-type="float">
            <text:p>0,726542528005363</text:p>
          </table:table-cell>
          <table:table-cell table:formula="of:=SEC([.A3])" office:value-type="float" office:value="1.23606797749979" calcext:value-type="float">
            <text:p>1,23606797749979</text:p>
          </table:table-cell>
          <table:table-cell table:formula="of:=CSC([.A3])" office:value-type="float" office:value="1.70130161670408" calcext:value-type="float">
            <text:p>1,70130161670408</text:p>
          </table:table-cell>
          <table:table-cell table:formula="of:=LOG([.A3];2)" office:value-type="string" office:string-value="" calcext:value-type="error">
            <text:p>Ошибка:502</text:p>
          </table:table-cell>
          <table:table-cell table:formula="of:=LOG([.A3];5)" office:value-type="string" office:string-value="" calcext:value-type="error">
            <text:p>Ошибка:502</text:p>
          </table:table-cell>
          <table:table-cell table:formula="of:=LOG([.A3];10)" office:value-type="string" office:string-value="" calcext:value-type="error">
            <text:p>Ошибка:502</text:p>
          </table:table-cell>
          <table:table-cell table:formula="of:=(((((((((SEC([.A3]) + SEC([.A3])) - TAN([.A3])) + COS([.A3])) - TAN([.A3])) ^ 2) + SEC([.A3])) + (TAN([.A3]) + (((CSC([.A3]) + (SEC([.A3]) / TAN([.A3]))) / CSC([.A3])) + TAN([.A3])))) / (CSC([.A3]) ^ 2)) - ((((CSC([.A3]) * (CSC([.A3]) - COS([.A3]))) + SIN([.A3])) * ((COS([.A3]) - (COS([.A3]) ^ 2)) + ((CSC([.A3]) / (CSC([.A3]) * SEC([.A3]))) ^ 3))) * (CSC([.A3]) ^ 3)))" office:value-type="float" office:value="-4.31843293955864" calcext:value-type="float">
            <text:p>-4,31843293955864</text:p>
          </table:table-cell>
          <table:table-cell/>
          <table:table-cell office:value-type="float" office:value="-98" calcext:value-type="float">
            <text:p>-98</text:p>
          </table:table-cell>
        </table:table-row>
        <table:table-row table:style-name="ro1">
          <table:table-cell table:formula="of:=0.1*PI()*[.L4]" office:value-type="float" office:value="-30.473448739821" calcext:value-type="float">
            <text:p>-30,473448739821</text:p>
          </table:table-cell>
          <table:table-cell table:formula="of:=COS([.A4])" office:value-type="float" office:value="0.587785252292474" calcext:value-type="float">
            <text:p>0,587785252292474</text:p>
          </table:table-cell>
          <table:table-cell table:formula="of:=SIN([.A4])" office:value-type="float" office:value="0.809016994374947" calcext:value-type="float">
            <text:p>0,809016994374947</text:p>
          </table:table-cell>
          <table:table-cell table:formula="of:=TAN([.A4])" office:value-type="float" office:value="1.37638192047117" calcext:value-type="float">
            <text:p>1,37638192047117</text:p>
          </table:table-cell>
          <table:table-cell table:formula="of:=SEC([.A4])" office:value-type="float" office:value="1.70130161670408" calcext:value-type="float">
            <text:p>1,70130161670408</text:p>
          </table:table-cell>
          <table:table-cell table:formula="of:=CSC([.A4])" office:value-type="float" office:value="1.23606797749979" calcext:value-type="float">
            <text:p>1,23606797749979</text:p>
          </table:table-cell>
          <table:table-cell table:formula="of:=LOG([.A4];2)" office:value-type="string" office:string-value="" calcext:value-type="error">
            <text:p>Ошибка:502</text:p>
          </table:table-cell>
          <table:table-cell table:formula="of:=LOG([.A4];5)" office:value-type="string" office:string-value="" calcext:value-type="error">
            <text:p>Ошибка:502</text:p>
          </table:table-cell>
          <table:table-cell table:formula="of:=LOG([.A4];10)" office:value-type="string" office:string-value="" calcext:value-type="error">
            <text:p>Ошибка:502</text:p>
          </table:table-cell>
          <table:table-cell table:formula="of:=(((((((((SEC([.A4]) + SEC([.A4])) - TAN([.A4])) + COS([.A4])) - TAN([.A4])) ^ 2) + SEC([.A4])) + (TAN([.A4]) + (((CSC([.A4]) + (SEC([.A4]) / TAN([.A4]))) / CSC([.A4])) + TAN([.A4])))) / (CSC([.A4]) ^ 2)) - ((((CSC([.A4]) * (CSC([.A4]) - COS([.A4]))) + SIN([.A4])) * ((COS([.A4]) - (COS([.A4]) ^ 2)) + ((CSC([.A4]) / (CSC([.A4]) * SEC([.A4]))) ^ 3))) * (CSC([.A4]) ^ 3)))" office:value-type="float" office:value="3.87230844287776" calcext:value-type="float">
            <text:p>3,87230844287776</text:p>
          </table:table-cell>
          <table:table-cell/>
          <table:table-cell office:value-type="float" office:value="-97" calcext:value-type="float">
            <text:p>-97</text:p>
          </table:table-cell>
        </table:table-row>
        <table:table-row table:style-name="ro1">
          <table:table-cell table:formula="of:=0.1*PI()*[.L5]" office:value-type="float" office:value="-30.159289474462" calcext:value-type="float">
            <text:p>-30,159289474462</text:p>
          </table:table-cell>
          <table:table-cell table:formula="of:=COS([.A5])" office:value-type="float" office:value="0.309016994374946" calcext:value-type="float">
            <text:p>0,309016994374946</text:p>
          </table:table-cell>
          <table:table-cell table:formula="of:=SIN([.A5])" office:value-type="float" office:value="0.951056516295154" calcext:value-type="float">
            <text:p>0,951056516295154</text:p>
          </table:table-cell>
          <table:table-cell table:formula="of:=TAN([.A5])" office:value-type="float" office:value="3.07768353717527" calcext:value-type="float">
            <text:p>3,07768353717527</text:p>
          </table:table-cell>
          <table:table-cell table:formula="of:=SEC([.A5])" office:value-type="float" office:value="3.2360679774998" calcext:value-type="float">
            <text:p>3,2360679774998</text:p>
          </table:table-cell>
          <table:table-cell table:formula="of:=CSC([.A5])" office:value-type="float" office:value="1.05146222423827" calcext:value-type="float">
            <text:p>1,05146222423827</text:p>
          </table:table-cell>
          <table:table-cell table:formula="of:=LOG([.A5];2)" office:value-type="string" office:string-value="" calcext:value-type="error">
            <text:p>Ошибка:502</text:p>
          </table:table-cell>
          <table:table-cell table:formula="of:=LOG([.A5];5)" office:value-type="string" office:string-value="" calcext:value-type="error">
            <text:p>Ошибка:502</text:p>
          </table:table-cell>
          <table:table-cell table:formula="of:=LOG([.A5];10)" office:value-type="string" office:string-value="" calcext:value-type="error">
            <text:p>Ошибка:502</text:p>
          </table:table-cell>
          <table:table-cell table:formula="of:=(((((((((SEC([.A5]) + SEC([.A5])) - TAN([.A5])) + COS([.A5])) - TAN([.A5])) ^ 2) + SEC([.A5])) + (TAN([.A5]) + (((CSC([.A5]) + (SEC([.A5]) / TAN([.A5]))) / CSC([.A5])) + TAN([.A5])))) / (CSC([.A5]) ^ 2)) - ((((CSC([.A5]) * (CSC([.A5]) - COS([.A5]))) + SIN([.A5])) * ((COS([.A5]) - (COS([.A5]) ^ 2)) + ((CSC([.A5]) / (CSC([.A5]) * SEC([.A5]))) ^ 3))) * (CSC([.A5]) ^ 3)))" office:value-type="float" office:value="10.1686212299761" calcext:value-type="float">
            <text:p>10,1686212299761</text:p>
          </table:table-cell>
          <table:table-cell/>
          <table:table-cell office:value-type="float" office:value="-96" calcext:value-type="float">
            <text:p>-96</text:p>
          </table:table-cell>
        </table:table-row>
        <table:table-row table:style-name="ro1">
          <table:table-cell table:formula="of:=0.1*PI()*[.L6]" office:value-type="float" office:value="-29.845130209103" calcext:value-type="float">
            <text:p>-29,845130209103</text:p>
          </table:table-cell>
          <table:table-cell table:formula="of:=COS([.A6])" office:value-type="float" office:value="-2.93977129859024E-015" calcext:value-type="float">
            <text:p>-2,93977129859024E-15</text:p>
          </table:table-cell>
          <table:table-cell table:formula="of:=SIN([.A6])" office:value-type="float" office:value="1" calcext:value-type="float">
            <text:p>1</text:p>
          </table:table-cell>
          <table:table-cell table:formula="of:=TAN([.A6])" office:value-type="float" office:value="-340162515526139" calcext:value-type="float">
            <text:p>-340162515526139</text:p>
          </table:table-cell>
          <table:table-cell table:formula="of:=SEC([.A6])" office:value-type="float" office:value="-340162515526139" calcext:value-type="float">
            <text:p>-340162515526139</text:p>
          </table:table-cell>
          <table:table-cell table:formula="of:=CSC([.A6])" office:value-type="float" office:value="1" calcext:value-type="float">
            <text:p>1</text:p>
          </table:table-cell>
          <table:table-cell table:formula="of:=LOG([.A6];2)" office:value-type="string" office:string-value="" calcext:value-type="error">
            <text:p>Ошибка:502</text:p>
          </table:table-cell>
          <table:table-cell table:formula="of:=LOG([.A6];5)" office:value-type="string" office:string-value="" calcext:value-type="error">
            <text:p>Ошибка:502</text:p>
          </table:table-cell>
          <table:table-cell table:formula="of:=LOG([.A6];10)" office:value-type="string" office:string-value="" calcext:value-type="error">
            <text:p>Ошибка:502</text:p>
          </table:table-cell>
          <table:table-cell table:formula="of:=(((((((((SEC([.A6]) + SEC([.A6])) - TAN([.A6])) + COS([.A6])) - TAN([.A6])) ^ 2) + SEC([.A6])) + (TAN([.A6]) + (((CSC([.A6]) + (SEC([.A6]) / TAN([.A6]))) / CSC([.A6])) + TAN([.A6])))) / (CSC([.A6]) ^ 2)) - ((((CSC([.A6]) * (CSC([.A6]) - COS([.A6]))) + SIN([.A6])) * ((COS([.A6]) - (COS([.A6]) ^ 2)) + ((CSC([.A6]) / (CSC([.A6]) * SEC([.A6]))) ^ 3))) * (CSC([.A6]) ^ 3)))" office:value-type="float" office:value="-1.02048754657842E+015" calcext:value-type="float">
            <text:p>-1,02048754657842E+015</text:p>
          </table:table-cell>
          <table:table-cell/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0.1*PI()*[.L7]" office:value-type="float" office:value="-29.5309709437441" calcext:value-type="float">
            <text:p>-29,5309709437441</text:p>
          </table:table-cell>
          <table:table-cell table:formula="of:=COS([.A7])" office:value-type="float" office:value="-0.309016994374948" calcext:value-type="float">
            <text:p>-0,309016994374948</text:p>
          </table:table-cell>
          <table:table-cell table:formula="of:=SIN([.A7])" office:value-type="float" office:value="0.951056516295153" calcext:value-type="float">
            <text:p>0,951056516295153</text:p>
          </table:table-cell>
          <table:table-cell table:formula="of:=TAN([.A7])" office:value-type="float" office:value="-3.07768353717524" calcext:value-type="float">
            <text:p>-3,07768353717524</text:p>
          </table:table-cell>
          <table:table-cell table:formula="of:=SEC([.A7])" office:value-type="float" office:value="-3.23606797749978" calcext:value-type="float">
            <text:p>-3,23606797749978</text:p>
          </table:table-cell>
          <table:table-cell table:formula="of:=CSC([.A7])" office:value-type="float" office:value="1.05146222423827" calcext:value-type="float">
            <text:p>1,05146222423827</text:p>
          </table:table-cell>
          <table:table-cell table:formula="of:=LOG([.A7];2)" office:value-type="string" office:string-value="" calcext:value-type="error">
            <text:p>Ошибка:502</text:p>
          </table:table-cell>
          <table:table-cell table:formula="of:=LOG([.A7];5)" office:value-type="string" office:string-value="" calcext:value-type="error">
            <text:p>Ошибка:502</text:p>
          </table:table-cell>
          <table:table-cell table:formula="of:=LOG([.A7];10)" office:value-type="string" office:string-value="" calcext:value-type="error">
            <text:p>Ошибка:502</text:p>
          </table:table-cell>
          <table:table-cell table:formula="of:=(((((((((SEC([.A7]) + SEC([.A7])) - TAN([.A7])) + COS([.A7])) - TAN([.A7])) ^ 2) + SEC([.A7])) + (TAN([.A7]) + (((CSC([.A7]) + (SEC([.A7]) / TAN([.A7]))) / CSC([.A7])) + TAN([.A7])))) / (CSC([.A7]) ^ 2)) - ((((CSC([.A7]) * (CSC([.A7]) - COS([.A7]))) + SIN([.A7])) * ((COS([.A7]) - (COS([.A7]) ^ 2)) + ((CSC([.A7]) / (CSC([.A7]) * SEC([.A7]))) ^ 3))) * (CSC([.A7]) ^ 3)))" office:value-type="float" office:value="-5.12983804223034" calcext:value-type="float">
            <text:p>-5,12983804223034</text:p>
          </table:table-cell>
          <table:table-cell/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0.1*PI()*[.L8]" office:value-type="float" office:value="-29.2168116783851" calcext:value-type="float">
            <text:p>-29,2168116783851</text:p>
          </table:table-cell>
          <table:table-cell table:formula="of:=COS([.A8])" office:value-type="float" office:value="-0.587785252292473" calcext:value-type="float">
            <text:p>-0,587785252292473</text:p>
          </table:table-cell>
          <table:table-cell table:formula="of:=SIN([.A8])" office:value-type="float" office:value="0.809016994374948" calcext:value-type="float">
            <text:p>0,809016994374948</text:p>
          </table:table-cell>
          <table:table-cell table:formula="of:=TAN([.A8])" office:value-type="float" office:value="-1.37638192047118" calcext:value-type="float">
            <text:p>-1,37638192047118</text:p>
          </table:table-cell>
          <table:table-cell table:formula="of:=SEC([.A8])" office:value-type="float" office:value="-1.70130161670408" calcext:value-type="float">
            <text:p>-1,70130161670408</text:p>
          </table:table-cell>
          <table:table-cell table:formula="of:=CSC([.A8])" office:value-type="float" office:value="1.23606797749979" calcext:value-type="float">
            <text:p>1,23606797749979</text:p>
          </table:table-cell>
          <table:table-cell table:formula="of:=LOG([.A8];2)" office:value-type="string" office:string-value="" calcext:value-type="error">
            <text:p>Ошибка:502</text:p>
          </table:table-cell>
          <table:table-cell table:formula="of:=LOG([.A8];5)" office:value-type="string" office:string-value="" calcext:value-type="error">
            <text:p>Ошибка:502</text:p>
          </table:table-cell>
          <table:table-cell table:formula="of:=LOG([.A8];10)" office:value-type="string" office:string-value="" calcext:value-type="error">
            <text:p>Ошибка:502</text:p>
          </table:table-cell>
          <table:table-cell table:formula="of:=(((((((((SEC([.A8]) + SEC([.A8])) - TAN([.A8])) + COS([.A8])) - TAN([.A8])) ^ 2) + SEC([.A8])) + (TAN([.A8]) + (((CSC([.A8]) + (SEC([.A8]) / TAN([.A8]))) / CSC([.A8])) + TAN([.A8])))) / (CSC([.A8]) ^ 2)) - ((((CSC([.A8]) * (CSC([.A8]) - COS([.A8]))) + SIN([.A8])) * ((COS([.A8]) - (COS([.A8]) ^ 2)) + ((CSC([.A8]) / (CSC([.A8]) * SEC([.A8]))) ^ 3))) * (CSC([.A8]) ^ 3)))" office:value-type="float" office:value="5.9705729389541" calcext:value-type="float">
            <text:p>5,9705729389541</text:p>
          </table:table-cell>
          <table:table-cell/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0.1*PI()*[.L9]" office:value-type="float" office:value="-28.9026524130261" calcext:value-type="float">
            <text:p>-28,9026524130261</text:p>
          </table:table-cell>
          <table:table-cell table:formula="of:=COS([.A9])" office:value-type="float" office:value="-0.809016994374948" calcext:value-type="float">
            <text:p>-0,809016994374948</text:p>
          </table:table-cell>
          <table:table-cell table:formula="of:=SIN([.A9])" office:value-type="float" office:value="0.587785252292472" calcext:value-type="float">
            <text:p>0,587785252292472</text:p>
          </table:table-cell>
          <table:table-cell table:formula="of:=TAN([.A9])" office:value-type="float" office:value="-0.726542528005359" calcext:value-type="float">
            <text:p>-0,726542528005359</text:p>
          </table:table-cell>
          <table:table-cell table:formula="of:=SEC([.A9])" office:value-type="float" office:value="-1.23606797749979" calcext:value-type="float">
            <text:p>-1,23606797749979</text:p>
          </table:table-cell>
          <table:table-cell table:formula="of:=CSC([.A9])" office:value-type="float" office:value="1.70130161670408" calcext:value-type="float">
            <text:p>1,70130161670408</text:p>
          </table:table-cell>
          <table:table-cell table:formula="of:=LOG([.A9];2)" office:value-type="string" office:string-value="" calcext:value-type="error">
            <text:p>Ошибка:502</text:p>
          </table:table-cell>
          <table:table-cell table:formula="of:=LOG([.A9];5)" office:value-type="string" office:string-value="" calcext:value-type="error">
            <text:p>Ошибка:502</text:p>
          </table:table-cell>
          <table:table-cell table:formula="of:=LOG([.A9];10)" office:value-type="string" office:string-value="" calcext:value-type="error">
            <text:p>Ошибка:502</text:p>
          </table:table-cell>
          <table:table-cell table:formula="of:=(((((((((SEC([.A9]) + SEC([.A9])) - TAN([.A9])) + COS([.A9])) - TAN([.A9])) ^ 2) + SEC([.A9])) + (TAN([.A9]) + (((CSC([.A9]) + (SEC([.A9]) / TAN([.A9]))) / CSC([.A9])) + TAN([.A9])))) / (CSC([.A9]) ^ 2)) - ((((CSC([.A9]) * (CSC([.A9]) - COS([.A9]))) + SIN([.A9])) * ((COS([.A9]) - (COS([.A9]) ^ 2)) + ((CSC([.A9]) / (CSC([.A9]) * SEC([.A9]))) ^ 3))) * (CSC([.A9]) ^ 3)))" office:value-type="float" office:value="48.6001061263533" calcext:value-type="float">
            <text:p>48,6001061263533</text:p>
          </table:table-cell>
          <table:table-cell/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0.1*PI()*[.L10]" office:value-type="float" office:value="-28.5884931476671" calcext:value-type="float">
            <text:p>-28,5884931476671</text:p>
          </table:table-cell>
          <table:table-cell table:formula="of:=COS([.A10])" office:value-type="float" office:value="-0.951056516295154" calcext:value-type="float">
            <text:p>-0,951056516295154</text:p>
          </table:table-cell>
          <table:table-cell table:formula="of:=SIN([.A10])" office:value-type="float" office:value="0.309016994374945" calcext:value-type="float">
            <text:p>0,309016994374945</text:p>
          </table:table-cell>
          <table:table-cell table:formula="of:=TAN([.A10])" office:value-type="float" office:value="-0.324919696232903" calcext:value-type="float">
            <text:p>-0,324919696232903</text:p>
          </table:table-cell>
          <table:table-cell table:formula="of:=SEC([.A10])" office:value-type="float" office:value="-1.05146222423827" calcext:value-type="float">
            <text:p>-1,05146222423827</text:p>
          </table:table-cell>
          <table:table-cell table:formula="of:=CSC([.A10])" office:value-type="float" office:value="3.23606797749982" calcext:value-type="float">
            <text:p>3,23606797749982</text:p>
          </table:table-cell>
          <table:table-cell table:formula="of:=LOG([.A10];2)" office:value-type="string" office:string-value="" calcext:value-type="error">
            <text:p>Ошибка:502</text:p>
          </table:table-cell>
          <table:table-cell table:formula="of:=LOG([.A10];5)" office:value-type="string" office:string-value="" calcext:value-type="error">
            <text:p>Ошибка:502</text:p>
          </table:table-cell>
          <table:table-cell table:formula="of:=LOG([.A10];10)" office:value-type="string" office:string-value="" calcext:value-type="error">
            <text:p>Ошибка:502</text:p>
          </table:table-cell>
          <table:table-cell table:formula="of:=(((((((((SEC([.A10]) + SEC([.A10])) - TAN([.A10])) + COS([.A10])) - TAN([.A10])) ^ 2) + SEC([.A10])) + (TAN([.A10]) + (((CSC([.A10]) + (SEC([.A10]) / TAN([.A10]))) / CSC([.A10])) + TAN([.A10])))) / (CSC([.A10]) ^ 2)) - ((((CSC([.A10]) * (CSC([.A10]) - COS([.A10]))) + SIN([.A10])) * ((COS([.A10]) - (COS([.A10]) ^ 2)) + ((CSC([.A10]) / (CSC([.A10]) * SEC([.A10]))) ^ 3))) * (CSC([.A10]) ^ 3)))" office:value-type="float" office:value="1276.07338625533" calcext:value-type="float">
            <text:p>1276,07338625533</text:p>
          </table:table-cell>
          <table:table-cell/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0.1*PI()*[.L11]" office:value-type="float" office:value="-28.2743338823081" calcext:value-type="float">
            <text:p>-28,2743338823081</text:p>
          </table:table-cell>
          <table:table-cell table:formula="of:=COS([.A11])" office:value-type="float" office:value="-1" calcext:value-type="float">
            <text:p>-1</text:p>
          </table:table-cell>
          <table:table-cell table:formula="of:=SIN([.A11])" office:value-type="float" office:value="-1.10218211923262E-015" calcext:value-type="float">
            <text:p>-1,10218211923262E-15</text:p>
          </table:table-cell>
          <table:table-cell table:formula="of:=TAN([.A11])" office:value-type="float" office:value="1.10218211923262E-015" calcext:value-type="float">
            <text:p>1,10218211923262E-15</text:p>
          </table:table-cell>
          <table:table-cell table:formula="of:=SEC([.A11])" office:value-type="float" office:value="-1" calcext:value-type="float">
            <text:p>-1</text:p>
          </table:table-cell>
          <table:table-cell table:formula="of:=CSC([.A11])" office:value-type="float" office:value="-907291075177520" calcext:value-type="float">
            <text:p>-907291075177520</text:p>
          </table:table-cell>
          <table:table-cell table:formula="of:=LOG([.A11];2)" office:value-type="string" office:string-value="" calcext:value-type="error">
            <text:p>Ошибка:502</text:p>
          </table:table-cell>
          <table:table-cell table:formula="of:=LOG([.A11];5)" office:value-type="string" office:string-value="" calcext:value-type="error">
            <text:p>Ошибка:502</text:p>
          </table:table-cell>
          <table:table-cell table:formula="of:=LOG([.A11];10)" office:value-type="string" office:string-value="" calcext:value-type="error">
            <text:p>Ошибка:502</text:p>
          </table:table-cell>
          <table:table-cell table:formula="of:=(((((((((SEC([.A11]) + SEC([.A11])) - TAN([.A11])) + COS([.A11])) - TAN([.A11])) ^ 2) + SEC([.A11])) + (TAN([.A11]) + (((CSC([.A11]) + (SEC([.A11]) / TAN([.A11]))) / CSC([.A11])) + TAN([.A11])))) / (CSC([.A11]) ^ 2)) - ((((CSC([.A11]) * (CSC([.A11]) - COS([.A11]))) + SIN([.A11])) * ((COS([.A11]) - (COS([.A11]) ^ 2)) + ((CSC([.A11]) / (CSC([.A11]) * SEC([.A11]))) ^ 3))) * (CSC([.A11]) ^ 3)))" office:value-type="float" office:value="-1.84439717738415E+075" calcext:value-type="float">
            <text:p>-1,84439717738415E+075</text:p>
          </table:table-cell>
          <table:table-cell/>
          <table:table-cell office:value-type="float" office:value="-90" calcext:value-type="float">
            <text:p>-90</text:p>
          </table:table-cell>
        </table:table-row>
        <table:table-row table:style-name="ro1">
          <table:table-cell table:formula="of:=0.1*PI()*[.L12]" office:value-type="float" office:value="-27.9601746169492" calcext:value-type="float">
            <text:p>-27,9601746169492</text:p>
          </table:table-cell>
          <table:table-cell table:formula="of:=COS([.A12])" office:value-type="float" office:value="-0.951056516295154" calcext:value-type="float">
            <text:p>-0,951056516295154</text:p>
          </table:table-cell>
          <table:table-cell table:formula="of:=SIN([.A12])" office:value-type="float" office:value="-0.309016994374947" calcext:value-type="float">
            <text:p>-0,309016994374947</text:p>
          </table:table-cell>
          <table:table-cell table:formula="of:=TAN([.A12])" office:value-type="float" office:value="0.324919696232906" calcext:value-type="float">
            <text:p>0,324919696232906</text:p>
          </table:table-cell>
          <table:table-cell table:formula="of:=SEC([.A12])" office:value-type="float" office:value="-1.05146222423827" calcext:value-type="float">
            <text:p>-1,05146222423827</text:p>
          </table:table-cell>
          <table:table-cell table:formula="of:=CSC([.A12])" office:value-type="float" office:value="-3.2360679774998" calcext:value-type="float">
            <text:p>-3,2360679774998</text:p>
          </table:table-cell>
          <table:table-cell table:formula="of:=LOG([.A12];2)" office:value-type="string" office:string-value="" calcext:value-type="error">
            <text:p>Ошибка:502</text:p>
          </table:table-cell>
          <table:table-cell table:formula="of:=LOG([.A12];5)" office:value-type="string" office:string-value="" calcext:value-type="error">
            <text:p>Ошибка:502</text:p>
          </table:table-cell>
          <table:table-cell table:formula="of:=LOG([.A12];10)" office:value-type="string" office:string-value="" calcext:value-type="error">
            <text:p>Ошибка:502</text:p>
          </table:table-cell>
          <table:table-cell table:formula="of:=(((((((((SEC([.A12]) + SEC([.A12])) - TAN([.A12])) + COS([.A12])) - TAN([.A12])) ^ 2) + SEC([.A12])) + (TAN([.A12]) + (((CSC([.A12]) + (SEC([.A12]) / TAN([.A12]))) / CSC([.A12])) + TAN([.A12])))) / (CSC([.A12]) ^ 2)) - ((((CSC([.A12]) * (CSC([.A12]) - COS([.A12]))) + SIN([.A12])) * ((COS([.A12]) - (COS([.A12]) ^ 2)) + ((CSC([.A12]) / (CSC([.A12]) * SEC([.A12]))) ^ 3))) * (CSC([.A12]) ^ 3)))" office:value-type="float" office:value="-650.642838870753" calcext:value-type="float">
            <text:p>-650,642838870753</text:p>
          </table:table-cell>
          <table:table-cell/>
          <table:table-cell office:value-type="float" office:value="-89" calcext:value-type="float">
            <text:p>-89</text:p>
          </table:table-cell>
        </table:table-row>
        <table:table-row table:style-name="ro1">
          <table:table-cell table:formula="of:=0.1*PI()*[.L13]" office:value-type="float" office:value="-27.6460153515902" calcext:value-type="float">
            <text:p>-27,6460153515902</text:p>
          </table:table-cell>
          <table:table-cell table:formula="of:=COS([.A13])" office:value-type="float" office:value="-0.809016994374947" calcext:value-type="float">
            <text:p>-0,809016994374947</text:p>
          </table:table-cell>
          <table:table-cell table:formula="of:=SIN([.A13])" office:value-type="float" office:value="-0.587785252292474" calcext:value-type="float">
            <text:p>-0,587785252292474</text:p>
          </table:table-cell>
          <table:table-cell table:formula="of:=TAN([.A13])" office:value-type="float" office:value="0.726542528005363" calcext:value-type="float">
            <text:p>0,726542528005363</text:p>
          </table:table-cell>
          <table:table-cell table:formula="of:=SEC([.A13])" office:value-type="float" office:value="-1.23606797749979" calcext:value-type="float">
            <text:p>-1,23606797749979</text:p>
          </table:table-cell>
          <table:table-cell table:formula="of:=CSC([.A13])" office:value-type="float" office:value="-1.70130161670408" calcext:value-type="float">
            <text:p>-1,70130161670408</text:p>
          </table:table-cell>
          <table:table-cell table:formula="of:=LOG([.A13];2)" office:value-type="string" office:string-value="" calcext:value-type="error">
            <text:p>Ошибка:502</text:p>
          </table:table-cell>
          <table:table-cell table:formula="of:=LOG([.A13];5)" office:value-type="string" office:string-value="" calcext:value-type="error">
            <text:p>Ошибка:502</text:p>
          </table:table-cell>
          <table:table-cell table:formula="of:=LOG([.A13];10)" office:value-type="string" office:string-value="" calcext:value-type="error">
            <text:p>Ошибка:502</text:p>
          </table:table-cell>
          <table:table-cell table:formula="of:=(((((((((SEC([.A13]) + SEC([.A13])) - TAN([.A13])) + COS([.A13])) - TAN([.A13])) ^ 2) + SEC([.A13])) + (TAN([.A13]) + (((CSC([.A13]) + (SEC([.A13]) / TAN([.A13]))) / CSC([.A13])) + TAN([.A13])))) / (CSC([.A13]) ^ 2)) - ((((CSC([.A13]) * (CSC([.A13]) - COS([.A13]))) + SIN([.A13])) * ((COS([.A13]) - (COS([.A13]) ^ 2)) + ((CSC([.A13]) / (CSC([.A13]) * SEC([.A13]))) ^ 3))) * (CSC([.A13]) ^ 3)))" office:value-type="float" office:value="-0.620371708503688" calcext:value-type="float">
            <text:p>-0,620371708503688</text:p>
          </table:table-cell>
          <table:table-cell/>
          <table:table-cell office:value-type="float" office:value="-88" calcext:value-type="float">
            <text:p>-88</text:p>
          </table:table-cell>
        </table:table-row>
        <table:table-row table:style-name="ro1">
          <table:table-cell table:formula="of:=0.1*PI()*[.L14]" office:value-type="float" office:value="-27.3318560862312" calcext:value-type="float">
            <text:p>-27,3318560862312</text:p>
          </table:table-cell>
          <table:table-cell table:formula="of:=COS([.A14])" office:value-type="float" office:value="-0.587785252292471" calcext:value-type="float">
            <text:p>-0,587785252292471</text:p>
          </table:table-cell>
          <table:table-cell table:formula="of:=SIN([.A14])" office:value-type="float" office:value="-0.809016994374949" calcext:value-type="float">
            <text:p>-0,809016994374949</text:p>
          </table:table-cell>
          <table:table-cell table:formula="of:=TAN([.A14])" office:value-type="float" office:value="1.37638192047118" calcext:value-type="float">
            <text:p>1,37638192047118</text:p>
          </table:table-cell>
          <table:table-cell table:formula="of:=SEC([.A14])" office:value-type="float" office:value="-1.70130161670409" calcext:value-type="float">
            <text:p>-1,70130161670409</text:p>
          </table:table-cell>
          <table:table-cell table:formula="of:=CSC([.A14])" office:value-type="float" office:value="-1.23606797749979" calcext:value-type="float">
            <text:p>-1,23606797749979</text:p>
          </table:table-cell>
          <table:table-cell table:formula="of:=LOG([.A14];2)" office:value-type="string" office:string-value="" calcext:value-type="error">
            <text:p>Ошибка:502</text:p>
          </table:table-cell>
          <table:table-cell table:formula="of:=LOG([.A14];5)" office:value-type="string" office:string-value="" calcext:value-type="error">
            <text:p>Ошибка:502</text:p>
          </table:table-cell>
          <table:table-cell table:formula="of:=LOG([.A14];10)" office:value-type="string" office:string-value="" calcext:value-type="error">
            <text:p>Ошибка:502</text:p>
          </table:table-cell>
          <table:table-cell table:formula="of:=(((((((((SEC([.A14]) + SEC([.A14])) - TAN([.A14])) + COS([.A14])) - TAN([.A14])) ^ 2) + SEC([.A14])) + (TAN([.A14]) + (((CSC([.A14]) + (SEC([.A14]) / TAN([.A14]))) / CSC([.A14])) + TAN([.A14])))) / (CSC([.A14]) ^ 2)) - ((((CSC([.A14]) * (CSC([.A14]) - COS([.A14]))) + SIN([.A14])) * ((COS([.A14]) - (COS([.A14]) ^ 2)) + ((CSC([.A14]) / (CSC([.A14]) * SEC([.A14]))) ^ 3))) * (CSC([.A14]) ^ 3)))" office:value-type="float" office:value="31.7742918097782" calcext:value-type="float">
            <text:p>31,7742918097782</text:p>
          </table:table-cell>
          <table:table-cell/>
          <table:table-cell office:value-type="float" office:value="-87" calcext:value-type="float">
            <text:p>-87</text:p>
          </table:table-cell>
        </table:table-row>
        <table:table-row table:style-name="ro1">
          <table:table-cell table:formula="of:=0.1*PI()*[.L15]" office:value-type="float" office:value="-27.0176968208722" calcext:value-type="float">
            <text:p>-27,0176968208722</text:p>
          </table:table-cell>
          <table:table-cell table:formula="of:=COS([.A15])" office:value-type="float" office:value="-0.309016994374946" calcext:value-type="float">
            <text:p>-0,309016994374946</text:p>
          </table:table-cell>
          <table:table-cell table:formula="of:=SIN([.A15])" office:value-type="float" office:value="-0.951056516295154" calcext:value-type="float">
            <text:p>-0,951056516295154</text:p>
          </table:table-cell>
          <table:table-cell table:formula="of:=TAN([.A15])" office:value-type="float" office:value="3.07768353717526" calcext:value-type="float">
            <text:p>3,07768353717526</text:p>
          </table:table-cell>
          <table:table-cell table:formula="of:=SEC([.A15])" office:value-type="float" office:value="-3.2360679774998" calcext:value-type="float">
            <text:p>-3,2360679774998</text:p>
          </table:table-cell>
          <table:table-cell table:formula="of:=CSC([.A15])" office:value-type="float" office:value="-1.05146222423827" calcext:value-type="float">
            <text:p>-1,05146222423827</text:p>
          </table:table-cell>
          <table:table-cell table:formula="of:=LOG([.A15];2)" office:value-type="string" office:string-value="" calcext:value-type="error">
            <text:p>Ошибка:502</text:p>
          </table:table-cell>
          <table:table-cell table:formula="of:=LOG([.A15];5)" office:value-type="string" office:string-value="" calcext:value-type="error">
            <text:p>Ошибка:502</text:p>
          </table:table-cell>
          <table:table-cell table:formula="of:=LOG([.A15];10)" office:value-type="string" office:string-value="" calcext:value-type="error">
            <text:p>Ошибка:502</text:p>
          </table:table-cell>
          <table:table-cell table:formula="of:=(((((((((SEC([.A15]) + SEC([.A15])) - TAN([.A15])) + COS([.A15])) - TAN([.A15])) ^ 2) + SEC([.A15])) + (TAN([.A15]) + (((CSC([.A15]) + (SEC([.A15]) / TAN([.A15]))) / CSC([.A15])) + TAN([.A15])))) / (CSC([.A15]) ^ 2)) - ((((CSC([.A15]) * (CSC([.A15]) - COS([.A15]))) + SIN([.A15])) * ((COS([.A15]) - (COS([.A15]) ^ 2)) + ((CSC([.A15]) / (CSC([.A15]) * SEC([.A15]))) ^ 3))) * (CSC([.A15]) ^ 3)))" office:value-type="float" office:value="155.908229916381" calcext:value-type="float">
            <text:p>155,908229916381</text:p>
          </table:table-cell>
          <table:table-cell/>
          <table:table-cell office:value-type="float" office:value="-86" calcext:value-type="float">
            <text:p>-86</text:p>
          </table:table-cell>
        </table:table-row>
        <table:table-row table:style-name="ro1">
          <table:table-cell table:formula="of:=0.1*PI()*[.L16]" office:value-type="float" office:value="-26.7035375555132" calcext:value-type="float">
            <text:p>-26,7035375555132</text:p>
          </table:table-cell>
          <table:table-cell table:formula="of:=COS([.A16])" office:value-type="float" office:value="-7.35407060125E-016" calcext:value-type="float">
            <text:p>-7,35407060125E-16</text:p>
          </table:table-cell>
          <table:table-cell table:formula="of:=SIN([.A16])" office:value-type="float" office:value="-1" calcext:value-type="float">
            <text:p>-1</text:p>
          </table:table-cell>
          <table:table-cell table:formula="of:=TAN([.A16])" office:value-type="float" office:value="1.35979113367504E+015" calcext:value-type="float">
            <text:p>1,35979113367504E+015</text:p>
          </table:table-cell>
          <table:table-cell table:formula="of:=SEC([.A16])" office:value-type="float" office:value="-1.35979113367504E+015" calcext:value-type="float">
            <text:p>-1,35979113367504E+015</text:p>
          </table:table-cell>
          <table:table-cell table:formula="of:=CSC([.A16])" office:value-type="float" office:value="-1" calcext:value-type="float">
            <text:p>-1</text:p>
          </table:table-cell>
          <table:table-cell table:formula="of:=LOG([.A16];2)" office:value-type="string" office:string-value="" calcext:value-type="error">
            <text:p>Ошибка:502</text:p>
          </table:table-cell>
          <table:table-cell table:formula="of:=LOG([.A16];5)" office:value-type="string" office:string-value="" calcext:value-type="error">
            <text:p>Ошибка:502</text:p>
          </table:table-cell>
          <table:table-cell table:formula="of:=LOG([.A16];10)" office:value-type="string" office:string-value="" calcext:value-type="error">
            <text:p>Ошибка:502</text:p>
          </table:table-cell>
          <table:table-cell table:formula="of:=(((((((((SEC([.A16]) + SEC([.A16])) - TAN([.A16])) + COS([.A16])) - TAN([.A16])) ^ 2) + SEC([.A16])) + (TAN([.A16]) + (((CSC([.A16]) + (SEC([.A16]) / TAN([.A16]))) / CSC([.A16])) + TAN([.A16])))) / (CSC([.A16]) ^ 2)) - ((((CSC([.A16]) * (CSC([.A16]) - COS([.A16]))) + SIN([.A16])) * ((COS([.A16]) - (COS([.A16]) ^ 2)) + ((CSC([.A16]) / (CSC([.A16]) * SEC([.A16]))) ^ 3))) * (CSC([.A16]) ^ 3)))" office:value-type="float" office:value="2.95845108355399E+031" calcext:value-type="float">
            <text:p>2,95845108355399E+031</text:p>
          </table:table-cell>
          <table:table-cell/>
          <table:table-cell office:value-type="float" office:value="-85" calcext:value-type="float">
            <text:p>-85</text:p>
          </table:table-cell>
        </table:table-row>
        <table:table-row table:style-name="ro1">
          <table:table-cell table:formula="of:=0.1*PI()*[.L17]" office:value-type="float" office:value="-26.3893782901543" calcext:value-type="float">
            <text:p>-26,3893782901543</text:p>
          </table:table-cell>
          <table:table-cell table:formula="of:=COS([.A17])" office:value-type="float" office:value="0.309016994374948" calcext:value-type="float">
            <text:p>0,309016994374948</text:p>
          </table:table-cell>
          <table:table-cell table:formula="of:=SIN([.A17])" office:value-type="float" office:value="-0.951056516295153" calcext:value-type="float">
            <text:p>-0,951056516295153</text:p>
          </table:table-cell>
          <table:table-cell table:formula="of:=TAN([.A17])" office:value-type="float" office:value="-3.07768353717524" calcext:value-type="float">
            <text:p>-3,07768353717524</text:p>
          </table:table-cell>
          <table:table-cell table:formula="of:=SEC([.A17])" office:value-type="float" office:value="3.23606797749978" calcext:value-type="float">
            <text:p>3,23606797749978</text:p>
          </table:table-cell>
          <table:table-cell table:formula="of:=CSC([.A17])" office:value-type="float" office:value="-1.05146222423827" calcext:value-type="float">
            <text:p>-1,05146222423827</text:p>
          </table:table-cell>
          <table:table-cell table:formula="of:=LOG([.A17];2)" office:value-type="string" office:string-value="" calcext:value-type="error">
            <text:p>Ошибка:502</text:p>
          </table:table-cell>
          <table:table-cell table:formula="of:=LOG([.A17];5)" office:value-type="string" office:string-value="" calcext:value-type="error">
            <text:p>Ошибка:502</text:p>
          </table:table-cell>
          <table:table-cell table:formula="of:=LOG([.A17];10)" office:value-type="string" office:string-value="" calcext:value-type="error">
            <text:p>Ошибка:502</text:p>
          </table:table-cell>
          <table:table-cell table:formula="of:=(((((((((SEC([.A17]) + SEC([.A17])) - TAN([.A17])) + COS([.A17])) - TAN([.A17])) ^ 2) + SEC([.A17])) + (TAN([.A17]) + (((CSC([.A17]) + (SEC([.A17]) / TAN([.A17]))) / CSC([.A17])) + TAN([.A17])))) / (CSC([.A17]) ^ 2)) - ((((CSC([.A17]) * (CSC([.A17]) - COS([.A17]))) + SIN([.A17])) * ((COS([.A17]) - (COS([.A17]) ^ 2)) + ((CSC([.A17]) / (CSC([.A17]) * SEC([.A17]))) ^ 3))) * (CSC([.A17]) ^ 3)))" office:value-type="float" office:value="150.676644352174" calcext:value-type="float">
            <text:p>150,676644352174</text:p>
          </table:table-cell>
          <table:table-cell/>
          <table:table-cell office:value-type="float" office:value="-84" calcext:value-type="float">
            <text:p>-84</text:p>
          </table:table-cell>
        </table:table-row>
        <table:table-row table:style-name="ro1">
          <table:table-cell table:formula="of:=0.1*PI()*[.L18]" office:value-type="float" office:value="-26.0752190247953" calcext:value-type="float">
            <text:p>-26,0752190247953</text:p>
          </table:table-cell>
          <table:table-cell table:formula="of:=COS([.A18])" office:value-type="float" office:value="0.587785252292475" calcext:value-type="float">
            <text:p>0,587785252292475</text:p>
          </table:table-cell>
          <table:table-cell table:formula="of:=SIN([.A18])" office:value-type="float" office:value="-0.809016994374946" calcext:value-type="float">
            <text:p>-0,809016994374946</text:p>
          </table:table-cell>
          <table:table-cell table:formula="of:=TAN([.A18])" office:value-type="float" office:value="-1.37638192047117" calcext:value-type="float">
            <text:p>-1,37638192047117</text:p>
          </table:table-cell>
          <table:table-cell table:formula="of:=SEC([.A18])" office:value-type="float" office:value="1.70130161670407" calcext:value-type="float">
            <text:p>1,70130161670407</text:p>
          </table:table-cell>
          <table:table-cell table:formula="of:=CSC([.A18])" office:value-type="float" office:value="-1.23606797749979" calcext:value-type="float">
            <text:p>-1,23606797749979</text:p>
          </table:table-cell>
          <table:table-cell table:formula="of:=LOG([.A18];2)" office:value-type="string" office:string-value="" calcext:value-type="error">
            <text:p>Ошибка:502</text:p>
          </table:table-cell>
          <table:table-cell table:formula="of:=LOG([.A18];5)" office:value-type="string" office:string-value="" calcext:value-type="error">
            <text:p>Ошибка:502</text:p>
          </table:table-cell>
          <table:table-cell table:formula="of:=LOG([.A18];10)" office:value-type="string" office:string-value="" calcext:value-type="error">
            <text:p>Ошибка:502</text:p>
          </table:table-cell>
          <table:table-cell table:formula="of:=(((((((((SEC([.A18]) + SEC([.A18])) - TAN([.A18])) + COS([.A18])) - TAN([.A18])) ^ 2) + SEC([.A18])) + (TAN([.A18]) + (((CSC([.A18]) + (SEC([.A18]) / TAN([.A18]))) / CSC([.A18])) + TAN([.A18])))) / (CSC([.A18]) ^ 2)) - ((((CSC([.A18]) * (CSC([.A18]) - COS([.A18]))) + SIN([.A18])) * ((COS([.A18]) - (COS([.A18]) ^ 2)) + ((CSC([.A18]) / (CSC([.A18]) * SEC([.A18]))) ^ 3))) * (CSC([.A18]) ^ 3)))" office:value-type="float" office:value="31.5971093551115" calcext:value-type="float">
            <text:p>31,5971093551115</text:p>
          </table:table-cell>
          <table:table-cell/>
          <table:table-cell office:value-type="float" office:value="-83" calcext:value-type="float">
            <text:p>-83</text:p>
          </table:table-cell>
        </table:table-row>
        <table:table-row table:style-name="ro1">
          <table:table-cell table:formula="of:=0.1*PI()*[.L19]" office:value-type="float" office:value="-25.7610597594363" calcext:value-type="float">
            <text:p>-25,7610597594363</text:p>
          </table:table-cell>
          <table:table-cell table:formula="of:=COS([.A19])" office:value-type="float" office:value="0.809016994374948" calcext:value-type="float">
            <text:p>0,809016994374948</text:p>
          </table:table-cell>
          <table:table-cell table:formula="of:=SIN([.A19])" office:value-type="float" office:value="-0.587785252292472" calcext:value-type="float">
            <text:p>-0,587785252292472</text:p>
          </table:table-cell>
          <table:table-cell table:formula="of:=TAN([.A19])" office:value-type="float" office:value="-0.726542528005359" calcext:value-type="float">
            <text:p>-0,726542528005359</text:p>
          </table:table-cell>
          <table:table-cell table:formula="of:=SEC([.A19])" office:value-type="float" office:value="1.23606797749979" calcext:value-type="float">
            <text:p>1,23606797749979</text:p>
          </table:table-cell>
          <table:table-cell table:formula="of:=CSC([.A19])" office:value-type="float" office:value="-1.70130161670408" calcext:value-type="float">
            <text:p>-1,70130161670408</text:p>
          </table:table-cell>
          <table:table-cell table:formula="of:=LOG([.A19];2)" office:value-type="string" office:string-value="" calcext:value-type="error">
            <text:p>Ошибка:502</text:p>
          </table:table-cell>
          <table:table-cell table:formula="of:=LOG([.A19];5)" office:value-type="string" office:string-value="" calcext:value-type="error">
            <text:p>Ошибка:502</text:p>
          </table:table-cell>
          <table:table-cell table:formula="of:=LOG([.A19];10)" office:value-type="string" office:string-value="" calcext:value-type="error">
            <text:p>Ошибка:502</text:p>
          </table:table-cell>
          <table:table-cell table:formula="of:=(((((((((SEC([.A19]) + SEC([.A19])) - TAN([.A19])) + COS([.A19])) - TAN([.A19])) ^ 2) + SEC([.A19])) + (TAN([.A19]) + (((CSC([.A19]) + (SEC([.A19]) / TAN([.A19]))) / CSC([.A19])) + TAN([.A19])))) / (CSC([.A19]) ^ 2)) - ((((CSC([.A19]) * (CSC([.A19]) - COS([.A19]))) + SIN([.A19])) * ((COS([.A19]) - (COS([.A19]) ^ 2)) + ((CSC([.A19]) / (CSC([.A19]) * SEC([.A19]))) ^ 3))) * (CSC([.A19]) ^ 3)))" office:value-type="float" office:value="20.7650410654088" calcext:value-type="float">
            <text:p>20,7650410654088</text:p>
          </table:table-cell>
          <table:table-cell/>
          <table:table-cell office:value-type="float" office:value="-82" calcext:value-type="float">
            <text:p>-82</text:p>
          </table:table-cell>
        </table:table-row>
        <table:table-row table:style-name="ro1">
          <table:table-cell table:formula="of:=0.1*PI()*[.L20]" office:value-type="float" office:value="-25.4469004940773" calcext:value-type="float">
            <text:p>-25,4469004940773</text:p>
          </table:table-cell>
          <table:table-cell table:formula="of:=COS([.A20])" office:value-type="float" office:value="0.951056516295153" calcext:value-type="float">
            <text:p>0,951056516295153</text:p>
          </table:table-cell>
          <table:table-cell table:formula="of:=SIN([.A20])" office:value-type="float" office:value="-0.309016994374948" calcext:value-type="float">
            <text:p>-0,309016994374948</text:p>
          </table:table-cell>
          <table:table-cell table:formula="of:=TAN([.A20])" office:value-type="float" office:value="-0.324919696232907" calcext:value-type="float">
            <text:p>-0,324919696232907</text:p>
          </table:table-cell>
          <table:table-cell table:formula="of:=SEC([.A20])" office:value-type="float" office:value="1.05146222423827" calcext:value-type="float">
            <text:p>1,05146222423827</text:p>
          </table:table-cell>
          <table:table-cell table:formula="of:=CSC([.A20])" office:value-type="float" office:value="-3.23606797749978" calcext:value-type="float">
            <text:p>-3,23606797749978</text:p>
          </table:table-cell>
          <table:table-cell table:formula="of:=LOG([.A20];2)" office:value-type="string" office:string-value="" calcext:value-type="error">
            <text:p>Ошибка:502</text:p>
          </table:table-cell>
          <table:table-cell table:formula="of:=LOG([.A20];5)" office:value-type="string" office:string-value="" calcext:value-type="error">
            <text:p>Ошибка:502</text:p>
          </table:table-cell>
          <table:table-cell table:formula="of:=LOG([.A20];10)" office:value-type="string" office:string-value="" calcext:value-type="error">
            <text:p>Ошибка:502</text:p>
          </table:table-cell>
          <table:table-cell table:formula="of:=(((((((((SEC([.A20]) + SEC([.A20])) - TAN([.A20])) + COS([.A20])) - TAN([.A20])) ^ 2) + SEC([.A20])) + (TAN([.A20]) + (((CSC([.A20]) + (SEC([.A20]) / TAN([.A20]))) / CSC([.A20])) + TAN([.A20])))) / (CSC([.A20]) ^ 2)) - ((((CSC([.A20]) * (CSC([.A20]) - COS([.A20]))) + SIN([.A20])) * ((COS([.A20]) - (COS([.A20]) ^ 2)) + ((CSC([.A20]) / (CSC([.A20]) * SEC([.A20]))) ^ 3))) * (CSC([.A20]) ^ 3)))" office:value-type="float" office:value="408.424957488909" calcext:value-type="float">
            <text:p>408,424957488909</text:p>
          </table:table-cell>
          <table:table-cell/>
          <table:table-cell office:value-type="float" office:value="-81" calcext:value-type="float">
            <text:p>-81</text:p>
          </table:table-cell>
        </table:table-row>
        <table:table-row table:style-name="ro1">
          <table:table-cell table:formula="of:=0.1*PI()*[.L21]" office:value-type="float" office:value="-25.1327412287183" calcext:value-type="float">
            <text:p>-25,1327412287183</text:p>
          </table:table-cell>
          <table:table-cell table:formula="of:=COS([.A21])" office:value-type="float" office:value="1" calcext:value-type="float">
            <text:p>1</text:p>
          </table:table-cell>
          <table:table-cell table:formula="of:=SIN([.A21])" office:value-type="float" office:value="9.79717439317883E-016" calcext:value-type="float">
            <text:p>9,79717439317883E-16</text:p>
          </table:table-cell>
          <table:table-cell table:formula="of:=TAN([.A21])" office:value-type="float" office:value="9.79717439317883E-016" calcext:value-type="float">
            <text:p>9,79717439317883E-16</text:p>
          </table:table-cell>
          <table:table-cell table:formula="of:=SEC([.A21])" office:value-type="float" office:value="1" calcext:value-type="float">
            <text:p>1</text:p>
          </table:table-cell>
          <table:table-cell table:formula="of:=CSC([.A21])" office:value-type="float" office:value="1.02070245957471E+015" calcext:value-type="float">
            <text:p>1,02070245957471E+015</text:p>
          </table:table-cell>
          <table:table-cell table:formula="of:=LOG([.A21];2)" office:value-type="string" office:string-value="" calcext:value-type="error">
            <text:p>Ошибка:502</text:p>
          </table:table-cell>
          <table:table-cell table:formula="of:=LOG([.A21];5)" office:value-type="string" office:string-value="" calcext:value-type="error">
            <text:p>Ошибка:502</text:p>
          </table:table-cell>
          <table:table-cell table:formula="of:=LOG([.A21];10)" office:value-type="string" office:string-value="" calcext:value-type="error">
            <text:p>Ошибка:502</text:p>
          </table:table-cell>
          <table:table-cell table:formula="of:=(((((((((SEC([.A21]) + SEC([.A21])) - TAN([.A21])) + COS([.A21])) - TAN([.A21])) ^ 2) + SEC([.A21])) + (TAN([.A21]) + (((CSC([.A21]) + (SEC([.A21]) / TAN([.A21]))) / CSC([.A21])) + TAN([.A21])))) / (CSC([.A21]) ^ 2)) - ((((CSC([.A21]) * (CSC([.A21]) - COS([.A21]))) + SIN([.A21])) * ((COS([.A21]) - (COS([.A21]) ^ 2)) + ((CSC([.A21]) / (CSC([.A21]) * SEC([.A21]))) ^ 3))) * (CSC([.A21]) ^ 3)))" office:value-type="float" office:value="-1.10788786750648E+075" calcext:value-type="float">
            <text:p>-1,10788786750648E+075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table:formula="of:=0.1*PI()*[.L22]" office:value-type="float" office:value="-24.8185819633594" calcext:value-type="float">
            <text:p>-24,8185819633594</text:p>
          </table:table-cell>
          <table:table-cell table:formula="of:=COS([.A22])" office:value-type="float" office:value="0.951056516295153" calcext:value-type="float">
            <text:p>0,951056516295153</text:p>
          </table:table-cell>
          <table:table-cell table:formula="of:=SIN([.A22])" office:value-type="float" office:value="0.30901699437495" calcext:value-type="float">
            <text:p>0,30901699437495</text:p>
          </table:table-cell>
          <table:table-cell table:formula="of:=TAN([.A22])" office:value-type="float" office:value="0.324919696232909" calcext:value-type="float">
            <text:p>0,324919696232909</text:p>
          </table:table-cell>
          <table:table-cell table:formula="of:=SEC([.A22])" office:value-type="float" office:value="1.05146222423827" calcext:value-type="float">
            <text:p>1,05146222423827</text:p>
          </table:table-cell>
          <table:table-cell table:formula="of:=CSC([.A22])" office:value-type="float" office:value="3.23606797749976" calcext:value-type="float">
            <text:p>3,23606797749976</text:p>
          </table:table-cell>
          <table:table-cell table:formula="of:=LOG([.A22];2)" office:value-type="string" office:string-value="" calcext:value-type="error">
            <text:p>Ошибка:502</text:p>
          </table:table-cell>
          <table:table-cell table:formula="of:=LOG([.A22];5)" office:value-type="string" office:string-value="" calcext:value-type="error">
            <text:p>Ошибка:502</text:p>
          </table:table-cell>
          <table:table-cell table:formula="of:=LOG([.A22];10)" office:value-type="string" office:string-value="" calcext:value-type="error">
            <text:p>Ошибка:502</text:p>
          </table:table-cell>
          <table:table-cell table:formula="of:=(((((((((SEC([.A22]) + SEC([.A22])) - TAN([.A22])) + COS([.A22])) - TAN([.A22])) ^ 2) + SEC([.A22])) + (TAN([.A22]) + (((CSC([.A22]) + (SEC([.A22]) / TAN([.A22]))) / CSC([.A22])) + TAN([.A22])))) / (CSC([.A22]) ^ 2)) - ((((CSC([.A22]) * (CSC([.A22]) - COS([.A22]))) + SIN([.A22])) * ((COS([.A22]) - (COS([.A22]) ^ 2)) + ((CSC([.A22]) / (CSC([.A22]) * SEC([.A22]))) ^ 3))) * (CSC([.A22]) ^ 3)))" office:value-type="float" office:value="-235.819787420151" calcext:value-type="float">
            <text:p>-235,819787420151</text:p>
          </table:table-cell>
          <table:table-cell/>
          <table:table-cell office:value-type="float" office:value="-79" calcext:value-type="float">
            <text:p>-79</text:p>
          </table:table-cell>
        </table:table-row>
        <table:table-row table:style-name="ro1">
          <table:table-cell table:formula="of:=0.1*PI()*[.L23]" office:value-type="float" office:value="-24.5044226980004" calcext:value-type="float">
            <text:p>-24,5044226980004</text:p>
          </table:table-cell>
          <table:table-cell table:formula="of:=COS([.A23])" office:value-type="float" office:value="0.809016994374947" calcext:value-type="float">
            <text:p>0,809016994374947</text:p>
          </table:table-cell>
          <table:table-cell table:formula="of:=SIN([.A23])" office:value-type="float" office:value="0.587785252292474" calcext:value-type="float">
            <text:p>0,587785252292474</text:p>
          </table:table-cell>
          <table:table-cell table:formula="of:=TAN([.A23])" office:value-type="float" office:value="0.726542528005362" calcext:value-type="float">
            <text:p>0,726542528005362</text:p>
          </table:table-cell>
          <table:table-cell table:formula="of:=SEC([.A23])" office:value-type="float" office:value="1.23606797749979" calcext:value-type="float">
            <text:p>1,23606797749979</text:p>
          </table:table-cell>
          <table:table-cell table:formula="of:=CSC([.A23])" office:value-type="float" office:value="1.70130161670408" calcext:value-type="float">
            <text:p>1,70130161670408</text:p>
          </table:table-cell>
          <table:table-cell table:formula="of:=LOG([.A23];2)" office:value-type="string" office:string-value="" calcext:value-type="error">
            <text:p>Ошибка:502</text:p>
          </table:table-cell>
          <table:table-cell table:formula="of:=LOG([.A23];5)" office:value-type="string" office:string-value="" calcext:value-type="error">
            <text:p>Ошибка:502</text:p>
          </table:table-cell>
          <table:table-cell table:formula="of:=LOG([.A23];10)" office:value-type="string" office:string-value="" calcext:value-type="error">
            <text:p>Ошибка:502</text:p>
          </table:table-cell>
          <table:table-cell table:formula="of:=(((((((((SEC([.A23]) + SEC([.A23])) - TAN([.A23])) + COS([.A23])) - TAN([.A23])) ^ 2) + SEC([.A23])) + (TAN([.A23]) + (((CSC([.A23]) + (SEC([.A23]) / TAN([.A23]))) / CSC([.A23])) + TAN([.A23])))) / (CSC([.A23]) ^ 2)) - ((((CSC([.A23]) * (CSC([.A23]) - COS([.A23]))) + SIN([.A23])) * ((COS([.A23]) - (COS([.A23]) ^ 2)) + ((CSC([.A23]) / (CSC([.A23]) * SEC([.A23]))) ^ 3))) * (CSC([.A23]) ^ 3)))" office:value-type="float" office:value="-4.31843293955866" calcext:value-type="float">
            <text:p>-4,31843293955866</text:p>
          </table:table-cell>
          <table:table-cell/>
          <table:table-cell office:value-type="float" office:value="-78" calcext:value-type="float">
            <text:p>-78</text:p>
          </table:table-cell>
        </table:table-row>
        <table:table-row table:style-name="ro1">
          <table:table-cell table:formula="of:=0.1*PI()*[.L24]" office:value-type="float" office:value="-24.1902634326414" calcext:value-type="float">
            <text:p>-24,1902634326414</text:p>
          </table:table-cell>
          <table:table-cell table:formula="of:=COS([.A24])" office:value-type="float" office:value="0.587785252292474" calcext:value-type="float">
            <text:p>0,587785252292474</text:p>
          </table:table-cell>
          <table:table-cell table:formula="of:=SIN([.A24])" office:value-type="float" office:value="0.809016994374947" calcext:value-type="float">
            <text:p>0,809016994374947</text:p>
          </table:table-cell>
          <table:table-cell table:formula="of:=TAN([.A24])" office:value-type="float" office:value="1.37638192047117" calcext:value-type="float">
            <text:p>1,37638192047117</text:p>
          </table:table-cell>
          <table:table-cell table:formula="of:=SEC([.A24])" office:value-type="float" office:value="1.70130161670408" calcext:value-type="float">
            <text:p>1,70130161670408</text:p>
          </table:table-cell>
          <table:table-cell table:formula="of:=CSC([.A24])" office:value-type="float" office:value="1.23606797749979" calcext:value-type="float">
            <text:p>1,23606797749979</text:p>
          </table:table-cell>
          <table:table-cell table:formula="of:=LOG([.A24];2)" office:value-type="string" office:string-value="" calcext:value-type="error">
            <text:p>Ошибка:502</text:p>
          </table:table-cell>
          <table:table-cell table:formula="of:=LOG([.A24];5)" office:value-type="string" office:string-value="" calcext:value-type="error">
            <text:p>Ошибка:502</text:p>
          </table:table-cell>
          <table:table-cell table:formula="of:=LOG([.A24];10)" office:value-type="string" office:string-value="" calcext:value-type="error">
            <text:p>Ошибка:502</text:p>
          </table:table-cell>
          <table:table-cell table:formula="of:=(((((((((SEC([.A24]) + SEC([.A24])) - TAN([.A24])) + COS([.A24])) - TAN([.A24])) ^ 2) + SEC([.A24])) + (TAN([.A24]) + (((CSC([.A24]) + (SEC([.A24]) / TAN([.A24]))) / CSC([.A24])) + TAN([.A24])))) / (CSC([.A24]) ^ 2)) - ((((CSC([.A24]) * (CSC([.A24]) - COS([.A24]))) + SIN([.A24])) * ((COS([.A24]) - (COS([.A24]) ^ 2)) + ((CSC([.A24]) / (CSC([.A24]) * SEC([.A24]))) ^ 3))) * (CSC([.A24]) ^ 3)))" office:value-type="float" office:value="3.87230844287776" calcext:value-type="float">
            <text:p>3,87230844287776</text:p>
          </table:table-cell>
          <table:table-cell/>
          <table:table-cell office:value-type="float" office:value="-77" calcext:value-type="float">
            <text:p>-77</text:p>
          </table:table-cell>
        </table:table-row>
        <table:table-row table:style-name="ro1">
          <table:table-cell table:formula="of:=0.1*PI()*[.L25]" office:value-type="float" office:value="-23.8761041672824" calcext:value-type="float">
            <text:p>-23,8761041672824</text:p>
          </table:table-cell>
          <table:table-cell table:formula="of:=COS([.A25])" office:value-type="float" office:value="0.309016994374947" calcext:value-type="float">
            <text:p>0,309016994374947</text:p>
          </table:table-cell>
          <table:table-cell table:formula="of:=SIN([.A25])" office:value-type="float" office:value="0.951056516295154" calcext:value-type="float">
            <text:p>0,951056516295154</text:p>
          </table:table-cell>
          <table:table-cell table:formula="of:=TAN([.A25])" office:value-type="float" office:value="3.07768353717526" calcext:value-type="float">
            <text:p>3,07768353717526</text:p>
          </table:table-cell>
          <table:table-cell table:formula="of:=SEC([.A25])" office:value-type="float" office:value="3.2360679774998" calcext:value-type="float">
            <text:p>3,2360679774998</text:p>
          </table:table-cell>
          <table:table-cell table:formula="of:=CSC([.A25])" office:value-type="float" office:value="1.05146222423827" calcext:value-type="float">
            <text:p>1,05146222423827</text:p>
          </table:table-cell>
          <table:table-cell table:formula="of:=LOG([.A25];2)" office:value-type="string" office:string-value="" calcext:value-type="error">
            <text:p>Ошибка:502</text:p>
          </table:table-cell>
          <table:table-cell table:formula="of:=LOG([.A25];5)" office:value-type="string" office:string-value="" calcext:value-type="error">
            <text:p>Ошибка:502</text:p>
          </table:table-cell>
          <table:table-cell table:formula="of:=LOG([.A25];10)" office:value-type="string" office:string-value="" calcext:value-type="error">
            <text:p>Ошибка:502</text:p>
          </table:table-cell>
          <table:table-cell table:formula="of:=(((((((((SEC([.A25]) + SEC([.A25])) - TAN([.A25])) + COS([.A25])) - TAN([.A25])) ^ 2) + SEC([.A25])) + (TAN([.A25]) + (((CSC([.A25]) + (SEC([.A25]) / TAN([.A25]))) / CSC([.A25])) + TAN([.A25])))) / (CSC([.A25]) ^ 2)) - ((((CSC([.A25]) * (CSC([.A25]) - COS([.A25]))) + SIN([.A25])) * ((COS([.A25]) - (COS([.A25]) ^ 2)) + ((CSC([.A25]) / (CSC([.A25]) * SEC([.A25]))) ^ 3))) * (CSC([.A25]) ^ 3)))" office:value-type="float" office:value="10.1686212299761" calcext:value-type="float">
            <text:p>10,1686212299761</text:p>
          </table:table-cell>
          <table:table-cell/>
          <table:table-cell office:value-type="float" office:value="-76" calcext:value-type="float">
            <text:p>-76</text:p>
          </table:table-cell>
        </table:table-row>
        <table:table-row table:style-name="ro1">
          <table:table-cell table:formula="of:=0.1*PI()*[.L26]" office:value-type="float" office:value="-23.5619449019234" calcext:value-type="float">
            <text:p>-23,5619449019234</text:p>
          </table:table-cell>
          <table:table-cell table:formula="of:=COS([.A26])" office:value-type="float" office:value="-2.69484193876076E-015" calcext:value-type="float">
            <text:p>-2,69484193876076E-15</text:p>
          </table:table-cell>
          <table:table-cell table:formula="of:=SIN([.A26])" office:value-type="float" office:value="1" calcext:value-type="float">
            <text:p>1</text:p>
          </table:table-cell>
          <table:table-cell table:formula="of:=TAN([.A26])" office:value-type="float" office:value="-371079277643962" calcext:value-type="float">
            <text:p>-371079277643962</text:p>
          </table:table-cell>
          <table:table-cell table:formula="of:=SEC([.A26])" office:value-type="float" office:value="-371079277643962" calcext:value-type="float">
            <text:p>-371079277643962</text:p>
          </table:table-cell>
          <table:table-cell table:formula="of:=CSC([.A26])" office:value-type="float" office:value="1" calcext:value-type="float">
            <text:p>1</text:p>
          </table:table-cell>
          <table:table-cell table:formula="of:=LOG([.A26];2)" office:value-type="string" office:string-value="" calcext:value-type="error">
            <text:p>Ошибка:502</text:p>
          </table:table-cell>
          <table:table-cell table:formula="of:=LOG([.A26];5)" office:value-type="string" office:string-value="" calcext:value-type="error">
            <text:p>Ошибка:502</text:p>
          </table:table-cell>
          <table:table-cell table:formula="of:=LOG([.A26];10)" office:value-type="string" office:string-value="" calcext:value-type="error">
            <text:p>Ошибка:502</text:p>
          </table:table-cell>
          <table:table-cell table:formula="of:=(((((((((SEC([.A26]) + SEC([.A26])) - TAN([.A26])) + COS([.A26])) - TAN([.A26])) ^ 2) + SEC([.A26])) + (TAN([.A26]) + (((CSC([.A26]) + (SEC([.A26]) / TAN([.A26]))) / CSC([.A26])) + TAN([.A26])))) / (CSC([.A26]) ^ 2)) - ((((CSC([.A26]) * (CSC([.A26]) - COS([.A26]))) + SIN([.A26])) * ((COS([.A26]) - (COS([.A26]) ^ 2)) + ((CSC([.A26]) / (CSC([.A26]) * SEC([.A26]))) ^ 3))) * (CSC([.A26]) ^ 3)))" office:value-type="float" office:value="-1.11323783293189E+015" calcext:value-type="float">
            <text:p>-1,11323783293189E+015</text:p>
          </table:table-cell>
          <table:table-cell/>
          <table:table-cell office:value-type="float" office:value="-75" calcext:value-type="float">
            <text:p>-75</text:p>
          </table:table-cell>
        </table:table-row>
        <table:table-row table:style-name="ro1">
          <table:table-cell table:formula="of:=0.1*PI()*[.L27]" office:value-type="float" office:value="-23.2477856365645" calcext:value-type="float">
            <text:p>-23,2477856365645</text:p>
          </table:table-cell>
          <table:table-cell table:formula="of:=COS([.A27])" office:value-type="float" office:value="-0.309016994374948" calcext:value-type="float">
            <text:p>-0,309016994374948</text:p>
          </table:table-cell>
          <table:table-cell table:formula="of:=SIN([.A27])" office:value-type="float" office:value="0.951056516295153" calcext:value-type="float">
            <text:p>0,951056516295153</text:p>
          </table:table-cell>
          <table:table-cell table:formula="of:=TAN([.A27])" office:value-type="float" office:value="-3.07768353717524" calcext:value-type="float">
            <text:p>-3,07768353717524</text:p>
          </table:table-cell>
          <table:table-cell table:formula="of:=SEC([.A27])" office:value-type="float" office:value="-3.23606797749978" calcext:value-type="float">
            <text:p>-3,23606797749978</text:p>
          </table:table-cell>
          <table:table-cell table:formula="of:=CSC([.A27])" office:value-type="float" office:value="1.05146222423827" calcext:value-type="float">
            <text:p>1,05146222423827</text:p>
          </table:table-cell>
          <table:table-cell table:formula="of:=LOG([.A27];2)" office:value-type="string" office:string-value="" calcext:value-type="error">
            <text:p>Ошибка:502</text:p>
          </table:table-cell>
          <table:table-cell table:formula="of:=LOG([.A27];5)" office:value-type="string" office:string-value="" calcext:value-type="error">
            <text:p>Ошибка:502</text:p>
          </table:table-cell>
          <table:table-cell table:formula="of:=LOG([.A27];10)" office:value-type="string" office:string-value="" calcext:value-type="error">
            <text:p>Ошибка:502</text:p>
          </table:table-cell>
          <table:table-cell table:formula="of:=(((((((((SEC([.A27]) + SEC([.A27])) - TAN([.A27])) + COS([.A27])) - TAN([.A27])) ^ 2) + SEC([.A27])) + (TAN([.A27]) + (((CSC([.A27]) + (SEC([.A27]) / TAN([.A27]))) / CSC([.A27])) + TAN([.A27])))) / (CSC([.A27]) ^ 2)) - ((((CSC([.A27]) * (CSC([.A27]) - COS([.A27]))) + SIN([.A27])) * ((COS([.A27]) - (COS([.A27]) ^ 2)) + ((CSC([.A27]) / (CSC([.A27]) * SEC([.A27]))) ^ 3))) * (CSC([.A27]) ^ 3)))" office:value-type="float" office:value="-5.12983804223035" calcext:value-type="float">
            <text:p>-5,12983804223035</text:p>
          </table:table-cell>
          <table:table-cell/>
          <table:table-cell office:value-type="float" office:value="-74" calcext:value-type="float">
            <text:p>-74</text:p>
          </table:table-cell>
        </table:table-row>
        <table:table-row table:style-name="ro1">
          <table:table-cell table:formula="of:=0.1*PI()*[.L28]" office:value-type="float" office:value="-22.9336263712055" calcext:value-type="float">
            <text:p>-22,9336263712055</text:p>
          </table:table-cell>
          <table:table-cell table:formula="of:=COS([.A28])" office:value-type="float" office:value="-0.587785252292473" calcext:value-type="float">
            <text:p>-0,587785252292473</text:p>
          </table:table-cell>
          <table:table-cell table:formula="of:=SIN([.A28])" office:value-type="float" office:value="0.809016994374948" calcext:value-type="float">
            <text:p>0,809016994374948</text:p>
          </table:table-cell>
          <table:table-cell table:formula="of:=TAN([.A28])" office:value-type="float" office:value="-1.37638192047118" calcext:value-type="float">
            <text:p>-1,37638192047118</text:p>
          </table:table-cell>
          <table:table-cell table:formula="of:=SEC([.A28])" office:value-type="float" office:value="-1.70130161670408" calcext:value-type="float">
            <text:p>-1,70130161670408</text:p>
          </table:table-cell>
          <table:table-cell table:formula="of:=CSC([.A28])" office:value-type="float" office:value="1.23606797749979" calcext:value-type="float">
            <text:p>1,23606797749979</text:p>
          </table:table-cell>
          <table:table-cell table:formula="of:=LOG([.A28];2)" office:value-type="string" office:string-value="" calcext:value-type="error">
            <text:p>Ошибка:502</text:p>
          </table:table-cell>
          <table:table-cell table:formula="of:=LOG([.A28];5)" office:value-type="string" office:string-value="" calcext:value-type="error">
            <text:p>Ошибка:502</text:p>
          </table:table-cell>
          <table:table-cell table:formula="of:=LOG([.A28];10)" office:value-type="string" office:string-value="" calcext:value-type="error">
            <text:p>Ошибка:502</text:p>
          </table:table-cell>
          <table:table-cell table:formula="of:=(((((((((SEC([.A28]) + SEC([.A28])) - TAN([.A28])) + COS([.A28])) - TAN([.A28])) ^ 2) + SEC([.A28])) + (TAN([.A28]) + (((CSC([.A28]) + (SEC([.A28]) / TAN([.A28]))) / CSC([.A28])) + TAN([.A28])))) / (CSC([.A28]) ^ 2)) - ((((CSC([.A28]) * (CSC([.A28]) - COS([.A28]))) + SIN([.A28])) * ((COS([.A28]) - (COS([.A28]) ^ 2)) + ((CSC([.A28]) / (CSC([.A28]) * SEC([.A28]))) ^ 3))) * (CSC([.A28]) ^ 3)))" office:value-type="float" office:value="5.97057293895409" calcext:value-type="float">
            <text:p>5,97057293895409</text:p>
          </table:table-cell>
          <table:table-cell/>
          <table:table-cell office:value-type="float" office:value="-73" calcext:value-type="float">
            <text:p>-73</text:p>
          </table:table-cell>
        </table:table-row>
        <table:table-row table:style-name="ro1">
          <table:table-cell table:formula="of:=0.1*PI()*[.L29]" office:value-type="float" office:value="-22.6194671058465" calcext:value-type="float">
            <text:p>-22,6194671058465</text:p>
          </table:table-cell>
          <table:table-cell table:formula="of:=COS([.A29])" office:value-type="float" office:value="-0.809016994374948" calcext:value-type="float">
            <text:p>-0,809016994374948</text:p>
          </table:table-cell>
          <table:table-cell table:formula="of:=SIN([.A29])" office:value-type="float" office:value="0.587785252292473" calcext:value-type="float">
            <text:p>0,587785252292473</text:p>
          </table:table-cell>
          <table:table-cell table:formula="of:=TAN([.A29])" office:value-type="float" office:value="-0.72654252800536" calcext:value-type="float">
            <text:p>-0,72654252800536</text:p>
          </table:table-cell>
          <table:table-cell table:formula="of:=SEC([.A29])" office:value-type="float" office:value="-1.23606797749979" calcext:value-type="float">
            <text:p>-1,23606797749979</text:p>
          </table:table-cell>
          <table:table-cell table:formula="of:=CSC([.A29])" office:value-type="float" office:value="1.70130161670408" calcext:value-type="float">
            <text:p>1,70130161670408</text:p>
          </table:table-cell>
          <table:table-cell table:formula="of:=LOG([.A29];2)" office:value-type="string" office:string-value="" calcext:value-type="error">
            <text:p>Ошибка:502</text:p>
          </table:table-cell>
          <table:table-cell table:formula="of:=LOG([.A29];5)" office:value-type="string" office:string-value="" calcext:value-type="error">
            <text:p>Ошибка:502</text:p>
          </table:table-cell>
          <table:table-cell table:formula="of:=LOG([.A29];10)" office:value-type="string" office:string-value="" calcext:value-type="error">
            <text:p>Ошибка:502</text:p>
          </table:table-cell>
          <table:table-cell table:formula="of:=(((((((((SEC([.A29]) + SEC([.A29])) - TAN([.A29])) + COS([.A29])) - TAN([.A29])) ^ 2) + SEC([.A29])) + (TAN([.A29]) + (((CSC([.A29]) + (SEC([.A29]) / TAN([.A29]))) / CSC([.A29])) + TAN([.A29])))) / (CSC([.A29]) ^ 2)) - ((((CSC([.A29]) * (CSC([.A29]) - COS([.A29]))) + SIN([.A29])) * ((COS([.A29]) - (COS([.A29]) ^ 2)) + ((CSC([.A29]) / (CSC([.A29]) * SEC([.A29]))) ^ 3))) * (CSC([.A29]) ^ 3)))" office:value-type="float" office:value="48.6001061263532" calcext:value-type="float">
            <text:p>48,6001061263532</text:p>
          </table:table-cell>
          <table:table-cell/>
          <table:table-cell office:value-type="float" office:value="-72" calcext:value-type="float">
            <text:p>-72</text:p>
          </table:table-cell>
        </table:table-row>
        <table:table-row table:style-name="ro1">
          <table:table-cell table:formula="of:=0.1*PI()*[.L30]" office:value-type="float" office:value="-22.3053078404875" calcext:value-type="float">
            <text:p>-22,3053078404875</text:p>
          </table:table-cell>
          <table:table-cell table:formula="of:=COS([.A30])" office:value-type="float" office:value="-0.951056516295154" calcext:value-type="float">
            <text:p>-0,951056516295154</text:p>
          </table:table-cell>
          <table:table-cell table:formula="of:=SIN([.A30])" office:value-type="float" office:value="0.309016994374945" calcext:value-type="float">
            <text:p>0,309016994374945</text:p>
          </table:table-cell>
          <table:table-cell table:formula="of:=TAN([.A30])" office:value-type="float" office:value="-0.324919696232903" calcext:value-type="float">
            <text:p>-0,324919696232903</text:p>
          </table:table-cell>
          <table:table-cell table:formula="of:=SEC([.A30])" office:value-type="float" office:value="-1.05146222423827" calcext:value-type="float">
            <text:p>-1,05146222423827</text:p>
          </table:table-cell>
          <table:table-cell table:formula="of:=CSC([.A30])" office:value-type="float" office:value="3.23606797749982" calcext:value-type="float">
            <text:p>3,23606797749982</text:p>
          </table:table-cell>
          <table:table-cell table:formula="of:=LOG([.A30];2)" office:value-type="string" office:string-value="" calcext:value-type="error">
            <text:p>Ошибка:502</text:p>
          </table:table-cell>
          <table:table-cell table:formula="of:=LOG([.A30];5)" office:value-type="string" office:string-value="" calcext:value-type="error">
            <text:p>Ошибка:502</text:p>
          </table:table-cell>
          <table:table-cell table:formula="of:=LOG([.A30];10)" office:value-type="string" office:string-value="" calcext:value-type="error">
            <text:p>Ошибка:502</text:p>
          </table:table-cell>
          <table:table-cell table:formula="of:=(((((((((SEC([.A30]) + SEC([.A30])) - TAN([.A30])) + COS([.A30])) - TAN([.A30])) ^ 2) + SEC([.A30])) + (TAN([.A30]) + (((CSC([.A30]) + (SEC([.A30]) / TAN([.A30]))) / CSC([.A30])) + TAN([.A30])))) / (CSC([.A30]) ^ 2)) - ((((CSC([.A30]) * (CSC([.A30]) - COS([.A30]))) + SIN([.A30])) * ((COS([.A30]) - (COS([.A30]) ^ 2)) + ((CSC([.A30]) / (CSC([.A30]) * SEC([.A30]))) ^ 3))) * (CSC([.A30]) ^ 3)))" office:value-type="float" office:value="1276.07338625532" calcext:value-type="float">
            <text:p>1276,07338625532</text:p>
          </table:table-cell>
          <table:table-cell/>
          <table:table-cell office:value-type="float" office:value="-71" calcext:value-type="float">
            <text:p>-71</text:p>
          </table:table-cell>
        </table:table-row>
        <table:table-row table:style-name="ro1">
          <table:table-cell table:formula="of:=0.1*PI()*[.L31]" office:value-type="float" office:value="-21.9911485751286" calcext:value-type="float">
            <text:p>-21,9911485751286</text:p>
          </table:table-cell>
          <table:table-cell table:formula="of:=COS([.A31])" office:value-type="float" office:value="-1" calcext:value-type="float">
            <text:p>-1</text:p>
          </table:table-cell>
          <table:table-cell table:formula="of:=SIN([.A31])" office:value-type="float" office:value="-8.57252759403147E-016" calcext:value-type="float">
            <text:p>-8,57252759403147E-16</text:p>
          </table:table-cell>
          <table:table-cell table:formula="of:=TAN([.A31])" office:value-type="float" office:value="8.57252759403147E-016" calcext:value-type="float">
            <text:p>8,57252759403147E-16</text:p>
          </table:table-cell>
          <table:table-cell table:formula="of:=SEC([.A31])" office:value-type="float" office:value="-1" calcext:value-type="float">
            <text:p>-1</text:p>
          </table:table-cell>
          <table:table-cell table:formula="of:=CSC([.A31])" office:value-type="float" office:value="-1.16651709665681E+015" calcext:value-type="float">
            <text:p>-1,16651709665681E+015</text:p>
          </table:table-cell>
          <table:table-cell table:formula="of:=LOG([.A31];2)" office:value-type="string" office:string-value="" calcext:value-type="error">
            <text:p>Ошибка:502</text:p>
          </table:table-cell>
          <table:table-cell table:formula="of:=LOG([.A31];5)" office:value-type="string" office:string-value="" calcext:value-type="error">
            <text:p>Ошибка:502</text:p>
          </table:table-cell>
          <table:table-cell table:formula="of:=LOG([.A31];10)" office:value-type="string" office:string-value="" calcext:value-type="error">
            <text:p>Ошибка:502</text:p>
          </table:table-cell>
          <table:table-cell table:formula="of:=(((((((((SEC([.A31]) + SEC([.A31])) - TAN([.A31])) + COS([.A31])) - TAN([.A31])) ^ 2) + SEC([.A31])) + (TAN([.A31]) + (((CSC([.A31]) + (SEC([.A31]) / TAN([.A31]))) / CSC([.A31])) + TAN([.A31])))) / (CSC([.A31]) ^ 2)) - ((((CSC([.A31]) * (CSC([.A31]) - COS([.A31]))) + SIN([.A31])) * ((COS([.A31]) - (COS([.A31]) ^ 2)) + ((CSC([.A31]) / (CSC([.A31]) * SEC([.A31]))) ^ 3))) * (CSC([.A31]) ^ 3)))" office:value-type="float" office:value="-6.48002671073701E+075" calcext:value-type="float">
            <text:p>-6,48002671073701E+075</text:p>
          </table:table-cell>
          <table:table-cell/>
          <table:table-cell office:value-type="float" office:value="-70" calcext:value-type="float">
            <text:p>-70</text:p>
          </table:table-cell>
        </table:table-row>
        <table:table-row table:style-name="ro1">
          <table:table-cell table:formula="of:=0.1*PI()*[.L32]" office:value-type="float" office:value="-21.6769893097696" calcext:value-type="float">
            <text:p>-21,6769893097696</text:p>
          </table:table-cell>
          <table:table-cell table:formula="of:=COS([.A32])" office:value-type="float" office:value="-0.951056516295154" calcext:value-type="float">
            <text:p>-0,951056516295154</text:p>
          </table:table-cell>
          <table:table-cell table:formula="of:=SIN([.A32])" office:value-type="float" office:value="-0.309016994374947" calcext:value-type="float">
            <text:p>-0,309016994374947</text:p>
          </table:table-cell>
          <table:table-cell table:formula="of:=TAN([.A32])" office:value-type="float" office:value="0.324919696232905" calcext:value-type="float">
            <text:p>0,324919696232905</text:p>
          </table:table-cell>
          <table:table-cell table:formula="of:=SEC([.A32])" office:value-type="float" office:value="-1.05146222423827" calcext:value-type="float">
            <text:p>-1,05146222423827</text:p>
          </table:table-cell>
          <table:table-cell table:formula="of:=CSC([.A32])" office:value-type="float" office:value="-3.2360679774998" calcext:value-type="float">
            <text:p>-3,2360679774998</text:p>
          </table:table-cell>
          <table:table-cell table:formula="of:=LOG([.A32];2)" office:value-type="string" office:string-value="" calcext:value-type="error">
            <text:p>Ошибка:502</text:p>
          </table:table-cell>
          <table:table-cell table:formula="of:=LOG([.A32];5)" office:value-type="string" office:string-value="" calcext:value-type="error">
            <text:p>Ошибка:502</text:p>
          </table:table-cell>
          <table:table-cell table:formula="of:=LOG([.A32];10)" office:value-type="string" office:string-value="" calcext:value-type="error">
            <text:p>Ошибка:502</text:p>
          </table:table-cell>
          <table:table-cell table:formula="of:=(((((((((SEC([.A32]) + SEC([.A32])) - TAN([.A32])) + COS([.A32])) - TAN([.A32])) ^ 2) + SEC([.A32])) + (TAN([.A32]) + (((CSC([.A32]) + (SEC([.A32]) / TAN([.A32]))) / CSC([.A32])) + TAN([.A32])))) / (CSC([.A32]) ^ 2)) - ((((CSC([.A32]) * (CSC([.A32]) - COS([.A32]))) + SIN([.A32])) * ((COS([.A32]) - (COS([.A32]) ^ 2)) + ((CSC([.A32]) / (CSC([.A32]) * SEC([.A32]))) ^ 3))) * (CSC([.A32]) ^ 3)))" office:value-type="float" office:value="-650.642838870756" calcext:value-type="float">
            <text:p>-650,642838870756</text:p>
          </table:table-cell>
          <table:table-cell/>
          <table:table-cell office:value-type="float" office:value="-69" calcext:value-type="float">
            <text:p>-69</text:p>
          </table:table-cell>
        </table:table-row>
        <table:table-row table:style-name="ro1">
          <table:table-cell table:formula="of:=0.1*PI()*[.L33]" office:value-type="float" office:value="-21.3628300444106" calcext:value-type="float">
            <text:p>-21,3628300444106</text:p>
          </table:table-cell>
          <table:table-cell table:formula="of:=COS([.A33])" office:value-type="float" office:value="-0.809016994374947" calcext:value-type="float">
            <text:p>-0,809016994374947</text:p>
          </table:table-cell>
          <table:table-cell table:formula="of:=SIN([.A33])" office:value-type="float" office:value="-0.587785252292474" calcext:value-type="float">
            <text:p>-0,587785252292474</text:p>
          </table:table-cell>
          <table:table-cell table:formula="of:=TAN([.A33])" office:value-type="float" office:value="0.726542528005362" calcext:value-type="float">
            <text:p>0,726542528005362</text:p>
          </table:table-cell>
          <table:table-cell table:formula="of:=SEC([.A33])" office:value-type="float" office:value="-1.23606797749979" calcext:value-type="float">
            <text:p>-1,23606797749979</text:p>
          </table:table-cell>
          <table:table-cell table:formula="of:=CSC([.A33])" office:value-type="float" office:value="-1.70130161670408" calcext:value-type="float">
            <text:p>-1,70130161670408</text:p>
          </table:table-cell>
          <table:table-cell table:formula="of:=LOG([.A33];2)" office:value-type="string" office:string-value="" calcext:value-type="error">
            <text:p>Ошибка:502</text:p>
          </table:table-cell>
          <table:table-cell table:formula="of:=LOG([.A33];5)" office:value-type="string" office:string-value="" calcext:value-type="error">
            <text:p>Ошибка:502</text:p>
          </table:table-cell>
          <table:table-cell table:formula="of:=LOG([.A33];10)" office:value-type="string" office:string-value="" calcext:value-type="error">
            <text:p>Ошибка:502</text:p>
          </table:table-cell>
          <table:table-cell table:formula="of:=(((((((((SEC([.A33]) + SEC([.A33])) - TAN([.A33])) + COS([.A33])) - TAN([.A33])) ^ 2) + SEC([.A33])) + (TAN([.A33]) + (((CSC([.A33]) + (SEC([.A33]) / TAN([.A33]))) / CSC([.A33])) + TAN([.A33])))) / (CSC([.A33]) ^ 2)) - ((((CSC([.A33]) * (CSC([.A33]) - COS([.A33]))) + SIN([.A33])) * ((COS([.A33]) - (COS([.A33]) ^ 2)) + ((CSC([.A33]) / (CSC([.A33]) * SEC([.A33]))) ^ 3))) * (CSC([.A33]) ^ 3)))" office:value-type="float" office:value="-0.620371708503729" calcext:value-type="float">
            <text:p>-0,620371708503729</text:p>
          </table:table-cell>
          <table:table-cell/>
          <table:table-cell office:value-type="float" office:value="-68" calcext:value-type="float">
            <text:p>-68</text:p>
          </table:table-cell>
        </table:table-row>
        <table:table-row table:style-name="ro1">
          <table:table-cell table:formula="of:=0.1*PI()*[.L34]" office:value-type="float" office:value="-21.0486707790516" calcext:value-type="float">
            <text:p>-21,0486707790516</text:p>
          </table:table-cell>
          <table:table-cell table:formula="of:=COS([.A34])" office:value-type="float" office:value="-0.587785252292471" calcext:value-type="float">
            <text:p>-0,587785252292471</text:p>
          </table:table-cell>
          <table:table-cell table:formula="of:=SIN([.A34])" office:value-type="float" office:value="-0.809016994374949" calcext:value-type="float">
            <text:p>-0,809016994374949</text:p>
          </table:table-cell>
          <table:table-cell table:formula="of:=TAN([.A34])" office:value-type="float" office:value="1.37638192047118" calcext:value-type="float">
            <text:p>1,37638192047118</text:p>
          </table:table-cell>
          <table:table-cell table:formula="of:=SEC([.A34])" office:value-type="float" office:value="-1.70130161670409" calcext:value-type="float">
            <text:p>-1,70130161670409</text:p>
          </table:table-cell>
          <table:table-cell table:formula="of:=CSC([.A34])" office:value-type="float" office:value="-1.23606797749979" calcext:value-type="float">
            <text:p>-1,23606797749979</text:p>
          </table:table-cell>
          <table:table-cell table:formula="of:=LOG([.A34];2)" office:value-type="string" office:string-value="" calcext:value-type="error">
            <text:p>Ошибка:502</text:p>
          </table:table-cell>
          <table:table-cell table:formula="of:=LOG([.A34];5)" office:value-type="string" office:string-value="" calcext:value-type="error">
            <text:p>Ошибка:502</text:p>
          </table:table-cell>
          <table:table-cell table:formula="of:=LOG([.A34];10)" office:value-type="string" office:string-value="" calcext:value-type="error">
            <text:p>Ошибка:502</text:p>
          </table:table-cell>
          <table:table-cell table:formula="of:=(((((((((SEC([.A34]) + SEC([.A34])) - TAN([.A34])) + COS([.A34])) - TAN([.A34])) ^ 2) + SEC([.A34])) + (TAN([.A34]) + (((CSC([.A34]) + (SEC([.A34]) / TAN([.A34]))) / CSC([.A34])) + TAN([.A34])))) / (CSC([.A34]) ^ 2)) - ((((CSC([.A34]) * (CSC([.A34]) - COS([.A34]))) + SIN([.A34])) * ((COS([.A34]) - (COS([.A34]) ^ 2)) + ((CSC([.A34]) / (CSC([.A34]) * SEC([.A34]))) ^ 3))) * (CSC([.A34]) ^ 3)))" office:value-type="float" office:value="31.7742918097782" calcext:value-type="float">
            <text:p>31,7742918097782</text:p>
          </table:table-cell>
          <table:table-cell/>
          <table:table-cell office:value-type="float" office:value="-67" calcext:value-type="float">
            <text:p>-67</text:p>
          </table:table-cell>
        </table:table-row>
        <table:table-row table:style-name="ro1">
          <table:table-cell table:formula="of:=0.1*PI()*[.L35]" office:value-type="float" office:value="-20.7345115136926" calcext:value-type="float">
            <text:p>-20,7345115136926</text:p>
          </table:table-cell>
          <table:table-cell table:formula="of:=COS([.A35])" office:value-type="float" office:value="-0.309016994374947" calcext:value-type="float">
            <text:p>-0,309016994374947</text:p>
          </table:table-cell>
          <table:table-cell table:formula="of:=SIN([.A35])" office:value-type="float" office:value="-0.951056516295154" calcext:value-type="float">
            <text:p>-0,951056516295154</text:p>
          </table:table-cell>
          <table:table-cell table:formula="of:=TAN([.A35])" office:value-type="float" office:value="3.07768353717526" calcext:value-type="float">
            <text:p>3,07768353717526</text:p>
          </table:table-cell>
          <table:table-cell table:formula="of:=SEC([.A35])" office:value-type="float" office:value="-3.2360679774998" calcext:value-type="float">
            <text:p>-3,2360679774998</text:p>
          </table:table-cell>
          <table:table-cell table:formula="of:=CSC([.A35])" office:value-type="float" office:value="-1.05146222423827" calcext:value-type="float">
            <text:p>-1,05146222423827</text:p>
          </table:table-cell>
          <table:table-cell table:formula="of:=LOG([.A35];2)" office:value-type="string" office:string-value="" calcext:value-type="error">
            <text:p>Ошибка:502</text:p>
          </table:table-cell>
          <table:table-cell table:formula="of:=LOG([.A35];5)" office:value-type="string" office:string-value="" calcext:value-type="error">
            <text:p>Ошибка:502</text:p>
          </table:table-cell>
          <table:table-cell table:formula="of:=LOG([.A35];10)" office:value-type="string" office:string-value="" calcext:value-type="error">
            <text:p>Ошибка:502</text:p>
          </table:table-cell>
          <table:table-cell table:formula="of:=(((((((((SEC([.A35]) + SEC([.A35])) - TAN([.A35])) + COS([.A35])) - TAN([.A35])) ^ 2) + SEC([.A35])) + (TAN([.A35]) + (((CSC([.A35]) + (SEC([.A35]) / TAN([.A35]))) / CSC([.A35])) + TAN([.A35])))) / (CSC([.A35]) ^ 2)) - ((((CSC([.A35]) * (CSC([.A35]) - COS([.A35]))) + SIN([.A35])) * ((COS([.A35]) - (COS([.A35]) ^ 2)) + ((CSC([.A35]) / (CSC([.A35]) * SEC([.A35]))) ^ 3))) * (CSC([.A35]) ^ 3)))" office:value-type="float" office:value="155.908229916381" calcext:value-type="float">
            <text:p>155,908229916381</text:p>
          </table:table-cell>
          <table:table-cell/>
          <table:table-cell office:value-type="float" office:value="-66" calcext:value-type="float">
            <text:p>-66</text:p>
          </table:table-cell>
        </table:table-row>
        <table:table-row table:style-name="ro1">
          <table:table-cell table:formula="of:=0.1*PI()*[.L36]" office:value-type="float" office:value="-20.4203522483337" calcext:value-type="float">
            <text:p>-20,4203522483337</text:p>
          </table:table-cell>
          <table:table-cell table:formula="of:=COS([.A36])" office:value-type="float" office:value="-9.80336419954471E-016" calcext:value-type="float">
            <text:p>-9,80336419954471E-16</text:p>
          </table:table-cell>
          <table:table-cell table:formula="of:=SIN([.A36])" office:value-type="float" office:value="-1" calcext:value-type="float">
            <text:p>-1</text:p>
          </table:table-cell>
          <table:table-cell table:formula="of:=TAN([.A36])" office:value-type="float" office:value="1.02005799197631E+015" calcext:value-type="float">
            <text:p>1,02005799197631E+015</text:p>
          </table:table-cell>
          <table:table-cell table:formula="of:=SEC([.A36])" office:value-type="float" office:value="-1.02005799197631E+015" calcext:value-type="float">
            <text:p>-1,02005799197631E+015</text:p>
          </table:table-cell>
          <table:table-cell table:formula="of:=CSC([.A36])" office:value-type="float" office:value="-1" calcext:value-type="float">
            <text:p>-1</text:p>
          </table:table-cell>
          <table:table-cell table:formula="of:=LOG([.A36];2)" office:value-type="string" office:string-value="" calcext:value-type="error">
            <text:p>Ошибка:502</text:p>
          </table:table-cell>
          <table:table-cell table:formula="of:=LOG([.A36];5)" office:value-type="string" office:string-value="" calcext:value-type="error">
            <text:p>Ошибка:502</text:p>
          </table:table-cell>
          <table:table-cell table:formula="of:=LOG([.A36];10)" office:value-type="string" office:string-value="" calcext:value-type="error">
            <text:p>Ошибка:502</text:p>
          </table:table-cell>
          <table:table-cell table:formula="of:=(((((((((SEC([.A36]) + SEC([.A36])) - TAN([.A36])) + COS([.A36])) - TAN([.A36])) ^ 2) + SEC([.A36])) + (TAN([.A36]) + (((CSC([.A36]) + (SEC([.A36]) / TAN([.A36]))) / CSC([.A36])) + TAN([.A36])))) / (CSC([.A36]) ^ 2)) - ((((CSC([.A36]) * (CSC([.A36]) - COS([.A36]))) + SIN([.A36])) * ((COS([.A36]) - (COS([.A36]) ^ 2)) + ((CSC([.A36]) / (CSC([.A36]) * SEC([.A36]))) ^ 3))) * (CSC([.A36]) ^ 3)))" office:value-type="float" office:value="1.66482929119158E+031" calcext:value-type="float">
            <text:p>1,66482929119158E+031</text:p>
          </table:table-cell>
          <table:table-cell/>
          <table:table-cell office:value-type="float" office:value="-65" calcext:value-type="float">
            <text:p>-65</text:p>
          </table:table-cell>
        </table:table-row>
        <table:table-row table:style-name="ro1">
          <table:table-cell table:formula="of:=0.1*PI()*[.L37]" office:value-type="float" office:value="-20.1061929829747" calcext:value-type="float">
            <text:p>-20,1061929829747</text:p>
          </table:table-cell>
          <table:table-cell table:formula="of:=COS([.A37])" office:value-type="float" office:value="0.309016994374948" calcext:value-type="float">
            <text:p>0,309016994374948</text:p>
          </table:table-cell>
          <table:table-cell table:formula="of:=SIN([.A37])" office:value-type="float" office:value="-0.951056516295153" calcext:value-type="float">
            <text:p>-0,951056516295153</text:p>
          </table:table-cell>
          <table:table-cell table:formula="of:=TAN([.A37])" office:value-type="float" office:value="-3.07768353717525" calcext:value-type="float">
            <text:p>-3,07768353717525</text:p>
          </table:table-cell>
          <table:table-cell table:formula="of:=SEC([.A37])" office:value-type="float" office:value="3.23606797749978" calcext:value-type="float">
            <text:p>3,23606797749978</text:p>
          </table:table-cell>
          <table:table-cell table:formula="of:=CSC([.A37])" office:value-type="float" office:value="-1.05146222423827" calcext:value-type="float">
            <text:p>-1,05146222423827</text:p>
          </table:table-cell>
          <table:table-cell table:formula="of:=LOG([.A37];2)" office:value-type="string" office:string-value="" calcext:value-type="error">
            <text:p>Ошибка:502</text:p>
          </table:table-cell>
          <table:table-cell table:formula="of:=LOG([.A37];5)" office:value-type="string" office:string-value="" calcext:value-type="error">
            <text:p>Ошибка:502</text:p>
          </table:table-cell>
          <table:table-cell table:formula="of:=LOG([.A37];10)" office:value-type="string" office:string-value="" calcext:value-type="error">
            <text:p>Ошибка:502</text:p>
          </table:table-cell>
          <table:table-cell table:formula="of:=(((((((((SEC([.A37]) + SEC([.A37])) - TAN([.A37])) + COS([.A37])) - TAN([.A37])) ^ 2) + SEC([.A37])) + (TAN([.A37]) + (((CSC([.A37]) + (SEC([.A37]) / TAN([.A37]))) / CSC([.A37])) + TAN([.A37])))) / (CSC([.A37]) ^ 2)) - ((((CSC([.A37]) * (CSC([.A37]) - COS([.A37]))) + SIN([.A37])) * ((COS([.A37]) - (COS([.A37]) ^ 2)) + ((CSC([.A37]) / (CSC([.A37]) * SEC([.A37]))) ^ 3))) * (CSC([.A37]) ^ 3)))" office:value-type="float" office:value="150.676644352174" calcext:value-type="float">
            <text:p>150,676644352174</text:p>
          </table:table-cell>
          <table:table-cell/>
          <table:table-cell office:value-type="float" office:value="-64" calcext:value-type="float">
            <text:p>-64</text:p>
          </table:table-cell>
        </table:table-row>
        <table:table-row table:style-name="ro1">
          <table:table-cell table:formula="of:=0.1*PI()*[.L38]" office:value-type="float" office:value="-19.7920337176157" calcext:value-type="float">
            <text:p>-19,7920337176157</text:p>
          </table:table-cell>
          <table:table-cell table:formula="of:=COS([.A38])" office:value-type="float" office:value="0.587785252292475" calcext:value-type="float">
            <text:p>0,587785252292475</text:p>
          </table:table-cell>
          <table:table-cell table:formula="of:=SIN([.A38])" office:value-type="float" office:value="-0.809016994374946" calcext:value-type="float">
            <text:p>-0,809016994374946</text:p>
          </table:table-cell>
          <table:table-cell table:formula="of:=TAN([.A38])" office:value-type="float" office:value="-1.37638192047117" calcext:value-type="float">
            <text:p>-1,37638192047117</text:p>
          </table:table-cell>
          <table:table-cell table:formula="of:=SEC([.A38])" office:value-type="float" office:value="1.70130161670407" calcext:value-type="float">
            <text:p>1,70130161670407</text:p>
          </table:table-cell>
          <table:table-cell table:formula="of:=CSC([.A38])" office:value-type="float" office:value="-1.23606797749979" calcext:value-type="float">
            <text:p>-1,23606797749979</text:p>
          </table:table-cell>
          <table:table-cell table:formula="of:=LOG([.A38];2)" office:value-type="string" office:string-value="" calcext:value-type="error">
            <text:p>Ошибка:502</text:p>
          </table:table-cell>
          <table:table-cell table:formula="of:=LOG([.A38];5)" office:value-type="string" office:string-value="" calcext:value-type="error">
            <text:p>Ошибка:502</text:p>
          </table:table-cell>
          <table:table-cell table:formula="of:=LOG([.A38];10)" office:value-type="string" office:string-value="" calcext:value-type="error">
            <text:p>Ошибка:502</text:p>
          </table:table-cell>
          <table:table-cell table:formula="of:=(((((((((SEC([.A38]) + SEC([.A38])) - TAN([.A38])) + COS([.A38])) - TAN([.A38])) ^ 2) + SEC([.A38])) + (TAN([.A38]) + (((CSC([.A38]) + (SEC([.A38]) / TAN([.A38]))) / CSC([.A38])) + TAN([.A38])))) / (CSC([.A38]) ^ 2)) - ((((CSC([.A38]) * (CSC([.A38]) - COS([.A38]))) + SIN([.A38])) * ((COS([.A38]) - (COS([.A38]) ^ 2)) + ((CSC([.A38]) / (CSC([.A38]) * SEC([.A38]))) ^ 3))) * (CSC([.A38]) ^ 3)))" office:value-type="float" office:value="31.5971093551116" calcext:value-type="float">
            <text:p>31,5971093551116</text:p>
          </table:table-cell>
          <table:table-cell/>
          <table:table-cell office:value-type="float" office:value="-63" calcext:value-type="float">
            <text:p>-63</text:p>
          </table:table-cell>
        </table:table-row>
        <table:table-row table:style-name="ro1">
          <table:table-cell table:formula="of:=0.1*PI()*[.L39]" office:value-type="float" office:value="-19.4778744522567" calcext:value-type="float">
            <text:p>-19,4778744522567</text:p>
          </table:table-cell>
          <table:table-cell table:formula="of:=COS([.A39])" office:value-type="float" office:value="0.809016994374948" calcext:value-type="float">
            <text:p>0,809016994374948</text:p>
          </table:table-cell>
          <table:table-cell table:formula="of:=SIN([.A39])" office:value-type="float" office:value="-0.587785252292473" calcext:value-type="float">
            <text:p>-0,587785252292473</text:p>
          </table:table-cell>
          <table:table-cell table:formula="of:=TAN([.A39])" office:value-type="float" office:value="-0.72654252800536" calcext:value-type="float">
            <text:p>-0,72654252800536</text:p>
          </table:table-cell>
          <table:table-cell table:formula="of:=SEC([.A39])" office:value-type="float" office:value="1.23606797749979" calcext:value-type="float">
            <text:p>1,23606797749979</text:p>
          </table:table-cell>
          <table:table-cell table:formula="of:=CSC([.A39])" office:value-type="float" office:value="-1.70130161670408" calcext:value-type="float">
            <text:p>-1,70130161670408</text:p>
          </table:table-cell>
          <table:table-cell table:formula="of:=LOG([.A39];2)" office:value-type="string" office:string-value="" calcext:value-type="error">
            <text:p>Ошибка:502</text:p>
          </table:table-cell>
          <table:table-cell table:formula="of:=LOG([.A39];5)" office:value-type="string" office:string-value="" calcext:value-type="error">
            <text:p>Ошибка:502</text:p>
          </table:table-cell>
          <table:table-cell table:formula="of:=LOG([.A39];10)" office:value-type="string" office:string-value="" calcext:value-type="error">
            <text:p>Ошибка:502</text:p>
          </table:table-cell>
          <table:table-cell table:formula="of:=(((((((((SEC([.A39]) + SEC([.A39])) - TAN([.A39])) + COS([.A39])) - TAN([.A39])) ^ 2) + SEC([.A39])) + (TAN([.A39]) + (((CSC([.A39]) + (SEC([.A39]) / TAN([.A39]))) / CSC([.A39])) + TAN([.A39])))) / (CSC([.A39]) ^ 2)) - ((((CSC([.A39]) * (CSC([.A39]) - COS([.A39]))) + SIN([.A39])) * ((COS([.A39]) - (COS([.A39]) ^ 2)) + ((CSC([.A39]) / (CSC([.A39]) * SEC([.A39]))) ^ 3))) * (CSC([.A39]) ^ 3)))" office:value-type="float" office:value="20.7650410654088" calcext:value-type="float">
            <text:p>20,7650410654088</text:p>
          </table:table-cell>
          <table:table-cell/>
          <table:table-cell office:value-type="float" office:value="-62" calcext:value-type="float">
            <text:p>-62</text:p>
          </table:table-cell>
        </table:table-row>
        <table:table-row table:style-name="ro1">
          <table:table-cell table:formula="of:=0.1*PI()*[.L40]" office:value-type="float" office:value="-19.1637151868977" calcext:value-type="float">
            <text:p>-19,1637151868977</text:p>
          </table:table-cell>
          <table:table-cell table:formula="of:=COS([.A40])" office:value-type="float" office:value="0.951056516295153" calcext:value-type="float">
            <text:p>0,951056516295153</text:p>
          </table:table-cell>
          <table:table-cell table:formula="of:=SIN([.A40])" office:value-type="float" office:value="-0.309016994374948" calcext:value-type="float">
            <text:p>-0,309016994374948</text:p>
          </table:table-cell>
          <table:table-cell table:formula="of:=TAN([.A40])" office:value-type="float" office:value="-0.324919696232907" calcext:value-type="float">
            <text:p>-0,324919696232907</text:p>
          </table:table-cell>
          <table:table-cell table:formula="of:=SEC([.A40])" office:value-type="float" office:value="1.05146222423827" calcext:value-type="float">
            <text:p>1,05146222423827</text:p>
          </table:table-cell>
          <table:table-cell table:formula="of:=CSC([.A40])" office:value-type="float" office:value="-3.23606797749978" calcext:value-type="float">
            <text:p>-3,23606797749978</text:p>
          </table:table-cell>
          <table:table-cell table:formula="of:=LOG([.A40];2)" office:value-type="string" office:string-value="" calcext:value-type="error">
            <text:p>Ошибка:502</text:p>
          </table:table-cell>
          <table:table-cell table:formula="of:=LOG([.A40];5)" office:value-type="string" office:string-value="" calcext:value-type="error">
            <text:p>Ошибка:502</text:p>
          </table:table-cell>
          <table:table-cell table:formula="of:=LOG([.A40];10)" office:value-type="string" office:string-value="" calcext:value-type="error">
            <text:p>Ошибка:502</text:p>
          </table:table-cell>
          <table:table-cell table:formula="of:=(((((((((SEC([.A40]) + SEC([.A40])) - TAN([.A40])) + COS([.A40])) - TAN([.A40])) ^ 2) + SEC([.A40])) + (TAN([.A40]) + (((CSC([.A40]) + (SEC([.A40]) / TAN([.A40]))) / CSC([.A40])) + TAN([.A40])))) / (CSC([.A40]) ^ 2)) - ((((CSC([.A40]) * (CSC([.A40]) - COS([.A40]))) + SIN([.A40])) * ((COS([.A40]) - (COS([.A40]) ^ 2)) + ((CSC([.A40]) / (CSC([.A40]) * SEC([.A40]))) ^ 3))) * (CSC([.A40]) ^ 3)))" office:value-type="float" office:value="408.424957488907" calcext:value-type="float">
            <text:p>408,424957488907</text:p>
          </table:table-cell>
          <table:table-cell/>
          <table:table-cell office:value-type="float" office:value="-61" calcext:value-type="float">
            <text:p>-61</text:p>
          </table:table-cell>
        </table:table-row>
        <table:table-row table:style-name="ro1">
          <table:table-cell table:formula="of:=0.1*PI()*[.L41]" office:value-type="float" office:value="-18.8495559215388" calcext:value-type="float">
            <text:p>-18,8495559215388</text:p>
          </table:table-cell>
          <table:table-cell table:formula="of:=COS([.A41])" office:value-type="float" office:value="1" calcext:value-type="float">
            <text:p>1</text:p>
          </table:table-cell>
          <table:table-cell table:formula="of:=SIN([.A41])" office:value-type="float" office:value="7.34788079488412E-016" calcext:value-type="float">
            <text:p>7,34788079488412E-16</text:p>
          </table:table-cell>
          <table:table-cell table:formula="of:=TAN([.A41])" office:value-type="float" office:value="7.34788079488412E-016" calcext:value-type="float">
            <text:p>7,34788079488412E-16</text:p>
          </table:table-cell>
          <table:table-cell table:formula="of:=SEC([.A41])" office:value-type="float" office:value="1" calcext:value-type="float">
            <text:p>1</text:p>
          </table:table-cell>
          <table:table-cell table:formula="of:=CSC([.A41])" office:value-type="float" office:value="1.36093661276628E+015" calcext:value-type="float">
            <text:p>1,36093661276628E+015</text:p>
          </table:table-cell>
          <table:table-cell table:formula="of:=LOG([.A41];2)" office:value-type="string" office:string-value="" calcext:value-type="error">
            <text:p>Ошибка:502</text:p>
          </table:table-cell>
          <table:table-cell table:formula="of:=LOG([.A41];5)" office:value-type="string" office:string-value="" calcext:value-type="error">
            <text:p>Ошибка:502</text:p>
          </table:table-cell>
          <table:table-cell table:formula="of:=LOG([.A41];10)" office:value-type="string" office:string-value="" calcext:value-type="error">
            <text:p>Ошибка:502</text:p>
          </table:table-cell>
          <table:table-cell table:formula="of:=(((((((((SEC([.A41]) + SEC([.A41])) - TAN([.A41])) + COS([.A41])) - TAN([.A41])) ^ 2) + SEC([.A41])) + (TAN([.A41]) + (((CSC([.A41]) + (SEC([.A41]) / TAN([.A41]))) / CSC([.A41])) + TAN([.A41])))) / (CSC([.A41]) ^ 2)) - ((((CSC([.A41]) * (CSC([.A41]) - COS([.A41]))) + SIN([.A41])) * ((COS([.A41]) - (COS([.A41]) ^ 2)) + ((CSC([.A41]) / (CSC([.A41]) * SEC([.A41]))) ^ 3))) * (CSC([.A41]) ^ 3)))" office:value-type="float" office:value="-4.66863035525364E+075" calcext:value-type="float">
            <text:p>-4,66863035525364E+075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table:formula="of:=0.1*PI()*[.L42]" office:value-type="float" office:value="-18.5353966561798" calcext:value-type="float">
            <text:p>-18,5353966561798</text:p>
          </table:table-cell>
          <table:table-cell table:formula="of:=COS([.A42])" office:value-type="float" office:value="0.951056516295153" calcext:value-type="float">
            <text:p>0,951056516295153</text:p>
          </table:table-cell>
          <table:table-cell table:formula="of:=SIN([.A42])" office:value-type="float" office:value="0.30901699437495" calcext:value-type="float">
            <text:p>0,30901699437495</text:p>
          </table:table-cell>
          <table:table-cell table:formula="of:=TAN([.A42])" office:value-type="float" office:value="0.324919696232909" calcext:value-type="float">
            <text:p>0,324919696232909</text:p>
          </table:table-cell>
          <table:table-cell table:formula="of:=SEC([.A42])" office:value-type="float" office:value="1.05146222423827" calcext:value-type="float">
            <text:p>1,05146222423827</text:p>
          </table:table-cell>
          <table:table-cell table:formula="of:=CSC([.A42])" office:value-type="float" office:value="3.23606797749976" calcext:value-type="float">
            <text:p>3,23606797749976</text:p>
          </table:table-cell>
          <table:table-cell table:formula="of:=LOG([.A42];2)" office:value-type="string" office:string-value="" calcext:value-type="error">
            <text:p>Ошибка:502</text:p>
          </table:table-cell>
          <table:table-cell table:formula="of:=LOG([.A42];5)" office:value-type="string" office:string-value="" calcext:value-type="error">
            <text:p>Ошибка:502</text:p>
          </table:table-cell>
          <table:table-cell table:formula="of:=LOG([.A42];10)" office:value-type="string" office:string-value="" calcext:value-type="error">
            <text:p>Ошибка:502</text:p>
          </table:table-cell>
          <table:table-cell table:formula="of:=(((((((((SEC([.A42]) + SEC([.A42])) - TAN([.A42])) + COS([.A42])) - TAN([.A42])) ^ 2) + SEC([.A42])) + (TAN([.A42]) + (((CSC([.A42]) + (SEC([.A42]) / TAN([.A42]))) / CSC([.A42])) + TAN([.A42])))) / (CSC([.A42]) ^ 2)) - ((((CSC([.A42]) * (CSC([.A42]) - COS([.A42]))) + SIN([.A42])) * ((COS([.A42]) - (COS([.A42]) ^ 2)) + ((CSC([.A42]) / (CSC([.A42]) * SEC([.A42]))) ^ 3))) * (CSC([.A42]) ^ 3)))" office:value-type="float" office:value="-235.819787420152" calcext:value-type="float">
            <text:p>-235,819787420152</text:p>
          </table:table-cell>
          <table:table-cell/>
          <table:table-cell office:value-type="float" office:value="-59" calcext:value-type="float">
            <text:p>-59</text:p>
          </table:table-cell>
        </table:table-row>
        <table:table-row table:style-name="ro1">
          <table:table-cell table:formula="of:=0.1*PI()*[.L43]" office:value-type="float" office:value="-18.2212373908208" calcext:value-type="float">
            <text:p>-18,2212373908208</text:p>
          </table:table-cell>
          <table:table-cell table:formula="of:=COS([.A43])" office:value-type="float" office:value="0.809016994374947" calcext:value-type="float">
            <text:p>0,809016994374947</text:p>
          </table:table-cell>
          <table:table-cell table:formula="of:=SIN([.A43])" office:value-type="float" office:value="0.587785252292474" calcext:value-type="float">
            <text:p>0,587785252292474</text:p>
          </table:table-cell>
          <table:table-cell table:formula="of:=TAN([.A43])" office:value-type="float" office:value="0.726542528005362" calcext:value-type="float">
            <text:p>0,726542528005362</text:p>
          </table:table-cell>
          <table:table-cell table:formula="of:=SEC([.A43])" office:value-type="float" office:value="1.23606797749979" calcext:value-type="float">
            <text:p>1,23606797749979</text:p>
          </table:table-cell>
          <table:table-cell table:formula="of:=CSC([.A43])" office:value-type="float" office:value="1.70130161670408" calcext:value-type="float">
            <text:p>1,70130161670408</text:p>
          </table:table-cell>
          <table:table-cell table:formula="of:=LOG([.A43];2)" office:value-type="string" office:string-value="" calcext:value-type="error">
            <text:p>Ошибка:502</text:p>
          </table:table-cell>
          <table:table-cell table:formula="of:=LOG([.A43];5)" office:value-type="string" office:string-value="" calcext:value-type="error">
            <text:p>Ошибка:502</text:p>
          </table:table-cell>
          <table:table-cell table:formula="of:=LOG([.A43];10)" office:value-type="string" office:string-value="" calcext:value-type="error">
            <text:p>Ошибка:502</text:p>
          </table:table-cell>
          <table:table-cell table:formula="of:=(((((((((SEC([.A43]) + SEC([.A43])) - TAN([.A43])) + COS([.A43])) - TAN([.A43])) ^ 2) + SEC([.A43])) + (TAN([.A43]) + (((CSC([.A43]) + (SEC([.A43]) / TAN([.A43]))) / CSC([.A43])) + TAN([.A43])))) / (CSC([.A43]) ^ 2)) - ((((CSC([.A43]) * (CSC([.A43]) - COS([.A43]))) + SIN([.A43])) * ((COS([.A43]) - (COS([.A43]) ^ 2)) + ((CSC([.A43]) / (CSC([.A43]) * SEC([.A43]))) ^ 3))) * (CSC([.A43]) ^ 3)))" office:value-type="float" office:value="-4.31843293955867" calcext:value-type="float">
            <text:p>-4,31843293955867</text:p>
          </table:table-cell>
          <table:table-cell/>
          <table:table-cell office:value-type="float" office:value="-58" calcext:value-type="float">
            <text:p>-58</text:p>
          </table:table-cell>
        </table:table-row>
        <table:table-row table:style-name="ro1">
          <table:table-cell table:formula="of:=0.1*PI()*[.L44]" office:value-type="float" office:value="-17.9070781254618" calcext:value-type="float">
            <text:p>-17,9070781254618</text:p>
          </table:table-cell>
          <table:table-cell table:formula="of:=COS([.A44])" office:value-type="float" office:value="0.587785252292474" calcext:value-type="float">
            <text:p>0,587785252292474</text:p>
          </table:table-cell>
          <table:table-cell table:formula="of:=SIN([.A44])" office:value-type="float" office:value="0.809016994374947" calcext:value-type="float">
            <text:p>0,809016994374947</text:p>
          </table:table-cell>
          <table:table-cell table:formula="of:=TAN([.A44])" office:value-type="float" office:value="1.37638192047117" calcext:value-type="float">
            <text:p>1,37638192047117</text:p>
          </table:table-cell>
          <table:table-cell table:formula="of:=SEC([.A44])" office:value-type="float" office:value="1.70130161670408" calcext:value-type="float">
            <text:p>1,70130161670408</text:p>
          </table:table-cell>
          <table:table-cell table:formula="of:=CSC([.A44])" office:value-type="float" office:value="1.23606797749979" calcext:value-type="float">
            <text:p>1,23606797749979</text:p>
          </table:table-cell>
          <table:table-cell table:formula="of:=LOG([.A44];2)" office:value-type="string" office:string-value="" calcext:value-type="error">
            <text:p>Ошибка:502</text:p>
          </table:table-cell>
          <table:table-cell table:formula="of:=LOG([.A44];5)" office:value-type="string" office:string-value="" calcext:value-type="error">
            <text:p>Ошибка:502</text:p>
          </table:table-cell>
          <table:table-cell table:formula="of:=LOG([.A44];10)" office:value-type="string" office:string-value="" calcext:value-type="error">
            <text:p>Ошибка:502</text:p>
          </table:table-cell>
          <table:table-cell table:formula="of:=(((((((((SEC([.A44]) + SEC([.A44])) - TAN([.A44])) + COS([.A44])) - TAN([.A44])) ^ 2) + SEC([.A44])) + (TAN([.A44]) + (((CSC([.A44]) + (SEC([.A44]) / TAN([.A44]))) / CSC([.A44])) + TAN([.A44])))) / (CSC([.A44]) ^ 2)) - ((((CSC([.A44]) * (CSC([.A44]) - COS([.A44]))) + SIN([.A44])) * ((COS([.A44]) - (COS([.A44]) ^ 2)) + ((CSC([.A44]) / (CSC([.A44]) * SEC([.A44]))) ^ 3))) * (CSC([.A44]) ^ 3)))" office:value-type="float" office:value="3.87230844287776" calcext:value-type="float">
            <text:p>3,87230844287776</text:p>
          </table:table-cell>
          <table:table-cell/>
          <table:table-cell office:value-type="float" office:value="-57" calcext:value-type="float">
            <text:p>-57</text:p>
          </table:table-cell>
        </table:table-row>
        <table:table-row table:style-name="ro1">
          <table:table-cell table:formula="of:=0.1*PI()*[.L45]" office:value-type="float" office:value="-17.5929188601028" calcext:value-type="float">
            <text:p>-17,5929188601028</text:p>
          </table:table-cell>
          <table:table-cell table:formula="of:=COS([.A45])" office:value-type="float" office:value="0.309016994374947" calcext:value-type="float">
            <text:p>0,309016994374947</text:p>
          </table:table-cell>
          <table:table-cell table:formula="of:=SIN([.A45])" office:value-type="float" office:value="0.951056516295154" calcext:value-type="float">
            <text:p>0,951056516295154</text:p>
          </table:table-cell>
          <table:table-cell table:formula="of:=TAN([.A45])" office:value-type="float" office:value="3.07768353717526" calcext:value-type="float">
            <text:p>3,07768353717526</text:p>
          </table:table-cell>
          <table:table-cell table:formula="of:=SEC([.A45])" office:value-type="float" office:value="3.2360679774998" calcext:value-type="float">
            <text:p>3,2360679774998</text:p>
          </table:table-cell>
          <table:table-cell table:formula="of:=CSC([.A45])" office:value-type="float" office:value="1.05146222423827" calcext:value-type="float">
            <text:p>1,05146222423827</text:p>
          </table:table-cell>
          <table:table-cell table:formula="of:=LOG([.A45];2)" office:value-type="string" office:string-value="" calcext:value-type="error">
            <text:p>Ошибка:502</text:p>
          </table:table-cell>
          <table:table-cell table:formula="of:=LOG([.A45];5)" office:value-type="string" office:string-value="" calcext:value-type="error">
            <text:p>Ошибка:502</text:p>
          </table:table-cell>
          <table:table-cell table:formula="of:=LOG([.A45];10)" office:value-type="string" office:string-value="" calcext:value-type="error">
            <text:p>Ошибка:502</text:p>
          </table:table-cell>
          <table:table-cell table:formula="of:=(((((((((SEC([.A45]) + SEC([.A45])) - TAN([.A45])) + COS([.A45])) - TAN([.A45])) ^ 2) + SEC([.A45])) + (TAN([.A45]) + (((CSC([.A45]) + (SEC([.A45]) / TAN([.A45]))) / CSC([.A45])) + TAN([.A45])))) / (CSC([.A45]) ^ 2)) - ((((CSC([.A45]) * (CSC([.A45]) - COS([.A45]))) + SIN([.A45])) * ((COS([.A45]) - (COS([.A45]) ^ 2)) + ((CSC([.A45]) / (CSC([.A45]) * SEC([.A45]))) ^ 3))) * (CSC([.A45]) ^ 3)))" office:value-type="float" office:value="10.1686212299761" calcext:value-type="float">
            <text:p>10,1686212299761</text:p>
          </table:table-cell>
          <table:table-cell/>
          <table:table-cell office:value-type="float" office:value="-56" calcext:value-type="float">
            <text:p>-56</text:p>
          </table:table-cell>
        </table:table-row>
        <table:table-row table:style-name="ro1">
          <table:table-cell table:formula="of:=0.1*PI()*[.L46]" office:value-type="float" office:value="-17.2787595947439" calcext:value-type="float">
            <text:p>-17,2787595947439</text:p>
          </table:table-cell>
          <table:table-cell table:formula="of:=COS([.A46])" office:value-type="float" office:value="-2.44991257893129E-015" calcext:value-type="float">
            <text:p>-2,44991257893129E-15</text:p>
          </table:table-cell>
          <table:table-cell table:formula="of:=SIN([.A46])" office:value-type="float" office:value="1" calcext:value-type="float">
            <text:p>1</text:p>
          </table:table-cell>
          <table:table-cell table:formula="of:=TAN([.A46])" office:value-type="float" office:value="-408177829935557" calcext:value-type="float">
            <text:p>-408177829935557</text:p>
          </table:table-cell>
          <table:table-cell table:formula="of:=SEC([.A46])" office:value-type="float" office:value="-408177829935557" calcext:value-type="float">
            <text:p>-408177829935557</text:p>
          </table:table-cell>
          <table:table-cell table:formula="of:=CSC([.A46])" office:value-type="float" office:value="1" calcext:value-type="float">
            <text:p>1</text:p>
          </table:table-cell>
          <table:table-cell table:formula="of:=LOG([.A46];2)" office:value-type="string" office:string-value="" calcext:value-type="error">
            <text:p>Ошибка:502</text:p>
          </table:table-cell>
          <table:table-cell table:formula="of:=LOG([.A46];5)" office:value-type="string" office:string-value="" calcext:value-type="error">
            <text:p>Ошибка:502</text:p>
          </table:table-cell>
          <table:table-cell table:formula="of:=LOG([.A46];10)" office:value-type="string" office:string-value="" calcext:value-type="error">
            <text:p>Ошибка:502</text:p>
          </table:table-cell>
          <table:table-cell table:formula="of:=(((((((((SEC([.A46]) + SEC([.A46])) - TAN([.A46])) + COS([.A46])) - TAN([.A46])) ^ 2) + SEC([.A46])) + (TAN([.A46]) + (((CSC([.A46]) + (SEC([.A46]) / TAN([.A46]))) / CSC([.A46])) + TAN([.A46])))) / (CSC([.A46]) ^ 2)) - ((((CSC([.A46]) * (CSC([.A46]) - COS([.A46]))) + SIN([.A46])) * ((COS([.A46]) - (COS([.A46]) ^ 2)) + ((CSC([.A46]) / (CSC([.A46]) * SEC([.A46]))) ^ 3))) * (CSC([.A46]) ^ 3)))" office:value-type="float" office:value="-1.22453348980667E+015" calcext:value-type="float">
            <text:p>-1,22453348980667E+015</text:p>
          </table:table-cell>
          <table:table-cell/>
          <table:table-cell office:value-type="float" office:value="-55" calcext:value-type="float">
            <text:p>-55</text:p>
          </table:table-cell>
        </table:table-row>
        <table:table-row table:style-name="ro1">
          <table:table-cell table:formula="of:=0.1*PI()*[.L47]" office:value-type="float" office:value="-16.9646003293849" calcext:value-type="float">
            <text:p>-16,9646003293849</text:p>
          </table:table-cell>
          <table:table-cell table:formula="of:=COS([.A47])" office:value-type="float" office:value="-0.309016994374948" calcext:value-type="float">
            <text:p>-0,309016994374948</text:p>
          </table:table-cell>
          <table:table-cell table:formula="of:=SIN([.A47])" office:value-type="float" office:value="0.951056516295153" calcext:value-type="float">
            <text:p>0,951056516295153</text:p>
          </table:table-cell>
          <table:table-cell table:formula="of:=TAN([.A47])" office:value-type="float" office:value="-3.07768353717525" calcext:value-type="float">
            <text:p>-3,07768353717525</text:p>
          </table:table-cell>
          <table:table-cell table:formula="of:=SEC([.A47])" office:value-type="float" office:value="-3.23606797749978" calcext:value-type="float">
            <text:p>-3,23606797749978</text:p>
          </table:table-cell>
          <table:table-cell table:formula="of:=CSC([.A47])" office:value-type="float" office:value="1.05146222423827" calcext:value-type="float">
            <text:p>1,05146222423827</text:p>
          </table:table-cell>
          <table:table-cell table:formula="of:=LOG([.A47];2)" office:value-type="string" office:string-value="" calcext:value-type="error">
            <text:p>Ошибка:502</text:p>
          </table:table-cell>
          <table:table-cell table:formula="of:=LOG([.A47];5)" office:value-type="string" office:string-value="" calcext:value-type="error">
            <text:p>Ошибка:502</text:p>
          </table:table-cell>
          <table:table-cell table:formula="of:=LOG([.A47];10)" office:value-type="string" office:string-value="" calcext:value-type="error">
            <text:p>Ошибка:502</text:p>
          </table:table-cell>
          <table:table-cell table:formula="of:=(((((((((SEC([.A47]) + SEC([.A47])) - TAN([.A47])) + COS([.A47])) - TAN([.A47])) ^ 2) + SEC([.A47])) + (TAN([.A47]) + (((CSC([.A47]) + (SEC([.A47]) / TAN([.A47]))) / CSC([.A47])) + TAN([.A47])))) / (CSC([.A47]) ^ 2)) - ((((CSC([.A47]) * (CSC([.A47]) - COS([.A47]))) + SIN([.A47])) * ((COS([.A47]) - (COS([.A47]) ^ 2)) + ((CSC([.A47]) / (CSC([.A47]) * SEC([.A47]))) ^ 3))) * (CSC([.A47]) ^ 3)))" office:value-type="float" office:value="-5.12983804223036" calcext:value-type="float">
            <text:p>-5,12983804223036</text:p>
          </table:table-cell>
          <table:table-cell/>
          <table:table-cell office:value-type="float" office:value="-54" calcext:value-type="float">
            <text:p>-54</text:p>
          </table:table-cell>
        </table:table-row>
        <table:table-row table:style-name="ro1">
          <table:table-cell table:formula="of:=0.1*PI()*[.L48]" office:value-type="float" office:value="-16.6504410640259" calcext:value-type="float">
            <text:p>-16,6504410640259</text:p>
          </table:table-cell>
          <table:table-cell table:formula="of:=COS([.A48])" office:value-type="float" office:value="-0.587785252292472" calcext:value-type="float">
            <text:p>-0,587785252292472</text:p>
          </table:table-cell>
          <table:table-cell table:formula="of:=SIN([.A48])" office:value-type="float" office:value="0.809016994374948" calcext:value-type="float">
            <text:p>0,809016994374948</text:p>
          </table:table-cell>
          <table:table-cell table:formula="of:=TAN([.A48])" office:value-type="float" office:value="-1.37638192047118" calcext:value-type="float">
            <text:p>-1,37638192047118</text:p>
          </table:table-cell>
          <table:table-cell table:formula="of:=SEC([.A48])" office:value-type="float" office:value="-1.70130161670408" calcext:value-type="float">
            <text:p>-1,70130161670408</text:p>
          </table:table-cell>
          <table:table-cell table:formula="of:=CSC([.A48])" office:value-type="float" office:value="1.23606797749979" calcext:value-type="float">
            <text:p>1,23606797749979</text:p>
          </table:table-cell>
          <table:table-cell table:formula="of:=LOG([.A48];2)" office:value-type="string" office:string-value="" calcext:value-type="error">
            <text:p>Ошибка:502</text:p>
          </table:table-cell>
          <table:table-cell table:formula="of:=LOG([.A48];5)" office:value-type="string" office:string-value="" calcext:value-type="error">
            <text:p>Ошибка:502</text:p>
          </table:table-cell>
          <table:table-cell table:formula="of:=LOG([.A48];10)" office:value-type="string" office:string-value="" calcext:value-type="error">
            <text:p>Ошибка:502</text:p>
          </table:table-cell>
          <table:table-cell table:formula="of:=(((((((((SEC([.A48]) + SEC([.A48])) - TAN([.A48])) + COS([.A48])) - TAN([.A48])) ^ 2) + SEC([.A48])) + (TAN([.A48]) + (((CSC([.A48]) + (SEC([.A48]) / TAN([.A48]))) / CSC([.A48])) + TAN([.A48])))) / (CSC([.A48]) ^ 2)) - ((((CSC([.A48]) * (CSC([.A48]) - COS([.A48]))) + SIN([.A48])) * ((COS([.A48]) - (COS([.A48]) ^ 2)) + ((CSC([.A48]) / (CSC([.A48]) * SEC([.A48]))) ^ 3))) * (CSC([.A48]) ^ 3)))" office:value-type="float" office:value="5.97057293895407" calcext:value-type="float">
            <text:p>5,97057293895407</text:p>
          </table:table-cell>
          <table:table-cell/>
          <table:table-cell office:value-type="float" office:value="-53" calcext:value-type="float">
            <text:p>-53</text:p>
          </table:table-cell>
        </table:table-row>
        <table:table-row table:style-name="ro1">
          <table:table-cell table:formula="of:=0.1*PI()*[.L49]" office:value-type="float" office:value="-16.3362817986669" calcext:value-type="float">
            <text:p>-16,3362817986669</text:p>
          </table:table-cell>
          <table:table-cell table:formula="of:=COS([.A49])" office:value-type="float" office:value="-0.809016994374948" calcext:value-type="float">
            <text:p>-0,809016994374948</text:p>
          </table:table-cell>
          <table:table-cell table:formula="of:=SIN([.A49])" office:value-type="float" office:value="0.587785252292473" calcext:value-type="float">
            <text:p>0,587785252292473</text:p>
          </table:table-cell>
          <table:table-cell table:formula="of:=TAN([.A49])" office:value-type="float" office:value="-0.72654252800536" calcext:value-type="float">
            <text:p>-0,72654252800536</text:p>
          </table:table-cell>
          <table:table-cell table:formula="of:=SEC([.A49])" office:value-type="float" office:value="-1.23606797749979" calcext:value-type="float">
            <text:p>-1,23606797749979</text:p>
          </table:table-cell>
          <table:table-cell table:formula="of:=CSC([.A49])" office:value-type="float" office:value="1.70130161670408" calcext:value-type="float">
            <text:p>1,70130161670408</text:p>
          </table:table-cell>
          <table:table-cell table:formula="of:=LOG([.A49];2)" office:value-type="string" office:string-value="" calcext:value-type="error">
            <text:p>Ошибка:502</text:p>
          </table:table-cell>
          <table:table-cell table:formula="of:=LOG([.A49];5)" office:value-type="string" office:string-value="" calcext:value-type="error">
            <text:p>Ошибка:502</text:p>
          </table:table-cell>
          <table:table-cell table:formula="of:=LOG([.A49];10)" office:value-type="string" office:string-value="" calcext:value-type="error">
            <text:p>Ошибка:502</text:p>
          </table:table-cell>
          <table:table-cell table:formula="of:=(((((((((SEC([.A49]) + SEC([.A49])) - TAN([.A49])) + COS([.A49])) - TAN([.A49])) ^ 2) + SEC([.A49])) + (TAN([.A49]) + (((CSC([.A49]) + (SEC([.A49]) / TAN([.A49]))) / CSC([.A49])) + TAN([.A49])))) / (CSC([.A49]) ^ 2)) - ((((CSC([.A49]) * (CSC([.A49]) - COS([.A49]))) + SIN([.A49])) * ((COS([.A49]) - (COS([.A49]) ^ 2)) + ((CSC([.A49]) / (CSC([.A49]) * SEC([.A49]))) ^ 3))) * (CSC([.A49]) ^ 3)))" office:value-type="float" office:value="48.6001061263532" calcext:value-type="float">
            <text:p>48,6001061263532</text:p>
          </table:table-cell>
          <table:table-cell/>
          <table:table-cell office:value-type="float" office:value="-52" calcext:value-type="float">
            <text:p>-52</text:p>
          </table:table-cell>
        </table:table-row>
        <table:table-row table:style-name="ro1">
          <table:table-cell table:formula="of:=0.1*PI()*[.L50]" office:value-type="float" office:value="-16.0221225333079" calcext:value-type="float">
            <text:p>-16,0221225333079</text:p>
          </table:table-cell>
          <table:table-cell table:formula="of:=COS([.A50])" office:value-type="float" office:value="-0.951056516295154" calcext:value-type="float">
            <text:p>-0,951056516295154</text:p>
          </table:table-cell>
          <table:table-cell table:formula="of:=SIN([.A50])" office:value-type="float" office:value="0.309016994374945" calcext:value-type="float">
            <text:p>0,309016994374945</text:p>
          </table:table-cell>
          <table:table-cell table:formula="of:=TAN([.A50])" office:value-type="float" office:value="-0.324919696232904" calcext:value-type="float">
            <text:p>-0,324919696232904</text:p>
          </table:table-cell>
          <table:table-cell table:formula="of:=SEC([.A50])" office:value-type="float" office:value="-1.05146222423827" calcext:value-type="float">
            <text:p>-1,05146222423827</text:p>
          </table:table-cell>
          <table:table-cell table:formula="of:=CSC([.A50])" office:value-type="float" office:value="3.23606797749981" calcext:value-type="float">
            <text:p>3,23606797749981</text:p>
          </table:table-cell>
          <table:table-cell table:formula="of:=LOG([.A50];2)" office:value-type="string" office:string-value="" calcext:value-type="error">
            <text:p>Ошибка:502</text:p>
          </table:table-cell>
          <table:table-cell table:formula="of:=LOG([.A50];5)" office:value-type="string" office:string-value="" calcext:value-type="error">
            <text:p>Ошибка:502</text:p>
          </table:table-cell>
          <table:table-cell table:formula="of:=LOG([.A50];10)" office:value-type="string" office:string-value="" calcext:value-type="error">
            <text:p>Ошибка:502</text:p>
          </table:table-cell>
          <table:table-cell table:formula="of:=(((((((((SEC([.A50]) + SEC([.A50])) - TAN([.A50])) + COS([.A50])) - TAN([.A50])) ^ 2) + SEC([.A50])) + (TAN([.A50]) + (((CSC([.A50]) + (SEC([.A50]) / TAN([.A50]))) / CSC([.A50])) + TAN([.A50])))) / (CSC([.A50]) ^ 2)) - ((((CSC([.A50]) * (CSC([.A50]) - COS([.A50]))) + SIN([.A50])) * ((COS([.A50]) - (COS([.A50]) ^ 2)) + ((CSC([.A50]) / (CSC([.A50]) * SEC([.A50]))) ^ 3))) * (CSC([.A50]) ^ 3)))" office:value-type="float" office:value="1276.07338625532" calcext:value-type="float">
            <text:p>1276,07338625532</text:p>
          </table:table-cell>
          <table:table-cell/>
          <table:table-cell office:value-type="float" office:value="-51" calcext:value-type="float">
            <text:p>-51</text:p>
          </table:table-cell>
        </table:table-row>
        <table:table-row table:style-name="ro1">
          <table:table-cell table:formula="of:=0.1*PI()*[.L51]" office:value-type="float" office:value="-15.707963267949" calcext:value-type="float">
            <text:p>-15,707963267949</text:p>
          </table:table-cell>
          <table:table-cell table:formula="of:=COS([.A51])" office:value-type="float" office:value="-1" calcext:value-type="float">
            <text:p>-1</text:p>
          </table:table-cell>
          <table:table-cell table:formula="of:=SIN([.A51])" office:value-type="float" office:value="-6.12323399573677E-016" calcext:value-type="float">
            <text:p>-6,12323399573677E-16</text:p>
          </table:table-cell>
          <table:table-cell table:formula="of:=TAN([.A51])" office:value-type="float" office:value="6.12323399573677E-016" calcext:value-type="float">
            <text:p>6,12323399573677E-16</text:p>
          </table:table-cell>
          <table:table-cell table:formula="of:=SEC([.A51])" office:value-type="float" office:value="-1" calcext:value-type="float">
            <text:p>-1</text:p>
          </table:table-cell>
          <table:table-cell table:formula="of:=CSC([.A51])" office:value-type="float" office:value="-1.63312393531954E+015" calcext:value-type="float">
            <text:p>-1,63312393531954E+015</text:p>
          </table:table-cell>
          <table:table-cell table:formula="of:=LOG([.A51];2)" office:value-type="string" office:string-value="" calcext:value-type="error">
            <text:p>Ошибка:502</text:p>
          </table:table-cell>
          <table:table-cell table:formula="of:=LOG([.A51];5)" office:value-type="string" office:string-value="" calcext:value-type="error">
            <text:p>Ошибка:502</text:p>
          </table:table-cell>
          <table:table-cell table:formula="of:=LOG([.A51];10)" office:value-type="string" office:string-value="" calcext:value-type="error">
            <text:p>Ошибка:502</text:p>
          </table:table-cell>
          <table:table-cell table:formula="of:=(((((((((SEC([.A51]) + SEC([.A51])) - TAN([.A51])) + COS([.A51])) - TAN([.A51])) ^ 2) + SEC([.A51])) + (TAN([.A51]) + (((CSC([.A51]) + (SEC([.A51]) / TAN([.A51]))) / CSC([.A51])) + TAN([.A51])))) / (CSC([.A51]) ^ 2)) - ((((CSC([.A51]) * (CSC([.A51]) - COS([.A51]))) + SIN([.A51])) * ((COS([.A51]) - (COS([.A51]) ^ 2)) + ((CSC([.A51]) / (CSC([.A51]) * SEC([.A51]))) ^ 3))) * (CSC([.A51]) ^ 3)))" office:value-type="float" office:value="-3.48511388567542E+076" calcext:value-type="float">
            <text:p>-3,48511388567542E+076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table:formula="of:=0.1*PI()*[.L52]" office:value-type="float" office:value="-15.39380400259" calcext:value-type="float">
            <text:p>-15,39380400259</text:p>
          </table:table-cell>
          <table:table-cell table:formula="of:=COS([.A52])" office:value-type="float" office:value="-0.951056516295153" calcext:value-type="float">
            <text:p>-0,951056516295153</text:p>
          </table:table-cell>
          <table:table-cell table:formula="of:=SIN([.A52])" office:value-type="float" office:value="-0.309016994374948" calcext:value-type="float">
            <text:p>-0,309016994374948</text:p>
          </table:table-cell>
          <table:table-cell table:formula="of:=TAN([.A52])" office:value-type="float" office:value="0.324919696232907" calcext:value-type="float">
            <text:p>0,324919696232907</text:p>
          </table:table-cell>
          <table:table-cell table:formula="of:=SEC([.A52])" office:value-type="float" office:value="-1.05146222423827" calcext:value-type="float">
            <text:p>-1,05146222423827</text:p>
          </table:table-cell>
          <table:table-cell table:formula="of:=CSC([.A52])" office:value-type="float" office:value="-3.23606797749978" calcext:value-type="float">
            <text:p>-3,23606797749978</text:p>
          </table:table-cell>
          <table:table-cell table:formula="of:=LOG([.A52];2)" office:value-type="string" office:string-value="" calcext:value-type="error">
            <text:p>Ошибка:502</text:p>
          </table:table-cell>
          <table:table-cell table:formula="of:=LOG([.A52];5)" office:value-type="string" office:string-value="" calcext:value-type="error">
            <text:p>Ошибка:502</text:p>
          </table:table-cell>
          <table:table-cell table:formula="of:=LOG([.A52];10)" office:value-type="string" office:string-value="" calcext:value-type="error">
            <text:p>Ошибка:502</text:p>
          </table:table-cell>
          <table:table-cell table:formula="of:=(((((((((SEC([.A52]) + SEC([.A52])) - TAN([.A52])) + COS([.A52])) - TAN([.A52])) ^ 2) + SEC([.A52])) + (TAN([.A52]) + (((CSC([.A52]) + (SEC([.A52]) / TAN([.A52]))) / CSC([.A52])) + TAN([.A52])))) / (CSC([.A52]) ^ 2)) - ((((CSC([.A52]) * (CSC([.A52]) - COS([.A52]))) + SIN([.A52])) * ((COS([.A52]) - (COS([.A52]) ^ 2)) + ((CSC([.A52]) / (CSC([.A52]) * SEC([.A52]))) ^ 3))) * (CSC([.A52]) ^ 3)))" office:value-type="float" office:value="-650.642838870738" calcext:value-type="float">
            <text:p>-650,642838870738</text:p>
          </table:table-cell>
          <table:table-cell/>
          <table:table-cell office:value-type="float" office:value="-49" calcext:value-type="float">
            <text:p>-49</text:p>
          </table:table-cell>
        </table:table-row>
        <table:table-row table:style-name="ro1">
          <table:table-cell table:formula="of:=0.1*PI()*[.L53]" office:value-type="float" office:value="-15.079644737231" calcext:value-type="float">
            <text:p>-15,079644737231</text:p>
          </table:table-cell>
          <table:table-cell table:formula="of:=COS([.A53])" office:value-type="float" office:value="-0.809016994374947" calcext:value-type="float">
            <text:p>-0,809016994374947</text:p>
          </table:table-cell>
          <table:table-cell table:formula="of:=SIN([.A53])" office:value-type="float" office:value="-0.587785252292474" calcext:value-type="float">
            <text:p>-0,587785252292474</text:p>
          </table:table-cell>
          <table:table-cell table:formula="of:=TAN([.A53])" office:value-type="float" office:value="0.726542528005362" calcext:value-type="float">
            <text:p>0,726542528005362</text:p>
          </table:table-cell>
          <table:table-cell table:formula="of:=SEC([.A53])" office:value-type="float" office:value="-1.23606797749979" calcext:value-type="float">
            <text:p>-1,23606797749979</text:p>
          </table:table-cell>
          <table:table-cell table:formula="of:=CSC([.A53])" office:value-type="float" office:value="-1.70130161670408" calcext:value-type="float">
            <text:p>-1,70130161670408</text:p>
          </table:table-cell>
          <table:table-cell table:formula="of:=LOG([.A53];2)" office:value-type="string" office:string-value="" calcext:value-type="error">
            <text:p>Ошибка:502</text:p>
          </table:table-cell>
          <table:table-cell table:formula="of:=LOG([.A53];5)" office:value-type="string" office:string-value="" calcext:value-type="error">
            <text:p>Ошибка:502</text:p>
          </table:table-cell>
          <table:table-cell table:formula="of:=LOG([.A53];10)" office:value-type="string" office:string-value="" calcext:value-type="error">
            <text:p>Ошибка:502</text:p>
          </table:table-cell>
          <table:table-cell table:formula="of:=(((((((((SEC([.A53]) + SEC([.A53])) - TAN([.A53])) + COS([.A53])) - TAN([.A53])) ^ 2) + SEC([.A53])) + (TAN([.A53]) + (((CSC([.A53]) + (SEC([.A53]) / TAN([.A53]))) / CSC([.A53])) + TAN([.A53])))) / (CSC([.A53]) ^ 2)) - ((((CSC([.A53]) * (CSC([.A53]) - COS([.A53]))) + SIN([.A53])) * ((COS([.A53]) - (COS([.A53]) ^ 2)) + ((CSC([.A53]) / (CSC([.A53]) * SEC([.A53]))) ^ 3))) * (CSC([.A53]) ^ 3)))" office:value-type="float" office:value="-0.620371708503768" calcext:value-type="float">
            <text:p>-0,620371708503768</text:p>
          </table:table-cell>
          <table:table-cell/>
          <table:table-cell office:value-type="float" office:value="-48" calcext:value-type="float">
            <text:p>-48</text:p>
          </table:table-cell>
        </table:table-row>
        <table:table-row table:style-name="ro1">
          <table:table-cell table:formula="of:=0.1*PI()*[.L54]" office:value-type="float" office:value="-14.765485471872" calcext:value-type="float">
            <text:p>-14,765485471872</text:p>
          </table:table-cell>
          <table:table-cell table:formula="of:=COS([.A54])" office:value-type="float" office:value="-0.587785252292473" calcext:value-type="float">
            <text:p>-0,587785252292473</text:p>
          </table:table-cell>
          <table:table-cell table:formula="of:=SIN([.A54])" office:value-type="float" office:value="-0.809016994374948" calcext:value-type="float">
            <text:p>-0,809016994374948</text:p>
          </table:table-cell>
          <table:table-cell table:formula="of:=TAN([.A54])" office:value-type="float" office:value="1.37638192047118" calcext:value-type="float">
            <text:p>1,37638192047118</text:p>
          </table:table-cell>
          <table:table-cell table:formula="of:=SEC([.A54])" office:value-type="float" office:value="-1.70130161670408" calcext:value-type="float">
            <text:p>-1,70130161670408</text:p>
          </table:table-cell>
          <table:table-cell table:formula="of:=CSC([.A54])" office:value-type="float" office:value="-1.23606797749979" calcext:value-type="float">
            <text:p>-1,23606797749979</text:p>
          </table:table-cell>
          <table:table-cell table:formula="of:=LOG([.A54];2)" office:value-type="string" office:string-value="" calcext:value-type="error">
            <text:p>Ошибка:502</text:p>
          </table:table-cell>
          <table:table-cell table:formula="of:=LOG([.A54];5)" office:value-type="string" office:string-value="" calcext:value-type="error">
            <text:p>Ошибка:502</text:p>
          </table:table-cell>
          <table:table-cell table:formula="of:=LOG([.A54];10)" office:value-type="string" office:string-value="" calcext:value-type="error">
            <text:p>Ошибка:502</text:p>
          </table:table-cell>
          <table:table-cell table:formula="of:=(((((((((SEC([.A54]) + SEC([.A54])) - TAN([.A54])) + COS([.A54])) - TAN([.A54])) ^ 2) + SEC([.A54])) + (TAN([.A54]) + (((CSC([.A54]) + (SEC([.A54]) / TAN([.A54]))) / CSC([.A54])) + TAN([.A54])))) / (CSC([.A54]) ^ 2)) - ((((CSC([.A54]) * (CSC([.A54]) - COS([.A54]))) + SIN([.A54])) * ((COS([.A54]) - (COS([.A54]) ^ 2)) + ((CSC([.A54]) / (CSC([.A54]) * SEC([.A54]))) ^ 3))) * (CSC([.A54]) ^ 3)))" office:value-type="float" office:value="31.7742918097779" calcext:value-type="float">
            <text:p>31,7742918097779</text:p>
          </table:table-cell>
          <table:table-cell/>
          <table:table-cell office:value-type="float" office:value="-47" calcext:value-type="float">
            <text:p>-47</text:p>
          </table:table-cell>
        </table:table-row>
        <table:table-row table:style-name="ro1">
          <table:table-cell table:formula="of:=0.1*PI()*[.L55]" office:value-type="float" office:value="-14.451326206513" calcext:value-type="float">
            <text:p>-14,451326206513</text:p>
          </table:table-cell>
          <table:table-cell table:formula="of:=COS([.A55])" office:value-type="float" office:value="-0.309016994374947" calcext:value-type="float">
            <text:p>-0,309016994374947</text:p>
          </table:table-cell>
          <table:table-cell table:formula="of:=SIN([.A55])" office:value-type="float" office:value="-0.951056516295154" calcext:value-type="float">
            <text:p>-0,951056516295154</text:p>
          </table:table-cell>
          <table:table-cell table:formula="of:=TAN([.A55])" office:value-type="float" office:value="3.07768353717526" calcext:value-type="float">
            <text:p>3,07768353717526</text:p>
          </table:table-cell>
          <table:table-cell table:formula="of:=SEC([.A55])" office:value-type="float" office:value="-3.2360679774998" calcext:value-type="float">
            <text:p>-3,2360679774998</text:p>
          </table:table-cell>
          <table:table-cell table:formula="of:=CSC([.A55])" office:value-type="float" office:value="-1.05146222423827" calcext:value-type="float">
            <text:p>-1,05146222423827</text:p>
          </table:table-cell>
          <table:table-cell table:formula="of:=LOG([.A55];2)" office:value-type="string" office:string-value="" calcext:value-type="error">
            <text:p>Ошибка:502</text:p>
          </table:table-cell>
          <table:table-cell table:formula="of:=LOG([.A55];5)" office:value-type="string" office:string-value="" calcext:value-type="error">
            <text:p>Ошибка:502</text:p>
          </table:table-cell>
          <table:table-cell table:formula="of:=LOG([.A55];10)" office:value-type="string" office:string-value="" calcext:value-type="error">
            <text:p>Ошибка:502</text:p>
          </table:table-cell>
          <table:table-cell table:formula="of:=(((((((((SEC([.A55]) + SEC([.A55])) - TAN([.A55])) + COS([.A55])) - TAN([.A55])) ^ 2) + SEC([.A55])) + (TAN([.A55]) + (((CSC([.A55]) + (SEC([.A55]) / TAN([.A55]))) / CSC([.A55])) + TAN([.A55])))) / (CSC([.A55]) ^ 2)) - ((((CSC([.A55]) * (CSC([.A55]) - COS([.A55]))) + SIN([.A55])) * ((COS([.A55]) - (COS([.A55]) ^ 2)) + ((CSC([.A55]) / (CSC([.A55]) * SEC([.A55]))) ^ 3))) * (CSC([.A55]) ^ 3)))" office:value-type="float" office:value="155.908229916381" calcext:value-type="float">
            <text:p>155,908229916381</text:p>
          </table:table-cell>
          <table:table-cell/>
          <table:table-cell office:value-type="float" office:value="-46" calcext:value-type="float">
            <text:p>-46</text:p>
          </table:table-cell>
        </table:table-row>
        <table:table-row table:style-name="ro1">
          <table:table-cell table:formula="of:=0.1*PI()*[.L56]" office:value-type="float" office:value="-14.1371669411541" calcext:value-type="float">
            <text:p>-14,1371669411541</text:p>
          </table:table-cell>
          <table:table-cell table:formula="of:=COS([.A56])" office:value-type="float" office:value="5.51091059616309E-016" calcext:value-type="float">
            <text:p>5,51091059616309E-16</text:p>
          </table:table-cell>
          <table:table-cell table:formula="of:=SIN([.A56])" office:value-type="float" office:value="-1" calcext:value-type="float">
            <text:p>-1</text:p>
          </table:table-cell>
          <table:table-cell table:formula="of:=TAN([.A56])" office:value-type="float" office:value="-1814582150355041" calcext:value-type="float">
            <text:p>-1814582150355041</text:p>
          </table:table-cell>
          <table:table-cell table:formula="of:=SEC([.A56])" office:value-type="float" office:value="1814582150355041" calcext:value-type="float">
            <text:p>1814582150355041</text:p>
          </table:table-cell>
          <table:table-cell table:formula="of:=CSC([.A56])" office:value-type="float" office:value="-1" calcext:value-type="float">
            <text:p>-1</text:p>
          </table:table-cell>
          <table:table-cell table:formula="of:=LOG([.A56];2)" office:value-type="string" office:string-value="" calcext:value-type="error">
            <text:p>Ошибка:502</text:p>
          </table:table-cell>
          <table:table-cell table:formula="of:=LOG([.A56];5)" office:value-type="string" office:string-value="" calcext:value-type="error">
            <text:p>Ошибка:502</text:p>
          </table:table-cell>
          <table:table-cell table:formula="of:=LOG([.A56];10)" office:value-type="string" office:string-value="" calcext:value-type="error">
            <text:p>Ошибка:502</text:p>
          </table:table-cell>
          <table:table-cell table:formula="of:=(((((((((SEC([.A56]) + SEC([.A56])) - TAN([.A56])) + COS([.A56])) - TAN([.A56])) ^ 2) + SEC([.A56])) + (TAN([.A56]) + (((CSC([.A56]) + (SEC([.A56]) / TAN([.A56]))) / CSC([.A56])) + TAN([.A56])))) / (CSC([.A56]) ^ 2)) - ((((CSC([.A56]) * (CSC([.A56]) - COS([.A56]))) + SIN([.A56])) * ((COS([.A56]) - (COS([.A56]) ^ 2)) + ((CSC([.A56]) / (CSC([.A56]) * SEC([.A56]))) ^ 3))) * (CSC([.A56]) ^ 3)))" office:value-type="float" office:value="5.2683334086194E+031" calcext:value-type="float">
            <text:p>5,2683334086194E+031</text:p>
          </table:table-cell>
          <table:table-cell/>
          <table:table-cell office:value-type="float" office:value="-45" calcext:value-type="float">
            <text:p>-45</text:p>
          </table:table-cell>
        </table:table-row>
        <table:table-row table:style-name="ro1">
          <table:table-cell table:formula="of:=0.1*PI()*[.L57]" office:value-type="float" office:value="-13.8230076757951" calcext:value-type="float">
            <text:p>-13,8230076757951</text:p>
          </table:table-cell>
          <table:table-cell table:formula="of:=COS([.A57])" office:value-type="float" office:value="0.309016994374948" calcext:value-type="float">
            <text:p>0,309016994374948</text:p>
          </table:table-cell>
          <table:table-cell table:formula="of:=SIN([.A57])" office:value-type="float" office:value="-0.951056516295153" calcext:value-type="float">
            <text:p>-0,951056516295153</text:p>
          </table:table-cell>
          <table:table-cell table:formula="of:=TAN([.A57])" office:value-type="float" office:value="-3.07768353717525" calcext:value-type="float">
            <text:p>-3,07768353717525</text:p>
          </table:table-cell>
          <table:table-cell table:formula="of:=SEC([.A57])" office:value-type="float" office:value="3.23606797749978" calcext:value-type="float">
            <text:p>3,23606797749978</text:p>
          </table:table-cell>
          <table:table-cell table:formula="of:=CSC([.A57])" office:value-type="float" office:value="-1.05146222423827" calcext:value-type="float">
            <text:p>-1,05146222423827</text:p>
          </table:table-cell>
          <table:table-cell table:formula="of:=LOG([.A57];2)" office:value-type="string" office:string-value="" calcext:value-type="error">
            <text:p>Ошибка:502</text:p>
          </table:table-cell>
          <table:table-cell table:formula="of:=LOG([.A57];5)" office:value-type="string" office:string-value="" calcext:value-type="error">
            <text:p>Ошибка:502</text:p>
          </table:table-cell>
          <table:table-cell table:formula="of:=LOG([.A57];10)" office:value-type="string" office:string-value="" calcext:value-type="error">
            <text:p>Ошибка:502</text:p>
          </table:table-cell>
          <table:table-cell table:formula="of:=(((((((((SEC([.A57]) + SEC([.A57])) - TAN([.A57])) + COS([.A57])) - TAN([.A57])) ^ 2) + SEC([.A57])) + (TAN([.A57]) + (((CSC([.A57]) + (SEC([.A57]) / TAN([.A57]))) / CSC([.A57])) + TAN([.A57])))) / (CSC([.A57]) ^ 2)) - ((((CSC([.A57]) * (CSC([.A57]) - COS([.A57]))) + SIN([.A57])) * ((COS([.A57]) - (COS([.A57]) ^ 2)) + ((CSC([.A57]) / (CSC([.A57]) * SEC([.A57]))) ^ 3))) * (CSC([.A57]) ^ 3)))" office:value-type="float" office:value="150.676644352174" calcext:value-type="float">
            <text:p>150,676644352174</text:p>
          </table:table-cell>
          <table:table-cell/>
          <table:table-cell office:value-type="float" office:value="-44" calcext:value-type="float">
            <text:p>-44</text:p>
          </table:table-cell>
        </table:table-row>
        <table:table-row table:style-name="ro1">
          <table:table-cell table:formula="of:=0.1*PI()*[.L58]" office:value-type="float" office:value="-13.5088484104361" calcext:value-type="float">
            <text:p>-13,5088484104361</text:p>
          </table:table-cell>
          <table:table-cell table:formula="of:=COS([.A58])" office:value-type="float" office:value="0.587785252292474" calcext:value-type="float">
            <text:p>0,587785252292474</text:p>
          </table:table-cell>
          <table:table-cell table:formula="of:=SIN([.A58])" office:value-type="float" office:value="-0.809016994374947" calcext:value-type="float">
            <text:p>-0,809016994374947</text:p>
          </table:table-cell>
          <table:table-cell table:formula="of:=TAN([.A58])" office:value-type="float" office:value="-1.37638192047117" calcext:value-type="float">
            <text:p>-1,37638192047117</text:p>
          </table:table-cell>
          <table:table-cell table:formula="of:=SEC([.A58])" office:value-type="float" office:value="1.70130161670408" calcext:value-type="float">
            <text:p>1,70130161670408</text:p>
          </table:table-cell>
          <table:table-cell table:formula="of:=CSC([.A58])" office:value-type="float" office:value="-1.23606797749979" calcext:value-type="float">
            <text:p>-1,23606797749979</text:p>
          </table:table-cell>
          <table:table-cell table:formula="of:=LOG([.A58];2)" office:value-type="string" office:string-value="" calcext:value-type="error">
            <text:p>Ошибка:502</text:p>
          </table:table-cell>
          <table:table-cell table:formula="of:=LOG([.A58];5)" office:value-type="string" office:string-value="" calcext:value-type="error">
            <text:p>Ошибка:502</text:p>
          </table:table-cell>
          <table:table-cell table:formula="of:=LOG([.A58];10)" office:value-type="string" office:string-value="" calcext:value-type="error">
            <text:p>Ошибка:502</text:p>
          </table:table-cell>
          <table:table-cell table:formula="of:=(((((((((SEC([.A58]) + SEC([.A58])) - TAN([.A58])) + COS([.A58])) - TAN([.A58])) ^ 2) + SEC([.A58])) + (TAN([.A58]) + (((CSC([.A58]) + (SEC([.A58]) / TAN([.A58]))) / CSC([.A58])) + TAN([.A58])))) / (CSC([.A58]) ^ 2)) - ((((CSC([.A58]) * (CSC([.A58]) - COS([.A58]))) + SIN([.A58])) * ((COS([.A58]) - (COS([.A58]) ^ 2)) + ((CSC([.A58]) / (CSC([.A58]) * SEC([.A58]))) ^ 3))) * (CSC([.A58]) ^ 3)))" office:value-type="float" office:value="31.5971093551118" calcext:value-type="float">
            <text:p>31,5971093551118</text:p>
          </table:table-cell>
          <table:table-cell/>
          <table:table-cell office:value-type="float" office:value="-43" calcext:value-type="float">
            <text:p>-43</text:p>
          </table:table-cell>
        </table:table-row>
        <table:table-row table:style-name="ro1">
          <table:table-cell table:formula="of:=0.1*PI()*[.L59]" office:value-type="float" office:value="-13.1946891450771" calcext:value-type="float">
            <text:p>-13,1946891450771</text:p>
          </table:table-cell>
          <table:table-cell table:formula="of:=COS([.A59])" office:value-type="float" office:value="0.809016994374948" calcext:value-type="float">
            <text:p>0,809016994374948</text:p>
          </table:table-cell>
          <table:table-cell table:formula="of:=SIN([.A59])" office:value-type="float" office:value="-0.587785252292473" calcext:value-type="float">
            <text:p>-0,587785252292473</text:p>
          </table:table-cell>
          <table:table-cell table:formula="of:=TAN([.A59])" office:value-type="float" office:value="-0.72654252800536" calcext:value-type="float">
            <text:p>-0,72654252800536</text:p>
          </table:table-cell>
          <table:table-cell table:formula="of:=SEC([.A59])" office:value-type="float" office:value="1.23606797749979" calcext:value-type="float">
            <text:p>1,23606797749979</text:p>
          </table:table-cell>
          <table:table-cell table:formula="of:=CSC([.A59])" office:value-type="float" office:value="-1.70130161670408" calcext:value-type="float">
            <text:p>-1,70130161670408</text:p>
          </table:table-cell>
          <table:table-cell table:formula="of:=LOG([.A59];2)" office:value-type="string" office:string-value="" calcext:value-type="error">
            <text:p>Ошибка:502</text:p>
          </table:table-cell>
          <table:table-cell table:formula="of:=LOG([.A59];5)" office:value-type="string" office:string-value="" calcext:value-type="error">
            <text:p>Ошибка:502</text:p>
          </table:table-cell>
          <table:table-cell table:formula="of:=LOG([.A59];10)" office:value-type="string" office:string-value="" calcext:value-type="error">
            <text:p>Ошибка:502</text:p>
          </table:table-cell>
          <table:table-cell table:formula="of:=(((((((((SEC([.A59]) + SEC([.A59])) - TAN([.A59])) + COS([.A59])) - TAN([.A59])) ^ 2) + SEC([.A59])) + (TAN([.A59]) + (((CSC([.A59]) + (SEC([.A59]) / TAN([.A59]))) / CSC([.A59])) + TAN([.A59])))) / (CSC([.A59]) ^ 2)) - ((((CSC([.A59]) * (CSC([.A59]) - COS([.A59]))) + SIN([.A59])) * ((COS([.A59]) - (COS([.A59]) ^ 2)) + ((CSC([.A59]) / (CSC([.A59]) * SEC([.A59]))) ^ 3))) * (CSC([.A59]) ^ 3)))" office:value-type="float" office:value="20.7650410654088" calcext:value-type="float">
            <text:p>20,7650410654088</text:p>
          </table:table-cell>
          <table:table-cell/>
          <table:table-cell office:value-type="float" office:value="-42" calcext:value-type="float">
            <text:p>-42</text:p>
          </table:table-cell>
        </table:table-row>
        <table:table-row table:style-name="ro1">
          <table:table-cell table:formula="of:=0.1*PI()*[.L60]" office:value-type="float" office:value="-12.8805298797182" calcext:value-type="float">
            <text:p>-12,8805298797182</text:p>
          </table:table-cell>
          <table:table-cell table:formula="of:=COS([.A60])" office:value-type="float" office:value="0.951056516295154" calcext:value-type="float">
            <text:p>0,951056516295154</text:p>
          </table:table-cell>
          <table:table-cell table:formula="of:=SIN([.A60])" office:value-type="float" office:value="-0.309016994374947" calcext:value-type="float">
            <text:p>-0,309016994374947</text:p>
          </table:table-cell>
          <table:table-cell table:formula="of:=TAN([.A60])" office:value-type="float" office:value="-0.324919696232906" calcext:value-type="float">
            <text:p>-0,324919696232906</text:p>
          </table:table-cell>
          <table:table-cell table:formula="of:=SEC([.A60])" office:value-type="float" office:value="1.05146222423827" calcext:value-type="float">
            <text:p>1,05146222423827</text:p>
          </table:table-cell>
          <table:table-cell table:formula="of:=CSC([.A60])" office:value-type="float" office:value="-3.23606797749979" calcext:value-type="float">
            <text:p>-3,23606797749979</text:p>
          </table:table-cell>
          <table:table-cell table:formula="of:=LOG([.A60];2)" office:value-type="string" office:string-value="" calcext:value-type="error">
            <text:p>Ошибка:502</text:p>
          </table:table-cell>
          <table:table-cell table:formula="of:=LOG([.A60];5)" office:value-type="string" office:string-value="" calcext:value-type="error">
            <text:p>Ошибка:502</text:p>
          </table:table-cell>
          <table:table-cell table:formula="of:=LOG([.A60];10)" office:value-type="string" office:string-value="" calcext:value-type="error">
            <text:p>Ошибка:502</text:p>
          </table:table-cell>
          <table:table-cell table:formula="of:=(((((((((SEC([.A60]) + SEC([.A60])) - TAN([.A60])) + COS([.A60])) - TAN([.A60])) ^ 2) + SEC([.A60])) + (TAN([.A60]) + (((CSC([.A60]) + (SEC([.A60]) / TAN([.A60]))) / CSC([.A60])) + TAN([.A60])))) / (CSC([.A60]) ^ 2)) - ((((CSC([.A60]) * (CSC([.A60]) - COS([.A60]))) + SIN([.A60])) * ((COS([.A60]) - (COS([.A60]) ^ 2)) + ((CSC([.A60]) / (CSC([.A60]) * SEC([.A60]))) ^ 3))) * (CSC([.A60]) ^ 3)))" office:value-type="float" office:value="408.424957488917" calcext:value-type="float">
            <text:p>408,424957488917</text:p>
          </table:table-cell>
          <table:table-cell/>
          <table:table-cell office:value-type="float" office:value="-41" calcext:value-type="float">
            <text:p>-41</text:p>
          </table:table-cell>
        </table:table-row>
        <table:table-row table:style-name="ro1">
          <table:table-cell table:formula="of:=0.1*PI()*[.L61]" office:value-type="float" office:value="-12.5663706143592" calcext:value-type="float">
            <text:p>-12,5663706143592</text:p>
          </table:table-cell>
          <table:table-cell table:formula="of:=COS([.A61])" office:value-type="float" office:value="1" calcext:value-type="float">
            <text:p>1</text:p>
          </table:table-cell>
          <table:table-cell table:formula="of:=SIN([.A61])" office:value-type="float" office:value="4.89858719658941E-016" calcext:value-type="float">
            <text:p>4,89858719658941E-16</text:p>
          </table:table-cell>
          <table:table-cell table:formula="of:=TAN([.A61])" office:value-type="float" office:value="4.89858719658941E-016" calcext:value-type="float">
            <text:p>4,89858719658941E-16</text:p>
          </table:table-cell>
          <table:table-cell table:formula="of:=SEC([.A61])" office:value-type="float" office:value="1" calcext:value-type="float">
            <text:p>1</text:p>
          </table:table-cell>
          <table:table-cell table:formula="of:=CSC([.A61])" office:value-type="float" office:value="2.04140491914942E+015" calcext:value-type="float">
            <text:p>2,04140491914942E+015</text:p>
          </table:table-cell>
          <table:table-cell table:formula="of:=LOG([.A61];2)" office:value-type="string" office:string-value="" calcext:value-type="error">
            <text:p>Ошибка:502</text:p>
          </table:table-cell>
          <table:table-cell table:formula="of:=LOG([.A61];5)" office:value-type="string" office:string-value="" calcext:value-type="error">
            <text:p>Ошибка:502</text:p>
          </table:table-cell>
          <table:table-cell table:formula="of:=LOG([.A61];10)" office:value-type="string" office:string-value="" calcext:value-type="error">
            <text:p>Ошибка:502</text:p>
          </table:table-cell>
          <table:table-cell table:formula="of:=(((((((((SEC([.A61]) + SEC([.A61])) - TAN([.A61])) + COS([.A61])) - TAN([.A61])) ^ 2) + SEC([.A61])) + (TAN([.A61]) + (((CSC([.A61]) + (SEC([.A61]) / TAN([.A61]))) / CSC([.A61])) + TAN([.A61])))) / (CSC([.A61]) ^ 2)) - ((((CSC([.A61]) * (CSC([.A61]) - COS([.A61]))) + SIN([.A61])) * ((COS([.A61]) - (COS([.A61]) ^ 2)) + ((CSC([.A61]) / (CSC([.A61]) * SEC([.A61]))) ^ 3))) * (CSC([.A61]) ^ 3)))" office:value-type="float" office:value="-3.54524117602073E+076" calcext:value-type="float">
            <text:p>-3,54524117602073E+076</text:p>
          </table:table-cell>
          <table:table-cell/>
          <table:table-cell office:value-type="float" office:value="-40" calcext:value-type="float">
            <text:p>-40</text:p>
          </table:table-cell>
        </table:table-row>
        <table:table-row table:style-name="ro1">
          <table:table-cell table:formula="of:=0.1*PI()*[.L62]" office:value-type="float" office:value="-12.2522113490002" calcext:value-type="float">
            <text:p>-12,2522113490002</text:p>
          </table:table-cell>
          <table:table-cell table:formula="of:=COS([.A62])" office:value-type="float" office:value="0.951056516295153" calcext:value-type="float">
            <text:p>0,951056516295153</text:p>
          </table:table-cell>
          <table:table-cell table:formula="of:=SIN([.A62])" office:value-type="float" office:value="0.309016994374948" calcext:value-type="float">
            <text:p>0,309016994374948</text:p>
          </table:table-cell>
          <table:table-cell table:formula="of:=TAN([.A62])" office:value-type="float" office:value="0.324919696232907" calcext:value-type="float">
            <text:p>0,324919696232907</text:p>
          </table:table-cell>
          <table:table-cell table:formula="of:=SEC([.A62])" office:value-type="float" office:value="1.05146222423827" calcext:value-type="float">
            <text:p>1,05146222423827</text:p>
          </table:table-cell>
          <table:table-cell table:formula="of:=CSC([.A62])" office:value-type="float" office:value="3.23606797749978" calcext:value-type="float">
            <text:p>3,23606797749978</text:p>
          </table:table-cell>
          <table:table-cell table:formula="of:=LOG([.A62];2)" office:value-type="string" office:string-value="" calcext:value-type="error">
            <text:p>Ошибка:502</text:p>
          </table:table-cell>
          <table:table-cell table:formula="of:=LOG([.A62];5)" office:value-type="string" office:string-value="" calcext:value-type="error">
            <text:p>Ошибка:502</text:p>
          </table:table-cell>
          <table:table-cell table:formula="of:=LOG([.A62];10)" office:value-type="string" office:string-value="" calcext:value-type="error">
            <text:p>Ошибка:502</text:p>
          </table:table-cell>
          <table:table-cell table:formula="of:=(((((((((SEC([.A62]) + SEC([.A62])) - TAN([.A62])) + COS([.A62])) - TAN([.A62])) ^ 2) + SEC([.A62])) + (TAN([.A62]) + (((CSC([.A62]) + (SEC([.A62]) / TAN([.A62]))) / CSC([.A62])) + TAN([.A62])))) / (CSC([.A62]) ^ 2)) - ((((CSC([.A62]) * (CSC([.A62]) - COS([.A62]))) + SIN([.A62])) * ((COS([.A62]) - (COS([.A62]) ^ 2)) + ((CSC([.A62]) / (CSC([.A62]) * SEC([.A62]))) ^ 3))) * (CSC([.A62]) ^ 3)))" office:value-type="float" office:value="-235.81978742016" calcext:value-type="float">
            <text:p>-235,81978742016</text:p>
          </table:table-cell>
          <table:table-cell/>
          <table:table-cell office:value-type="float" office:value="-39" calcext:value-type="float">
            <text:p>-39</text:p>
          </table:table-cell>
        </table:table-row>
        <table:table-row table:style-name="ro1">
          <table:table-cell table:formula="of:=0.1*PI()*[.L63]" office:value-type="float" office:value="-11.9380520836412" calcext:value-type="float">
            <text:p>-11,9380520836412</text:p>
          </table:table-cell>
          <table:table-cell table:formula="of:=COS([.A63])" office:value-type="float" office:value="0.809016994374947" calcext:value-type="float">
            <text:p>0,809016994374947</text:p>
          </table:table-cell>
          <table:table-cell table:formula="of:=SIN([.A63])" office:value-type="float" office:value="0.587785252292473" calcext:value-type="float">
            <text:p>0,587785252292473</text:p>
          </table:table-cell>
          <table:table-cell table:formula="of:=TAN([.A63])" office:value-type="float" office:value="0.726542528005362" calcext:value-type="float">
            <text:p>0,726542528005362</text:p>
          </table:table-cell>
          <table:table-cell table:formula="of:=SEC([.A63])" office:value-type="float" office:value="1.23606797749979" calcext:value-type="float">
            <text:p>1,23606797749979</text:p>
          </table:table-cell>
          <table:table-cell table:formula="of:=CSC([.A63])" office:value-type="float" office:value="1.70130161670408" calcext:value-type="float">
            <text:p>1,70130161670408</text:p>
          </table:table-cell>
          <table:table-cell table:formula="of:=LOG([.A63];2)" office:value-type="string" office:string-value="" calcext:value-type="error">
            <text:p>Ошибка:502</text:p>
          </table:table-cell>
          <table:table-cell table:formula="of:=LOG([.A63];5)" office:value-type="string" office:string-value="" calcext:value-type="error">
            <text:p>Ошибка:502</text:p>
          </table:table-cell>
          <table:table-cell table:formula="of:=LOG([.A63];10)" office:value-type="string" office:string-value="" calcext:value-type="error">
            <text:p>Ошибка:502</text:p>
          </table:table-cell>
          <table:table-cell table:formula="of:=(((((((((SEC([.A63]) + SEC([.A63])) - TAN([.A63])) + COS([.A63])) - TAN([.A63])) ^ 2) + SEC([.A63])) + (TAN([.A63]) + (((CSC([.A63]) + (SEC([.A63]) / TAN([.A63]))) / CSC([.A63])) + TAN([.A63])))) / (CSC([.A63]) ^ 2)) - ((((CSC([.A63]) * (CSC([.A63]) - COS([.A63]))) + SIN([.A63])) * ((COS([.A63]) - (COS([.A63]) ^ 2)) + ((CSC([.A63]) / (CSC([.A63]) * SEC([.A63]))) ^ 3))) * (CSC([.A63]) ^ 3)))" office:value-type="float" office:value="-4.31843293955869" calcext:value-type="float">
            <text:p>-4,31843293955869</text:p>
          </table:table-cell>
          <table:table-cell/>
          <table:table-cell office:value-type="float" office:value="-38" calcext:value-type="float">
            <text:p>-38</text:p>
          </table:table-cell>
        </table:table-row>
        <table:table-row table:style-name="ro1">
          <table:table-cell table:formula="of:=0.1*PI()*[.L64]" office:value-type="float" office:value="-11.6238928182822" calcext:value-type="float">
            <text:p>-11,6238928182822</text:p>
          </table:table-cell>
          <table:table-cell table:formula="of:=COS([.A64])" office:value-type="float" office:value="0.587785252292473" calcext:value-type="float">
            <text:p>0,587785252292473</text:p>
          </table:table-cell>
          <table:table-cell table:formula="of:=SIN([.A64])" office:value-type="float" office:value="0.809016994374948" calcext:value-type="float">
            <text:p>0,809016994374948</text:p>
          </table:table-cell>
          <table:table-cell table:formula="of:=TAN([.A64])" office:value-type="float" office:value="1.37638192047118" calcext:value-type="float">
            <text:p>1,37638192047118</text:p>
          </table:table-cell>
          <table:table-cell table:formula="of:=SEC([.A64])" office:value-type="float" office:value="1.70130161670408" calcext:value-type="float">
            <text:p>1,70130161670408</text:p>
          </table:table-cell>
          <table:table-cell table:formula="of:=CSC([.A64])" office:value-type="float" office:value="1.23606797749979" calcext:value-type="float">
            <text:p>1,23606797749979</text:p>
          </table:table-cell>
          <table:table-cell table:formula="of:=LOG([.A64];2)" office:value-type="string" office:string-value="" calcext:value-type="error">
            <text:p>Ошибка:502</text:p>
          </table:table-cell>
          <table:table-cell table:formula="of:=LOG([.A64];5)" office:value-type="string" office:string-value="" calcext:value-type="error">
            <text:p>Ошибка:502</text:p>
          </table:table-cell>
          <table:table-cell table:formula="of:=LOG([.A64];10)" office:value-type="string" office:string-value="" calcext:value-type="error">
            <text:p>Ошибка:502</text:p>
          </table:table-cell>
          <table:table-cell table:formula="of:=(((((((((SEC([.A64]) + SEC([.A64])) - TAN([.A64])) + COS([.A64])) - TAN([.A64])) ^ 2) + SEC([.A64])) + (TAN([.A64]) + (((CSC([.A64]) + (SEC([.A64]) / TAN([.A64]))) / CSC([.A64])) + TAN([.A64])))) / (CSC([.A64]) ^ 2)) - ((((CSC([.A64]) * (CSC([.A64]) - COS([.A64]))) + SIN([.A64])) * ((COS([.A64]) - (COS([.A64]) ^ 2)) + ((CSC([.A64]) / (CSC([.A64]) * SEC([.A64]))) ^ 3))) * (CSC([.A64]) ^ 3)))" office:value-type="float" office:value="3.87230844287778" calcext:value-type="float">
            <text:p>3,87230844287778</text:p>
          </table:table-cell>
          <table:table-cell/>
          <table:table-cell office:value-type="float" office:value="-37" calcext:value-type="float">
            <text:p>-37</text:p>
          </table:table-cell>
        </table:table-row>
        <table:table-row table:style-name="ro1">
          <table:table-cell table:formula="of:=0.1*PI()*[.L65]" office:value-type="float" office:value="-11.3097335529233" calcext:value-type="float">
            <text:p>-11,3097335529233</text:p>
          </table:table-cell>
          <table:table-cell table:formula="of:=COS([.A65])" office:value-type="float" office:value="0.309016994374947" calcext:value-type="float">
            <text:p>0,309016994374947</text:p>
          </table:table-cell>
          <table:table-cell table:formula="of:=SIN([.A65])" office:value-type="float" office:value="0.951056516295154" calcext:value-type="float">
            <text:p>0,951056516295154</text:p>
          </table:table-cell>
          <table:table-cell table:formula="of:=TAN([.A65])" office:value-type="float" office:value="3.07768353717526" calcext:value-type="float">
            <text:p>3,07768353717526</text:p>
          </table:table-cell>
          <table:table-cell table:formula="of:=SEC([.A65])" office:value-type="float" office:value="3.23606797749979" calcext:value-type="float">
            <text:p>3,23606797749979</text:p>
          </table:table-cell>
          <table:table-cell table:formula="of:=CSC([.A65])" office:value-type="float" office:value="1.05146222423827" calcext:value-type="float">
            <text:p>1,05146222423827</text:p>
          </table:table-cell>
          <table:table-cell table:formula="of:=LOG([.A65];2)" office:value-type="string" office:string-value="" calcext:value-type="error">
            <text:p>Ошибка:502</text:p>
          </table:table-cell>
          <table:table-cell table:formula="of:=LOG([.A65];5)" office:value-type="string" office:string-value="" calcext:value-type="error">
            <text:p>Ошибка:502</text:p>
          </table:table-cell>
          <table:table-cell table:formula="of:=LOG([.A65];10)" office:value-type="string" office:string-value="" calcext:value-type="error">
            <text:p>Ошибка:502</text:p>
          </table:table-cell>
          <table:table-cell table:formula="of:=(((((((((SEC([.A65]) + SEC([.A65])) - TAN([.A65])) + COS([.A65])) - TAN([.A65])) ^ 2) + SEC([.A65])) + (TAN([.A65]) + (((CSC([.A65]) + (SEC([.A65]) / TAN([.A65]))) / CSC([.A65])) + TAN([.A65])))) / (CSC([.A65]) ^ 2)) - ((((CSC([.A65]) * (CSC([.A65]) - COS([.A65]))) + SIN([.A65])) * ((COS([.A65]) - (COS([.A65]) ^ 2)) + ((CSC([.A65]) / (CSC([.A65]) * SEC([.A65]))) ^ 3))) * (CSC([.A65]) ^ 3)))" office:value-type="float" office:value="10.168621229976" calcext:value-type="float">
            <text:p>10,168621229976</text:p>
          </table:table-cell>
          <table:table-cell/>
          <table:table-cell office:value-type="float" office:value="-36" calcext:value-type="float">
            <text:p>-36</text:p>
          </table:table-cell>
        </table:table-row>
        <table:table-row table:style-name="ro1">
          <table:table-cell table:formula="of:=0.1*PI()*[.L66]" office:value-type="float" office:value="-10.9955742875643" calcext:value-type="float">
            <text:p>-10,9955742875643</text:p>
          </table:table-cell>
          <table:table-cell table:formula="of:=COS([.A66])" office:value-type="float" office:value="-4.28626379701574E-016" calcext:value-type="float">
            <text:p>-4,28626379701574E-16</text:p>
          </table:table-cell>
          <table:table-cell table:formula="of:=SIN([.A66])" office:value-type="float" office:value="1" calcext:value-type="float">
            <text:p>1</text:p>
          </table:table-cell>
          <table:table-cell table:formula="of:=TAN([.A66])" office:value-type="float" office:value="-2.33303419331362E+015" calcext:value-type="float">
            <text:p>-2,33303419331362E+015</text:p>
          </table:table-cell>
          <table:table-cell table:formula="of:=SEC([.A66])" office:value-type="float" office:value="-2.33303419331362E+015" calcext:value-type="float">
            <text:p>-2,33303419331362E+015</text:p>
          </table:table-cell>
          <table:table-cell table:formula="of:=CSC([.A66])" office:value-type="float" office:value="1" calcext:value-type="float">
            <text:p>1</text:p>
          </table:table-cell>
          <table:table-cell table:formula="of:=LOG([.A66];2)" office:value-type="string" office:string-value="" calcext:value-type="error">
            <text:p>Ошибка:502</text:p>
          </table:table-cell>
          <table:table-cell table:formula="of:=LOG([.A66];5)" office:value-type="string" office:string-value="" calcext:value-type="error">
            <text:p>Ошибка:502</text:p>
          </table:table-cell>
          <table:table-cell table:formula="of:=LOG([.A66];10)" office:value-type="string" office:string-value="" calcext:value-type="error">
            <text:p>Ошибка:502</text:p>
          </table:table-cell>
          <table:table-cell table:formula="of:=(((((((((SEC([.A66]) + SEC([.A66])) - TAN([.A66])) + COS([.A66])) - TAN([.A66])) ^ 2) + SEC([.A66])) + (TAN([.A66]) + (((CSC([.A66]) + (SEC([.A66]) / TAN([.A66]))) / CSC([.A66])) + TAN([.A66])))) / (CSC([.A66]) ^ 2)) - ((((CSC([.A66]) * (CSC([.A66]) - COS([.A66]))) + SIN([.A66])) * ((COS([.A66]) - (COS([.A66]) ^ 2)) + ((CSC([.A66]) / (CSC([.A66]) * SEC([.A66]))) ^ 3))) * (CSC([.A66]) ^ 3)))" office:value-type="float" office:value="-6999102579940872" calcext:value-type="float">
            <text:p>-6999102579940872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table:formula="of:=0.1*PI()*[.L67]" office:value-type="float" office:value="-10.6814150222053" calcext:value-type="float">
            <text:p>-10,6814150222053</text:p>
          </table:table-cell>
          <table:table-cell table:formula="of:=COS([.A67])" office:value-type="float" office:value="-0.309016994374948" calcext:value-type="float">
            <text:p>-0,309016994374948</text:p>
          </table:table-cell>
          <table:table-cell table:formula="of:=SIN([.A67])" office:value-type="float" office:value="0.951056516295153" calcext:value-type="float">
            <text:p>0,951056516295153</text:p>
          </table:table-cell>
          <table:table-cell table:formula="of:=TAN([.A67])" office:value-type="float" office:value="-3.07768353717525" calcext:value-type="float">
            <text:p>-3,07768353717525</text:p>
          </table:table-cell>
          <table:table-cell table:formula="of:=SEC([.A67])" office:value-type="float" office:value="-3.23606797749979" calcext:value-type="float">
            <text:p>-3,23606797749979</text:p>
          </table:table-cell>
          <table:table-cell table:formula="of:=CSC([.A67])" office:value-type="float" office:value="1.05146222423827" calcext:value-type="float">
            <text:p>1,05146222423827</text:p>
          </table:table-cell>
          <table:table-cell table:formula="of:=LOG([.A67];2)" office:value-type="string" office:string-value="" calcext:value-type="error">
            <text:p>Ошибка:502</text:p>
          </table:table-cell>
          <table:table-cell table:formula="of:=LOG([.A67];5)" office:value-type="string" office:string-value="" calcext:value-type="error">
            <text:p>Ошибка:502</text:p>
          </table:table-cell>
          <table:table-cell table:formula="of:=LOG([.A67];10)" office:value-type="string" office:string-value="" calcext:value-type="error">
            <text:p>Ошибка:502</text:p>
          </table:table-cell>
          <table:table-cell table:formula="of:=(((((((((SEC([.A67]) + SEC([.A67])) - TAN([.A67])) + COS([.A67])) - TAN([.A67])) ^ 2) + SEC([.A67])) + (TAN([.A67]) + (((CSC([.A67]) + (SEC([.A67]) / TAN([.A67]))) / CSC([.A67])) + TAN([.A67])))) / (CSC([.A67]) ^ 2)) - ((((CSC([.A67]) * (CSC([.A67]) - COS([.A67]))) + SIN([.A67])) * ((COS([.A67]) - (COS([.A67]) ^ 2)) + ((CSC([.A67]) / (CSC([.A67]) * SEC([.A67]))) ^ 3))) * (CSC([.A67]) ^ 3)))" office:value-type="float" office:value="-5.12983804223037" calcext:value-type="float">
            <text:p>-5,12983804223037</text:p>
          </table:table-cell>
          <table:table-cell/>
          <table:table-cell office:value-type="float" office:value="-34" calcext:value-type="float">
            <text:p>-34</text:p>
          </table:table-cell>
        </table:table-row>
        <table:table-row table:style-name="ro1">
          <table:table-cell table:formula="of:=0.1*PI()*[.L68]" office:value-type="float" office:value="-10.3672557568463" calcext:value-type="float">
            <text:p>-10,3672557568463</text:p>
          </table:table-cell>
          <table:table-cell table:formula="of:=COS([.A68])" office:value-type="float" office:value="-0.587785252292473" calcext:value-type="float">
            <text:p>-0,587785252292473</text:p>
          </table:table-cell>
          <table:table-cell table:formula="of:=SIN([.A68])" office:value-type="float" office:value="0.809016994374947" calcext:value-type="float">
            <text:p>0,809016994374947</text:p>
          </table:table-cell>
          <table:table-cell table:formula="of:=TAN([.A68])" office:value-type="float" office:value="-1.37638192047117" calcext:value-type="float">
            <text:p>-1,37638192047117</text:p>
          </table:table-cell>
          <table:table-cell table:formula="of:=SEC([.A68])" office:value-type="float" office:value="-1.70130161670408" calcext:value-type="float">
            <text:p>-1,70130161670408</text:p>
          </table:table-cell>
          <table:table-cell table:formula="of:=CSC([.A68])" office:value-type="float" office:value="1.23606797749979" calcext:value-type="float">
            <text:p>1,23606797749979</text:p>
          </table:table-cell>
          <table:table-cell table:formula="of:=LOG([.A68];2)" office:value-type="string" office:string-value="" calcext:value-type="error">
            <text:p>Ошибка:502</text:p>
          </table:table-cell>
          <table:table-cell table:formula="of:=LOG([.A68];5)" office:value-type="string" office:string-value="" calcext:value-type="error">
            <text:p>Ошибка:502</text:p>
          </table:table-cell>
          <table:table-cell table:formula="of:=LOG([.A68];10)" office:value-type="string" office:string-value="" calcext:value-type="error">
            <text:p>Ошибка:502</text:p>
          </table:table-cell>
          <table:table-cell table:formula="of:=(((((((((SEC([.A68]) + SEC([.A68])) - TAN([.A68])) + COS([.A68])) - TAN([.A68])) ^ 2) + SEC([.A68])) + (TAN([.A68]) + (((CSC([.A68]) + (SEC([.A68]) / TAN([.A68]))) / CSC([.A68])) + TAN([.A68])))) / (CSC([.A68]) ^ 2)) - ((((CSC([.A68]) * (CSC([.A68]) - COS([.A68]))) + SIN([.A68])) * ((COS([.A68]) - (COS([.A68]) ^ 2)) + ((CSC([.A68]) / (CSC([.A68]) * SEC([.A68]))) ^ 3))) * (CSC([.A68]) ^ 3)))" office:value-type="float" office:value="5.97057293895414" calcext:value-type="float">
            <text:p>5,97057293895414</text:p>
          </table:table-cell>
          <table:table-cell/>
          <table:table-cell office:value-type="float" office:value="-33" calcext:value-type="float">
            <text:p>-33</text:p>
          </table:table-cell>
        </table:table-row>
        <table:table-row table:style-name="ro1">
          <table:table-cell table:formula="of:=0.1*PI()*[.L69]" office:value-type="float" office:value="-10.0530964914873" calcext:value-type="float">
            <text:p>-10,0530964914873</text:p>
          </table:table-cell>
          <table:table-cell table:formula="of:=COS([.A69])" office:value-type="float" office:value="-0.809016994374948" calcext:value-type="float">
            <text:p>-0,809016994374948</text:p>
          </table:table-cell>
          <table:table-cell table:formula="of:=SIN([.A69])" office:value-type="float" office:value="0.587785252292473" calcext:value-type="float">
            <text:p>0,587785252292473</text:p>
          </table:table-cell>
          <table:table-cell table:formula="of:=TAN([.A69])" office:value-type="float" office:value="-0.72654252800536" calcext:value-type="float">
            <text:p>-0,72654252800536</text:p>
          </table:table-cell>
          <table:table-cell table:formula="of:=SEC([.A69])" office:value-type="float" office:value="-1.23606797749979" calcext:value-type="float">
            <text:p>-1,23606797749979</text:p>
          </table:table-cell>
          <table:table-cell table:formula="of:=CSC([.A69])" office:value-type="float" office:value="1.70130161670408" calcext:value-type="float">
            <text:p>1,70130161670408</text:p>
          </table:table-cell>
          <table:table-cell table:formula="of:=LOG([.A69];2)" office:value-type="string" office:string-value="" calcext:value-type="error">
            <text:p>Ошибка:502</text:p>
          </table:table-cell>
          <table:table-cell table:formula="of:=LOG([.A69];5)" office:value-type="string" office:string-value="" calcext:value-type="error">
            <text:p>Ошибка:502</text:p>
          </table:table-cell>
          <table:table-cell table:formula="of:=LOG([.A69];10)" office:value-type="string" office:string-value="" calcext:value-type="error">
            <text:p>Ошибка:502</text:p>
          </table:table-cell>
          <table:table-cell table:formula="of:=(((((((((SEC([.A69]) + SEC([.A69])) - TAN([.A69])) + COS([.A69])) - TAN([.A69])) ^ 2) + SEC([.A69])) + (TAN([.A69]) + (((CSC([.A69]) + (SEC([.A69]) / TAN([.A69]))) / CSC([.A69])) + TAN([.A69])))) / (CSC([.A69]) ^ 2)) - ((((CSC([.A69]) * (CSC([.A69]) - COS([.A69]))) + SIN([.A69])) * ((COS([.A69]) - (COS([.A69]) ^ 2)) + ((CSC([.A69]) / (CSC([.A69]) * SEC([.A69]))) ^ 3))) * (CSC([.A69]) ^ 3)))" office:value-type="float" office:value="48.6001061263531" calcext:value-type="float">
            <text:p>48,6001061263531</text:p>
          </table:table-cell>
          <table:table-cell/>
          <table:table-cell office:value-type="float" office:value="-32" calcext:value-type="float">
            <text:p>-32</text:p>
          </table:table-cell>
        </table:table-row>
        <table:table-row table:style-name="ro1">
          <table:table-cell table:formula="of:=0.1*PI()*[.L70]" office:value-type="float" office:value="-9.73893722612836" calcext:value-type="float">
            <text:p>-9,73893722612836</text:p>
          </table:table-cell>
          <table:table-cell table:formula="of:=COS([.A70])" office:value-type="float" office:value="-0.951056516295154" calcext:value-type="float">
            <text:p>-0,951056516295154</text:p>
          </table:table-cell>
          <table:table-cell table:formula="of:=SIN([.A70])" office:value-type="float" office:value="0.309016994374947" calcext:value-type="float">
            <text:p>0,309016994374947</text:p>
          </table:table-cell>
          <table:table-cell table:formula="of:=TAN([.A70])" office:value-type="float" office:value="-0.324919696232906" calcext:value-type="float">
            <text:p>-0,324919696232906</text:p>
          </table:table-cell>
          <table:table-cell table:formula="of:=SEC([.A70])" office:value-type="float" office:value="-1.05146222423827" calcext:value-type="float">
            <text:p>-1,05146222423827</text:p>
          </table:table-cell>
          <table:table-cell table:formula="of:=CSC([.A70])" office:value-type="float" office:value="3.23606797749979" calcext:value-type="float">
            <text:p>3,23606797749979</text:p>
          </table:table-cell>
          <table:table-cell table:formula="of:=LOG([.A70];2)" office:value-type="string" office:string-value="" calcext:value-type="error">
            <text:p>Ошибка:502</text:p>
          </table:table-cell>
          <table:table-cell table:formula="of:=LOG([.A70];5)" office:value-type="string" office:string-value="" calcext:value-type="error">
            <text:p>Ошибка:502</text:p>
          </table:table-cell>
          <table:table-cell table:formula="of:=LOG([.A70];10)" office:value-type="string" office:string-value="" calcext:value-type="error">
            <text:p>Ошибка:502</text:p>
          </table:table-cell>
          <table:table-cell table:formula="of:=(((((((((SEC([.A70]) + SEC([.A70])) - TAN([.A70])) + COS([.A70])) - TAN([.A70])) ^ 2) + SEC([.A70])) + (TAN([.A70]) + (((CSC([.A70]) + (SEC([.A70]) / TAN([.A70]))) / CSC([.A70])) + TAN([.A70])))) / (CSC([.A70]) ^ 2)) - ((((CSC([.A70]) * (CSC([.A70]) - COS([.A70]))) + SIN([.A70])) * ((COS([.A70]) - (COS([.A70]) ^ 2)) + ((CSC([.A70]) / (CSC([.A70]) * SEC([.A70]))) ^ 3))) * (CSC([.A70]) ^ 3)))" office:value-type="float" office:value="1276.07338625528" calcext:value-type="float">
            <text:p>1276,07338625528</text:p>
          </table:table-cell>
          <table:table-cell/>
          <table:table-cell office:value-type="float" office:value="-31" calcext:value-type="float">
            <text:p>-31</text:p>
          </table:table-cell>
        </table:table-row>
        <table:table-row table:style-name="ro1">
          <table:table-cell table:formula="of:=0.1*PI()*[.L71]" office:value-type="float" office:value="-9.42477796076938" calcext:value-type="float">
            <text:p>-9,42477796076938</text:p>
          </table:table-cell>
          <table:table-cell table:formula="of:=COS([.A71])" office:value-type="float" office:value="-1" calcext:value-type="float">
            <text:p>-1</text:p>
          </table:table-cell>
          <table:table-cell table:formula="of:=SIN([.A71])" office:value-type="float" office:value="-3.67394039744206E-016" calcext:value-type="float">
            <text:p>-3,67394039744206E-16</text:p>
          </table:table-cell>
          <table:table-cell table:formula="of:=TAN([.A71])" office:value-type="float" office:value="3.67394039744206E-016" calcext:value-type="float">
            <text:p>3,67394039744206E-16</text:p>
          </table:table-cell>
          <table:table-cell table:formula="of:=SEC([.A71])" office:value-type="float" office:value="-1" calcext:value-type="float">
            <text:p>-1</text:p>
          </table:table-cell>
          <table:table-cell table:formula="of:=CSC([.A71])" office:value-type="float" office:value="-2.72187322553256E+015" calcext:value-type="float">
            <text:p>-2,72187322553256E+015</text:p>
          </table:table-cell>
          <table:table-cell table:formula="of:=LOG([.A71];2)" office:value-type="string" office:string-value="" calcext:value-type="error">
            <text:p>Ошибка:502</text:p>
          </table:table-cell>
          <table:table-cell table:formula="of:=LOG([.A71];5)" office:value-type="string" office:string-value="" calcext:value-type="error">
            <text:p>Ошибка:502</text:p>
          </table:table-cell>
          <table:table-cell table:formula="of:=LOG([.A71];10)" office:value-type="string" office:string-value="" calcext:value-type="error">
            <text:p>Ошибка:502</text:p>
          </table:table-cell>
          <table:table-cell table:formula="of:=(((((((((SEC([.A71]) + SEC([.A71])) - TAN([.A71])) + COS([.A71])) - TAN([.A71])) ^ 2) + SEC([.A71])) + (TAN([.A71]) + (((CSC([.A71]) + (SEC([.A71]) / TAN([.A71]))) / CSC([.A71])) + TAN([.A71])))) / (CSC([.A71]) ^ 2)) - ((((CSC([.A71]) * (CSC([.A71]) - COS([.A71]))) + SIN([.A71])) * ((COS([.A71]) - (COS([.A71]) ^ 2)) + ((CSC([.A71]) / (CSC([.A71]) * SEC([.A71]))) ^ 3))) * (CSC([.A71]) ^ 3)))" office:value-type="float" office:value="-4.48188514104349E+077" calcext:value-type="float">
            <text:p>-4,48188514104349E+077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table:formula="of:=0.1*PI()*[.L72]" office:value-type="float" office:value="-9.1106186954104" calcext:value-type="float">
            <text:p>-9,1106186954104</text:p>
          </table:table-cell>
          <table:table-cell table:formula="of:=COS([.A72])" office:value-type="float" office:value="-0.951056516295153" calcext:value-type="float">
            <text:p>-0,951056516295153</text:p>
          </table:table-cell>
          <table:table-cell table:formula="of:=SIN([.A72])" office:value-type="float" office:value="-0.309016994374948" calcext:value-type="float">
            <text:p>-0,309016994374948</text:p>
          </table:table-cell>
          <table:table-cell table:formula="of:=TAN([.A72])" office:value-type="float" office:value="0.324919696232907" calcext:value-type="float">
            <text:p>0,324919696232907</text:p>
          </table:table-cell>
          <table:table-cell table:formula="of:=SEC([.A72])" office:value-type="float" office:value="-1.05146222423827" calcext:value-type="float">
            <text:p>-1,05146222423827</text:p>
          </table:table-cell>
          <table:table-cell table:formula="of:=CSC([.A72])" office:value-type="float" office:value="-3.23606797749979" calcext:value-type="float">
            <text:p>-3,23606797749979</text:p>
          </table:table-cell>
          <table:table-cell table:formula="of:=LOG([.A72];2)" office:value-type="string" office:string-value="" calcext:value-type="error">
            <text:p>Ошибка:502</text:p>
          </table:table-cell>
          <table:table-cell table:formula="of:=LOG([.A72];5)" office:value-type="string" office:string-value="" calcext:value-type="error">
            <text:p>Ошибка:502</text:p>
          </table:table-cell>
          <table:table-cell table:formula="of:=LOG([.A72];10)" office:value-type="string" office:string-value="" calcext:value-type="error">
            <text:p>Ошибка:502</text:p>
          </table:table-cell>
          <table:table-cell table:formula="of:=(((((((((SEC([.A72]) + SEC([.A72])) - TAN([.A72])) + COS([.A72])) - TAN([.A72])) ^ 2) + SEC([.A72])) + (TAN([.A72]) + (((CSC([.A72]) + (SEC([.A72]) / TAN([.A72]))) / CSC([.A72])) + TAN([.A72])))) / (CSC([.A72]) ^ 2)) - ((((CSC([.A72]) * (CSC([.A72]) - COS([.A72]))) + SIN([.A72])) * ((COS([.A72]) - (COS([.A72]) ^ 2)) + ((CSC([.A72]) / (CSC([.A72]) * SEC([.A72]))) ^ 3))) * (CSC([.A72]) ^ 3)))" office:value-type="float" office:value="-650.642838870741" calcext:value-type="float">
            <text:p>-650,642838870741</text:p>
          </table:table-cell>
          <table:table-cell/>
          <table:table-cell office:value-type="float" office:value="-29" calcext:value-type="float">
            <text:p>-29</text:p>
          </table:table-cell>
        </table:table-row>
        <table:table-row table:style-name="ro1">
          <table:table-cell table:formula="of:=0.1*PI()*[.L73]" office:value-type="float" office:value="-8.79645943005142" calcext:value-type="float">
            <text:p>-8,79645943005142</text:p>
          </table:table-cell>
          <table:table-cell table:formula="of:=COS([.A73])" office:value-type="float" office:value="-0.809016994374947" calcext:value-type="float">
            <text:p>-0,809016994374947</text:p>
          </table:table-cell>
          <table:table-cell table:formula="of:=SIN([.A73])" office:value-type="float" office:value="-0.587785252292473" calcext:value-type="float">
            <text:p>-0,587785252292473</text:p>
          </table:table-cell>
          <table:table-cell table:formula="of:=TAN([.A73])" office:value-type="float" office:value="0.726542528005361" calcext:value-type="float">
            <text:p>0,726542528005361</text:p>
          </table:table-cell>
          <table:table-cell table:formula="of:=SEC([.A73])" office:value-type="float" office:value="-1.23606797749979" calcext:value-type="float">
            <text:p>-1,23606797749979</text:p>
          </table:table-cell>
          <table:table-cell table:formula="of:=CSC([.A73])" office:value-type="float" office:value="-1.70130161670408" calcext:value-type="float">
            <text:p>-1,70130161670408</text:p>
          </table:table-cell>
          <table:table-cell table:formula="of:=LOG([.A73];2)" office:value-type="string" office:string-value="" calcext:value-type="error">
            <text:p>Ошибка:502</text:p>
          </table:table-cell>
          <table:table-cell table:formula="of:=LOG([.A73];5)" office:value-type="string" office:string-value="" calcext:value-type="error">
            <text:p>Ошибка:502</text:p>
          </table:table-cell>
          <table:table-cell table:formula="of:=LOG([.A73];10)" office:value-type="string" office:string-value="" calcext:value-type="error">
            <text:p>Ошибка:502</text:p>
          </table:table-cell>
          <table:table-cell table:formula="of:=(((((((((SEC([.A73]) + SEC([.A73])) - TAN([.A73])) + COS([.A73])) - TAN([.A73])) ^ 2) + SEC([.A73])) + (TAN([.A73]) + (((CSC([.A73]) + (SEC([.A73]) / TAN([.A73]))) / CSC([.A73])) + TAN([.A73])))) / (CSC([.A73]) ^ 2)) - ((((CSC([.A73]) * (CSC([.A73]) - COS([.A73]))) + SIN([.A73])) * ((COS([.A73]) - (COS([.A73]) ^ 2)) + ((CSC([.A73]) / (CSC([.A73]) * SEC([.A73]))) ^ 3))) * (CSC([.A73]) ^ 3)))" office:value-type="float" office:value="-0.620371708503798" calcext:value-type="float">
            <text:p>-0,620371708503798</text:p>
          </table:table-cell>
          <table:table-cell/>
          <table:table-cell office:value-type="float" office:value="-28" calcext:value-type="float">
            <text:p>-28</text:p>
          </table:table-cell>
        </table:table-row>
        <table:table-row table:style-name="ro1">
          <table:table-cell table:formula="of:=0.1*PI()*[.L74]" office:value-type="float" office:value="-8.48230016469244" calcext:value-type="float">
            <text:p>-8,48230016469244</text:p>
          </table:table-cell>
          <table:table-cell table:formula="of:=COS([.A74])" office:value-type="float" office:value="-0.587785252292473" calcext:value-type="float">
            <text:p>-0,587785252292473</text:p>
          </table:table-cell>
          <table:table-cell table:formula="of:=SIN([.A74])" office:value-type="float" office:value="-0.809016994374948" calcext:value-type="float">
            <text:p>-0,809016994374948</text:p>
          </table:table-cell>
          <table:table-cell table:formula="of:=TAN([.A74])" office:value-type="float" office:value="1.37638192047117" calcext:value-type="float">
            <text:p>1,37638192047117</text:p>
          </table:table-cell>
          <table:table-cell table:formula="of:=SEC([.A74])" office:value-type="float" office:value="-1.70130161670408" calcext:value-type="float">
            <text:p>-1,70130161670408</text:p>
          </table:table-cell>
          <table:table-cell table:formula="of:=CSC([.A74])" office:value-type="float" office:value="-1.23606797749979" calcext:value-type="float">
            <text:p>-1,23606797749979</text:p>
          </table:table-cell>
          <table:table-cell table:formula="of:=LOG([.A74];2)" office:value-type="string" office:string-value="" calcext:value-type="error">
            <text:p>Ошибка:502</text:p>
          </table:table-cell>
          <table:table-cell table:formula="of:=LOG([.A74];5)" office:value-type="string" office:string-value="" calcext:value-type="error">
            <text:p>Ошибка:502</text:p>
          </table:table-cell>
          <table:table-cell table:formula="of:=LOG([.A74];10)" office:value-type="string" office:string-value="" calcext:value-type="error">
            <text:p>Ошибка:502</text:p>
          </table:table-cell>
          <table:table-cell table:formula="of:=(((((((((SEC([.A74]) + SEC([.A74])) - TAN([.A74])) + COS([.A74])) - TAN([.A74])) ^ 2) + SEC([.A74])) + (TAN([.A74]) + (((CSC([.A74]) + (SEC([.A74]) / TAN([.A74]))) / CSC([.A74])) + TAN([.A74])))) / (CSC([.A74]) ^ 2)) - ((((CSC([.A74]) * (CSC([.A74]) - COS([.A74]))) + SIN([.A74])) * ((COS([.A74]) - (COS([.A74]) ^ 2)) + ((CSC([.A74]) / (CSC([.A74]) * SEC([.A74]))) ^ 3))) * (CSC([.A74]) ^ 3)))" office:value-type="float" office:value="31.7742918097778" calcext:value-type="float">
            <text:p>31,7742918097778</text:p>
          </table:table-cell>
          <table:table-cell/>
          <table:table-cell office:value-type="float" office:value="-27" calcext:value-type="float">
            <text:p>-27</text:p>
          </table:table-cell>
        </table:table-row>
        <table:table-row table:style-name="ro1">
          <table:table-cell table:formula="of:=0.1*PI()*[.L75]" office:value-type="float" office:value="-8.16814089933346" calcext:value-type="float">
            <text:p>-8,16814089933346</text:p>
          </table:table-cell>
          <table:table-cell table:formula="of:=COS([.A75])" office:value-type="float" office:value="-0.309016994374947" calcext:value-type="float">
            <text:p>-0,309016994374947</text:p>
          </table:table-cell>
          <table:table-cell table:formula="of:=SIN([.A75])" office:value-type="float" office:value="-0.951056516295154" calcext:value-type="float">
            <text:p>-0,951056516295154</text:p>
          </table:table-cell>
          <table:table-cell table:formula="of:=TAN([.A75])" office:value-type="float" office:value="3.07768353717526" calcext:value-type="float">
            <text:p>3,07768353717526</text:p>
          </table:table-cell>
          <table:table-cell table:formula="of:=SEC([.A75])" office:value-type="float" office:value="-3.23606797749979" calcext:value-type="float">
            <text:p>-3,23606797749979</text:p>
          </table:table-cell>
          <table:table-cell table:formula="of:=CSC([.A75])" office:value-type="float" office:value="-1.05146222423827" calcext:value-type="float">
            <text:p>-1,05146222423827</text:p>
          </table:table-cell>
          <table:table-cell table:formula="of:=LOG([.A75];2)" office:value-type="string" office:string-value="" calcext:value-type="error">
            <text:p>Ошибка:502</text:p>
          </table:table-cell>
          <table:table-cell table:formula="of:=LOG([.A75];5)" office:value-type="string" office:string-value="" calcext:value-type="error">
            <text:p>Ошибка:502</text:p>
          </table:table-cell>
          <table:table-cell table:formula="of:=LOG([.A75];10)" office:value-type="string" office:string-value="" calcext:value-type="error">
            <text:p>Ошибка:502</text:p>
          </table:table-cell>
          <table:table-cell table:formula="of:=(((((((((SEC([.A75]) + SEC([.A75])) - TAN([.A75])) + COS([.A75])) - TAN([.A75])) ^ 2) + SEC([.A75])) + (TAN([.A75]) + (((CSC([.A75]) + (SEC([.A75]) / TAN([.A75]))) / CSC([.A75])) + TAN([.A75])))) / (CSC([.A75]) ^ 2)) - ((((CSC([.A75]) * (CSC([.A75]) - COS([.A75]))) + SIN([.A75])) * ((COS([.A75]) - (COS([.A75]) ^ 2)) + ((CSC([.A75]) / (CSC([.A75]) * SEC([.A75]))) ^ 3))) * (CSC([.A75]) ^ 3)))" office:value-type="float" office:value="155.908229916381" calcext:value-type="float">
            <text:p>155,908229916381</text:p>
          </table:table-cell>
          <table:table-cell/>
          <table:table-cell office:value-type="float" office:value="-26" calcext:value-type="float">
            <text:p>-26</text:p>
          </table:table-cell>
        </table:table-row>
        <table:table-row table:style-name="ro1">
          <table:table-cell table:formula="of:=0.1*PI()*[.L76]" office:value-type="float" office:value="-7.85398163397448" calcext:value-type="float">
            <text:p>-7,85398163397448</text:p>
          </table:table-cell>
          <table:table-cell table:formula="of:=COS([.A76])" office:value-type="float" office:value="3.06161699786838E-016" calcext:value-type="float">
            <text:p>3,06161699786838E-16</text:p>
          </table:table-cell>
          <table:table-cell table:formula="of:=SIN([.A76])" office:value-type="float" office:value="-1" calcext:value-type="float">
            <text:p>-1</text:p>
          </table:table-cell>
          <table:table-cell table:formula="of:=TAN([.A76])" office:value-type="float" office:value="-3266247870639074" calcext:value-type="float">
            <text:p>-3266247870639074</text:p>
          </table:table-cell>
          <table:table-cell table:formula="of:=SEC([.A76])" office:value-type="float" office:value="3.26624787063907E+015" calcext:value-type="float">
            <text:p>3,26624787063907E+015</text:p>
          </table:table-cell>
          <table:table-cell table:formula="of:=CSC([.A76])" office:value-type="float" office:value="-1" calcext:value-type="float">
            <text:p>-1</text:p>
          </table:table-cell>
          <table:table-cell table:formula="of:=LOG([.A76];2)" office:value-type="string" office:string-value="" calcext:value-type="error">
            <text:p>Ошибка:502</text:p>
          </table:table-cell>
          <table:table-cell table:formula="of:=LOG([.A76];5)" office:value-type="string" office:string-value="" calcext:value-type="error">
            <text:p>Ошибка:502</text:p>
          </table:table-cell>
          <table:table-cell table:formula="of:=LOG([.A76];10)" office:value-type="string" office:string-value="" calcext:value-type="error">
            <text:p>Ошибка:502</text:p>
          </table:table-cell>
          <table:table-cell table:formula="of:=(((((((((SEC([.A76]) + SEC([.A76])) - TAN([.A76])) + COS([.A76])) - TAN([.A76])) ^ 2) + SEC([.A76])) + (TAN([.A76]) + (((CSC([.A76]) + (SEC([.A76]) / TAN([.A76]))) / CSC([.A76])) + TAN([.A76])))) / (CSC([.A76]) ^ 2)) - ((((CSC([.A76]) * (CSC([.A76]) - COS([.A76]))) + SIN([.A76])) * ((COS([.A76]) - (COS([.A76]) ^ 2)) + ((CSC([.A76]) / (CSC([.A76]) * SEC([.A76]))) ^ 3))) * (CSC([.A76]) ^ 3)))" office:value-type="float" office:value="1.70694002439268E+032" calcext:value-type="float">
            <text:p>1,70694002439268E+032</text:p>
          </table:table-cell>
          <table:table-cell/>
          <table:table-cell office:value-type="float" office:value="-25" calcext:value-type="float">
            <text:p>-25</text:p>
          </table:table-cell>
        </table:table-row>
        <table:table-row table:style-name="ro1">
          <table:table-cell table:formula="of:=0.1*PI()*[.L77]" office:value-type="float" office:value="-7.5398223686155" calcext:value-type="float">
            <text:p>-7,5398223686155</text:p>
          </table:table-cell>
          <table:table-cell table:formula="of:=COS([.A77])" office:value-type="float" office:value="0.309016994374948" calcext:value-type="float">
            <text:p>0,309016994374948</text:p>
          </table:table-cell>
          <table:table-cell table:formula="of:=SIN([.A77])" office:value-type="float" office:value="-0.951056516295153" calcext:value-type="float">
            <text:p>-0,951056516295153</text:p>
          </table:table-cell>
          <table:table-cell table:formula="of:=TAN([.A77])" office:value-type="float" office:value="-3.07768353717525" calcext:value-type="float">
            <text:p>-3,07768353717525</text:p>
          </table:table-cell>
          <table:table-cell table:formula="of:=SEC([.A77])" office:value-type="float" office:value="3.23606797749979" calcext:value-type="float">
            <text:p>3,23606797749979</text:p>
          </table:table-cell>
          <table:table-cell table:formula="of:=CSC([.A77])" office:value-type="float" office:value="-1.05146222423827" calcext:value-type="float">
            <text:p>-1,05146222423827</text:p>
          </table:table-cell>
          <table:table-cell table:formula="of:=LOG([.A77];2)" office:value-type="string" office:string-value="" calcext:value-type="error">
            <text:p>Ошибка:502</text:p>
          </table:table-cell>
          <table:table-cell table:formula="of:=LOG([.A77];5)" office:value-type="string" office:string-value="" calcext:value-type="error">
            <text:p>Ошибка:502</text:p>
          </table:table-cell>
          <table:table-cell table:formula="of:=LOG([.A77];10)" office:value-type="string" office:string-value="" calcext:value-type="error">
            <text:p>Ошибка:502</text:p>
          </table:table-cell>
          <table:table-cell table:formula="of:=(((((((((SEC([.A77]) + SEC([.A77])) - TAN([.A77])) + COS([.A77])) - TAN([.A77])) ^ 2) + SEC([.A77])) + (TAN([.A77]) + (((CSC([.A77]) + (SEC([.A77]) / TAN([.A77]))) / CSC([.A77])) + TAN([.A77])))) / (CSC([.A77]) ^ 2)) - ((((CSC([.A77]) * (CSC([.A77]) - COS([.A77]))) + SIN([.A77])) * ((COS([.A77]) - (COS([.A77]) ^ 2)) + ((CSC([.A77]) / (CSC([.A77]) * SEC([.A77]))) ^ 3))) * (CSC([.A77]) ^ 3)))" office:value-type="float" office:value="150.676644352175" calcext:value-type="float">
            <text:p>150,676644352175</text:p>
          </table:table-cell>
          <table:table-cell/>
          <table:table-cell office:value-type="float" office:value="-24" calcext:value-type="float">
            <text:p>-24</text:p>
          </table:table-cell>
        </table:table-row>
        <table:table-row table:style-name="ro1">
          <table:table-cell table:formula="of:=0.1*PI()*[.L78]" office:value-type="float" office:value="-7.22566310325652" calcext:value-type="float">
            <text:p>-7,22566310325652</text:p>
          </table:table-cell>
          <table:table-cell table:formula="of:=COS([.A78])" office:value-type="float" office:value="0.587785252292473" calcext:value-type="float">
            <text:p>0,587785252292473</text:p>
          </table:table-cell>
          <table:table-cell table:formula="of:=SIN([.A78])" office:value-type="float" office:value="-0.809016994374947" calcext:value-type="float">
            <text:p>-0,809016994374947</text:p>
          </table:table-cell>
          <table:table-cell table:formula="of:=TAN([.A78])" office:value-type="float" office:value="-1.37638192047117" calcext:value-type="float">
            <text:p>-1,37638192047117</text:p>
          </table:table-cell>
          <table:table-cell table:formula="of:=SEC([.A78])" office:value-type="float" office:value="1.70130161670408" calcext:value-type="float">
            <text:p>1,70130161670408</text:p>
          </table:table-cell>
          <table:table-cell table:formula="of:=CSC([.A78])" office:value-type="float" office:value="-1.23606797749979" calcext:value-type="float">
            <text:p>-1,23606797749979</text:p>
          </table:table-cell>
          <table:table-cell table:formula="of:=LOG([.A78];2)" office:value-type="string" office:string-value="" calcext:value-type="error">
            <text:p>Ошибка:502</text:p>
          </table:table-cell>
          <table:table-cell table:formula="of:=LOG([.A78];5)" office:value-type="string" office:string-value="" calcext:value-type="error">
            <text:p>Ошибка:502</text:p>
          </table:table-cell>
          <table:table-cell table:formula="of:=LOG([.A78];10)" office:value-type="string" office:string-value="" calcext:value-type="error">
            <text:p>Ошибка:502</text:p>
          </table:table-cell>
          <table:table-cell table:formula="of:=(((((((((SEC([.A78]) + SEC([.A78])) - TAN([.A78])) + COS([.A78])) - TAN([.A78])) ^ 2) + SEC([.A78])) + (TAN([.A78]) + (((CSC([.A78]) + (SEC([.A78]) / TAN([.A78]))) / CSC([.A78])) + TAN([.A78])))) / (CSC([.A78]) ^ 2)) - ((((CSC([.A78]) * (CSC([.A78]) - COS([.A78]))) + SIN([.A78])) * ((COS([.A78]) - (COS([.A78]) ^ 2)) + ((CSC([.A78]) / (CSC([.A78]) * SEC([.A78]))) ^ 3))) * (CSC([.A78]) ^ 3)))" office:value-type="float" office:value="31.5971093551118" calcext:value-type="float">
            <text:p>31,5971093551118</text:p>
          </table:table-cell>
          <table:table-cell/>
          <table:table-cell office:value-type="float" office:value="-23" calcext:value-type="float">
            <text:p>-23</text:p>
          </table:table-cell>
        </table:table-row>
        <table:table-row table:style-name="ro1">
          <table:table-cell table:formula="of:=0.1*PI()*[.L79]" office:value-type="float" office:value="-6.91150383789755" calcext:value-type="float">
            <text:p>-6,91150383789755</text:p>
          </table:table-cell>
          <table:table-cell table:formula="of:=COS([.A79])" office:value-type="float" office:value="0.809016994374947" calcext:value-type="float">
            <text:p>0,809016994374947</text:p>
          </table:table-cell>
          <table:table-cell table:formula="of:=SIN([.A79])" office:value-type="float" office:value="-0.587785252292473" calcext:value-type="float">
            <text:p>-0,587785252292473</text:p>
          </table:table-cell>
          <table:table-cell table:formula="of:=TAN([.A79])" office:value-type="float" office:value="-0.72654252800536" calcext:value-type="float">
            <text:p>-0,72654252800536</text:p>
          </table:table-cell>
          <table:table-cell table:formula="of:=SEC([.A79])" office:value-type="float" office:value="1.23606797749979" calcext:value-type="float">
            <text:p>1,23606797749979</text:p>
          </table:table-cell>
          <table:table-cell table:formula="of:=CSC([.A79])" office:value-type="float" office:value="-1.70130161670408" calcext:value-type="float">
            <text:p>-1,70130161670408</text:p>
          </table:table-cell>
          <table:table-cell table:formula="of:=LOG([.A79];2)" office:value-type="string" office:string-value="" calcext:value-type="error">
            <text:p>Ошибка:502</text:p>
          </table:table-cell>
          <table:table-cell table:formula="of:=LOG([.A79];5)" office:value-type="string" office:string-value="" calcext:value-type="error">
            <text:p>Ошибка:502</text:p>
          </table:table-cell>
          <table:table-cell table:formula="of:=LOG([.A79];10)" office:value-type="string" office:string-value="" calcext:value-type="error">
            <text:p>Ошибка:502</text:p>
          </table:table-cell>
          <table:table-cell table:formula="of:=(((((((((SEC([.A79]) + SEC([.A79])) - TAN([.A79])) + COS([.A79])) - TAN([.A79])) ^ 2) + SEC([.A79])) + (TAN([.A79]) + (((CSC([.A79]) + (SEC([.A79]) / TAN([.A79]))) / CSC([.A79])) + TAN([.A79])))) / (CSC([.A79]) ^ 2)) - ((((CSC([.A79]) * (CSC([.A79]) - COS([.A79]))) + SIN([.A79])) * ((COS([.A79]) - (COS([.A79]) ^ 2)) + ((CSC([.A79]) / (CSC([.A79]) * SEC([.A79]))) ^ 3))) * (CSC([.A79]) ^ 3)))" office:value-type="float" office:value="20.7650410654088" calcext:value-type="float">
            <text:p>20,7650410654088</text:p>
          </table:table-cell>
          <table:table-cell/>
          <table:table-cell office:value-type="float" office:value="-22" calcext:value-type="float">
            <text:p>-22</text:p>
          </table:table-cell>
        </table:table-row>
        <table:table-row table:style-name="ro1">
          <table:table-cell table:formula="of:=0.1*PI()*[.L80]" office:value-type="float" office:value="-6.59734457253857" calcext:value-type="float">
            <text:p>-6,59734457253857</text:p>
          </table:table-cell>
          <table:table-cell table:formula="of:=COS([.A80])" office:value-type="float" office:value="0.951056516295154" calcext:value-type="float">
            <text:p>0,951056516295154</text:p>
          </table:table-cell>
          <table:table-cell table:formula="of:=SIN([.A80])" office:value-type="float" office:value="-0.309016994374947" calcext:value-type="float">
            <text:p>-0,309016994374947</text:p>
          </table:table-cell>
          <table:table-cell table:formula="of:=TAN([.A80])" office:value-type="float" office:value="-0.324919696232906" calcext:value-type="float">
            <text:p>-0,324919696232906</text:p>
          </table:table-cell>
          <table:table-cell table:formula="of:=SEC([.A80])" office:value-type="float" office:value="1.05146222423827" calcext:value-type="float">
            <text:p>1,05146222423827</text:p>
          </table:table-cell>
          <table:table-cell table:formula="of:=CSC([.A80])" office:value-type="float" office:value="-3.23606797749979" calcext:value-type="float">
            <text:p>-3,23606797749979</text:p>
          </table:table-cell>
          <table:table-cell table:formula="of:=LOG([.A80];2)" office:value-type="string" office:string-value="" calcext:value-type="error">
            <text:p>Ошибка:502</text:p>
          </table:table-cell>
          <table:table-cell table:formula="of:=LOG([.A80];5)" office:value-type="string" office:string-value="" calcext:value-type="error">
            <text:p>Ошибка:502</text:p>
          </table:table-cell>
          <table:table-cell table:formula="of:=LOG([.A80];10)" office:value-type="string" office:string-value="" calcext:value-type="error">
            <text:p>Ошибка:502</text:p>
          </table:table-cell>
          <table:table-cell table:formula="of:=(((((((((SEC([.A80]) + SEC([.A80])) - TAN([.A80])) + COS([.A80])) - TAN([.A80])) ^ 2) + SEC([.A80])) + (TAN([.A80]) + (((CSC([.A80]) + (SEC([.A80]) / TAN([.A80]))) / CSC([.A80])) + TAN([.A80])))) / (CSC([.A80]) ^ 2)) - ((((CSC([.A80]) * (CSC([.A80]) - COS([.A80]))) + SIN([.A80])) * ((COS([.A80]) - (COS([.A80]) ^ 2)) + ((CSC([.A80]) / (CSC([.A80]) * SEC([.A80]))) ^ 3))) * (CSC([.A80]) ^ 3)))" office:value-type="float" office:value="408.424957488915" calcext:value-type="float">
            <text:p>408,424957488915</text:p>
          </table:table-cell>
          <table:table-cell/>
          <table:table-cell office:value-type="float" office:value="-21" calcext:value-type="float">
            <text:p>-21</text:p>
          </table:table-cell>
        </table:table-row>
        <table:table-row table:style-name="ro1">
          <table:table-cell table:formula="of:=0.1*PI()*[.L81]" office:value-type="float" office:value="-6.28318530717959" calcext:value-type="float">
            <text:p>-6,28318530717959</text:p>
          </table:table-cell>
          <table:table-cell table:formula="of:=COS([.A81])" office:value-type="float" office:value="1" calcext:value-type="float">
            <text:p>1</text:p>
          </table:table-cell>
          <table:table-cell table:formula="of:=SIN([.A81])" office:value-type="float" office:value="2.44929359829471E-016" calcext:value-type="float">
            <text:p>2,44929359829471E-16</text:p>
          </table:table-cell>
          <table:table-cell table:formula="of:=TAN([.A81])" office:value-type="float" office:value="2.44929359829471E-016" calcext:value-type="float">
            <text:p>2,44929359829471E-16</text:p>
          </table:table-cell>
          <table:table-cell table:formula="of:=SEC([.A81])" office:value-type="float" office:value="1" calcext:value-type="float">
            <text:p>1</text:p>
          </table:table-cell>
          <table:table-cell table:formula="of:=CSC([.A81])" office:value-type="float" office:value="4.08280983829884E+015" calcext:value-type="float">
            <text:p>4,08280983829884E+015</text:p>
          </table:table-cell>
          <table:table-cell table:formula="of:=LOG([.A81];2)" office:value-type="string" office:string-value="" calcext:value-type="error">
            <text:p>Ошибка:502</text:p>
          </table:table-cell>
          <table:table-cell table:formula="of:=LOG([.A81];5)" office:value-type="string" office:string-value="" calcext:value-type="error">
            <text:p>Ошибка:502</text:p>
          </table:table-cell>
          <table:table-cell table:formula="of:=LOG([.A81];10)" office:value-type="string" office:string-value="" calcext:value-type="error">
            <text:p>Ошибка:502</text:p>
          </table:table-cell>
          <table:table-cell table:formula="of:=(((((((((SEC([.A81]) + SEC([.A81])) - TAN([.A81])) + COS([.A81])) - TAN([.A81])) ^ 2) + SEC([.A81])) + (TAN([.A81]) + (((CSC([.A81]) + (SEC([.A81]) / TAN([.A81]))) / CSC([.A81])) + TAN([.A81])))) / (CSC([.A81]) ^ 2)) - ((((CSC([.A81]) * (CSC([.A81]) - COS([.A81]))) + SIN([.A81])) * ((COS([.A81]) - (COS([.A81]) ^ 2)) + ((CSC([.A81]) / (CSC([.A81]) * SEC([.A81]))) ^ 3))) * (CSC([.A81]) ^ 3)))" office:value-type="float" office:value="-1.13447717632663E+078" calcext:value-type="float">
            <text:p>-1,13447717632663E+078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table:formula="of:=0.1*PI()*[.L82]" office:value-type="float" office:value="-5.96902604182061" calcext:value-type="float">
            <text:p>-5,96902604182061</text:p>
          </table:table-cell>
          <table:table-cell table:formula="of:=COS([.A82])" office:value-type="float" office:value="0.951056516295153" calcext:value-type="float">
            <text:p>0,951056516295153</text:p>
          </table:table-cell>
          <table:table-cell table:formula="of:=SIN([.A82])" office:value-type="float" office:value="0.309016994374948" calcext:value-type="float">
            <text:p>0,309016994374948</text:p>
          </table:table-cell>
          <table:table-cell table:formula="of:=TAN([.A82])" office:value-type="float" office:value="0.324919696232907" calcext:value-type="float">
            <text:p>0,324919696232907</text:p>
          </table:table-cell>
          <table:table-cell table:formula="of:=SEC([.A82])" office:value-type="float" office:value="1.05146222423827" calcext:value-type="float">
            <text:p>1,05146222423827</text:p>
          </table:table-cell>
          <table:table-cell table:formula="of:=CSC([.A82])" office:value-type="float" office:value="3.23606797749979" calcext:value-type="float">
            <text:p>3,23606797749979</text:p>
          </table:table-cell>
          <table:table-cell table:formula="of:=LOG([.A82];2)" office:value-type="string" office:string-value="" calcext:value-type="error">
            <text:p>Ошибка:502</text:p>
          </table:table-cell>
          <table:table-cell table:formula="of:=LOG([.A82];5)" office:value-type="string" office:string-value="" calcext:value-type="error">
            <text:p>Ошибка:502</text:p>
          </table:table-cell>
          <table:table-cell table:formula="of:=LOG([.A82];10)" office:value-type="string" office:string-value="" calcext:value-type="error">
            <text:p>Ошибка:502</text:p>
          </table:table-cell>
          <table:table-cell table:formula="of:=(((((((((SEC([.A82]) + SEC([.A82])) - TAN([.A82])) + COS([.A82])) - TAN([.A82])) ^ 2) + SEC([.A82])) + (TAN([.A82]) + (((CSC([.A82]) + (SEC([.A82]) / TAN([.A82]))) / CSC([.A82])) + TAN([.A82])))) / (CSC([.A82]) ^ 2)) - ((((CSC([.A82]) * (CSC([.A82]) - COS([.A82]))) + SIN([.A82])) * ((COS([.A82]) - (COS([.A82]) ^ 2)) + ((CSC([.A82]) / (CSC([.A82]) * SEC([.A82]))) ^ 3))) * (CSC([.A82]) ^ 3)))" office:value-type="float" office:value="-235.819787420161" calcext:value-type="float">
            <text:p>-235,819787420161</text:p>
          </table:table-cell>
          <table:table-cell/>
          <table:table-cell office:value-type="float" office:value="-19" calcext:value-type="float">
            <text:p>-19</text:p>
          </table:table-cell>
        </table:table-row>
        <table:table-row table:style-name="ro1">
          <table:table-cell table:formula="of:=0.1*PI()*[.L83]" office:value-type="float" office:value="-5.65486677646163" calcext:value-type="float">
            <text:p>-5,65486677646163</text:p>
          </table:table-cell>
          <table:table-cell table:formula="of:=COS([.A83])" office:value-type="float" office:value="0.809016994374947" calcext:value-type="float">
            <text:p>0,809016994374947</text:p>
          </table:table-cell>
          <table:table-cell table:formula="of:=SIN([.A83])" office:value-type="float" office:value="0.587785252292473" calcext:value-type="float">
            <text:p>0,587785252292473</text:p>
          </table:table-cell>
          <table:table-cell table:formula="of:=TAN([.A83])" office:value-type="float" office:value="0.726542528005361" calcext:value-type="float">
            <text:p>0,726542528005361</text:p>
          </table:table-cell>
          <table:table-cell table:formula="of:=SEC([.A83])" office:value-type="float" office:value="1.23606797749979" calcext:value-type="float">
            <text:p>1,23606797749979</text:p>
          </table:table-cell>
          <table:table-cell table:formula="of:=CSC([.A83])" office:value-type="float" office:value="1.70130161670408" calcext:value-type="float">
            <text:p>1,70130161670408</text:p>
          </table:table-cell>
          <table:table-cell table:formula="of:=LOG([.A83];2)" office:value-type="string" office:string-value="" calcext:value-type="error">
            <text:p>Ошибка:502</text:p>
          </table:table-cell>
          <table:table-cell table:formula="of:=LOG([.A83];5)" office:value-type="string" office:string-value="" calcext:value-type="error">
            <text:p>Ошибка:502</text:p>
          </table:table-cell>
          <table:table-cell table:formula="of:=LOG([.A83];10)" office:value-type="string" office:string-value="" calcext:value-type="error">
            <text:p>Ошибка:502</text:p>
          </table:table-cell>
          <table:table-cell table:formula="of:=(((((((((SEC([.A83]) + SEC([.A83])) - TAN([.A83])) + COS([.A83])) - TAN([.A83])) ^ 2) + SEC([.A83])) + (TAN([.A83]) + (((CSC([.A83]) + (SEC([.A83]) / TAN([.A83]))) / CSC([.A83])) + TAN([.A83])))) / (CSC([.A83]) ^ 2)) - ((((CSC([.A83]) * (CSC([.A83]) - COS([.A83]))) + SIN([.A83])) * ((COS([.A83]) - (COS([.A83]) ^ 2)) + ((CSC([.A83]) / (CSC([.A83]) * SEC([.A83]))) ^ 3))) * (CSC([.A83]) ^ 3)))" office:value-type="float" office:value="-4.3184329395587" calcext:value-type="float">
            <text:p>-4,3184329395587</text:p>
          </table:table-cell>
          <table:table-cell/>
          <table:table-cell office:value-type="float" office:value="-18" calcext:value-type="float">
            <text:p>-18</text:p>
          </table:table-cell>
        </table:table-row>
        <table:table-row table:style-name="ro1">
          <table:table-cell table:formula="of:=0.1*PI()*[.L84]" office:value-type="float" office:value="-5.34070751110265" calcext:value-type="float">
            <text:p>-5,34070751110265</text:p>
          </table:table-cell>
          <table:table-cell table:formula="of:=COS([.A84])" office:value-type="float" office:value="0.587785252292473" calcext:value-type="float">
            <text:p>0,587785252292473</text:p>
          </table:table-cell>
          <table:table-cell table:formula="of:=SIN([.A84])" office:value-type="float" office:value="0.809016994374947" calcext:value-type="float">
            <text:p>0,809016994374947</text:p>
          </table:table-cell>
          <table:table-cell table:formula="of:=TAN([.A84])" office:value-type="float" office:value="1.37638192047117" calcext:value-type="float">
            <text:p>1,37638192047117</text:p>
          </table:table-cell>
          <table:table-cell table:formula="of:=SEC([.A84])" office:value-type="float" office:value="1.70130161670408" calcext:value-type="float">
            <text:p>1,70130161670408</text:p>
          </table:table-cell>
          <table:table-cell table:formula="of:=CSC([.A84])" office:value-type="float" office:value="1.23606797749979" calcext:value-type="float">
            <text:p>1,23606797749979</text:p>
          </table:table-cell>
          <table:table-cell table:formula="of:=LOG([.A84];2)" office:value-type="string" office:string-value="" calcext:value-type="error">
            <text:p>Ошибка:502</text:p>
          </table:table-cell>
          <table:table-cell table:formula="of:=LOG([.A84];5)" office:value-type="string" office:string-value="" calcext:value-type="error">
            <text:p>Ошибка:502</text:p>
          </table:table-cell>
          <table:table-cell table:formula="of:=LOG([.A84];10)" office:value-type="string" office:string-value="" calcext:value-type="error">
            <text:p>Ошибка:502</text:p>
          </table:table-cell>
          <table:table-cell table:formula="of:=(((((((((SEC([.A84]) + SEC([.A84])) - TAN([.A84])) + COS([.A84])) - TAN([.A84])) ^ 2) + SEC([.A84])) + (TAN([.A84]) + (((CSC([.A84]) + (SEC([.A84]) / TAN([.A84]))) / CSC([.A84])) + TAN([.A84])))) / (CSC([.A84]) ^ 2)) - ((((CSC([.A84]) * (CSC([.A84]) - COS([.A84]))) + SIN([.A84])) * ((COS([.A84]) - (COS([.A84]) ^ 2)) + ((CSC([.A84]) / (CSC([.A84]) * SEC([.A84]))) ^ 3))) * (CSC([.A84]) ^ 3)))" office:value-type="float" office:value="3.87230844287778" calcext:value-type="float">
            <text:p>3,87230844287778</text:p>
          </table:table-cell>
          <table:table-cell/>
          <table:table-cell office:value-type="float" office:value="-17" calcext:value-type="float">
            <text:p>-17</text:p>
          </table:table-cell>
        </table:table-row>
        <table:table-row table:style-name="ro1">
          <table:table-cell table:formula="of:=0.1*PI()*[.L85]" office:value-type="float" office:value="-5.02654824574367" calcext:value-type="float">
            <text:p>-5,02654824574367</text:p>
          </table:table-cell>
          <table:table-cell table:formula="of:=COS([.A85])" office:value-type="float" office:value="0.309016994374947" calcext:value-type="float">
            <text:p>0,309016994374947</text:p>
          </table:table-cell>
          <table:table-cell table:formula="of:=SIN([.A85])" office:value-type="float" office:value="0.951056516295154" calcext:value-type="float">
            <text:p>0,951056516295154</text:p>
          </table:table-cell>
          <table:table-cell table:formula="of:=TAN([.A85])" office:value-type="float" office:value="3.07768353717526" calcext:value-type="float">
            <text:p>3,07768353717526</text:p>
          </table:table-cell>
          <table:table-cell table:formula="of:=SEC([.A85])" office:value-type="float" office:value="3.23606797749979" calcext:value-type="float">
            <text:p>3,23606797749979</text:p>
          </table:table-cell>
          <table:table-cell table:formula="of:=CSC([.A85])" office:value-type="float" office:value="1.05146222423827" calcext:value-type="float">
            <text:p>1,05146222423827</text:p>
          </table:table-cell>
          <table:table-cell table:formula="of:=LOG([.A85];2)" office:value-type="string" office:string-value="" calcext:value-type="error">
            <text:p>Ошибка:502</text:p>
          </table:table-cell>
          <table:table-cell table:formula="of:=LOG([.A85];5)" office:value-type="string" office:string-value="" calcext:value-type="error">
            <text:p>Ошибка:502</text:p>
          </table:table-cell>
          <table:table-cell table:formula="of:=LOG([.A85];10)" office:value-type="string" office:string-value="" calcext:value-type="error">
            <text:p>Ошибка:502</text:p>
          </table:table-cell>
          <table:table-cell table:formula="of:=(((((((((SEC([.A85]) + SEC([.A85])) - TAN([.A85])) + COS([.A85])) - TAN([.A85])) ^ 2) + SEC([.A85])) + (TAN([.A85]) + (((CSC([.A85]) + (SEC([.A85]) / TAN([.A85]))) / CSC([.A85])) + TAN([.A85])))) / (CSC([.A85]) ^ 2)) - ((((CSC([.A85]) * (CSC([.A85]) - COS([.A85]))) + SIN([.A85])) * ((COS([.A85]) - (COS([.A85]) ^ 2)) + ((CSC([.A85]) / (CSC([.A85]) * SEC([.A85]))) ^ 3))) * (CSC([.A85]) ^ 3)))" office:value-type="float" office:value="10.168621229976" calcext:value-type="float">
            <text:p>10,168621229976</text:p>
          </table:table-cell>
          <table:table-cell/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0.1*PI()*[.L86]" office:value-type="float" office:value="-4.71238898038469" calcext:value-type="float">
            <text:p>-4,71238898038469</text:p>
          </table:table-cell>
          <table:table-cell table:formula="of:=COS([.A86])" office:value-type="float" office:value="-1.83697019872103E-016" calcext:value-type="float">
            <text:p>-1,83697019872103E-16</text:p>
          </table:table-cell>
          <table:table-cell table:formula="of:=SIN([.A86])" office:value-type="float" office:value="1" calcext:value-type="float">
            <text:p>1</text:p>
          </table:table-cell>
          <table:table-cell table:formula="of:=TAN([.A86])" office:value-type="float" office:value="-5443746451065123" calcext:value-type="float">
            <text:p>-5443746451065123</text:p>
          </table:table-cell>
          <table:table-cell table:formula="of:=SEC([.A86])" office:value-type="float" office:value="-5443746451065123" calcext:value-type="float">
            <text:p>-5443746451065123</text:p>
          </table:table-cell>
          <table:table-cell table:formula="of:=CSC([.A86])" office:value-type="float" office:value="1" calcext:value-type="float">
            <text:p>1</text:p>
          </table:table-cell>
          <table:table-cell table:formula="of:=LOG([.A86];2)" office:value-type="string" office:string-value="" calcext:value-type="error">
            <text:p>Ошибка:502</text:p>
          </table:table-cell>
          <table:table-cell table:formula="of:=LOG([.A86];5)" office:value-type="string" office:string-value="" calcext:value-type="error">
            <text:p>Ошибка:502</text:p>
          </table:table-cell>
          <table:table-cell table:formula="of:=LOG([.A86];10)" office:value-type="string" office:string-value="" calcext:value-type="error">
            <text:p>Ошибка:502</text:p>
          </table:table-cell>
          <table:table-cell table:formula="of:=(((((((((SEC([.A86]) + SEC([.A86])) - TAN([.A86])) + COS([.A86])) - TAN([.A86])) ^ 2) + SEC([.A86])) + (TAN([.A86]) + (((CSC([.A86]) + (SEC([.A86]) / TAN([.A86]))) / CSC([.A86])) + TAN([.A86])))) / (CSC([.A86]) ^ 2)) - ((((CSC([.A86]) * (CSC([.A86]) - COS([.A86]))) + SIN([.A86])) * ((COS([.A86]) - (COS([.A86]) ^ 2)) + ((CSC([.A86]) / (CSC([.A86]) * SEC([.A86]))) ^ 3))) * (CSC([.A86]) ^ 3)))" office:value-type="float" office:value="-1.63312393531954E+016" calcext:value-type="float">
            <text:p>-1,63312393531954E+016</text:p>
          </table:table-cell>
          <table:table-cell/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0.1*PI()*[.L87]" office:value-type="float" office:value="-4.39822971502571" calcext:value-type="float">
            <text:p>-4,39822971502571</text:p>
          </table:table-cell>
          <table:table-cell table:formula="of:=COS([.A87])" office:value-type="float" office:value="-0.309016994374948" calcext:value-type="float">
            <text:p>-0,309016994374948</text:p>
          </table:table-cell>
          <table:table-cell table:formula="of:=SIN([.A87])" office:value-type="float" office:value="0.951056516295153" calcext:value-type="float">
            <text:p>0,951056516295153</text:p>
          </table:table-cell>
          <table:table-cell table:formula="of:=TAN([.A87])" office:value-type="float" office:value="-3.07768353717525" calcext:value-type="float">
            <text:p>-3,07768353717525</text:p>
          </table:table-cell>
          <table:table-cell table:formula="of:=SEC([.A87])" office:value-type="float" office:value="-3.23606797749979" calcext:value-type="float">
            <text:p>-3,23606797749979</text:p>
          </table:table-cell>
          <table:table-cell table:formula="of:=CSC([.A87])" office:value-type="float" office:value="1.05146222423827" calcext:value-type="float">
            <text:p>1,05146222423827</text:p>
          </table:table-cell>
          <table:table-cell table:formula="of:=LOG([.A87];2)" office:value-type="string" office:string-value="" calcext:value-type="error">
            <text:p>Ошибка:502</text:p>
          </table:table-cell>
          <table:table-cell table:formula="of:=LOG([.A87];5)" office:value-type="string" office:string-value="" calcext:value-type="error">
            <text:p>Ошибка:502</text:p>
          </table:table-cell>
          <table:table-cell table:formula="of:=LOG([.A87];10)" office:value-type="string" office:string-value="" calcext:value-type="error">
            <text:p>Ошибка:502</text:p>
          </table:table-cell>
          <table:table-cell table:formula="of:=(((((((((SEC([.A87]) + SEC([.A87])) - TAN([.A87])) + COS([.A87])) - TAN([.A87])) ^ 2) + SEC([.A87])) + (TAN([.A87]) + (((CSC([.A87]) + (SEC([.A87]) / TAN([.A87]))) / CSC([.A87])) + TAN([.A87])))) / (CSC([.A87]) ^ 2)) - ((((CSC([.A87]) * (CSC([.A87]) - COS([.A87]))) + SIN([.A87])) * ((COS([.A87]) - (COS([.A87]) ^ 2)) + ((CSC([.A87]) / (CSC([.A87]) * SEC([.A87]))) ^ 3))) * (CSC([.A87]) ^ 3)))" office:value-type="float" office:value="-5.12983804223038" calcext:value-type="float">
            <text:p>-5,12983804223038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1">
          <table:table-cell table:formula="of:=0.1*PI()*[.L88]" office:value-type="float" office:value="-4.08407044966673" calcext:value-type="float">
            <text:p>-4,08407044966673</text:p>
          </table:table-cell>
          <table:table-cell table:formula="of:=COS([.A88])" office:value-type="float" office:value="-0.587785252292473" calcext:value-type="float">
            <text:p>-0,587785252292473</text:p>
          </table:table-cell>
          <table:table-cell table:formula="of:=SIN([.A88])" office:value-type="float" office:value="0.809016994374947" calcext:value-type="float">
            <text:p>0,809016994374947</text:p>
          </table:table-cell>
          <table:table-cell table:formula="of:=TAN([.A88])" office:value-type="float" office:value="-1.37638192047117" calcext:value-type="float">
            <text:p>-1,37638192047117</text:p>
          </table:table-cell>
          <table:table-cell table:formula="of:=SEC([.A88])" office:value-type="float" office:value="-1.70130161670408" calcext:value-type="float">
            <text:p>-1,70130161670408</text:p>
          </table:table-cell>
          <table:table-cell table:formula="of:=CSC([.A88])" office:value-type="float" office:value="1.23606797749979" calcext:value-type="float">
            <text:p>1,23606797749979</text:p>
          </table:table-cell>
          <table:table-cell table:formula="of:=LOG([.A88];2)" office:value-type="string" office:string-value="" calcext:value-type="error">
            <text:p>Ошибка:502</text:p>
          </table:table-cell>
          <table:table-cell table:formula="of:=LOG([.A88];5)" office:value-type="string" office:string-value="" calcext:value-type="error">
            <text:p>Ошибка:502</text:p>
          </table:table-cell>
          <table:table-cell table:formula="of:=LOG([.A88];10)" office:value-type="string" office:string-value="" calcext:value-type="error">
            <text:p>Ошибка:502</text:p>
          </table:table-cell>
          <table:table-cell table:formula="of:=(((((((((SEC([.A88]) + SEC([.A88])) - TAN([.A88])) + COS([.A88])) - TAN([.A88])) ^ 2) + SEC([.A88])) + (TAN([.A88]) + (((CSC([.A88]) + (SEC([.A88]) / TAN([.A88]))) / CSC([.A88])) + TAN([.A88])))) / (CSC([.A88]) ^ 2)) - ((((CSC([.A88]) * (CSC([.A88]) - COS([.A88]))) + SIN([.A88])) * ((COS([.A88]) - (COS([.A88]) ^ 2)) + ((CSC([.A88]) / (CSC([.A88]) * SEC([.A88]))) ^ 3))) * (CSC([.A88]) ^ 3)))" office:value-type="float" office:value="5.97057293895413" calcext:value-type="float">
            <text:p>5,97057293895413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1">
          <table:table-cell table:formula="of:=0.1*PI()*[.L89]" office:value-type="float" office:value="-3.76991118430775" calcext:value-type="float">
            <text:p>-3,76991118430775</text:p>
          </table:table-cell>
          <table:table-cell table:formula="of:=COS([.A89])" office:value-type="float" office:value="-0.809016994374947" calcext:value-type="float">
            <text:p>-0,809016994374947</text:p>
          </table:table-cell>
          <table:table-cell table:formula="of:=SIN([.A89])" office:value-type="float" office:value="0.587785252292473" calcext:value-type="float">
            <text:p>0,587785252292473</text:p>
          </table:table-cell>
          <table:table-cell table:formula="of:=TAN([.A89])" office:value-type="float" office:value="-0.726542528005361" calcext:value-type="float">
            <text:p>-0,726542528005361</text:p>
          </table:table-cell>
          <table:table-cell table:formula="of:=SEC([.A89])" office:value-type="float" office:value="-1.23606797749979" calcext:value-type="float">
            <text:p>-1,23606797749979</text:p>
          </table:table-cell>
          <table:table-cell table:formula="of:=CSC([.A89])" office:value-type="float" office:value="1.70130161670408" calcext:value-type="float">
            <text:p>1,70130161670408</text:p>
          </table:table-cell>
          <table:table-cell table:formula="of:=LOG([.A89];2)" office:value-type="string" office:string-value="" calcext:value-type="error">
            <text:p>Ошибка:502</text:p>
          </table:table-cell>
          <table:table-cell table:formula="of:=LOG([.A89];5)" office:value-type="string" office:string-value="" calcext:value-type="error">
            <text:p>Ошибка:502</text:p>
          </table:table-cell>
          <table:table-cell table:formula="of:=LOG([.A89];10)" office:value-type="string" office:string-value="" calcext:value-type="error">
            <text:p>Ошибка:502</text:p>
          </table:table-cell>
          <table:table-cell table:formula="of:=(((((((((SEC([.A89]) + SEC([.A89])) - TAN([.A89])) + COS([.A89])) - TAN([.A89])) ^ 2) + SEC([.A89])) + (TAN([.A89]) + (((CSC([.A89]) + (SEC([.A89]) / TAN([.A89]))) / CSC([.A89])) + TAN([.A89])))) / (CSC([.A89]) ^ 2)) - ((((CSC([.A89]) * (CSC([.A89]) - COS([.A89]))) + SIN([.A89])) * ((COS([.A89]) - (COS([.A89]) ^ 2)) + ((CSC([.A89]) / (CSC([.A89]) * SEC([.A89]))) ^ 3))) * (CSC([.A89]) ^ 3)))" office:value-type="float" office:value="48.600106126353" calcext:value-type="float">
            <text:p>48,600106126353</text:p>
          </table:table-cell>
          <table:table-cell/>
          <table:table-cell office:value-type="float" office:value="-12" calcext:value-type="float">
            <text:p>-12</text:p>
          </table:table-cell>
        </table:table-row>
        <table:table-row table:style-name="ro1">
          <table:table-cell table:formula="of:=0.1*PI()*[.L90]" office:value-type="float" office:value="-3.45575191894877" calcext:value-type="float">
            <text:p>-3,45575191894877</text:p>
          </table:table-cell>
          <table:table-cell table:formula="of:=COS([.A90])" office:value-type="float" office:value="-0.951056516295154" calcext:value-type="float">
            <text:p>-0,951056516295154</text:p>
          </table:table-cell>
          <table:table-cell table:formula="of:=SIN([.A90])" office:value-type="float" office:value="0.309016994374947" calcext:value-type="float">
            <text:p>0,309016994374947</text:p>
          </table:table-cell>
          <table:table-cell table:formula="of:=TAN([.A90])" office:value-type="float" office:value="-0.324919696232906" calcext:value-type="float">
            <text:p>-0,324919696232906</text:p>
          </table:table-cell>
          <table:table-cell table:formula="of:=SEC([.A90])" office:value-type="float" office:value="-1.05146222423827" calcext:value-type="float">
            <text:p>-1,05146222423827</text:p>
          </table:table-cell>
          <table:table-cell table:formula="of:=CSC([.A90])" office:value-type="float" office:value="3.23606797749979" calcext:value-type="float">
            <text:p>3,23606797749979</text:p>
          </table:table-cell>
          <table:table-cell table:formula="of:=LOG([.A90];2)" office:value-type="string" office:string-value="" calcext:value-type="error">
            <text:p>Ошибка:502</text:p>
          </table:table-cell>
          <table:table-cell table:formula="of:=LOG([.A90];5)" office:value-type="string" office:string-value="" calcext:value-type="error">
            <text:p>Ошибка:502</text:p>
          </table:table-cell>
          <table:table-cell table:formula="of:=LOG([.A90];10)" office:value-type="string" office:string-value="" calcext:value-type="error">
            <text:p>Ошибка:502</text:p>
          </table:table-cell>
          <table:table-cell table:formula="of:=(((((((((SEC([.A90]) + SEC([.A90])) - TAN([.A90])) + COS([.A90])) - TAN([.A90])) ^ 2) + SEC([.A90])) + (TAN([.A90]) + (((CSC([.A90]) + (SEC([.A90]) / TAN([.A90]))) / CSC([.A90])) + TAN([.A90])))) / (CSC([.A90]) ^ 2)) - ((((CSC([.A90]) * (CSC([.A90]) - COS([.A90]))) + SIN([.A90])) * ((COS([.A90]) - (COS([.A90]) ^ 2)) + ((CSC([.A90]) / (CSC([.A90]) * SEC([.A90]))) ^ 3))) * (CSC([.A90]) ^ 3)))" office:value-type="float" office:value="1276.07338625527" calcext:value-type="float">
            <text:p>1276,07338625527</text:p>
          </table:table-cell>
          <table:table-cell/>
          <table:table-cell office:value-type="float" office:value="-11" calcext:value-type="float">
            <text:p>-11</text:p>
          </table:table-cell>
        </table:table-row>
        <table:table-row table:style-name="ro1">
          <table:table-cell table:formula="of:=0.1*PI()*[.L91]" office:value-type="float" office:value="-3.14159265358979" calcext:value-type="float">
            <text:p>-3,14159265358979</text:p>
          </table:table-cell>
          <table:table-cell table:formula="of:=COS([.A91])" office:value-type="float" office:value="-1" calcext:value-type="float">
            <text:p>-1</text:p>
          </table:table-cell>
          <table:table-cell table:formula="of:=SIN([.A91])" office:value-type="float" office:value="-1.22464679914735E-016" calcext:value-type="float">
            <text:p>-1,22464679914735E-16</text:p>
          </table:table-cell>
          <table:table-cell table:formula="of:=TAN([.A91])" office:value-type="float" office:value="1.22464679914735E-016" calcext:value-type="float">
            <text:p>1,22464679914735E-16</text:p>
          </table:table-cell>
          <table:table-cell table:formula="of:=SEC([.A91])" office:value-type="float" office:value="-1" calcext:value-type="float">
            <text:p>-1</text:p>
          </table:table-cell>
          <table:table-cell table:formula="of:=CSC([.A91])" office:value-type="float" office:value="-8165619676597685" calcext:value-type="float">
            <text:p>-8165619676597685</text:p>
          </table:table-cell>
          <table:table-cell table:formula="of:=LOG([.A91];2)" office:value-type="string" office:string-value="" calcext:value-type="error">
            <text:p>Ошибка:502</text:p>
          </table:table-cell>
          <table:table-cell table:formula="of:=LOG([.A91];5)" office:value-type="string" office:string-value="" calcext:value-type="error">
            <text:p>Ошибка:502</text:p>
          </table:table-cell>
          <table:table-cell table:formula="of:=LOG([.A91];10)" office:value-type="string" office:string-value="" calcext:value-type="error">
            <text:p>Ошибка:502</text:p>
          </table:table-cell>
          <table:table-cell table:formula="of:=(((((((((SEC([.A91]) + SEC([.A91])) - TAN([.A91])) + COS([.A91])) - TAN([.A91])) ^ 2) + SEC([.A91])) + (TAN([.A91]) + (((CSC([.A91]) + (SEC([.A91]) / TAN([.A91]))) / CSC([.A91])) + TAN([.A91])))) / (CSC([.A91]) ^ 2)) - ((((CSC([.A91]) * (CSC([.A91]) - COS([.A91]))) + SIN([.A91])) * ((COS([.A91]) - (COS([.A91]) ^ 2)) + ((CSC([.A91]) / (CSC([.A91]) * SEC([.A91]))) ^ 3))) * (CSC([.A91]) ^ 3)))" office:value-type="float" office:value="-1.08909808927357E+080" calcext:value-type="float">
            <text:p>-1,08909808927357E+080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0.1*PI()*[.L92]" office:value-type="float" office:value="-2.82743338823081" calcext:value-type="float">
            <text:p>-2,82743338823081</text:p>
          </table:table-cell>
          <table:table-cell table:formula="of:=COS([.A92])" office:value-type="float" office:value="-0.951056516295153" calcext:value-type="float">
            <text:p>-0,951056516295153</text:p>
          </table:table-cell>
          <table:table-cell table:formula="of:=SIN([.A92])" office:value-type="float" office:value="-0.309016994374947" calcext:value-type="float">
            <text:p>-0,309016994374947</text:p>
          </table:table-cell>
          <table:table-cell table:formula="of:=TAN([.A92])" office:value-type="float" office:value="0.324919696232906" calcext:value-type="float">
            <text:p>0,324919696232906</text:p>
          </table:table-cell>
          <table:table-cell table:formula="of:=SEC([.A92])" office:value-type="float" office:value="-1.05146222423827" calcext:value-type="float">
            <text:p>-1,05146222423827</text:p>
          </table:table-cell>
          <table:table-cell table:formula="of:=CSC([.A92])" office:value-type="float" office:value="-3.23606797749979" calcext:value-type="float">
            <text:p>-3,23606797749979</text:p>
          </table:table-cell>
          <table:table-cell table:formula="of:=LOG([.A92];2)" office:value-type="string" office:string-value="" calcext:value-type="error">
            <text:p>Ошибка:502</text:p>
          </table:table-cell>
          <table:table-cell table:formula="of:=LOG([.A92];5)" office:value-type="string" office:string-value="" calcext:value-type="error">
            <text:p>Ошибка:502</text:p>
          </table:table-cell>
          <table:table-cell table:formula="of:=LOG([.A92];10)" office:value-type="string" office:string-value="" calcext:value-type="error">
            <text:p>Ошибка:502</text:p>
          </table:table-cell>
          <table:table-cell table:formula="of:=(((((((((SEC([.A92]) + SEC([.A92])) - TAN([.A92])) + COS([.A92])) - TAN([.A92])) ^ 2) + SEC([.A92])) + (TAN([.A92]) + (((CSC([.A92]) + (SEC([.A92]) / TAN([.A92]))) / CSC([.A92])) + TAN([.A92])))) / (CSC([.A92]) ^ 2)) - ((((CSC([.A92]) * (CSC([.A92]) - COS([.A92]))) + SIN([.A92])) * ((COS([.A92]) - (COS([.A92]) ^ 2)) + ((CSC([.A92]) / (CSC([.A92]) * SEC([.A92]))) ^ 3))) * (CSC([.A92]) ^ 3)))" office:value-type="float" office:value="-650.642838870745" calcext:value-type="float">
            <text:p>-650,642838870745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1">
          <table:table-cell table:formula="of:=0.1*PI()*[.L93]" office:value-type="float" office:value="-2.51327412287183" calcext:value-type="float">
            <text:p>-2,51327412287183</text:p>
          </table:table-cell>
          <table:table-cell table:formula="of:=COS([.A93])" office:value-type="float" office:value="-0.809016994374947" calcext:value-type="float">
            <text:p>-0,809016994374947</text:p>
          </table:table-cell>
          <table:table-cell table:formula="of:=SIN([.A93])" office:value-type="float" office:value="-0.587785252292473" calcext:value-type="float">
            <text:p>-0,587785252292473</text:p>
          </table:table-cell>
          <table:table-cell table:formula="of:=TAN([.A93])" office:value-type="float" office:value="0.726542528005361" calcext:value-type="float">
            <text:p>0,726542528005361</text:p>
          </table:table-cell>
          <table:table-cell table:formula="of:=SEC([.A93])" office:value-type="float" office:value="-1.23606797749979" calcext:value-type="float">
            <text:p>-1,23606797749979</text:p>
          </table:table-cell>
          <table:table-cell table:formula="of:=CSC([.A93])" office:value-type="float" office:value="-1.70130161670408" calcext:value-type="float">
            <text:p>-1,70130161670408</text:p>
          </table:table-cell>
          <table:table-cell table:formula="of:=LOG([.A93];2)" office:value-type="string" office:string-value="" calcext:value-type="error">
            <text:p>Ошибка:502</text:p>
          </table:table-cell>
          <table:table-cell table:formula="of:=LOG([.A93];5)" office:value-type="string" office:string-value="" calcext:value-type="error">
            <text:p>Ошибка:502</text:p>
          </table:table-cell>
          <table:table-cell table:formula="of:=LOG([.A93];10)" office:value-type="string" office:string-value="" calcext:value-type="error">
            <text:p>Ошибка:502</text:p>
          </table:table-cell>
          <table:table-cell table:formula="of:=(((((((((SEC([.A93]) + SEC([.A93])) - TAN([.A93])) + COS([.A93])) - TAN([.A93])) ^ 2) + SEC([.A93])) + (TAN([.A93]) + (((CSC([.A93]) + (SEC([.A93]) / TAN([.A93]))) / CSC([.A93])) + TAN([.A93])))) / (CSC([.A93]) ^ 2)) - ((((CSC([.A93]) * (CSC([.A93]) - COS([.A93]))) + SIN([.A93])) * ((COS([.A93]) - (COS([.A93]) ^ 2)) + ((CSC([.A93]) / (CSC([.A93]) * SEC([.A93]))) ^ 3))) * (CSC([.A93]) ^ 3)))" office:value-type="float" office:value="-0.620371708503827" calcext:value-type="float">
            <text:p>-0,620371708503827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 table:formula="of:=0.1*PI()*[.L94]" office:value-type="float" office:value="-2.19911485751286" calcext:value-type="float">
            <text:p>-2,19911485751286</text:p>
          </table:table-cell>
          <table:table-cell table:formula="of:=COS([.A94])" office:value-type="float" office:value="-0.587785252292473" calcext:value-type="float">
            <text:p>-0,587785252292473</text:p>
          </table:table-cell>
          <table:table-cell table:formula="of:=SIN([.A94])" office:value-type="float" office:value="-0.809016994374947" calcext:value-type="float">
            <text:p>-0,809016994374947</text:p>
          </table:table-cell>
          <table:table-cell table:formula="of:=TAN([.A94])" office:value-type="float" office:value="1.37638192047117" calcext:value-type="float">
            <text:p>1,37638192047117</text:p>
          </table:table-cell>
          <table:table-cell table:formula="of:=SEC([.A94])" office:value-type="float" office:value="-1.70130161670408" calcext:value-type="float">
            <text:p>-1,70130161670408</text:p>
          </table:table-cell>
          <table:table-cell table:formula="of:=CSC([.A94])" office:value-type="float" office:value="-1.23606797749979" calcext:value-type="float">
            <text:p>-1,23606797749979</text:p>
          </table:table-cell>
          <table:table-cell table:formula="of:=LOG([.A94];2)" office:value-type="string" office:string-value="" calcext:value-type="error">
            <text:p>Ошибка:502</text:p>
          </table:table-cell>
          <table:table-cell table:formula="of:=LOG([.A94];5)" office:value-type="string" office:string-value="" calcext:value-type="error">
            <text:p>Ошибка:502</text:p>
          </table:table-cell>
          <table:table-cell table:formula="of:=LOG([.A94];10)" office:value-type="string" office:string-value="" calcext:value-type="error">
            <text:p>Ошибка:502</text:p>
          </table:table-cell>
          <table:table-cell table:formula="of:=(((((((((SEC([.A94]) + SEC([.A94])) - TAN([.A94])) + COS([.A94])) - TAN([.A94])) ^ 2) + SEC([.A94])) + (TAN([.A94]) + (((CSC([.A94]) + (SEC([.A94]) / TAN([.A94]))) / CSC([.A94])) + TAN([.A94])))) / (CSC([.A94]) ^ 2)) - ((((CSC([.A94]) * (CSC([.A94]) - COS([.A94]))) + SIN([.A94])) * ((COS([.A94]) - (COS([.A94]) ^ 2)) + ((CSC([.A94]) / (CSC([.A94]) * SEC([.A94]))) ^ 3))) * (CSC([.A94]) ^ 3)))" office:value-type="float" office:value="31.7742918097778" calcext:value-type="float">
            <text:p>31,7742918097778</text:p>
          </table:table-cell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0.1*PI()*[.L95]" office:value-type="float" office:value="-1.88495559215388" calcext:value-type="float">
            <text:p>-1,88495559215388</text:p>
          </table:table-cell>
          <table:table-cell table:formula="of:=COS([.A95])" office:value-type="float" office:value="-0.309016994374947" calcext:value-type="float">
            <text:p>-0,309016994374947</text:p>
          </table:table-cell>
          <table:table-cell table:formula="of:=SIN([.A95])" office:value-type="float" office:value="-0.951056516295154" calcext:value-type="float">
            <text:p>-0,951056516295154</text:p>
          </table:table-cell>
          <table:table-cell table:formula="of:=TAN([.A95])" office:value-type="float" office:value="3.07768353717525" calcext:value-type="float">
            <text:p>3,07768353717525</text:p>
          </table:table-cell>
          <table:table-cell table:formula="of:=SEC([.A95])" office:value-type="float" office:value="-3.23606797749979" calcext:value-type="float">
            <text:p>-3,23606797749979</text:p>
          </table:table-cell>
          <table:table-cell table:formula="of:=CSC([.A95])" office:value-type="float" office:value="-1.05146222423827" calcext:value-type="float">
            <text:p>-1,05146222423827</text:p>
          </table:table-cell>
          <table:table-cell table:formula="of:=LOG([.A95];2)" office:value-type="string" office:string-value="" calcext:value-type="error">
            <text:p>Ошибка:502</text:p>
          </table:table-cell>
          <table:table-cell table:formula="of:=LOG([.A95];5)" office:value-type="string" office:string-value="" calcext:value-type="error">
            <text:p>Ошибка:502</text:p>
          </table:table-cell>
          <table:table-cell table:formula="of:=LOG([.A95];10)" office:value-type="string" office:string-value="" calcext:value-type="error">
            <text:p>Ошибка:502</text:p>
          </table:table-cell>
          <table:table-cell table:formula="of:=(((((((((SEC([.A95]) + SEC([.A95])) - TAN([.A95])) + COS([.A95])) - TAN([.A95])) ^ 2) + SEC([.A95])) + (TAN([.A95]) + (((CSC([.A95]) + (SEC([.A95]) / TAN([.A95]))) / CSC([.A95])) + TAN([.A95])))) / (CSC([.A95]) ^ 2)) - ((((CSC([.A95]) * (CSC([.A95]) - COS([.A95]))) + SIN([.A95])) * ((COS([.A95]) - (COS([.A95]) ^ 2)) + ((CSC([.A95]) / (CSC([.A95]) * SEC([.A95]))) ^ 3))) * (CSC([.A95]) ^ 3)))" office:value-type="float" office:value="155.90822991638" calcext:value-type="float">
            <text:p>155,90822991638</text:p>
          </table:table-cell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 table:formula="of:=0.1*PI()*[.L96]" office:value-type="float" office:value="-1.5707963267949" calcext:value-type="float">
            <text:p>-1,5707963267949</text:p>
          </table:table-cell>
          <table:table-cell table:formula="of:=COS([.A96])" office:value-type="float" office:value="6.12323399573677E-017" calcext:value-type="float">
            <text:p>6,12323399573677E-17</text:p>
          </table:table-cell>
          <table:table-cell table:formula="of:=SIN([.A96])" office:value-type="float" office:value="-1" calcext:value-type="float">
            <text:p>-1</text:p>
          </table:table-cell>
          <table:table-cell table:formula="of:=TAN([.A96])" office:value-type="float" office:value="-1.63312393531954E+016" calcext:value-type="float">
            <text:p>-1,63312393531954E+016</text:p>
          </table:table-cell>
          <table:table-cell table:formula="of:=SEC([.A96])" office:value-type="float" office:value="1.63312393531954E+016" calcext:value-type="float">
            <text:p>1,63312393531954E+016</text:p>
          </table:table-cell>
          <table:table-cell table:formula="of:=CSC([.A96])" office:value-type="float" office:value="-1" calcext:value-type="float">
            <text:p>-1</text:p>
          </table:table-cell>
          <table:table-cell table:formula="of:=LOG([.A96];2)" office:value-type="string" office:string-value="" calcext:value-type="error">
            <text:p>Ошибка:502</text:p>
          </table:table-cell>
          <table:table-cell table:formula="of:=LOG([.A96];5)" office:value-type="string" office:string-value="" calcext:value-type="error">
            <text:p>Ошибка:502</text:p>
          </table:table-cell>
          <table:table-cell table:formula="of:=LOG([.A96];10)" office:value-type="string" office:string-value="" calcext:value-type="error">
            <text:p>Ошибка:502</text:p>
          </table:table-cell>
          <table:table-cell table:formula="of:=(((((((((SEC([.A96]) + SEC([.A96])) - TAN([.A96])) + COS([.A96])) - TAN([.A96])) ^ 2) + SEC([.A96])) + (TAN([.A96]) + (((CSC([.A96]) + (SEC([.A96]) / TAN([.A96]))) / CSC([.A96])) + TAN([.A96])))) / (CSC([.A96]) ^ 2)) - ((((CSC([.A96]) * (CSC([.A96]) - COS([.A96]))) + SIN([.A96])) * ((COS([.A96]) - (COS([.A96]) ^ 2)) + ((CSC([.A96]) / (CSC([.A96]) * SEC([.A96]))) ^ 3))) * (CSC([.A96]) ^ 3)))" office:value-type="float" office:value="4.26735006098171E+033" calcext:value-type="float">
            <text:p>4,26735006098171E+033</text:p>
          </table:table-cell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 table:formula="of:=0.1*PI()*[.L97]" office:value-type="float" office:value="-1.25663706143592" calcext:value-type="float">
            <text:p>-1,25663706143592</text:p>
          </table:table-cell>
          <table:table-cell table:formula="of:=COS([.A97])" office:value-type="float" office:value="0.309016994374947" calcext:value-type="float">
            <text:p>0,309016994374947</text:p>
          </table:table-cell>
          <table:table-cell table:formula="of:=SIN([.A97])" office:value-type="float" office:value="-0.951056516295153" calcext:value-type="float">
            <text:p>-0,951056516295153</text:p>
          </table:table-cell>
          <table:table-cell table:formula="of:=TAN([.A97])" office:value-type="float" office:value="-3.07768353717525" calcext:value-type="float">
            <text:p>-3,07768353717525</text:p>
          </table:table-cell>
          <table:table-cell table:formula="of:=SEC([.A97])" office:value-type="float" office:value="3.23606797749979" calcext:value-type="float">
            <text:p>3,23606797749979</text:p>
          </table:table-cell>
          <table:table-cell table:formula="of:=CSC([.A97])" office:value-type="float" office:value="-1.05146222423827" calcext:value-type="float">
            <text:p>-1,05146222423827</text:p>
          </table:table-cell>
          <table:table-cell table:formula="of:=LOG([.A97];2)" office:value-type="string" office:string-value="" calcext:value-type="error">
            <text:p>Ошибка:502</text:p>
          </table:table-cell>
          <table:table-cell table:formula="of:=LOG([.A97];5)" office:value-type="string" office:string-value="" calcext:value-type="error">
            <text:p>Ошибка:502</text:p>
          </table:table-cell>
          <table:table-cell table:formula="of:=LOG([.A97];10)" office:value-type="string" office:string-value="" calcext:value-type="error">
            <text:p>Ошибка:502</text:p>
          </table:table-cell>
          <table:table-cell table:formula="of:=(((((((((SEC([.A97]) + SEC([.A97])) - TAN([.A97])) + COS([.A97])) - TAN([.A97])) ^ 2) + SEC([.A97])) + (TAN([.A97]) + (((CSC([.A97]) + (SEC([.A97]) / TAN([.A97]))) / CSC([.A97])) + TAN([.A97])))) / (CSC([.A97]) ^ 2)) - ((((CSC([.A97]) * (CSC([.A97]) - COS([.A97]))) + SIN([.A97])) * ((COS([.A97]) - (COS([.A97]) ^ 2)) + ((CSC([.A97]) / (CSC([.A97]) * SEC([.A97]))) ^ 3))) * (CSC([.A97]) ^ 3)))" office:value-type="float" office:value="150.676644352175" calcext:value-type="float">
            <text:p>150,676644352175</text:p>
          </table:table-cell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 table:formula="of:=0.1*PI()*[.L98]" office:value-type="float" office:value="-0.942477796076938" calcext:value-type="float">
            <text:p>-0,942477796076938</text:p>
          </table:table-cell>
          <table:table-cell table:formula="of:=COS([.A98])" office:value-type="float" office:value="0.587785252292473" calcext:value-type="float">
            <text:p>0,587785252292473</text:p>
          </table:table-cell>
          <table:table-cell table:formula="of:=SIN([.A98])" office:value-type="float" office:value="-0.809016994374947" calcext:value-type="float">
            <text:p>-0,809016994374947</text:p>
          </table:table-cell>
          <table:table-cell table:formula="of:=TAN([.A98])" office:value-type="float" office:value="-1.37638192047117" calcext:value-type="float">
            <text:p>-1,37638192047117</text:p>
          </table:table-cell>
          <table:table-cell table:formula="of:=SEC([.A98])" office:value-type="float" office:value="1.70130161670408" calcext:value-type="float">
            <text:p>1,70130161670408</text:p>
          </table:table-cell>
          <table:table-cell table:formula="of:=CSC([.A98])" office:value-type="float" office:value="-1.23606797749979" calcext:value-type="float">
            <text:p>-1,23606797749979</text:p>
          </table:table-cell>
          <table:table-cell table:formula="of:=LOG([.A98];2)" office:value-type="string" office:string-value="" calcext:value-type="error">
            <text:p>Ошибка:502</text:p>
          </table:table-cell>
          <table:table-cell table:formula="of:=LOG([.A98];5)" office:value-type="string" office:string-value="" calcext:value-type="error">
            <text:p>Ошибка:502</text:p>
          </table:table-cell>
          <table:table-cell table:formula="of:=LOG([.A98];10)" office:value-type="string" office:string-value="" calcext:value-type="error">
            <text:p>Ошибка:502</text:p>
          </table:table-cell>
          <table:table-cell table:formula="of:=(((((((((SEC([.A98]) + SEC([.A98])) - TAN([.A98])) + COS([.A98])) - TAN([.A98])) ^ 2) + SEC([.A98])) + (TAN([.A98]) + (((CSC([.A98]) + (SEC([.A98]) / TAN([.A98]))) / CSC([.A98])) + TAN([.A98])))) / (CSC([.A98]) ^ 2)) - ((((CSC([.A98]) * (CSC([.A98]) - COS([.A98]))) + SIN([.A98])) * ((COS([.A98]) - (COS([.A98]) ^ 2)) + ((CSC([.A98]) / (CSC([.A98]) * SEC([.A98]))) ^ 3))) * (CSC([.A98]) ^ 3)))" office:value-type="float" office:value="31.5971093551119" calcext:value-type="float">
            <text:p>31,5971093551119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0.1*PI()*[.L99]" office:value-type="float" office:value="-0.628318530717959" calcext:value-type="float">
            <text:p>-0,628318530717959</text:p>
          </table:table-cell>
          <table:table-cell table:formula="of:=COS([.A99])" office:value-type="float" office:value="0.809016994374947" calcext:value-type="float">
            <text:p>0,809016994374947</text:p>
          </table:table-cell>
          <table:table-cell table:formula="of:=SIN([.A99])" office:value-type="float" office:value="-0.587785252292473" calcext:value-type="float">
            <text:p>-0,587785252292473</text:p>
          </table:table-cell>
          <table:table-cell table:formula="of:=TAN([.A99])" office:value-type="float" office:value="-0.726542528005361" calcext:value-type="float">
            <text:p>-0,726542528005361</text:p>
          </table:table-cell>
          <table:table-cell table:formula="of:=SEC([.A99])" office:value-type="float" office:value="1.23606797749979" calcext:value-type="float">
            <text:p>1,23606797749979</text:p>
          </table:table-cell>
          <table:table-cell table:formula="of:=CSC([.A99])" office:value-type="float" office:value="-1.70130161670408" calcext:value-type="float">
            <text:p>-1,70130161670408</text:p>
          </table:table-cell>
          <table:table-cell table:formula="of:=LOG([.A99];2)" office:value-type="string" office:string-value="" calcext:value-type="error">
            <text:p>Ошибка:502</text:p>
          </table:table-cell>
          <table:table-cell table:formula="of:=LOG([.A99];5)" office:value-type="string" office:string-value="" calcext:value-type="error">
            <text:p>Ошибка:502</text:p>
          </table:table-cell>
          <table:table-cell table:formula="of:=LOG([.A99];10)" office:value-type="string" office:string-value="" calcext:value-type="error">
            <text:p>Ошибка:502</text:p>
          </table:table-cell>
          <table:table-cell table:formula="of:=(((((((((SEC([.A99]) + SEC([.A99])) - TAN([.A99])) + COS([.A99])) - TAN([.A99])) ^ 2) + SEC([.A99])) + (TAN([.A99]) + (((CSC([.A99]) + (SEC([.A99]) / TAN([.A99]))) / CSC([.A99])) + TAN([.A99])))) / (CSC([.A99]) ^ 2)) - ((((CSC([.A99]) * (CSC([.A99]) - COS([.A99]))) + SIN([.A99])) * ((COS([.A99]) - (COS([.A99]) ^ 2)) + ((CSC([.A99]) / (CSC([.A99]) * SEC([.A99]))) ^ 3))) * (CSC([.A99]) ^ 3)))" office:value-type="float" office:value="20.7650410654088" calcext:value-type="float">
            <text:p>20,7650410654088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0.1*PI()*[.L100]" office:value-type="float" office:value="-0.314159265358979" calcext:value-type="float">
            <text:p>-0,314159265358979</text:p>
          </table:table-cell>
          <table:table-cell table:formula="of:=COS([.A100])" office:value-type="float" office:value="0.951056516295153" calcext:value-type="float">
            <text:p>0,951056516295153</text:p>
          </table:table-cell>
          <table:table-cell table:formula="of:=SIN([.A100])" office:value-type="float" office:value="-0.309016994374947" calcext:value-type="float">
            <text:p>-0,309016994374947</text:p>
          </table:table-cell>
          <table:table-cell table:formula="of:=TAN([.A100])" office:value-type="float" office:value="-0.324919696232906" calcext:value-type="float">
            <text:p>-0,324919696232906</text:p>
          </table:table-cell>
          <table:table-cell table:formula="of:=SEC([.A100])" office:value-type="float" office:value="1.05146222423827" calcext:value-type="float">
            <text:p>1,05146222423827</text:p>
          </table:table-cell>
          <table:table-cell table:formula="of:=CSC([.A100])" office:value-type="float" office:value="-3.23606797749979" calcext:value-type="float">
            <text:p>-3,23606797749979</text:p>
          </table:table-cell>
          <table:table-cell table:formula="of:=LOG([.A100];2)" office:value-type="string" office:string-value="" calcext:value-type="error">
            <text:p>Ошибка:502</text:p>
          </table:table-cell>
          <table:table-cell table:formula="of:=LOG([.A100];5)" office:value-type="string" office:string-value="" calcext:value-type="error">
            <text:p>Ошибка:502</text:p>
          </table:table-cell>
          <table:table-cell table:formula="of:=LOG([.A100];10)" office:value-type="string" office:string-value="" calcext:value-type="error">
            <text:p>Ошибка:502</text:p>
          </table:table-cell>
          <table:table-cell table:formula="of:=(((((((((SEC([.A100]) + SEC([.A100])) - TAN([.A100])) + COS([.A100])) - TAN([.A100])) ^ 2) + SEC([.A100])) + (TAN([.A100]) + (((CSC([.A100]) + (SEC([.A100]) / TAN([.A100]))) / CSC([.A100])) + TAN([.A100])))) / (CSC([.A100]) ^ 2)) - ((((CSC([.A100]) * (CSC([.A100]) - COS([.A100]))) + SIN([.A100])) * ((COS([.A100]) - (COS([.A100]) ^ 2)) + ((CSC([.A100]) / (CSC([.A100]) * SEC([.A100]))) ^ 3))) * (CSC([.A100]) ^ 3)))" office:value-type="float" office:value="408.424957488914" calcext:value-type="float">
            <text:p>408,424957488914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0.1*PI()*[.L101]" office:value-type="float" office:value="0" calcext:value-type="float">
            <text:p>0</text:p>
          </table:table-cell>
          <table:table-cell table:formula="of:=COS([.A101])" office:value-type="float" office:value="1" calcext:value-type="float">
            <text:p>1</text:p>
          </table:table-cell>
          <table:table-cell table:formula="of:=SIN([.A101])" office:value-type="float" office:value="0" calcext:value-type="float">
            <text:p>0</text:p>
          </table:table-cell>
          <table:table-cell table:formula="of:=TAN([.A101])" office:value-type="float" office:value="0" calcext:value-type="float">
            <text:p>0</text:p>
          </table:table-cell>
          <table:table-cell table:formula="of:=SEC([.A101])" office:value-type="float" office:value="1" calcext:value-type="float">
            <text:p>1</text:p>
          </table:table-cell>
          <table:table-cell table:formula="of:=CSC([.A101])" office:value-type="string" office:string-value="" calcext:value-type="error">
            <text:p>#ЧИСЛО!</text:p>
          </table:table-cell>
          <table:table-cell table:formula="of:=LOG([.A101];2)" office:value-type="string" office:string-value="" calcext:value-type="error">
            <text:p>Ошибка:502</text:p>
          </table:table-cell>
          <table:table-cell table:formula="of:=LOG([.A101];5)" office:value-type="string" office:string-value="" calcext:value-type="error">
            <text:p>Ошибка:502</text:p>
          </table:table-cell>
          <table:table-cell table:formula="of:=LOG([.A101];10)" office:value-type="string" office:string-value="" calcext:value-type="error">
            <text:p>Ошибка:502</text:p>
          </table:table-cell>
          <table:table-cell table:formula="of:=(((((((((SEC([.A101]) + SEC([.A101])) - TAN([.A101])) + COS([.A101])) - TAN([.A101])) ^ 2) + SEC([.A101])) + (TAN([.A101]) + (((CSC([.A101]) + (SEC([.A101]) / TAN([.A101]))) / CSC([.A101])) + TAN([.A101])))) / (CSC([.A101]) ^ 2)) - ((((CSC([.A101]) * (CSC([.A101]) - COS([.A101]))) + SIN([.A101])) * ((COS([.A101]) - (COS([.A101]) ^ 2)) + ((CSC([.A101]) / (CSC([.A101]) * SEC([.A101]))) ^ 3))) * (CSC([.A101]) ^ 3)))" office:value-type="string" office:string-value="" calcext:value-type="error">
            <text:p>#ЧИСЛО!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0.1*[.L102]" office:value-type="float" office:value="0.1" calcext:value-type="float">
            <text:p>0,1</text:p>
          </table:table-cell>
          <table:table-cell table:formula="of:=COS([.A102])" office:value-type="float" office:value="0.995004165278026" calcext:value-type="float">
            <text:p>0,995004165278026</text:p>
          </table:table-cell>
          <table:table-cell table:formula="of:=SIN([.A102])" office:value-type="float" office:value="0.0998334166468282" calcext:value-type="float">
            <text:p>0,099833416646828</text:p>
          </table:table-cell>
          <table:table-cell table:formula="of:=TAN([.A102])" office:value-type="float" office:value="0.100334672085451" calcext:value-type="float">
            <text:p>0,100334672085451</text:p>
          </table:table-cell>
          <table:table-cell table:formula="of:=SEC([.A102])" office:value-type="float" office:value="1.00502091840046" calcext:value-type="float">
            <text:p>1,00502091840046</text:p>
          </table:table-cell>
          <table:table-cell table:formula="of:=CSC([.A102])" office:value-type="float" office:value="10.0166861316348" calcext:value-type="float">
            <text:p>10,0166861316348</text:p>
          </table:table-cell>
          <table:table-cell table:formula="of:=LOG([.A102];2)" office:value-type="float" office:value="-3.32192809488736" calcext:value-type="float">
            <text:p>-3,32192809488736</text:p>
          </table:table-cell>
          <table:table-cell table:formula="of:=LOG([.A102];5)" office:value-type="float" office:value="-1.43067655807339" calcext:value-type="float">
            <text:p>-1,43067655807339</text:p>
          </table:table-cell>
          <table:table-cell table:formula="of:=LOG([.A102];10)" office:value-type="float" office:value="-1" calcext:value-type="float">
            <text:p>-1</text:p>
          </table:table-cell>
          <table:table-cell table:formula="of:=(((((LOG([.A102];2) / LN([.A102])) - LOG([.A102];5)) ^ 3) + LN([.A102])) / (LOG([.A102];2) / LOG([.A102];10)))" office:value-type="float" office:value="6.44828237688259" calcext:value-type="float">
            <text:p>6,4482823768825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0.1*[.L103]" office:value-type="float" office:value="0.2" calcext:value-type="float">
            <text:p>0,2</text:p>
          </table:table-cell>
          <table:table-cell table:formula="of:=COS([.A103])" office:value-type="float" office:value="0.980066577841242" calcext:value-type="float">
            <text:p>0,980066577841242</text:p>
          </table:table-cell>
          <table:table-cell table:formula="of:=SIN([.A103])" office:value-type="float" office:value="0.198669330795061" calcext:value-type="float">
            <text:p>0,198669330795061</text:p>
          </table:table-cell>
          <table:table-cell table:formula="of:=TAN([.A103])" office:value-type="float" office:value="0.202710035508672" calcext:value-type="float">
            <text:p>0,202710035508672</text:p>
          </table:table-cell>
          <table:table-cell table:formula="of:=SEC([.A103])" office:value-type="float" office:value="1.02033884494119" calcext:value-type="float">
            <text:p>1,02033884494119</text:p>
          </table:table-cell>
          <table:table-cell table:formula="of:=CSC([.A103])" office:value-type="float" office:value="5.03348954767234" calcext:value-type="float">
            <text:p>5,03348954767234</text:p>
          </table:table-cell>
          <table:table-cell table:formula="of:=LOG([.A103];2)" office:value-type="float" office:value="-2.32192809488736" calcext:value-type="float">
            <text:p>-2,32192809488736</text:p>
          </table:table-cell>
          <table:table-cell table:formula="of:=LOG([.A103];5)" office:value-type="float" office:value="-1" calcext:value-type="float">
            <text:p>-1</text:p>
          </table:table-cell>
          <table:table-cell table:formula="of:=LOG([.A103];10)" office:value-type="float" office:value="-0.698970004336019" calcext:value-type="float">
            <text:p>-0,698970004336019</text:p>
          </table:table-cell>
          <table:table-cell table:formula="of:=(((((LOG([.A103];2) / LN([.A103])) - LOG([.A103];5)) ^ 3) + LN([.A103])) / (LOG([.A103];2) / LOG([.A103];10)))" office:value-type="float" office:value="3.90301490280937" calcext:value-type="float">
            <text:p>3,9030149028093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0.1*[.L104]" office:value-type="float" office:value="0.3" calcext:value-type="float">
            <text:p>0,3</text:p>
          </table:table-cell>
          <table:table-cell table:formula="of:=COS([.A104])" office:value-type="float" office:value="0.955336489125606" calcext:value-type="float">
            <text:p>0,955336489125606</text:p>
          </table:table-cell>
          <table:table-cell table:formula="of:=SIN([.A104])" office:value-type="float" office:value="0.29552020666134" calcext:value-type="float">
            <text:p>0,29552020666134</text:p>
          </table:table-cell>
          <table:table-cell table:formula="of:=TAN([.A104])" office:value-type="float" office:value="0.309336249609623" calcext:value-type="float">
            <text:p>0,309336249609623</text:p>
          </table:table-cell>
          <table:table-cell table:formula="of:=SEC([.A104])" office:value-type="float" office:value="1.04675160153809" calcext:value-type="float">
            <text:p>1,04675160153809</text:p>
          </table:table-cell>
          <table:table-cell table:formula="of:=CSC([.A104])" office:value-type="float" office:value="3.38386336182412" calcext:value-type="float">
            <text:p>3,38386336182412</text:p>
          </table:table-cell>
          <table:table-cell table:formula="of:=LOG([.A104];2)" office:value-type="float" office:value="-1.73696559416621" calcext:value-type="float">
            <text:p>-1,73696559416621</text:p>
          </table:table-cell>
          <table:table-cell table:formula="of:=LOG([.A104];5)" office:value-type="float" office:value="-0.748070363587408" calcext:value-type="float">
            <text:p>-0,748070363587408</text:p>
          </table:table-cell>
          <table:table-cell table:formula="of:=LOG([.A104];10)" office:value-type="float" office:value="-0.522878745280338" calcext:value-type="float">
            <text:p>-0,522878745280338</text:p>
          </table:table-cell>
          <table:table-cell table:formula="of:=(((((LOG([.A104];2) / LN([.A104])) - LOG([.A104];5)) ^ 3) + LN([.A104])) / (LOG([.A104];2) / LOG([.A104];10)))" office:value-type="float" office:value="2.80274065193476" calcext:value-type="float">
            <text:p>2,8027406519347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0.1*[.L105]" office:value-type="float" office:value="0.4" calcext:value-type="float">
            <text:p>0,4</text:p>
          </table:table-cell>
          <table:table-cell table:formula="of:=COS([.A105])" office:value-type="float" office:value="0.921060994002885" calcext:value-type="float">
            <text:p>0,921060994002885</text:p>
          </table:table-cell>
          <table:table-cell table:formula="of:=SIN([.A105])" office:value-type="float" office:value="0.38941834230865" calcext:value-type="float">
            <text:p>0,38941834230865</text:p>
          </table:table-cell>
          <table:table-cell table:formula="of:=TAN([.A105])" office:value-type="float" office:value="0.422793218738162" calcext:value-type="float">
            <text:p>0,422793218738162</text:p>
          </table:table-cell>
          <table:table-cell table:formula="of:=SEC([.A105])" office:value-type="float" office:value="1.08570442838324" calcext:value-type="float">
            <text:p>1,08570442838324</text:p>
          </table:table-cell>
          <table:table-cell table:formula="of:=CSC([.A105])" office:value-type="float" office:value="2.56793245554778" calcext:value-type="float">
            <text:p>2,56793245554778</text:p>
          </table:table-cell>
          <table:table-cell table:formula="of:=LOG([.A105];2)" office:value-type="float" office:value="-1.32192809488736" calcext:value-type="float">
            <text:p>-1,32192809488736</text:p>
          </table:table-cell>
          <table:table-cell table:formula="of:=LOG([.A105];5)" office:value-type="float" office:value="-0.569323441926607" calcext:value-type="float">
            <text:p>-0,569323441926607</text:p>
          </table:table-cell>
          <table:table-cell table:formula="of:=LOG([.A105];10)" office:value-type="float" office:value="-0.397940008672038" calcext:value-type="float">
            <text:p>-0,397940008672038</text:p>
          </table:table-cell>
          <table:table-cell table:formula="of:=(((((LOG([.A105];2) / LN([.A105])) - LOG([.A105];5)) ^ 3) + LN([.A105])) / (LOG([.A105];2) / LOG([.A105];10)))" office:value-type="float" office:value="2.17608547054653" calcext:value-type="float">
            <text:p>2,1760854705465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0.1*[.L106]" office:value-type="float" office:value="0.5" calcext:value-type="float">
            <text:p>0,5</text:p>
          </table:table-cell>
          <table:table-cell table:formula="of:=COS([.A106])" office:value-type="float" office:value="0.877582561890373" calcext:value-type="float">
            <text:p>0,877582561890373</text:p>
          </table:table-cell>
          <table:table-cell table:formula="of:=SIN([.A106])" office:value-type="float" office:value="0.479425538604203" calcext:value-type="float">
            <text:p>0,479425538604203</text:p>
          </table:table-cell>
          <table:table-cell table:formula="of:=TAN([.A106])" office:value-type="float" office:value="0.54630248984379" calcext:value-type="float">
            <text:p>0,54630248984379</text:p>
          </table:table-cell>
          <table:table-cell table:formula="of:=SEC([.A106])" office:value-type="float" office:value="1.13949392732455" calcext:value-type="float">
            <text:p>1,13949392732455</text:p>
          </table:table-cell>
          <table:table-cell table:formula="of:=CSC([.A106])" office:value-type="float" office:value="2.08582964293349" calcext:value-type="float">
            <text:p>2,08582964293349</text:p>
          </table:table-cell>
          <table:table-cell table:formula="of:=LOG([.A106];2)" office:value-type="float" office:value="-1" calcext:value-type="float">
            <text:p>-1</text:p>
          </table:table-cell>
          <table:table-cell table:formula="of:=LOG([.A106];5)" office:value-type="float" office:value="-0.430676558073393" calcext:value-type="float">
            <text:p>-0,430676558073393</text:p>
          </table:table-cell>
          <table:table-cell table:formula="of:=LOG([.A106];10)" office:value-type="float" office:value="-0.301029995663981" calcext:value-type="float">
            <text:p>-0,301029995663981</text:p>
          </table:table-cell>
          <table:table-cell table:formula="of:=(((((LOG([.A106];2) / LN([.A106])) - LOG([.A106];5)) ^ 3) + LN([.A106])) / (LOG([.A106];2) / LOG([.A106];10)))" office:value-type="float" office:value="1.77050492836856" calcext:value-type="float">
            <text:p>1,770504928368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0.1*[.L107]" office:value-type="float" office:value="0.6" calcext:value-type="float">
            <text:p>0,6</text:p>
          </table:table-cell>
          <table:table-cell table:formula="of:=COS([.A107])" office:value-type="float" office:value="0.825335614909678" calcext:value-type="float">
            <text:p>0,825335614909678</text:p>
          </table:table-cell>
          <table:table-cell table:formula="of:=SIN([.A107])" office:value-type="float" office:value="0.564642473395035" calcext:value-type="float">
            <text:p>0,564642473395035</text:p>
          </table:table-cell>
          <table:table-cell table:formula="of:=TAN([.A107])" office:value-type="float" office:value="0.684136808341692" calcext:value-type="float">
            <text:p>0,684136808341692</text:p>
          </table:table-cell>
          <table:table-cell table:formula="of:=SEC([.A107])" office:value-type="float" office:value="1.21162831451232" calcext:value-type="float">
            <text:p>1,21162831451232</text:p>
          </table:table-cell>
          <table:table-cell table:formula="of:=CSC([.A107])" office:value-type="float" office:value="1.77103219668773" calcext:value-type="float">
            <text:p>1,77103219668773</text:p>
          </table:table-cell>
          <table:table-cell table:formula="of:=LOG([.A107];2)" office:value-type="float" office:value="-0.736965594166206" calcext:value-type="float">
            <text:p>-0,736965594166206</text:p>
          </table:table-cell>
          <table:table-cell table:formula="of:=LOG([.A107];5)" office:value-type="float" office:value="-0.317393805514015" calcext:value-type="float">
            <text:p>-0,317393805514015</text:p>
          </table:table-cell>
          <table:table-cell table:formula="of:=LOG([.A107];10)" office:value-type="float" office:value="-0.221848749616356" calcext:value-type="float">
            <text:p>-0,221848749616356</text:p>
          </table:table-cell>
          <table:table-cell table:formula="of:=(((((LOG([.A107];2) / LN([.A107])) - LOG([.A107];5)) ^ 3) + LN([.A107])) / (LOG([.A107];2) / LOG([.A107];10)))" office:value-type="float" office:value="1.48762282283371" calcext:value-type="float">
            <text:p>1,4876228228337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0.1*[.L108]" office:value-type="float" office:value="0.7" calcext:value-type="float">
            <text:p>0,7</text:p>
          </table:table-cell>
          <table:table-cell table:formula="of:=COS([.A108])" office:value-type="float" office:value="0.764842187284488" calcext:value-type="float">
            <text:p>0,764842187284488</text:p>
          </table:table-cell>
          <table:table-cell table:formula="of:=SIN([.A108])" office:value-type="float" office:value="0.644217687237691" calcext:value-type="float">
            <text:p>0,644217687237691</text:p>
          </table:table-cell>
          <table:table-cell table:formula="of:=TAN([.A108])" office:value-type="float" office:value="0.842288380463079" calcext:value-type="float">
            <text:p>0,842288380463079</text:p>
          </table:table-cell>
          <table:table-cell table:formula="of:=SEC([.A108])" office:value-type="float" office:value="1.30745925973359" calcext:value-type="float">
            <text:p>1,30745925973359</text:p>
          </table:table-cell>
          <table:table-cell table:formula="of:=CSC([.A108])" office:value-type="float" office:value="1.5522703269571" calcext:value-type="float">
            <text:p>1,5522703269571</text:p>
          </table:table-cell>
          <table:table-cell table:formula="of:=LOG([.A108];2)" office:value-type="float" office:value="-0.514573172829758" calcext:value-type="float">
            <text:p>-0,514573172829758</text:p>
          </table:table-cell>
          <table:table-cell table:formula="of:=LOG([.A108];5)" office:value-type="float" office:value="-0.221614602951225" calcext:value-type="float">
            <text:p>-0,221614602951225</text:p>
          </table:table-cell>
          <table:table-cell table:formula="of:=LOG([.A108];10)" office:value-type="float" office:value="-0.154901959985743" calcext:value-type="float">
            <text:p>-0,154901959985743</text:p>
          </table:table-cell>
          <table:table-cell table:formula="of:=(((((LOG([.A108];2) / LN([.A108])) - LOG([.A108];5)) ^ 3) + LN([.A108])) / (LOG([.A108];2) / LOG([.A108];10)))" office:value-type="float" office:value="1.28038310041634" calcext:value-type="float">
            <text:p>1,2803831004163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0.1*[.L109]" office:value-type="float" office:value="0.8" calcext:value-type="float">
            <text:p>0,8</text:p>
          </table:table-cell>
          <table:table-cell table:formula="of:=COS([.A109])" office:value-type="float" office:value="0.696706709347165" calcext:value-type="float">
            <text:p>0,696706709347165</text:p>
          </table:table-cell>
          <table:table-cell table:formula="of:=SIN([.A109])" office:value-type="float" office:value="0.717356090899523" calcext:value-type="float">
            <text:p>0,717356090899523</text:p>
          </table:table-cell>
          <table:table-cell table:formula="of:=TAN([.A109])" office:value-type="float" office:value="1.02963855705036" calcext:value-type="float">
            <text:p>1,02963855705036</text:p>
          </table:table-cell>
          <table:table-cell table:formula="of:=SEC([.A109])" office:value-type="float" office:value="1.43532419967224" calcext:value-type="float">
            <text:p>1,43532419967224</text:p>
          </table:table-cell>
          <table:table-cell table:formula="of:=CSC([.A109])" office:value-type="float" office:value="1.39400781938864" calcext:value-type="float">
            <text:p>1,39400781938864</text:p>
          </table:table-cell>
          <table:table-cell table:formula="of:=LOG([.A109];2)" office:value-type="float" office:value="-0.321928094887362" calcext:value-type="float">
            <text:p>-0,321928094887362</text:p>
          </table:table-cell>
          <table:table-cell table:formula="of:=LOG([.A109];5)" office:value-type="float" office:value="-0.138646883853214" calcext:value-type="float">
            <text:p>-0,138646883853214</text:p>
          </table:table-cell>
          <table:table-cell table:formula="of:=LOG([.A109];10)" office:value-type="float" office:value="-0.0969100130080564" calcext:value-type="float">
            <text:p>-0,096910013008056</text:p>
          </table:table-cell>
          <table:table-cell table:formula="of:=(((((LOG([.A109];2) / LN([.A109])) - LOG([.A109];5)) ^ 3) + LN([.A109])) / (LOG([.A109];2) / LOG([.A109];10)))" office:value-type="float" office:value="1.12321122640671" calcext:value-type="float">
            <text:p>1,1232112264067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0.1*[.L110]" office:value-type="float" office:value="0.9" calcext:value-type="float">
            <text:p>0,9</text:p>
          </table:table-cell>
          <table:table-cell table:formula="of:=COS([.A110])" office:value-type="float" office:value="0.621609968270664" calcext:value-type="float">
            <text:p>0,621609968270664</text:p>
          </table:table-cell>
          <table:table-cell table:formula="of:=SIN([.A110])" office:value-type="float" office:value="0.783326909627483" calcext:value-type="float">
            <text:p>0,783326909627483</text:p>
          </table:table-cell>
          <table:table-cell table:formula="of:=TAN([.A110])" office:value-type="float" office:value="1.26015821755034" calcext:value-type="float">
            <text:p>1,26015821755034</text:p>
          </table:table-cell>
          <table:table-cell table:formula="of:=SEC([.A110])" office:value-type="float" office:value="1.60872581046605" calcext:value-type="float">
            <text:p>1,60872581046605</text:p>
          </table:table-cell>
          <table:table-cell table:formula="of:=CSC([.A110])" office:value-type="float" office:value="1.2766062134589" calcext:value-type="float">
            <text:p>1,2766062134589</text:p>
          </table:table-cell>
          <table:table-cell table:formula="of:=LOG([.A110];2)" office:value-type="float" office:value="-0.15200309344505" calcext:value-type="float">
            <text:p>-0,15200309344505</text:p>
          </table:table-cell>
          <table:table-cell table:formula="of:=LOG([.A110];5)" office:value-type="float" office:value="-0.0654641691014225" calcext:value-type="float">
            <text:p>-0,065464169101423</text:p>
          </table:table-cell>
          <table:table-cell table:formula="of:=LOG([.A110];10)" office:value-type="float" office:value="-0.0457574905606751" calcext:value-type="float">
            <text:p>-0,045757490560675</text:p>
          </table:table-cell>
          <table:table-cell table:formula="of:=(((((LOG([.A110];2) / LN([.A110])) - LOG([.A110];5)) ^ 3) + LN([.A110])) / (LOG([.A110];2) / LOG([.A110];10)))" office:value-type="float" office:value="1.00092903192573" calcext:value-type="float">
            <text:p>1,0009290319257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0.1*[.L111]" office:value-type="float" office:value="1" calcext:value-type="float">
            <text:p>1</text:p>
          </table:table-cell>
          <table:table-cell table:formula="of:=COS([.A111])" office:value-type="float" office:value="0.54030230586814" calcext:value-type="float">
            <text:p>0,54030230586814</text:p>
          </table:table-cell>
          <table:table-cell table:formula="of:=SIN([.A111])" office:value-type="float" office:value="0.841470984807896" calcext:value-type="float">
            <text:p>0,841470984807896</text:p>
          </table:table-cell>
          <table:table-cell table:formula="of:=TAN([.A111])" office:value-type="float" office:value="1.5574077246549" calcext:value-type="float">
            <text:p>1,5574077246549</text:p>
          </table:table-cell>
          <table:table-cell table:formula="of:=SEC([.A111])" office:value-type="float" office:value="1.85081571768093" calcext:value-type="float">
            <text:p>1,85081571768093</text:p>
          </table:table-cell>
          <table:table-cell table:formula="of:=CSC([.A111])" office:value-type="float" office:value="1.18839510577812" calcext:value-type="float">
            <text:p>1,18839510577812</text:p>
          </table:table-cell>
          <table:table-cell table:formula="of:=LOG([.A111];2)" office:value-type="float" office:value="0" calcext:value-type="float">
            <text:p>0</text:p>
          </table:table-cell>
          <table:table-cell table:formula="of:=LOG([.A111];5)" office:value-type="float" office:value="0" calcext:value-type="float">
            <text:p>0</text:p>
          </table:table-cell>
          <table:table-cell table:formula="of:=LOG([.A111];10)" office:value-type="float" office:value="0" calcext:value-type="float">
            <text:p>0</text:p>
          </table:table-cell>
          <table:table-cell table:formula="of:=(((((LOG([.A111];2) / LN([.A111])) - LOG([.A111];5)) ^ 3) + LN([.A111])) / (LOG([.A111];2) / LOG([.A111];10)))" office:value-type="string" office:string-value="" calcext:value-type="error">
            <text:p>#ДЕЛ/0!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0.1*[.L112]" office:value-type="float" office:value="1.1" calcext:value-type="float">
            <text:p>1,1</text:p>
          </table:table-cell>
          <table:table-cell table:formula="of:=COS([.A112])" office:value-type="float" office:value="0.453596121425577" calcext:value-type="float">
            <text:p>0,453596121425577</text:p>
          </table:table-cell>
          <table:table-cell table:formula="of:=SIN([.A112])" office:value-type="float" office:value="0.891207360061435" calcext:value-type="float">
            <text:p>0,891207360061435</text:p>
          </table:table-cell>
          <table:table-cell table:formula="of:=TAN([.A112])" office:value-type="float" office:value="1.96475965724865" calcext:value-type="float">
            <text:p>1,96475965724865</text:p>
          </table:table-cell>
          <table:table-cell table:formula="of:=SEC([.A112])" office:value-type="float" office:value="2.20460438871736" calcext:value-type="float">
            <text:p>2,20460438871736</text:p>
          </table:table-cell>
          <table:table-cell table:formula="of:=CSC([.A112])" office:value-type="float" office:value="1.1220733185272" calcext:value-type="float">
            <text:p>1,1220733185272</text:p>
          </table:table-cell>
          <table:table-cell table:formula="of:=LOG([.A112];2)" office:value-type="float" office:value="0.137503523749935" calcext:value-type="float">
            <text:p>0,137503523749935</text:p>
          </table:table-cell>
          <table:table-cell table:formula="of:=LOG([.A112];5)" office:value-type="float" office:value="0.0592195443315851" calcext:value-type="float">
            <text:p>0,059219544331585</text:p>
          </table:table-cell>
          <table:table-cell table:formula="of:=LOG([.A112];10)" office:value-type="float" office:value="0.0413926851582251" calcext:value-type="float">
            <text:p>0,041392685158225</text:p>
          </table:table-cell>
          <table:table-cell table:formula="of:=(((((LOG([.A112];2) / LN([.A112])) - LOG([.A112];5)) ^ 3) + LN([.A112])) / (LOG([.A112];2) / LOG([.A112];10)))" office:value-type="float" office:value="0.825812106022033" calcext:value-type="float">
            <text:p>0,82581210602203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0.1*[.L113]" office:value-type="float" office:value="1.2" calcext:value-type="float">
            <text:p>1,2</text:p>
          </table:table-cell>
          <table:table-cell table:formula="of:=COS([.A113])" office:value-type="float" office:value="0.362357754476673" calcext:value-type="float">
            <text:p>0,362357754476673</text:p>
          </table:table-cell>
          <table:table-cell table:formula="of:=SIN([.A113])" office:value-type="float" office:value="0.932039085967226" calcext:value-type="float">
            <text:p>0,932039085967226</text:p>
          </table:table-cell>
          <table:table-cell table:formula="of:=TAN([.A113])" office:value-type="float" office:value="2.57215162212632" calcext:value-type="float">
            <text:p>2,57215162212632</text:p>
          </table:table-cell>
          <table:table-cell table:formula="of:=SEC([.A113])" office:value-type="float" office:value="2.75970360133241" calcext:value-type="float">
            <text:p>2,75970360133241</text:p>
          </table:table-cell>
          <table:table-cell table:formula="of:=CSC([.A113])" office:value-type="float" office:value="1.0729163777099" calcext:value-type="float">
            <text:p>1,0729163777099</text:p>
          </table:table-cell>
          <table:table-cell table:formula="of:=LOG([.A113];2)" office:value-type="float" office:value="0.263034405833794" calcext:value-type="float">
            <text:p>0,263034405833794</text:p>
          </table:table-cell>
          <table:table-cell table:formula="of:=LOG([.A113];5)" office:value-type="float" office:value="0.113282752559378" calcext:value-type="float">
            <text:p>0,113282752559378</text:p>
          </table:table-cell>
          <table:table-cell table:formula="of:=LOG([.A113];10)" office:value-type="float" office:value="0.0791812460476249" calcext:value-type="float">
            <text:p>0,079181246047625</text:p>
          </table:table-cell>
          <table:table-cell table:formula="of:=(((((LOG([.A113];2) / LN([.A113])) - LOG([.A113];5)) ^ 3) + LN([.A113])) / (LOG([.A113];2) / LOG([.A113];10)))" office:value-type="float" office:value="0.762160122951545" calcext:value-type="float">
            <text:p>0,76216012295154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0.1*[.L114]" office:value-type="float" office:value="1.3" calcext:value-type="float">
            <text:p>1,3</text:p>
          </table:table-cell>
          <table:table-cell table:formula="of:=COS([.A114])" office:value-type="float" office:value="0.267498828624587" calcext:value-type="float">
            <text:p>0,267498828624587</text:p>
          </table:table-cell>
          <table:table-cell table:formula="of:=SIN([.A114])" office:value-type="float" office:value="0.963558185417193" calcext:value-type="float">
            <text:p>0,963558185417193</text:p>
          </table:table-cell>
          <table:table-cell table:formula="of:=TAN([.A114])" office:value-type="float" office:value="3.60210244796798" calcext:value-type="float">
            <text:p>3,60210244796798</text:p>
          </table:table-cell>
          <table:table-cell table:formula="of:=SEC([.A114])" office:value-type="float" office:value="3.73833412707544" calcext:value-type="float">
            <text:p>3,73833412707544</text:p>
          </table:table-cell>
          <table:table-cell table:formula="of:=CSC([.A114])" office:value-type="float" office:value="1.0378200456748" calcext:value-type="float">
            <text:p>1,0378200456748</text:p>
          </table:table-cell>
          <table:table-cell table:formula="of:=LOG([.A114];2)" office:value-type="float" office:value="0.37851162325373" calcext:value-type="float">
            <text:p>0,37851162325373</text:p>
          </table:table-cell>
          <table:table-cell table:formula="of:=LOG([.A114];5)" office:value-type="float" office:value="0.163016083093689" calcext:value-type="float">
            <text:p>0,163016083093689</text:p>
          </table:table-cell>
          <table:table-cell table:formula="of:=LOG([.A114];10)" office:value-type="float" office:value="0.113943352306837" calcext:value-type="float">
            <text:p>0,113943352306837</text:p>
          </table:table-cell>
          <table:table-cell table:formula="of:=(((((LOG([.A114];2) / LN([.A114])) - LOG([.A114];5)) ^ 3) + LN([.A114])) / (LOG([.A114];2) / LOG([.A114];10)))" office:value-type="float" office:value="0.70981026868108" calcext:value-type="float">
            <text:p>0,7098102686810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0.1*[.L115]" office:value-type="float" office:value="1.4" calcext:value-type="float">
            <text:p>1,4</text:p>
          </table:table-cell>
          <table:table-cell table:formula="of:=COS([.A115])" office:value-type="float" office:value="0.169967142900241" calcext:value-type="float">
            <text:p>0,169967142900241</text:p>
          </table:table-cell>
          <table:table-cell table:formula="of:=SIN([.A115])" office:value-type="float" office:value="0.98544972998846" calcext:value-type="float">
            <text:p>0,98544972998846</text:p>
          </table:table-cell>
          <table:table-cell table:formula="of:=TAN([.A115])" office:value-type="float" office:value="5.79788371548289" calcext:value-type="float">
            <text:p>5,79788371548289</text:p>
          </table:table-cell>
          <table:table-cell table:formula="of:=SEC([.A115])" office:value-type="float" office:value="5.88349008482735" calcext:value-type="float">
            <text:p>5,88349008482735</text:p>
          </table:table-cell>
          <table:table-cell table:formula="of:=CSC([.A115])" office:value-type="float" office:value="1.01476510629488" calcext:value-type="float">
            <text:p>1,01476510629488</text:p>
          </table:table-cell>
          <table:table-cell table:formula="of:=LOG([.A115];2)" office:value-type="float" office:value="0.485426827170242" calcext:value-type="float">
            <text:p>0,485426827170242</text:p>
          </table:table-cell>
          <table:table-cell table:formula="of:=LOG([.A115];5)" office:value-type="float" office:value="0.209061955122168" calcext:value-type="float">
            <text:p>0,209061955122168</text:p>
          </table:table-cell>
          <table:table-cell table:formula="of:=LOG([.A115];10)" office:value-type="float" office:value="0.146128035678238" calcext:value-type="float">
            <text:p>0,146128035678238</text:p>
          </table:table-cell>
          <table:table-cell table:formula="of:=(((((LOG([.A115];2) / LN([.A115])) - LOG([.A115];5)) ^ 3) + LN([.A115])) / (LOG([.A115];2) / LOG([.A115];10)))" office:value-type="float" office:value="0.666443527123439" calcext:value-type="float">
            <text:p>0,66644352712343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0.1*[.L116]" office:value-type="float" office:value="1.5" calcext:value-type="float">
            <text:p>1,5</text:p>
          </table:table-cell>
          <table:table-cell table:formula="of:=COS([.A116])" office:value-type="float" office:value="0.0707372016677029" calcext:value-type="float">
            <text:p>0,070737201667703</text:p>
          </table:table-cell>
          <table:table-cell table:formula="of:=SIN([.A116])" office:value-type="float" office:value="0.997494986604055" calcext:value-type="float">
            <text:p>0,997494986604055</text:p>
          </table:table-cell>
          <table:table-cell table:formula="of:=TAN([.A116])" office:value-type="float" office:value="14.1014199471717" calcext:value-type="float">
            <text:p>14,1014199471717</text:p>
          </table:table-cell>
          <table:table-cell table:formula="of:=SEC([.A116])" office:value-type="float" office:value="14.1368329029699" calcext:value-type="float">
            <text:p>14,1368329029699</text:p>
          </table:table-cell>
          <table:table-cell table:formula="of:=CSC([.A116])" office:value-type="float" office:value="1.00251130424672" calcext:value-type="float">
            <text:p>1,00251130424672</text:p>
          </table:table-cell>
          <table:table-cell table:formula="of:=LOG([.A116];2)" office:value-type="float" office:value="0.584962500721156" calcext:value-type="float">
            <text:p>0,584962500721156</text:p>
          </table:table-cell>
          <table:table-cell table:formula="of:=LOG([.A116];5)" office:value-type="float" office:value="0.251929636412592" calcext:value-type="float">
            <text:p>0,251929636412592</text:p>
          </table:table-cell>
          <table:table-cell table:formula="of:=LOG([.A116];10)" office:value-type="float" office:value="0.176091259055681" calcext:value-type="float">
            <text:p>0,176091259055681</text:p>
          </table:table-cell>
          <table:table-cell table:formula="of:=(((((LOG([.A116];2) / LN([.A116])) - LOG([.A116];5)) ^ 3) + LN([.A116])) / (LOG([.A116];2) / LOG([.A116];10)))" office:value-type="float" office:value="0.630320045481798" calcext:value-type="float">
            <text:p>0,630320045481798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0.1*[.L117]" office:value-type="float" office:value="1.6" calcext:value-type="float">
            <text:p>1,6</text:p>
          </table:table-cell>
          <table:table-cell table:formula="of:=COS([.A117])" office:value-type="float" office:value="-0.0291995223012888" calcext:value-type="float">
            <text:p>-0,029199522301289</text:p>
          </table:table-cell>
          <table:table-cell table:formula="of:=SIN([.A117])" office:value-type="float" office:value="0.999573603041505" calcext:value-type="float">
            <text:p>0,999573603041505</text:p>
          </table:table-cell>
          <table:table-cell table:formula="of:=TAN([.A117])" office:value-type="float" office:value="-34.2325327355573" calcext:value-type="float">
            <text:p>-34,2325327355573</text:p>
          </table:table-cell>
          <table:table-cell table:formula="of:=SEC([.A117])" office:value-type="float" office:value="-34.2471356100186" calcext:value-type="float">
            <text:p>-34,2471356100186</text:p>
          </table:table-cell>
          <table:table-cell table:formula="of:=CSC([.A117])" office:value-type="float" office:value="1.00042657885042" calcext:value-type="float">
            <text:p>1,00042657885042</text:p>
          </table:table-cell>
          <table:table-cell table:formula="of:=LOG([.A117];2)" office:value-type="float" office:value="0.678071905112638" calcext:value-type="float">
            <text:p>0,678071905112638</text:p>
          </table:table-cell>
          <table:table-cell table:formula="of:=LOG([.A117];5)" office:value-type="float" office:value="0.292029674220179" calcext:value-type="float">
            <text:p>0,292029674220179</text:p>
          </table:table-cell>
          <table:table-cell table:formula="of:=LOG([.A117];10)" office:value-type="float" office:value="0.204119982655925" calcext:value-type="float">
            <text:p>0,204119982655925</text:p>
          </table:table-cell>
          <table:table-cell table:formula="of:=(((((LOG([.A117];2) / LN([.A117])) - LOG([.A117];5)) ^ 3) + LN([.A117])) / (LOG([.A117];2) / LOG([.A117];10)))" office:value-type="float" office:value="0.600109316702555" calcext:value-type="float">
            <text:p>0,60010931670255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0.1*[.L118]" office:value-type="float" office:value="1.7" calcext:value-type="float">
            <text:p>1,7</text:p>
          </table:table-cell>
          <table:table-cell table:formula="of:=COS([.A118])" office:value-type="float" office:value="-0.128844494295525" calcext:value-type="float">
            <text:p>-0,128844494295525</text:p>
          </table:table-cell>
          <table:table-cell table:formula="of:=SIN([.A118])" office:value-type="float" office:value="0.991664810452468" calcext:value-type="float">
            <text:p>0,991664810452468</text:p>
          </table:table-cell>
          <table:table-cell table:formula="of:=TAN([.A118])" office:value-type="float" office:value="-7.69660213945915" calcext:value-type="float">
            <text:p>-7,69660213945915</text:p>
          </table:table-cell>
          <table:table-cell table:formula="of:=SEC([.A118])" office:value-type="float" office:value="-7.76129399605034" calcext:value-type="float">
            <text:p>-7,76129399605034</text:p>
          </table:table-cell>
          <table:table-cell table:formula="of:=CSC([.A118])" office:value-type="float" office:value="1.00840524889023" calcext:value-type="float">
            <text:p>1,00840524889023</text:p>
          </table:table-cell>
          <table:table-cell table:formula="of:=LOG([.A118];2)" office:value-type="float" office:value="0.765534746362977" calcext:value-type="float">
            <text:p>0,765534746362977</text:p>
          </table:table-cell>
          <table:table-cell table:formula="of:=LOG([.A118];5)" office:value-type="float" office:value="0.329697869649195" calcext:value-type="float">
            <text:p>0,329697869649195</text:p>
          </table:table-cell>
          <table:table-cell table:formula="of:=LOG([.A118];10)" office:value-type="float" office:value="0.230448921378274" calcext:value-type="float">
            <text:p>0,230448921378274</text:p>
          </table:table-cell>
          <table:table-cell table:formula="of:=(((((LOG([.A118];2) / LN([.A118])) - LOG([.A118];5)) ^ 3) + LN([.A118])) / (LOG([.A118];2) / LOG([.A118];10)))" office:value-type="float" office:value="0.574776931049792" calcext:value-type="float">
            <text:p>0,57477693104979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0.1*[.L119]" office:value-type="float" office:value="1.8" calcext:value-type="float">
            <text:p>1,8</text:p>
          </table:table-cell>
          <table:table-cell table:formula="of:=COS([.A119])" office:value-type="float" office:value="-0.227202094693087" calcext:value-type="float">
            <text:p>-0,227202094693087</text:p>
          </table:table-cell>
          <table:table-cell table:formula="of:=SIN([.A119])" office:value-type="float" office:value="0.973847630878195" calcext:value-type="float">
            <text:p>0,973847630878195</text:p>
          </table:table-cell>
          <table:table-cell table:formula="of:=TAN([.A119])" office:value-type="float" office:value="-4.28626167462806" calcext:value-type="float">
            <text:p>-4,28626167462806</text:p>
          </table:table-cell>
          <table:table-cell table:formula="of:=SEC([.A119])" office:value-type="float" office:value="-4.40136787185363" calcext:value-type="float">
            <text:p>-4,40136787185363</text:p>
          </table:table-cell>
          <table:table-cell table:formula="of:=CSC([.A119])" office:value-type="float" office:value="1.02685468269633" calcext:value-type="float">
            <text:p>1,02685468269633</text:p>
          </table:table-cell>
          <table:table-cell table:formula="of:=LOG([.A119];2)" office:value-type="float" office:value="0.84799690655495" calcext:value-type="float">
            <text:p>0,84799690655495</text:p>
          </table:table-cell>
          <table:table-cell table:formula="of:=LOG([.A119];5)" office:value-type="float" office:value="0.365212388971971" calcext:value-type="float">
            <text:p>0,365212388971971</text:p>
          </table:table-cell>
          <table:table-cell table:formula="of:=LOG([.A119];10)" office:value-type="float" office:value="0.255272505103306" calcext:value-type="float">
            <text:p>0,255272505103306</text:p>
          </table:table-cell>
          <table:table-cell table:formula="of:=(((((LOG([.A119];2) / LN([.A119])) - LOG([.A119];5)) ^ 3) + LN([.A119])) / (LOG([.A119];2) / LOG([.A119];10)))" office:value-type="float" office:value="0.553507006783634" calcext:value-type="float">
            <text:p>0,55350700678363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0.1*[.L120]" office:value-type="float" office:value="1.9" calcext:value-type="float">
            <text:p>1,9</text:p>
          </table:table-cell>
          <table:table-cell table:formula="of:=COS([.A120])" office:value-type="float" office:value="-0.323289566863504" calcext:value-type="float">
            <text:p>-0,323289566863504</text:p>
          </table:table-cell>
          <table:table-cell table:formula="of:=SIN([.A120])" office:value-type="float" office:value="0.946300087687414" calcext:value-type="float">
            <text:p>0,946300087687414</text:p>
          </table:table-cell>
          <table:table-cell table:formula="of:=TAN([.A120])" office:value-type="float" office:value="-2.92709751467777" calcext:value-type="float">
            <text:p>-2,92709751467777</text:p>
          </table:table-cell>
          <table:table-cell table:formula="of:=SEC([.A120])" office:value-type="float" office:value="-3.09320220167269" calcext:value-type="float">
            <text:p>-3,09320220167269</text:p>
          </table:table-cell>
          <table:table-cell table:formula="of:=CSC([.A120])" office:value-type="float" office:value="1.05674723379115" calcext:value-type="float">
            <text:p>1,05674723379115</text:p>
          </table:table-cell>
          <table:table-cell table:formula="of:=LOG([.A120];2)" office:value-type="float" office:value="0.925999418556223" calcext:value-type="float">
            <text:p>0,925999418556223</text:p>
          </table:table-cell>
          <table:table-cell table:formula="of:=LOG([.A120];5)" office:value-type="float" office:value="0.398806242361757" calcext:value-type="float">
            <text:p>0,398806242361757</text:p>
          </table:table-cell>
          <table:table-cell table:formula="of:=LOG([.A120];10)" office:value-type="float" office:value="0.278753600952829" calcext:value-type="float">
            <text:p>0,278753600952829</text:p>
          </table:table-cell>
          <table:table-cell table:formula="of:=(((((LOG([.A120];2) / LN([.A120])) - LOG([.A120];5)) ^ 3) + LN([.A120])) / (LOG([.A120];2) / LOG([.A120];10)))" office:value-type="float" office:value="0.535647807721613" calcext:value-type="float">
            <text:p>0,53564780772161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0.1*[.L121]" office:value-type="float" office:value="2" calcext:value-type="float">
            <text:p>2</text:p>
          </table:table-cell>
          <table:table-cell table:formula="of:=COS([.A121])" office:value-type="float" office:value="-0.416146836547142" calcext:value-type="float">
            <text:p>-0,416146836547142</text:p>
          </table:table-cell>
          <table:table-cell table:formula="of:=SIN([.A121])" office:value-type="float" office:value="0.909297426825682" calcext:value-type="float">
            <text:p>0,909297426825682</text:p>
          </table:table-cell>
          <table:table-cell table:formula="of:=TAN([.A121])" office:value-type="float" office:value="-2.18503986326152" calcext:value-type="float">
            <text:p>-2,18503986326152</text:p>
          </table:table-cell>
          <table:table-cell table:formula="of:=SEC([.A121])" office:value-type="float" office:value="-2.40299796172238" calcext:value-type="float">
            <text:p>-2,40299796172238</text:p>
          </table:table-cell>
          <table:table-cell table:formula="of:=CSC([.A121])" office:value-type="float" office:value="1.09975017029462" calcext:value-type="float">
            <text:p>1,09975017029462</text:p>
          </table:table-cell>
          <table:table-cell table:formula="of:=LOG([.A121];2)" office:value-type="float" office:value="1" calcext:value-type="float">
            <text:p>1</text:p>
          </table:table-cell>
          <table:table-cell table:formula="of:=LOG([.A121];5)" office:value-type="float" office:value="0.430676558073393" calcext:value-type="float">
            <text:p>0,430676558073393</text:p>
          </table:table-cell>
          <table:table-cell table:formula="of:=LOG([.A121];10)" office:value-type="float" office:value="0.301029995663981" calcext:value-type="float">
            <text:p>0,301029995663981</text:p>
          </table:table-cell>
          <table:table-cell table:formula="of:=(((((LOG([.A121];2) / LN([.A121])) - LOG([.A121];5)) ^ 3) + LN([.A121])) / (LOG([.A121];2) / LOG([.A121];10)))" office:value-type="float" office:value="0.520672828365283" calcext:value-type="float">
            <text:p>0,52067282836528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0.1*[.L122]" office:value-type="float" office:value="2.1" calcext:value-type="float">
            <text:p>2,1</text:p>
          </table:table-cell>
          <table:table-cell table:formula="of:=COS([.A122])" office:value-type="float" office:value="-0.504846104599858" calcext:value-type="float">
            <text:p>-0,504846104599858</text:p>
          </table:table-cell>
          <table:table-cell table:formula="of:=SIN([.A122])" office:value-type="float" office:value="0.863209366648874" calcext:value-type="float">
            <text:p>0,863209366648874</text:p>
          </table:table-cell>
          <table:table-cell table:formula="of:=TAN([.A122])" office:value-type="float" office:value="-1.70984654290451" calcext:value-type="float">
            <text:p>-1,70984654290451</text:p>
          </table:table-cell>
          <table:table-cell table:formula="of:=SEC([.A122])" office:value-type="float" office:value="-1.98080165596722" calcext:value-type="float">
            <text:p>-1,98080165596722</text:p>
          </table:table-cell>
          <table:table-cell table:formula="of:=CSC([.A122])" office:value-type="float" office:value="1.15846750352371" calcext:value-type="float">
            <text:p>1,15846750352371</text:p>
          </table:table-cell>
          <table:table-cell table:formula="of:=LOG([.A122];2)" office:value-type="float" office:value="1.0703893278914" calcext:value-type="float">
            <text:p>1,0703893278914</text:p>
          </table:table-cell>
          <table:table-cell table:formula="of:=LOG([.A122];5)" office:value-type="float" office:value="0.46099159153476" calcext:value-type="float">
            <text:p>0,46099159153476</text:p>
          </table:table-cell>
          <table:table-cell table:formula="of:=LOG([.A122];10)" office:value-type="float" office:value="0.322219294733919" calcext:value-type="float">
            <text:p>0,322219294733919</text:p>
          </table:table-cell>
          <table:table-cell table:formula="of:=(((((LOG([.A122];2) / LN([.A122])) - LOG([.A122];5)) ^ 3) + LN([.A122])) / (LOG([.A122];2) / LOG([.A122];10)))" office:value-type="float" office:value="0.50815243763536" calcext:value-type="float">
            <text:p>0,50815243763536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0.1*[.L123]" office:value-type="float" office:value="2.2" calcext:value-type="float">
            <text:p>2,2</text:p>
          </table:table-cell>
          <table:table-cell table:formula="of:=COS([.A123])" office:value-type="float" office:value="-0.588501117255346" calcext:value-type="float">
            <text:p>-0,588501117255346</text:p>
          </table:table-cell>
          <table:table-cell table:formula="of:=SIN([.A123])" office:value-type="float" office:value="0.80849640381959" calcext:value-type="float">
            <text:p>0,80849640381959</text:p>
          </table:table-cell>
          <table:table-cell table:formula="of:=TAN([.A123])" office:value-type="float" office:value="-1.37382305676879" calcext:value-type="float">
            <text:p>-1,37382305676879</text:p>
          </table:table-cell>
          <table:table-cell table:formula="of:=SEC([.A123])" office:value-type="float" office:value="-1.69923211813735" calcext:value-type="float">
            <text:p>-1,69923211813735</text:p>
          </table:table-cell>
          <table:table-cell table:formula="of:=CSC([.A123])" office:value-type="float" office:value="1.23686388124386" calcext:value-type="float">
            <text:p>1,23686388124386</text:p>
          </table:table-cell>
          <table:table-cell table:formula="of:=LOG([.A123];2)" office:value-type="float" office:value="1.13750352374994" calcext:value-type="float">
            <text:p>1,13750352374994</text:p>
          </table:table-cell>
          <table:table-cell table:formula="of:=LOG([.A123];5)" office:value-type="float" office:value="0.489896102404978" calcext:value-type="float">
            <text:p>0,489896102404978</text:p>
          </table:table-cell>
          <table:table-cell table:formula="of:=LOG([.A123];10)" office:value-type="float" office:value="0.342422680822206" calcext:value-type="float">
            <text:p>0,342422680822206</text:p>
          </table:table-cell>
          <table:table-cell table:formula="of:=(((((LOG([.A123];2) / LN([.A123])) - LOG([.A123];5)) ^ 3) + LN([.A123])) / (LOG([.A123];2) / LOG([.A123];10)))" office:value-type="float" office:value="0.497732879240477" calcext:value-type="float">
            <text:p>0,49773287924047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0.1*[.L124]" office:value-type="float" office:value="2.3" calcext:value-type="float">
            <text:p>2,3</text:p>
          </table:table-cell>
          <table:table-cell table:formula="of:=COS([.A124])" office:value-type="float" office:value="-0.666276021279824" calcext:value-type="float">
            <text:p>-0,666276021279824</text:p>
          </table:table-cell>
          <table:table-cell table:formula="of:=SIN([.A124])" office:value-type="float" office:value="0.74570521217672" calcext:value-type="float">
            <text:p>0,74570521217672</text:p>
          </table:table-cell>
          <table:table-cell table:formula="of:=TAN([.A124])" office:value-type="float" office:value="-1.11921364173413" calcext:value-type="float">
            <text:p>-1,11921364173413</text:p>
          </table:table-cell>
          <table:table-cell table:formula="of:=SEC([.A124])" office:value-type="float" office:value="-1.50087946746025" calcext:value-type="float">
            <text:p>-1,50087946746025</text:p>
          </table:table-cell>
          <table:table-cell table:formula="of:=CSC([.A124])" office:value-type="float" office:value="1.34101248545788" calcext:value-type="float">
            <text:p>1,34101248545788</text:p>
          </table:table-cell>
          <table:table-cell table:formula="of:=LOG([.A124];2)" office:value-type="float" office:value="1.20163386116965" calcext:value-type="float">
            <text:p>1,20163386116965</text:p>
          </table:table-cell>
          <table:table-cell table:formula="of:=LOG([.A124];5)" office:value-type="float" office:value="0.517515535392987" calcext:value-type="float">
            <text:p>0,517515535392987</text:p>
          </table:table-cell>
          <table:table-cell table:formula="of:=LOG([.A124];10)" office:value-type="float" office:value="0.361727836017593" calcext:value-type="float">
            <text:p>0,361727836017593</text:p>
          </table:table-cell>
          <table:table-cell table:formula="of:=(((((LOG([.A124];2) / LN([.A124])) - LOG([.A124];5)) ^ 3) + LN([.A124])) / (LOG([.A124];2) / LOG([.A124];10)))" office:value-type="float" office:value="0.489120492411693" calcext:value-type="float">
            <text:p>0,48912049241169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0.1*[.L125]" office:value-type="float" office:value="2.4" calcext:value-type="float">
            <text:p>2,4</text:p>
          </table:table-cell>
          <table:table-cell table:formula="of:=COS([.A125])" office:value-type="float" office:value="-0.737393715541246" calcext:value-type="float">
            <text:p>-0,737393715541246</text:p>
          </table:table-cell>
          <table:table-cell table:formula="of:=SIN([.A125])" office:value-type="float" office:value="0.675463180551151" calcext:value-type="float">
            <text:p>0,675463180551151</text:p>
          </table:table-cell>
          <table:table-cell table:formula="of:=TAN([.A125])" office:value-type="float" office:value="-0.91601428967341" calcext:value-type="float">
            <text:p>-0,91601428967341</text:p>
          </table:table-cell>
          <table:table-cell table:formula="of:=SEC([.A125])" office:value-type="float" office:value="-1.35612764107435" calcext:value-type="float">
            <text:p>-1,35612764107435</text:p>
          </table:table-cell>
          <table:table-cell table:formula="of:=CSC([.A125])" office:value-type="float" office:value="1.48046559574726" calcext:value-type="float">
            <text:p>1,48046559574726</text:p>
          </table:table-cell>
          <table:table-cell table:formula="of:=LOG([.A125];2)" office:value-type="float" office:value="1.26303440583379" calcext:value-type="float">
            <text:p>1,26303440583379</text:p>
          </table:table-cell>
          <table:table-cell table:formula="of:=LOG([.A125];5)" office:value-type="float" office:value="0.543959310632771" calcext:value-type="float">
            <text:p>0,543959310632771</text:p>
          </table:table-cell>
          <table:table-cell table:formula="of:=LOG([.A125];10)" office:value-type="float" office:value="0.380211241711606" calcext:value-type="float">
            <text:p>0,380211241711606</text:p>
          </table:table-cell>
          <table:table-cell table:formula="of:=(((((LOG([.A125];2) / LN([.A125])) - LOG([.A125];5)) ^ 3) + LN([.A125])) / (LOG([.A125];2) / LOG([.A125];10)))" office:value-type="float" office:value="0.482069698600904" calcext:value-type="float">
            <text:p>0,48206969860090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0.1*[.L126]" office:value-type="float" office:value="2.5" calcext:value-type="float">
            <text:p>2,5</text:p>
          </table:table-cell>
          <table:table-cell table:formula="of:=COS([.A126])" office:value-type="float" office:value="-0.801143615546934" calcext:value-type="float">
            <text:p>-0,801143615546934</text:p>
          </table:table-cell>
          <table:table-cell table:formula="of:=SIN([.A126])" office:value-type="float" office:value="0.598472144103957" calcext:value-type="float">
            <text:p>0,598472144103957</text:p>
          </table:table-cell>
          <table:table-cell table:formula="of:=TAN([.A126])" office:value-type="float" office:value="-0.74702229723866" calcext:value-type="float">
            <text:p>-0,74702229723866</text:p>
          </table:table-cell>
          <table:table-cell table:formula="of:=SEC([.A126])" office:value-type="float" office:value="-1.24821565146882" calcext:value-type="float">
            <text:p>-1,24821565146882</text:p>
          </table:table-cell>
          <table:table-cell table:formula="of:=CSC([.A126])" office:value-type="float" office:value="1.67092154555868" calcext:value-type="float">
            <text:p>1,67092154555868</text:p>
          </table:table-cell>
          <table:table-cell table:formula="of:=LOG([.A126];2)" office:value-type="float" office:value="1.32192809488736" calcext:value-type="float">
            <text:p>1,32192809488736</text:p>
          </table:table-cell>
          <table:table-cell table:formula="of:=LOG([.A126];5)" office:value-type="float" office:value="0.569323441926607" calcext:value-type="float">
            <text:p>0,569323441926607</text:p>
          </table:table-cell>
          <table:table-cell table:formula="of:=LOG([.A126];10)" office:value-type="float" office:value="0.397940008672038" calcext:value-type="float">
            <text:p>0,397940008672038</text:p>
          </table:table-cell>
          <table:table-cell table:formula="of:=(((((LOG([.A126];2) / LN([.A126])) - LOG([.A126];5)) ^ 3) + LN([.A126])) / (LOG([.A126];2) / LOG([.A126];10)))" office:value-type="float" office:value="0.476373745730505" calcext:value-type="float">
            <text:p>0,4763737457305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0.1*[.L127]" office:value-type="float" office:value="2.6" calcext:value-type="float">
            <text:p>2,6</text:p>
          </table:table-cell>
          <table:table-cell table:formula="of:=COS([.A127])" office:value-type="float" office:value="-0.856888753368947" calcext:value-type="float">
            <text:p>-0,856888753368947</text:p>
          </table:table-cell>
          <table:table-cell table:formula="of:=SIN([.A127])" office:value-type="float" office:value="0.515501371821464" calcext:value-type="float">
            <text:p>0,515501371821464</text:p>
          </table:table-cell>
          <table:table-cell table:formula="of:=TAN([.A127])" office:value-type="float" office:value="-0.601596613089759" calcext:value-type="float">
            <text:p>-0,601596613089759</text:p>
          </table:table-cell>
          <table:table-cell table:formula="of:=SEC([.A127])" office:value-type="float" office:value="-1.16701263269986" calcext:value-type="float">
            <text:p>-1,16701263269986</text:p>
          </table:table-cell>
          <table:table-cell table:formula="of:=CSC([.A127])" office:value-type="float" office:value="1.93985904725455" calcext:value-type="float">
            <text:p>1,93985904725455</text:p>
          </table:table-cell>
          <table:table-cell table:formula="of:=LOG([.A127];2)" office:value-type="float" office:value="1.37851162325373" calcext:value-type="float">
            <text:p>1,37851162325373</text:p>
          </table:table-cell>
          <table:table-cell table:formula="of:=LOG([.A127];5)" office:value-type="float" office:value="0.593692641167082" calcext:value-type="float">
            <text:p>0,593692641167082</text:p>
          </table:table-cell>
          <table:table-cell table:formula="of:=LOG([.A127];10)" office:value-type="float" office:value="0.414973347970818" calcext:value-type="float">
            <text:p>0,414973347970818</text:p>
          </table:table-cell>
          <table:table-cell table:formula="of:=(((((LOG([.A127];2) / LN([.A127])) - LOG([.A127];5)) ^ 3) + LN([.A127])) / (LOG([.A127];2) / LOG([.A127];10)))" office:value-type="float" office:value="0.471857499149465" calcext:value-type="float">
            <text:p>0,471857499149465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0.1*[.L128]" office:value-type="float" office:value="2.7" calcext:value-type="float">
            <text:p>2,7</text:p>
          </table:table-cell>
          <table:table-cell table:formula="of:=COS([.A128])" office:value-type="float" office:value="-0.904072142017061" calcext:value-type="float">
            <text:p>-0,904072142017061</text:p>
          </table:table-cell>
          <table:table-cell table:formula="of:=SIN([.A128])" office:value-type="float" office:value="0.42737988023383" calcext:value-type="float">
            <text:p>0,42737988023383</text:p>
          </table:table-cell>
          <table:table-cell table:formula="of:=TAN([.A128])" office:value-type="float" office:value="-0.472727629103037" calcext:value-type="float">
            <text:p>-0,472727629103037</text:p>
          </table:table-cell>
          <table:table-cell table:formula="of:=SEC([.A128])" office:value-type="float" office:value="-1.10610641952634" calcext:value-type="float">
            <text:p>-1,10610641952634</text:p>
          </table:table-cell>
          <table:table-cell table:formula="of:=CSC([.A128])" office:value-type="float" office:value="2.33983873890572" calcext:value-type="float">
            <text:p>2,33983873890572</text:p>
          </table:table-cell>
          <table:table-cell table:formula="of:=LOG([.A128];2)" office:value-type="float" office:value="1.43295940727611" calcext:value-type="float">
            <text:p>1,43295940727611</text:p>
          </table:table-cell>
          <table:table-cell table:formula="of:=LOG([.A128];5)" office:value-type="float" office:value="0.617142025384563" calcext:value-type="float">
            <text:p>0,617142025384563</text:p>
          </table:table-cell>
          <table:table-cell table:formula="of:=LOG([.A128];10)" office:value-type="float" office:value="0.431363764158987" calcext:value-type="float">
            <text:p>0,431363764158987</text:p>
          </table:table-cell>
          <table:table-cell table:formula="of:=(((((LOG([.A128];2) / LN([.A128])) - LOG([.A128];5)) ^ 3) + LN([.A128])) / (LOG([.A128];2) / LOG([.A128];10)))" office:value-type="float" office:value="0.468371770607193" calcext:value-type="float">
            <text:p>0,468371770607193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0.1*[.L129]" office:value-type="float" office:value="2.8" calcext:value-type="float">
            <text:p>2,8</text:p>
          </table:table-cell>
          <table:table-cell table:formula="of:=COS([.A129])" office:value-type="float" office:value="-0.942222340668658" calcext:value-type="float">
            <text:p>-0,942222340668658</text:p>
          </table:table-cell>
          <table:table-cell table:formula="of:=SIN([.A129])" office:value-type="float" office:value="0.334988150155905" calcext:value-type="float">
            <text:p>0,334988150155905</text:p>
          </table:table-cell>
          <table:table-cell table:formula="of:=TAN([.A129])" office:value-type="float" office:value="-0.355529831651176" calcext:value-type="float">
            <text:p>-0,355529831651176</text:p>
          </table:table-cell>
          <table:table-cell table:formula="of:=SEC([.A129])" office:value-type="float" office:value="-1.06132062129873" calcext:value-type="float">
            <text:p>-1,06132062129873</text:p>
          </table:table-cell>
          <table:table-cell table:formula="of:=CSC([.A129])" office:value-type="float" office:value="2.98518022065735" calcext:value-type="float">
            <text:p>2,98518022065735</text:p>
          </table:table-cell>
          <table:table-cell table:formula="of:=LOG([.A129];2)" office:value-type="float" office:value="1.48542682717024" calcext:value-type="float">
            <text:p>1,48542682717024</text:p>
          </table:table-cell>
          <table:table-cell table:formula="of:=LOG([.A129];5)" office:value-type="float" office:value="0.639738513195561" calcext:value-type="float">
            <text:p>0,639738513195561</text:p>
          </table:table-cell>
          <table:table-cell table:formula="of:=LOG([.A129];10)" office:value-type="float" office:value="0.447158031342219" calcext:value-type="float">
            <text:p>0,447158031342219</text:p>
          </table:table-cell>
          <table:table-cell table:formula="of:=(((((LOG([.A129];2) / LN([.A129])) - LOG([.A129];5)) ^ 3) + LN([.A129])) / (LOG([.A129];2) / LOG([.A129];10)))" office:value-type="float" office:value="0.465788816173197" calcext:value-type="float">
            <text:p>0,46578881617319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0.1*[.L130]" office:value-type="float" office:value="2.9" calcext:value-type="float">
            <text:p>2,9</text:p>
          </table:table-cell>
          <table:table-cell table:formula="of:=COS([.A130])" office:value-type="float" office:value="-0.970958165149591" calcext:value-type="float">
            <text:p>-0,970958165149591</text:p>
          </table:table-cell>
          <table:table-cell table:formula="of:=SIN([.A130])" office:value-type="float" office:value="0.239249329213982" calcext:value-type="float">
            <text:p>0,239249329213982</text:p>
          </table:table-cell>
          <table:table-cell table:formula="of:=TAN([.A130])" office:value-type="float" office:value="-0.246405393971966" calcext:value-type="float">
            <text:p>-0,246405393971966</text:p>
          </table:table-cell>
          <table:table-cell table:formula="of:=SEC([.A130])" office:value-type="float" office:value="-1.02991049037209" calcext:value-type="float">
            <text:p>-1,02991049037209</text:p>
          </table:table-cell>
          <table:table-cell table:formula="of:=CSC([.A130])" office:value-type="float" office:value="4.17974003641035" calcext:value-type="float">
            <text:p>4,17974003641035</text:p>
          </table:table-cell>
          <table:table-cell table:formula="of:=LOG([.A130];2)" office:value-type="float" office:value="1.53605290024021" calcext:value-type="float">
            <text:p>1,53605290024021</text:p>
          </table:table-cell>
          <table:table-cell table:formula="of:=LOG([.A130];5)" office:value-type="float" office:value="0.661541976094107" calcext:value-type="float">
            <text:p>0,661541976094107</text:p>
          </table:table-cell>
          <table:table-cell table:formula="of:=LOG([.A130];10)" office:value-type="float" office:value="0.462397997898956" calcext:value-type="float">
            <text:p>0,462397997898956</text:p>
          </table:table-cell>
          <table:table-cell table:formula="of:=(((((LOG([.A130];2) / LN([.A130])) - LOG([.A130];5)) ^ 3) + LN([.A130])) / (LOG([.A130];2) / LOG([.A130];10)))" office:value-type="float" office:value="0.463998731919583" calcext:value-type="float">
            <text:p>0,463998731919583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0.1*[.L131]" office:value-type="float" office:value="3" calcext:value-type="float">
            <text:p>3</text:p>
          </table:table-cell>
          <table:table-cell table:formula="of:=COS([.A131])" office:value-type="float" office:value="-0.989992496600445" calcext:value-type="float">
            <text:p>-0,989992496600445</text:p>
          </table:table-cell>
          <table:table-cell table:formula="of:=SIN([.A131])" office:value-type="float" office:value="0.141120008059867" calcext:value-type="float">
            <text:p>0,141120008059867</text:p>
          </table:table-cell>
          <table:table-cell table:formula="of:=TAN([.A131])" office:value-type="float" office:value="-0.142546543074278" calcext:value-type="float">
            <text:p>-0,142546543074278</text:p>
          </table:table-cell>
          <table:table-cell table:formula="of:=SEC([.A131])" office:value-type="float" office:value="-1.01010866590799" calcext:value-type="float">
            <text:p>-1,01010866590799</text:p>
          </table:table-cell>
          <table:table-cell table:formula="of:=CSC([.A131])" office:value-type="float" office:value="7.08616739573719" calcext:value-type="float">
            <text:p>7,08616739573719</text:p>
          </table:table-cell>
          <table:table-cell table:formula="of:=LOG([.A131];2)" office:value-type="float" office:value="1.58496250072116" calcext:value-type="float">
            <text:p>1,58496250072116</text:p>
          </table:table-cell>
          <table:table-cell table:formula="of:=LOG([.A131];5)" office:value-type="float" office:value="0.682606194485985" calcext:value-type="float">
            <text:p>0,682606194485985</text:p>
          </table:table-cell>
          <table:table-cell table:formula="of:=LOG([.A131];10)" office:value-type="float" office:value="0.477121254719662" calcext:value-type="float">
            <text:p>0,477121254719662</text:p>
          </table:table-cell>
          <table:table-cell table:formula="of:=(((((LOG([.A131];2) / LN([.A131])) - LOG([.A131];5)) ^ 3) + LN([.A131])) / (LOG([.A131];2) / LOG([.A131];10)))" office:value-type="float" office:value="0.462906545773872" calcext:value-type="float">
            <text:p>0,462906545773872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0.1*[.L132]" office:value-type="float" office:value="3.1" calcext:value-type="float">
            <text:p>3,1</text:p>
          </table:table-cell>
          <table:table-cell table:formula="of:=COS([.A132])" office:value-type="float" office:value="-0.999135150273279" calcext:value-type="float">
            <text:p>-0,999135150273279</text:p>
          </table:table-cell>
          <table:table-cell table:formula="of:=SIN([.A132])" office:value-type="float" office:value="0.0415806624332905" calcext:value-type="float">
            <text:p>0,041580662433291</text:p>
          </table:table-cell>
          <table:table-cell table:formula="of:=TAN([.A132])" office:value-type="float" office:value="-0.0416166545856359" calcext:value-type="float">
            <text:p>-0,041616654585636</text:p>
          </table:table-cell>
          <table:table-cell table:formula="of:=SEC([.A132])" office:value-type="float" office:value="-1.00086559833921" calcext:value-type="float">
            <text:p>-1,00086559833921</text:p>
          </table:table-cell>
          <table:table-cell table:formula="of:=CSC([.A132])" office:value-type="float" office:value="24.0496409022906" calcext:value-type="float">
            <text:p>24,0496409022906</text:p>
          </table:table-cell>
          <table:table-cell table:formula="of:=LOG([.A132];2)" office:value-type="float" office:value="1.63226821549951" calcext:value-type="float">
            <text:p>1,63226821549951</text:p>
          </table:table-cell>
          <table:table-cell table:formula="of:=LOG([.A132];5)" office:value-type="float" office:value="0.70297965690393" calcext:value-type="float">
            <text:p>0,70297965690393</text:p>
          </table:table-cell>
          <table:table-cell table:formula="of:=LOG([.A132];10)" office:value-type="float" office:value="0.491361693834273" calcext:value-type="float">
            <text:p>0,491361693834273</text:p>
          </table:table-cell>
          <table:table-cell table:formula="of:=(((((LOG([.A132];2) / LN([.A132])) - LOG([.A132];5)) ^ 3) + LN([.A132])) / (LOG([.A132];2) / LOG([.A132];10)))" office:value-type="float" office:value="0.4624298540588" calcext:value-type="float">
            <text:p>0,4624298540588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0.1*[.L133]" office:value-type="float" office:value="3.2" calcext:value-type="float">
            <text:p>3,2</text:p>
          </table:table-cell>
          <table:table-cell table:formula="of:=COS([.A133])" office:value-type="float" office:value="-0.998294775794753" calcext:value-type="float">
            <text:p>-0,998294775794753</text:p>
          </table:table-cell>
          <table:table-cell table:formula="of:=SIN([.A133])" office:value-type="float" office:value="-0.0583741434275801" calcext:value-type="float">
            <text:p>-0,05837414342758</text:p>
          </table:table-cell>
          <table:table-cell table:formula="of:=TAN([.A133])" office:value-type="float" office:value="0.0584738544595786" calcext:value-type="float">
            <text:p>0,058473854459579</text:p>
          </table:table-cell>
          <table:table-cell table:formula="of:=SEC([.A133])" office:value-type="float" office:value="-1.00170813696174" calcext:value-type="float">
            <text:p>-1,00170813696174</text:p>
          </table:table-cell>
          <table:table-cell table:formula="of:=CSC([.A133])" office:value-type="float" office:value="-17.1308723568786" calcext:value-type="float">
            <text:p>-17,1308723568786</text:p>
          </table:table-cell>
          <table:table-cell table:formula="of:=LOG([.A133];2)" office:value-type="float" office:value="1.67807190511264" calcext:value-type="float">
            <text:p>1,67807190511264</text:p>
          </table:table-cell>
          <table:table-cell table:formula="of:=LOG([.A133];5)" office:value-type="float" office:value="0.722706232293572" calcext:value-type="float">
            <text:p>0,722706232293572</text:p>
          </table:table-cell>
          <table:table-cell table:formula="of:=LOG([.A133];10)" office:value-type="float" office:value="0.505149978319906" calcext:value-type="float">
            <text:p>0,505149978319906</text:p>
          </table:table-cell>
          <table:table-cell table:formula="of:=(((((LOG([.A133];2) / LN([.A133])) - LOG([.A133];5)) ^ 3) + LN([.A133])) / (LOG([.A133];2) / LOG([.A133];10)))" office:value-type="float" office:value="0.462496887746711" calcext:value-type="float">
            <text:p>0,46249688774671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0.1*[.L134]" office:value-type="float" office:value="3.3" calcext:value-type="float">
            <text:p>3,3</text:p>
          </table:table-cell>
          <table:table-cell table:formula="of:=COS([.A134])" office:value-type="float" office:value="-0.987479769908865" calcext:value-type="float">
            <text:p>-0,987479769908865</text:p>
          </table:table-cell>
          <table:table-cell table:formula="of:=SIN([.A134])" office:value-type="float" office:value="-0.157745694143249" calcext:value-type="float">
            <text:p>-0,157745694143249</text:p>
          </table:table-cell>
          <table:table-cell table:formula="of:=TAN([.A134])" office:value-type="float" office:value="0.159745747660033" calcext:value-type="float">
            <text:p>0,159745747660033</text:p>
          </table:table-cell>
          <table:table-cell table:formula="of:=SEC([.A134])" office:value-type="float" office:value="-1.01267897375993" calcext:value-type="float">
            <text:p>-1,01267897375993</text:p>
          </table:table-cell>
          <table:table-cell table:formula="of:=CSC([.A134])" office:value-type="float" office:value="-6.3393172500284" calcext:value-type="float">
            <text:p>-6,3393172500284</text:p>
          </table:table-cell>
          <table:table-cell table:formula="of:=LOG([.A134];2)" office:value-type="float" office:value="1.72246602447109" calcext:value-type="float">
            <text:p>1,72246602447109</text:p>
          </table:table-cell>
          <table:table-cell table:formula="of:=LOG([.A134];5)" office:value-type="float" office:value="0.74182573881757" calcext:value-type="float">
            <text:p>0,74182573881757</text:p>
          </table:table-cell>
          <table:table-cell table:formula="of:=LOG([.A134];10)" office:value-type="float" office:value="0.518513939877887" calcext:value-type="float">
            <text:p>0,518513939877887</text:p>
          </table:table-cell>
          <table:table-cell table:formula="of:=(((((LOG([.A134];2) / LN([.A134])) - LOG([.A134];5)) ^ 3) + LN([.A134])) / (LOG([.A134];2) / LOG([.A134];10)))" office:value-type="float" office:value="0.463044920352874" calcext:value-type="float">
            <text:p>0,463044920352874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0.1*[.L135]" office:value-type="float" office:value="3.4" calcext:value-type="float">
            <text:p>3,4</text:p>
          </table:table-cell>
          <table:table-cell table:formula="of:=COS([.A135])" office:value-type="float" office:value="-0.966798192579461" calcext:value-type="float">
            <text:p>-0,966798192579461</text:p>
          </table:table-cell>
          <table:table-cell table:formula="of:=SIN([.A135])" office:value-type="float" office:value="-0.255541102026832" calcext:value-type="float">
            <text:p>-0,255541102026832</text:p>
          </table:table-cell>
          <table:table-cell table:formula="of:=TAN([.A135])" office:value-type="float" office:value="0.264316900867426" calcext:value-type="float">
            <text:p>0,264316900867426</text:p>
          </table:table-cell>
          <table:table-cell table:formula="of:=SEC([.A135])" office:value-type="float" office:value="-1.03434202471144" calcext:value-type="float">
            <text:p>-1,03434202471144</text:p>
          </table:table-cell>
          <table:table-cell table:formula="of:=CSC([.A135])" office:value-type="float" office:value="-3.91326480189868" calcext:value-type="float">
            <text:p>-3,91326480189868</text:p>
          </table:table-cell>
          <table:table-cell table:formula="of:=LOG([.A135];2)" office:value-type="float" office:value="1.76553474636298" calcext:value-type="float">
            <text:p>1,76553474636298</text:p>
          </table:table-cell>
          <table:table-cell table:formula="of:=LOG([.A135];5)" office:value-type="float" office:value="0.760374427722588" calcext:value-type="float">
            <text:p>0,760374427722588</text:p>
          </table:table-cell>
          <table:table-cell table:formula="of:=LOG([.A135];10)" office:value-type="float" office:value="0.531478917042255" calcext:value-type="float">
            <text:p>0,531478917042255</text:p>
          </table:table-cell>
          <table:table-cell table:formula="of:=(((((LOG([.A135];2) / LN([.A135])) - LOG([.A135];5)) ^ 3) + LN([.A135])) / (LOG([.A135];2) / LOG([.A135];10)))" office:value-type="float" office:value="0.464018949409741" calcext:value-type="float">
            <text:p>0,46401894940974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0.1*[.L136]" office:value-type="float" office:value="3.5" calcext:value-type="float">
            <text:p>3,5</text:p>
          </table:table-cell>
          <table:table-cell table:formula="of:=COS([.A136])" office:value-type="float" office:value="-0.936456687290796" calcext:value-type="float">
            <text:p>-0,936456687290796</text:p>
          </table:table-cell>
          <table:table-cell table:formula="of:=SIN([.A136])" office:value-type="float" office:value="-0.35078322768962" calcext:value-type="float">
            <text:p>-0,35078322768962</text:p>
          </table:table-cell>
          <table:table-cell table:formula="of:=TAN([.A136])" office:value-type="float" office:value="0.374585640158595" calcext:value-type="float">
            <text:p>0,374585640158595</text:p>
          </table:table-cell>
          <table:table-cell table:formula="of:=SEC([.A136])" office:value-type="float" office:value="-1.06785504719181" calcext:value-type="float">
            <text:p>-1,06785504719181</text:p>
          </table:table-cell>
          <table:table-cell table:formula="of:=CSC([.A136])" office:value-type="float" office:value="-2.85076343754046" calcext:value-type="float">
            <text:p>-2,85076343754046</text:p>
          </table:table-cell>
          <table:table-cell table:formula="of:=LOG([.A136];2)" office:value-type="float" office:value="1.8073549220576" calcext:value-type="float">
            <text:p>1,8073549220576</text:p>
          </table:table-cell>
          <table:table-cell table:formula="of:=LOG([.A136];5)" office:value-type="float" office:value="0.778385397048775" calcext:value-type="float">
            <text:p>0,778385397048775</text:p>
          </table:table-cell>
          <table:table-cell table:formula="of:=LOG([.A136];10)" office:value-type="float" office:value="0.544068044350276" calcext:value-type="float">
            <text:p>0,544068044350276</text:p>
          </table:table-cell>
          <table:table-cell table:formula="of:=(((((LOG([.A136];2) / LN([.A136])) - LOG([.A136];5)) ^ 3) + LN([.A136])) / (LOG([.A136];2) / LOG([.A136];10)))" office:value-type="float" office:value="0.465370598505007" calcext:value-type="float">
            <text:p>0,465370598505007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0.1*[.L137]" office:value-type="float" office:value="3.6" calcext:value-type="float">
            <text:p>3,6</text:p>
          </table:table-cell>
          <table:table-cell table:formula="of:=COS([.A137])" office:value-type="float" office:value="-0.896758416334147" calcext:value-type="float">
            <text:p>-0,896758416334147</text:p>
          </table:table-cell>
          <table:table-cell table:formula="of:=SIN([.A137])" office:value-type="float" office:value="-0.442520443294852" calcext:value-type="float">
            <text:p>-0,442520443294852</text:p>
          </table:table-cell>
          <table:table-cell table:formula="of:=TAN([.A137])" office:value-type="float" office:value="0.493466729984904" calcext:value-type="float">
            <text:p>0,493466729984904</text:p>
          </table:table-cell>
          <table:table-cell table:formula="of:=SEC([.A137])" office:value-type="float" office:value="-1.11512753243833" calcext:value-type="float">
            <text:p>-1,11512753243833</text:p>
          </table:table-cell>
          <table:table-cell table:formula="of:=CSC([.A137])" office:value-type="float" office:value="-2.25978260474104" calcext:value-type="float">
            <text:p>-2,25978260474104</text:p>
          </table:table-cell>
          <table:table-cell table:formula="of:=LOG([.A137];2)" office:value-type="float" office:value="1.84799690655495" calcext:value-type="float">
            <text:p>1,84799690655495</text:p>
          </table:table-cell>
          <table:table-cell table:formula="of:=LOG([.A137];5)" office:value-type="float" office:value="0.795888947045364" calcext:value-type="float">
            <text:p>0,795888947045364</text:p>
          </table:table-cell>
          <table:table-cell table:formula="of:=LOG([.A137];10)" office:value-type="float" office:value="0.556302500767287" calcext:value-type="float">
            <text:p>0,556302500767287</text:p>
          </table:table-cell>
          <table:table-cell table:formula="of:=(((((LOG([.A137];2) / LN([.A137])) - LOG([.A137];5)) ^ 3) + LN([.A137])) / (LOG([.A137];2) / LOG([.A137];10)))" office:value-type="float" office:value="0.467057198268925" calcext:value-type="float">
            <text:p>0,46705719826892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0.1*[.L138]" office:value-type="float" office:value="3.7" calcext:value-type="float">
            <text:p>3,7</text:p>
          </table:table-cell>
          <table:table-cell table:formula="of:=COS([.A138])" office:value-type="float" office:value="-0.848100031710408" calcext:value-type="float">
            <text:p>-0,848100031710408</text:p>
          </table:table-cell>
          <table:table-cell table:formula="of:=SIN([.A138])" office:value-type="float" office:value="-0.529836140908493" calcext:value-type="float">
            <text:p>-0,529836140908493</text:p>
          </table:table-cell>
          <table:table-cell table:formula="of:=TAN([.A138])" office:value-type="float" office:value="0.624733075224564" calcext:value-type="float">
            <text:p>0,624733075224564</text:p>
          </table:table-cell>
          <table:table-cell table:formula="of:=SEC([.A138])" office:value-type="float" office:value="-1.17910619338529" calcext:value-type="float">
            <text:p>-1,17910619338529</text:p>
          </table:table-cell>
          <table:table-cell table:formula="of:=CSC([.A138])" office:value-type="float" office:value="-1.88737596926727" calcext:value-type="float">
            <text:p>-1,88737596926727</text:p>
          </table:table-cell>
          <table:table-cell table:formula="of:=LOG([.A138];2)" office:value-type="float" office:value="1.88752527074159" calcext:value-type="float">
            <text:p>1,88752527074159</text:p>
          </table:table-cell>
          <table:table-cell table:formula="of:=LOG([.A138];5)" office:value-type="float" office:value="0.812912886879536" calcext:value-type="float">
            <text:p>0,812912886879536</text:p>
          </table:table-cell>
          <table:table-cell table:formula="of:=LOG([.A138];10)" office:value-type="float" office:value="0.568201724066995" calcext:value-type="float">
            <text:p>0,568201724066995</text:p>
          </table:table-cell>
          <table:table-cell table:formula="of:=(((((LOG([.A138];2) / LN([.A138])) - LOG([.A138];5)) ^ 3) + LN([.A138])) / (LOG([.A138];2) / LOG([.A138];10)))" office:value-type="float" office:value="0.469041013413384" calcext:value-type="float">
            <text:p>0,469041013413384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0.1*[.L139]" office:value-type="float" office:value="3.8" calcext:value-type="float">
            <text:p>3,8</text:p>
          </table:table-cell>
          <table:table-cell table:formula="of:=COS([.A139])" office:value-type="float" office:value="-0.790967711914417" calcext:value-type="float">
            <text:p>-0,790967711914417</text:p>
          </table:table-cell>
          <table:table-cell table:formula="of:=SIN([.A139])" office:value-type="float" office:value="-0.611857890942719" calcext:value-type="float">
            <text:p>-0,611857890942719</text:p>
          </table:table-cell>
          <table:table-cell table:formula="of:=TAN([.A139])" office:value-type="float" office:value="0.773556090503126" calcext:value-type="float">
            <text:p>0,773556090503126</text:p>
          </table:table-cell>
          <table:table-cell table:formula="of:=SEC([.A139])" office:value-type="float" office:value="-1.26427410997555" calcext:value-type="float">
            <text:p>-1,26427410997555</text:p>
          </table:table-cell>
          <table:table-cell table:formula="of:=CSC([.A139])" office:value-type="float" office:value="-1.63436643508716" calcext:value-type="float">
            <text:p>-1,63436643508716</text:p>
          </table:table-cell>
          <table:table-cell table:formula="of:=LOG([.A139];2)" office:value-type="float" office:value="1.92599941855622" calcext:value-type="float">
            <text:p>1,92599941855622</text:p>
          </table:table-cell>
          <table:table-cell table:formula="of:=LOG([.A139];5)" office:value-type="float" office:value="0.829482800435151" calcext:value-type="float">
            <text:p>0,829482800435151</text:p>
          </table:table-cell>
          <table:table-cell table:formula="of:=LOG([.A139];10)" office:value-type="float" office:value="0.57978359661681" calcext:value-type="float">
            <text:p>0,57978359661681</text:p>
          </table:table-cell>
          <table:table-cell table:formula="of:=(((((LOG([.A139];2) / LN([.A139])) - LOG([.A139];5)) ^ 3) + LN([.A139])) / (LOG([.A139];2) / LOG([.A139];10)))" office:value-type="float" office:value="0.471288589641753" calcext:value-type="float">
            <text:p>0,471288589641753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0.1*[.L140]" office:value-type="float" office:value="3.9" calcext:value-type="float">
            <text:p>3,9</text:p>
          </table:table-cell>
          <table:table-cell table:formula="of:=COS([.A140])" office:value-type="float" office:value="-0.72593230420014" calcext:value-type="float">
            <text:p>-0,72593230420014</text:p>
          </table:table-cell>
          <table:table-cell table:formula="of:=SIN([.A140])" office:value-type="float" office:value="-0.687766159183974" calcext:value-type="float">
            <text:p>-0,687766159183974</text:p>
          </table:table-cell>
          <table:table-cell table:formula="of:=TAN([.A140])" office:value-type="float" office:value="0.947424649935893" calcext:value-type="float">
            <text:p>0,947424649935893</text:p>
          </table:table-cell>
          <table:table-cell table:formula="of:=SEC([.A140])" office:value-type="float" office:value="-1.37753891680277" calcext:value-type="float">
            <text:p>-1,37753891680277</text:p>
          </table:table-cell>
          <table:table-cell table:formula="of:=CSC([.A140])" office:value-type="float" office:value="-1.45398255881983" calcext:value-type="float">
            <text:p>-1,45398255881983</text:p>
          </table:table-cell>
          <table:table-cell table:formula="of:=LOG([.A140];2)" office:value-type="float" office:value="1.96347412397489" calcext:value-type="float">
            <text:p>1,96347412397489</text:p>
          </table:table-cell>
          <table:table-cell table:formula="of:=LOG([.A140];5)" office:value-type="float" office:value="0.845622277579675" calcext:value-type="float">
            <text:p>0,845622277579675</text:p>
          </table:table-cell>
          <table:table-cell table:formula="of:=LOG([.A140];10)" office:value-type="float" office:value="0.591064607026499" calcext:value-type="float">
            <text:p>0,591064607026499</text:p>
          </table:table-cell>
          <table:table-cell table:formula="of:=(((((LOG([.A140];2) / LN([.A140])) - LOG([.A140];5)) ^ 3) + LN([.A140])) / (LOG([.A140];2) / LOG([.A140];10)))" office:value-type="float" office:value="0.473770199462038" calcext:value-type="float">
            <text:p>0,473770199462038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0.1*[.L141]" office:value-type="float" office:value="4" calcext:value-type="float">
            <text:p>4</text:p>
          </table:table-cell>
          <table:table-cell table:formula="of:=COS([.A141])" office:value-type="float" office:value="-0.653643620863612" calcext:value-type="float">
            <text:p>-0,653643620863612</text:p>
          </table:table-cell>
          <table:table-cell table:formula="of:=SIN([.A141])" office:value-type="float" office:value="-0.756802495307928" calcext:value-type="float">
            <text:p>-0,756802495307928</text:p>
          </table:table-cell>
          <table:table-cell table:formula="of:=TAN([.A141])" office:value-type="float" office:value="1.15782128234958" calcext:value-type="float">
            <text:p>1,15782128234958</text:p>
          </table:table-cell>
          <table:table-cell table:formula="of:=SEC([.A141])" office:value-type="float" office:value="-1.5298856564664" calcext:value-type="float">
            <text:p>-1,5298856564664</text:p>
          </table:table-cell>
          <table:table-cell table:formula="of:=CSC([.A141])" office:value-type="float" office:value="-1.3213487088109" calcext:value-type="float">
            <text:p>-1,3213487088109</text:p>
          </table:table-cell>
          <table:table-cell table:formula="of:=LOG([.A141];2)" office:value-type="float" office:value="2" calcext:value-type="float">
            <text:p>2</text:p>
          </table:table-cell>
          <table:table-cell table:formula="of:=LOG([.A141];5)" office:value-type="float" office:value="0.861353116146786" calcext:value-type="float">
            <text:p>0,861353116146786</text:p>
          </table:table-cell>
          <table:table-cell table:formula="of:=LOG([.A141];10)" office:value-type="float" office:value="0.602059991327962" calcext:value-type="float">
            <text:p>0,602059991327962</text:p>
          </table:table-cell>
          <table:table-cell table:formula="of:=(((((LOG([.A141];2) / LN([.A141])) - LOG([.A141];5)) ^ 3) + LN([.A141])) / (LOG([.A141];2) / LOG([.A141];10)))" office:value-type="float" office:value="0.476459370011064" calcext:value-type="float">
            <text:p>0,47645937001106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0.1*[.L142]" office:value-type="float" office:value="4.1" calcext:value-type="float">
            <text:p>4,1</text:p>
          </table:table-cell>
          <table:table-cell table:formula="of:=COS([.A142])" office:value-type="float" office:value="-0.574823946533269" calcext:value-type="float">
            <text:p>-0,574823946533269</text:p>
          </table:table-cell>
          <table:table-cell table:formula="of:=SIN([.A142])" office:value-type="float" office:value="-0.818277111064411" calcext:value-type="float">
            <text:p>-0,818277111064411</text:p>
          </table:table-cell>
          <table:table-cell table:formula="of:=TAN([.A142])" office:value-type="float" office:value="1.42352648319437" calcext:value-type="float">
            <text:p>1,42352648319437</text:p>
          </table:table-cell>
          <table:table-cell table:formula="of:=SEC([.A142])" office:value-type="float" office:value="-1.73966308472524" calcext:value-type="float">
            <text:p>-1,73966308472524</text:p>
          </table:table-cell>
          <table:table-cell table:formula="of:=CSC([.A142])" office:value-type="float" office:value="-1.22207988770357" calcext:value-type="float">
            <text:p>-1,22207988770357</text:p>
          </table:table-cell>
          <table:table-cell table:formula="of:=LOG([.A142];2)" office:value-type="float" office:value="2.03562390973072" calcext:value-type="float">
            <text:p>2,03562390973072</text:p>
          </table:table-cell>
          <table:table-cell table:formula="of:=LOG([.A142];5)" office:value-type="float" office:value="0.876695498974731" calcext:value-type="float">
            <text:p>0,876695498974731</text:p>
          </table:table-cell>
          <table:table-cell table:formula="of:=LOG([.A142];10)" office:value-type="float" office:value="0.612783856719735" calcext:value-type="float">
            <text:p>0,612783856719735</text:p>
          </table:table-cell>
          <table:table-cell table:formula="of:=(((((LOG([.A142];2) / LN([.A142])) - LOG([.A142];5)) ^ 3) + LN([.A142])) / (LOG([.A142];2) / LOG([.A142];10)))" office:value-type="float" office:value="0.479332479203779" calcext:value-type="float">
            <text:p>0,479332479203779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0.1*[.L143]" office:value-type="float" office:value="4.2" calcext:value-type="float">
            <text:p>4,2</text:p>
          </table:table-cell>
          <table:table-cell table:formula="of:=COS([.A143])" office:value-type="float" office:value="-0.490260821340699" calcext:value-type="float">
            <text:p>-0,490260821340699</text:p>
          </table:table-cell>
          <table:table-cell table:formula="of:=SIN([.A143])" office:value-type="float" office:value="-0.871575772413588" calcext:value-type="float">
            <text:p>-0,871575772413588</text:p>
          </table:table-cell>
          <table:table-cell table:formula="of:=TAN([.A143])" office:value-type="float" office:value="1.77777977450884" calcext:value-type="float">
            <text:p>1,77777977450884</text:p>
          </table:table-cell>
          <table:table-cell table:formula="of:=SEC([.A143])" office:value-type="float" office:value="-2.0397306014895" calcext:value-type="float">
            <text:p>-2,0397306014895</text:p>
          </table:table-cell>
          <table:table-cell table:formula="of:=CSC([.A143])" office:value-type="float" office:value="-1.14734717468199" calcext:value-type="float">
            <text:p>-1,14734717468199</text:p>
          </table:table-cell>
          <table:table-cell table:formula="of:=LOG([.A143];2)" office:value-type="float" office:value="2.0703893278914" calcext:value-type="float">
            <text:p>2,0703893278914</text:p>
          </table:table-cell>
          <table:table-cell table:formula="of:=LOG([.A143];5)" office:value-type="float" office:value="0.891668149608153" calcext:value-type="float">
            <text:p>0,891668149608153</text:p>
          </table:table-cell>
          <table:table-cell table:formula="of:=LOG([.A143];10)" office:value-type="float" office:value="0.6232492903979" calcext:value-type="float">
            <text:p>0,6232492903979</text:p>
          </table:table-cell>
          <table:table-cell table:formula="of:=(((((LOG([.A143];2) / LN([.A143])) - LOG([.A143];5)) ^ 3) + LN([.A143])) / (LOG([.A143];2) / LOG([.A143];10)))" office:value-type="float" office:value="0.48236840906042" calcext:value-type="float">
            <text:p>0,482368409060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0.1*[.L144]" office:value-type="float" office:value="4.3" calcext:value-type="float">
            <text:p>4,3</text:p>
          </table:table-cell>
          <table:table-cell table:formula="of:=COS([.A144])" office:value-type="float" office:value="-0.400799172079975" calcext:value-type="float">
            <text:p>-0,400799172079975</text:p>
          </table:table-cell>
          <table:table-cell table:formula="of:=SIN([.A144])" office:value-type="float" office:value="-0.916165936749455" calcext:value-type="float">
            <text:p>-0,916165936749455</text:p>
          </table:table-cell>
          <table:table-cell table:formula="of:=TAN([.A144])" office:value-type="float" office:value="2.28584787736698" calcext:value-type="float">
            <text:p>2,28584787736698</text:p>
          </table:table-cell>
          <table:table-cell table:formula="of:=SEC([.A144])" office:value-type="float" office:value="-2.49501513391465" calcext:value-type="float">
            <text:p>-2,49501513391465</text:p>
          </table:table-cell>
          <table:table-cell table:formula="of:=CSC([.A144])" office:value-type="float" office:value="-1.09150532658744" calcext:value-type="float">
            <text:p>-1,09150532658744</text:p>
          </table:table-cell>
          <table:table-cell table:formula="of:=LOG([.A144];2)" office:value-type="float" office:value="2.10433665981474" calcext:value-type="float">
            <text:p>2,10433665981474</text:p>
          </table:table-cell>
          <table:table-cell table:formula="of:=LOG([.A144];5)" office:value-type="float" office:value="0.906288469676671" calcext:value-type="float">
            <text:p>0,906288469676671</text:p>
          </table:table-cell>
          <table:table-cell table:formula="of:=LOG([.A144];10)" office:value-type="float" office:value="0.633468455579586" calcext:value-type="float">
            <text:p>0,633468455579586</text:p>
          </table:table-cell>
          <table:table-cell table:formula="of:=(((((LOG([.A144];2) / LN([.A144])) - LOG([.A144];5)) ^ 3) + LN([.A144])) / (LOG([.A144];2) / LOG([.A144];10)))" office:value-type="float" office:value="0.485548247086027" calcext:value-type="float">
            <text:p>0,485548247086027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0.1*[.L145]" office:value-type="float" office:value="4.4" calcext:value-type="float">
            <text:p>4,4</text:p>
          </table:table-cell>
          <table:table-cell table:formula="of:=COS([.A145])" office:value-type="float" office:value="-0.307332869978419" calcext:value-type="float">
            <text:p>-0,307332869978419</text:p>
          </table:table-cell>
          <table:table-cell table:formula="of:=SIN([.A145])" office:value-type="float" office:value="-0.951602073889516" calcext:value-type="float">
            <text:p>-0,951602073889516</text:p>
          </table:table-cell>
          <table:table-cell table:formula="of:=TAN([.A145])" office:value-type="float" office:value="3.09632378064975" calcext:value-type="float">
            <text:p>3,09632378064975</text:p>
          </table:table-cell>
          <table:table-cell table:formula="of:=SEC([.A145])" office:value-type="float" office:value="-3.25380100107814" calcext:value-type="float">
            <text:p>-3,25380100107814</text:p>
          </table:table-cell>
          <table:table-cell table:formula="of:=CSC([.A145])" office:value-type="float" office:value="-1.05085941638679" calcext:value-type="float">
            <text:p>-1,05085941638679</text:p>
          </table:table-cell>
          <table:table-cell table:formula="of:=LOG([.A145];2)" office:value-type="float" office:value="2.13750352374994" calcext:value-type="float">
            <text:p>2,13750352374994</text:p>
          </table:table-cell>
          <table:table-cell table:formula="of:=LOG([.A145];5)" office:value-type="float" office:value="0.920572660478371" calcext:value-type="float">
            <text:p>0,920572660478371</text:p>
          </table:table-cell>
          <table:table-cell table:formula="of:=LOG([.A145];10)" office:value-type="float" office:value="0.643452676486187" calcext:value-type="float">
            <text:p>0,643452676486187</text:p>
          </table:table-cell>
          <table:table-cell table:formula="of:=(((((LOG([.A145];2) / LN([.A145])) - LOG([.A145];5)) ^ 3) + LN([.A145])) / (LOG([.A145];2) / LOG([.A145];10)))" office:value-type="float" office:value="0.488855028196039" calcext:value-type="float">
            <text:p>0,48885502819603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0.1*[.L146]" office:value-type="float" office:value="4.5" calcext:value-type="float">
            <text:p>4,5</text:p>
          </table:table-cell>
          <table:table-cell table:formula="of:=COS([.A146])" office:value-type="float" office:value="-0.21079579943078" calcext:value-type="float">
            <text:p>-0,21079579943078</text:p>
          </table:table-cell>
          <table:table-cell table:formula="of:=SIN([.A146])" office:value-type="float" office:value="-0.977530117665097" calcext:value-type="float">
            <text:p>-0,977530117665097</text:p>
          </table:table-cell>
          <table:table-cell table:formula="of:=TAN([.A146])" office:value-type="float" office:value="4.63733205455119" calcext:value-type="float">
            <text:p>4,63733205455119</text:p>
          </table:table-cell>
          <table:table-cell table:formula="of:=SEC([.A146])" office:value-type="float" office:value="-4.74392754836833" calcext:value-type="float">
            <text:p>-4,74392754836833</text:p>
          </table:table-cell>
          <table:table-cell table:formula="of:=CSC([.A146])" office:value-type="float" office:value="-1.0229863836713" calcext:value-type="float">
            <text:p>-1,0229863836713</text:p>
          </table:table-cell>
          <table:table-cell table:formula="of:=LOG([.A146];2)" office:value-type="float" office:value="2.16992500144231" calcext:value-type="float">
            <text:p>2,16992500144231</text:p>
          </table:table-cell>
          <table:table-cell table:formula="of:=LOG([.A146];5)" office:value-type="float" office:value="0.934535830898578" calcext:value-type="float">
            <text:p>0,934535830898578</text:p>
          </table:table-cell>
          <table:table-cell table:formula="of:=LOG([.A146];10)" office:value-type="float" office:value="0.653212513775344" calcext:value-type="float">
            <text:p>0,653212513775344</text:p>
          </table:table-cell>
          <table:table-cell table:formula="of:=(((((LOG([.A146];2) / LN([.A146])) - LOG([.A146];5)) ^ 3) + LN([.A146])) / (LOG([.A146];2) / LOG([.A146];10)))" office:value-type="float" office:value="0.492273510985407" calcext:value-type="float">
            <text:p>0,49227351098540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0.1*[.L147]" office:value-type="float" office:value="4.6" calcext:value-type="float">
            <text:p>4,6</text:p>
          </table:table-cell>
          <table:table-cell table:formula="of:=COS([.A147])" office:value-type="float" office:value="-0.112152526935054" calcext:value-type="float">
            <text:p>-0,112152526935054</text:p>
          </table:table-cell>
          <table:table-cell table:formula="of:=SIN([.A147])" office:value-type="float" office:value="-0.993691003633465" calcext:value-type="float">
            <text:p>-0,993691003633465</text:p>
          </table:table-cell>
          <table:table-cell table:formula="of:=TAN([.A147])" office:value-type="float" office:value="8.86017489564812" calcext:value-type="float">
            <text:p>8,86017489564812</text:p>
          </table:table-cell>
          <table:table-cell table:formula="of:=SEC([.A147])" office:value-type="float" office:value="-8.91642861135966" calcext:value-type="float">
            <text:p>-8,91642861135966</text:p>
          </table:table-cell>
          <table:table-cell table:formula="of:=CSC([.A147])" office:value-type="float" office:value="-1.00634905251579" calcext:value-type="float">
            <text:p>-1,00634905251579</text:p>
          </table:table-cell>
          <table:table-cell table:formula="of:=LOG([.A147];2)" office:value-type="float" office:value="2.20163386116965" calcext:value-type="float">
            <text:p>2,20163386116965</text:p>
          </table:table-cell>
          <table:table-cell table:formula="of:=LOG([.A147];5)" office:value-type="float" office:value="0.94819209346638" calcext:value-type="float">
            <text:p>0,94819209346638</text:p>
          </table:table-cell>
          <table:table-cell table:formula="of:=LOG([.A147];10)" office:value-type="float" office:value="0.662757831681574" calcext:value-type="float">
            <text:p>0,662757831681574</text:p>
          </table:table-cell>
          <table:table-cell table:formula="of:=(((((LOG([.A147];2) / LN([.A147])) - LOG([.A147];5)) ^ 3) + LN([.A147])) / (LOG([.A147];2) / LOG([.A147];10)))" office:value-type="float" office:value="0.495789983193699" calcext:value-type="float">
            <text:p>0,495789983193699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0.1*[.L148]" office:value-type="float" office:value="4.7" calcext:value-type="float">
            <text:p>4,7</text:p>
          </table:table-cell>
          <table:table-cell table:formula="of:=COS([.A148])" office:value-type="float" office:value="-0.0123886634628906" calcext:value-type="float">
            <text:p>-0,012388663462891</text:p>
          </table:table-cell>
          <table:table-cell table:formula="of:=SIN([.A148])" office:value-type="float" office:value="-0.999923257564101" calcext:value-type="float">
            <text:p>-0,999923257564101</text:p>
          </table:table-cell>
          <table:table-cell table:formula="of:=TAN([.A148])" office:value-type="float" office:value="80.7127629674748" calcext:value-type="float">
            <text:p>80,7127629674748</text:p>
          </table:table-cell>
          <table:table-cell table:formula="of:=SEC([.A148])" office:value-type="float" office:value="-80.7189575368994" calcext:value-type="float">
            <text:p>-80,7189575368994</text:p>
          </table:table-cell>
          <table:table-cell table:formula="of:=CSC([.A148])" office:value-type="float" office:value="-1.00007674832575" calcext:value-type="float">
            <text:p>-1,00007674832575</text:p>
          </table:table-cell>
          <table:table-cell table:formula="of:=LOG([.A148];2)" office:value-type="float" office:value="2.23266075679027" calcext:value-type="float">
            <text:p>2,23266075679027</text:p>
          </table:table-cell>
          <table:table-cell table:formula="of:=LOG([.A148];5)" office:value-type="float" office:value="0.961554650079973" calcext:value-type="float">
            <text:p>0,961554650079973</text:p>
          </table:table-cell>
          <table:table-cell table:formula="of:=LOG([.A148];10)" office:value-type="float" office:value="0.672097857935717" calcext:value-type="float">
            <text:p>0,672097857935717</text:p>
          </table:table-cell>
          <table:table-cell table:formula="of:=(((((LOG([.A148];2) / LN([.A148])) - LOG([.A148];5)) ^ 3) + LN([.A148])) / (LOG([.A148];2) / LOG([.A148];10)))" office:value-type="float" office:value="0.499392092076523" calcext:value-type="float">
            <text:p>0,499392092076523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0.1*[.L149]" office:value-type="float" office:value="4.8" calcext:value-type="float">
            <text:p>4,8</text:p>
          </table:table-cell>
          <table:table-cell table:formula="of:=COS([.A149])" office:value-type="float" office:value="0.0874989834394473" calcext:value-type="float">
            <text:p>0,087498983439447</text:p>
          </table:table-cell>
          <table:table-cell table:formula="of:=SIN([.A149])" office:value-type="float" office:value="-0.996164608835841" calcext:value-type="float">
            <text:p>-0,996164608835841</text:p>
          </table:table-cell>
          <table:table-cell table:formula="of:=TAN([.A149])" office:value-type="float" office:value="-11.3848706542428" calcext:value-type="float">
            <text:p>-11,3848706542428</text:p>
          </table:table-cell>
          <table:table-cell table:formula="of:=SEC([.A149])" office:value-type="float" office:value="11.4287042053699" calcext:value-type="float">
            <text:p>11,4287042053699</text:p>
          </table:table-cell>
          <table:table-cell table:formula="of:=CSC([.A149])" office:value-type="float" office:value="-1.00385015802623" calcext:value-type="float">
            <text:p>-1,00385015802623</text:p>
          </table:table-cell>
          <table:table-cell table:formula="of:=LOG([.A149];2)" office:value-type="float" office:value="2.26303440583379" calcext:value-type="float">
            <text:p>2,26303440583379</text:p>
          </table:table-cell>
          <table:table-cell table:formula="of:=LOG([.A149];5)" office:value-type="float" office:value="0.974635868706165" calcext:value-type="float">
            <text:p>0,974635868706165</text:p>
          </table:table-cell>
          <table:table-cell table:formula="of:=LOG([.A149];10)" office:value-type="float" office:value="0.681241237375587" calcext:value-type="float">
            <text:p>0,681241237375587</text:p>
          </table:table-cell>
          <table:table-cell table:formula="of:=(((((LOG([.A149];2) / LN([.A149])) - LOG([.A149];5)) ^ 3) + LN([.A149])) / (LOG([.A149];2) / LOG([.A149];10)))" office:value-type="float" office:value="0.50306869609443" calcext:value-type="float">
            <text:p>0,5030686960944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0.1*[.L150]" office:value-type="float" office:value="4.9" calcext:value-type="float">
            <text:p>4,9</text:p>
          </table:table-cell>
          <table:table-cell table:formula="of:=COS([.A150])" office:value-type="float" office:value="0.186512369422576" calcext:value-type="float">
            <text:p>0,186512369422576</text:p>
          </table:table-cell>
          <table:table-cell table:formula="of:=SIN([.A150])" office:value-type="float" office:value="-0.982452612624332" calcext:value-type="float">
            <text:p>-0,982452612624332</text:p>
          </table:table-cell>
          <table:table-cell table:formula="of:=TAN([.A150])" office:value-type="float" office:value="-5.26749306582674" calcext:value-type="float">
            <text:p>-5,26749306582674</text:p>
          </table:table-cell>
          <table:table-cell table:formula="of:=SEC([.A150])" office:value-type="float" office:value="5.36157469392461" calcext:value-type="float">
            <text:p>5,36157469392461</text:p>
          </table:table-cell>
          <table:table-cell table:formula="of:=CSC([.A150])" office:value-type="float" office:value="-1.01786079771196" calcext:value-type="float">
            <text:p>-1,01786079771196</text:p>
          </table:table-cell>
          <table:table-cell table:formula="of:=LOG([.A150];2)" office:value-type="float" office:value="2.29278174922785" calcext:value-type="float">
            <text:p>2,29278174922785</text:p>
          </table:table-cell>
          <table:table-cell table:formula="of:=LOG([.A150];5)" office:value-type="float" office:value="0.987447352170942" calcext:value-type="float">
            <text:p>0,987447352170942</text:p>
          </table:table-cell>
          <table:table-cell table:formula="of:=LOG([.A150];10)" office:value-type="float" office:value="0.690196080028514" calcext:value-type="float">
            <text:p>0,690196080028514</text:p>
          </table:table-cell>
          <table:table-cell table:formula="of:=(((((LOG([.A150];2) / LN([.A150])) - LOG([.A150];5)) ^ 3) + LN([.A150])) / (LOG([.A150];2) / LOG([.A150];10)))" office:value-type="float" office:value="0.5068097349054" calcext:value-type="float">
            <text:p>0,506809734905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0.1*[.L151]" office:value-type="float" office:value="5" calcext:value-type="float">
            <text:p>5</text:p>
          </table:table-cell>
          <table:table-cell table:formula="of:=COS([.A151])" office:value-type="float" office:value="0.283662185463226" calcext:value-type="float">
            <text:p>0,283662185463226</text:p>
          </table:table-cell>
          <table:table-cell table:formula="of:=SIN([.A151])" office:value-type="float" office:value="-0.958924274663139" calcext:value-type="float">
            <text:p>-0,958924274663139</text:p>
          </table:table-cell>
          <table:table-cell table:formula="of:=TAN([.A151])" office:value-type="float" office:value="-3.38051500624659" calcext:value-type="float">
            <text:p>-3,38051500624659</text:p>
          </table:table-cell>
          <table:table-cell table:formula="of:=SEC([.A151])" office:value-type="float" office:value="3.52532008581609" calcext:value-type="float">
            <text:p>3,52532008581609</text:p>
          </table:table-cell>
          <table:table-cell table:formula="of:=CSC([.A151])" office:value-type="float" office:value="-1.04283521277141" calcext:value-type="float">
            <text:p>-1,04283521277141</text:p>
          </table:table-cell>
          <table:table-cell table:formula="of:=LOG([.A151];2)" office:value-type="float" office:value="2.32192809488736" calcext:value-type="float">
            <text:p>2,32192809488736</text:p>
          </table:table-cell>
          <table:table-cell table:formula="of:=LOG([.A151];5)" office:value-type="float" office:value="1" calcext:value-type="float">
            <text:p>1</text:p>
          </table:table-cell>
          <table:table-cell table:formula="of:=LOG([.A151];10)" office:value-type="float" office:value="0.698970004336019" calcext:value-type="float">
            <text:p>0,698970004336019</text:p>
          </table:table-cell>
          <table:table-cell table:formula="of:=(((((LOG([.A151];2) / LN([.A151])) - LOG([.A151];5)) ^ 3) + LN([.A151])) / (LOG([.A151];2) / LOG([.A151];10)))" office:value-type="float" office:value="0.510606115120799" calcext:value-type="float">
            <text:p>0,510606115120799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0.1*[.L152]" office:value-type="float" office:value="5.1" calcext:value-type="float">
            <text:p>5,1</text:p>
          </table:table-cell>
          <table:table-cell table:formula="of:=COS([.A152])" office:value-type="float" office:value="0.377977742712981" calcext:value-type="float">
            <text:p>0,377977742712981</text:p>
          </table:table-cell>
          <table:table-cell table:formula="of:=SIN([.A152])" office:value-type="float" office:value="-0.925814682327732" calcext:value-type="float">
            <text:p>-0,925814682327732</text:p>
          </table:table-cell>
          <table:table-cell table:formula="of:=TAN([.A152])" office:value-type="float" office:value="-2.44938941558459" calcext:value-type="float">
            <text:p>-2,44938941558459</text:p>
          </table:table-cell>
          <table:table-cell table:formula="of:=SEC([.A152])" office:value-type="float" office:value="2.64565842639934" calcext:value-type="float">
            <text:p>2,64565842639934</text:p>
          </table:table-cell>
          <table:table-cell table:formula="of:=CSC([.A152])" office:value-type="float" office:value="-1.08012977012392" calcext:value-type="float">
            <text:p>-1,08012977012392</text:p>
          </table:table-cell>
          <table:table-cell table:formula="of:=LOG([.A152];2)" office:value-type="float" office:value="2.35049724708413" calcext:value-type="float">
            <text:p>2,35049724708413</text:p>
          </table:table-cell>
          <table:table-cell table:formula="of:=LOG([.A152];5)" office:value-type="float" office:value="1.01230406413518" calcext:value-type="float">
            <text:p>1,01230406413518</text:p>
          </table:table-cell>
          <table:table-cell table:formula="of:=LOG([.A152];10)" office:value-type="float" office:value="0.707570176097936" calcext:value-type="float">
            <text:p>0,707570176097936</text:p>
          </table:table-cell>
          <table:table-cell table:formula="of:=(((((LOG([.A152];2) / LN([.A152])) - LOG([.A152];5)) ^ 3) + LN([.A152])) / (LOG([.A152];2) / LOG([.A152];10)))" office:value-type="float" office:value="0.514449609676562" calcext:value-type="float">
            <text:p>0,514449609676562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0.1*[.L153]" office:value-type="float" office:value="5.2" calcext:value-type="float">
            <text:p>5,2</text:p>
          </table:table-cell>
          <table:table-cell table:formula="of:=COS([.A153])" office:value-type="float" office:value="0.468516671300377" calcext:value-type="float">
            <text:p>0,468516671300377</text:p>
          </table:table-cell>
          <table:table-cell table:formula="of:=SIN([.A153])" office:value-type="float" office:value="-0.883454655720153" calcext:value-type="float">
            <text:p>-0,883454655720153</text:p>
          </table:table-cell>
          <table:table-cell table:formula="of:=TAN([.A153])" office:value-type="float" office:value="-1.88564187751976" calcext:value-type="float">
            <text:p>-1,88564187751976</text:p>
          </table:table-cell>
          <table:table-cell table:formula="of:=SEC([.A153])" office:value-type="float" office:value="2.1343957670161" calcext:value-type="float">
            <text:p>2,1343957670161</text:p>
          </table:table-cell>
          <table:table-cell table:formula="of:=CSC([.A153])" office:value-type="float" office:value="-1.13192000690159" calcext:value-type="float">
            <text:p>-1,13192000690159</text:p>
          </table:table-cell>
          <table:table-cell table:formula="of:=LOG([.A153];2)" office:value-type="float" office:value="2.37851162325373" calcext:value-type="float">
            <text:p>2,37851162325373</text:p>
          </table:table-cell>
          <table:table-cell table:formula="of:=LOG([.A153];5)" office:value-type="float" office:value="1.02436919924048" calcext:value-type="float">
            <text:p>1,02436919924048</text:p>
          </table:table-cell>
          <table:table-cell table:formula="of:=LOG([.A153];10)" office:value-type="float" office:value="0.716003343634799" calcext:value-type="float">
            <text:p>0,716003343634799</text:p>
          </table:table-cell>
          <table:table-cell table:formula="of:=(((((LOG([.A153];2) / LN([.A153])) - LOG([.A153];5)) ^ 3) + LN([.A153])) / (LOG([.A153];2) / LOG([.A153];10)))" office:value-type="float" office:value="0.518332768996795" calcext:value-type="float">
            <text:p>0,518332768996795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0.1*[.L154]" office:value-type="float" office:value="5.3" calcext:value-type="float">
            <text:p>5,3</text:p>
          </table:table-cell>
          <table:table-cell table:formula="of:=COS([.A154])" office:value-type="float" office:value="0.554374336179162" calcext:value-type="float">
            <text:p>0,554374336179162</text:p>
          </table:table-cell>
          <table:table-cell table:formula="of:=SIN([.A154])" office:value-type="float" office:value="-0.832267442223901" calcext:value-type="float">
            <text:p>-0,832267442223901</text:p>
          </table:table-cell>
          <table:table-cell table:formula="of:=TAN([.A154])" office:value-type="float" office:value="-1.50127339580693" calcext:value-type="float">
            <text:p>-1,50127339580693</text:p>
          </table:table-cell>
          <table:table-cell table:formula="of:=SEC([.A154])" office:value-type="float" office:value="1.80383530538618" calcext:value-type="float">
            <text:p>1,80383530538618</text:p>
          </table:table-cell>
          <table:table-cell table:formula="of:=CSC([.A154])" office:value-type="float" office:value="-1.20153684893392" calcext:value-type="float">
            <text:p>-1,20153684893392</text:p>
          </table:table-cell>
          <table:table-cell table:formula="of:=LOG([.A154];2)" office:value-type="float" office:value="2.40599235967584" calcext:value-type="float">
            <text:p>2,40599235967584</text:p>
          </table:table-cell>
          <table:table-cell table:formula="of:=LOG([.A154];5)" office:value-type="float" office:value="1.03620450821607" calcext:value-type="float">
            <text:p>1,03620450821607</text:p>
          </table:table-cell>
          <table:table-cell table:formula="of:=LOG([.A154];10)" office:value-type="float" office:value="0.724275869600789" calcext:value-type="float">
            <text:p>0,724275869600789</text:p>
          </table:table-cell>
          <table:table-cell table:formula="of:=(((((LOG([.A154];2) / LN([.A154])) - LOG([.A154];5)) ^ 3) + LN([.A154])) / (LOG([.A154];2) / LOG([.A154];10)))" office:value-type="float" office:value="0.52224884239823" calcext:value-type="float">
            <text:p>0,52224884239823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0.1*[.L155]" office:value-type="float" office:value="5.4" calcext:value-type="float">
            <text:p>5,4</text:p>
          </table:table-cell>
          <table:table-cell table:formula="of:=COS([.A155])" office:value-type="float" office:value="0.634692875942635" calcext:value-type="float">
            <text:p>0,634692875942635</text:p>
          </table:table-cell>
          <table:table-cell table:formula="of:=SIN([.A155])" office:value-type="float" office:value="-0.772764487555987" calcext:value-type="float">
            <text:p>-0,772764487555987</text:p>
          </table:table-cell>
          <table:table-cell table:formula="of:=TAN([.A155])" office:value-type="float" office:value="-1.21754082462056" calcext:value-type="float">
            <text:p>-1,21754082462056</text:p>
          </table:table-cell>
          <table:table-cell table:formula="of:=SEC([.A155])" office:value-type="float" office:value="1.57556518735903" calcext:value-type="float">
            <text:p>1,57556518735903</text:p>
          </table:table-cell>
          <table:table-cell table:formula="of:=CSC([.A155])" office:value-type="float" office:value="-1.29405532488001" calcext:value-type="float">
            <text:p>-1,29405532488001</text:p>
          </table:table-cell>
          <table:table-cell table:formula="of:=LOG([.A155];2)" office:value-type="float" office:value="2.43295940727611" calcext:value-type="float">
            <text:p>2,43295940727611</text:p>
          </table:table-cell>
          <table:table-cell table:formula="of:=LOG([.A155];5)" office:value-type="float" office:value="1.04781858345796" calcext:value-type="float">
            <text:p>1,04781858345796</text:p>
          </table:table-cell>
          <table:table-cell table:formula="of:=LOG([.A155];10)" office:value-type="float" office:value="0.732393759822968" calcext:value-type="float">
            <text:p>0,732393759822968</text:p>
          </table:table-cell>
          <table:table-cell table:formula="of:=(((((LOG([.A155];2) / LN([.A155])) - LOG([.A155];5)) ^ 3) + LN([.A155])) / (LOG([.A155];2) / LOG([.A155];10)))" office:value-type="float" office:value="0.526191708410838" calcext:value-type="float">
            <text:p>0,52619170841083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0.1*[.L156]" office:value-type="float" office:value="5.5" calcext:value-type="float">
            <text:p>5,5</text:p>
          </table:table-cell>
          <table:table-cell table:formula="of:=COS([.A156])" office:value-type="float" office:value="0.70866977429126" calcext:value-type="float">
            <text:p>0,70866977429126</text:p>
          </table:table-cell>
          <table:table-cell table:formula="of:=SIN([.A156])" office:value-type="float" office:value="-0.705540325570392" calcext:value-type="float">
            <text:p>-0,705540325570392</text:p>
          </table:table-cell>
          <table:table-cell table:formula="of:=TAN([.A156])" office:value-type="float" office:value="-0.995584052213885" calcext:value-type="float">
            <text:p>-0,995584052213885</text:p>
          </table:table-cell>
          <table:table-cell table:formula="of:=SEC([.A156])" office:value-type="float" office:value="1.41109447062293" calcext:value-type="float">
            <text:p>1,41109447062293</text:p>
          </table:table-cell>
          <table:table-cell table:formula="of:=CSC([.A156])" office:value-type="float" office:value="-1.41735342936147" calcext:value-type="float">
            <text:p>-1,41735342936147</text:p>
          </table:table-cell>
          <table:table-cell table:formula="of:=LOG([.A156];2)" office:value-type="float" office:value="2.4594316186373" calcext:value-type="float">
            <text:p>2,4594316186373</text:p>
          </table:table-cell>
          <table:table-cell table:formula="of:=LOG([.A156];5)" office:value-type="float" office:value="1.05921954433159" calcext:value-type="float">
            <text:p>1,05921954433159</text:p>
          </table:table-cell>
          <table:table-cell table:formula="of:=LOG([.A156];10)" office:value-type="float" office:value="0.740362689494244" calcext:value-type="float">
            <text:p>0,740362689494244</text:p>
          </table:table-cell>
          <table:table-cell table:formula="of:=(((((LOG([.A156];2) / LN([.A156])) - LOG([.A156];5)) ^ 3) + LN([.A156])) / (LOG([.A156];2) / LOG([.A156];10)))" office:value-type="float" office:value="0.530155812880288" calcext:value-type="float">
            <text:p>0,53015581288028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0.1*[.L157]" office:value-type="float" office:value="5.6" calcext:value-type="float">
            <text:p>5,6</text:p>
          </table:table-cell>
          <table:table-cell table:formula="of:=COS([.A157])" office:value-type="float" office:value="0.77556587851025" calcext:value-type="float">
            <text:p>0,77556587851025</text:p>
          </table:table-cell>
          <table:table-cell table:formula="of:=SIN([.A157])" office:value-type="float" office:value="-0.631266637872321" calcext:value-type="float">
            <text:p>-0,631266637872321</text:p>
          </table:table-cell>
          <table:table-cell table:formula="of:=TAN([.A157])" office:value-type="float" office:value="-0.813943283689701" calcext:value-type="float">
            <text:p>-0,813943283689701</text:p>
          </table:table-cell>
          <table:table-cell table:formula="of:=SEC([.A157])" office:value-type="float" office:value="1.2893811186238" calcext:value-type="float">
            <text:p>1,2893811186238</text:p>
          </table:table-cell>
          <table:table-cell table:formula="of:=CSC([.A157])" office:value-type="float" office:value="-1.58411666323836" calcext:value-type="float">
            <text:p>-1,58411666323836</text:p>
          </table:table-cell>
          <table:table-cell table:formula="of:=LOG([.A157];2)" office:value-type="float" office:value="2.48542682717024" calcext:value-type="float">
            <text:p>2,48542682717024</text:p>
          </table:table-cell>
          <table:table-cell table:formula="of:=LOG([.A157];5)" office:value-type="float" office:value="1.07041507126895" calcext:value-type="float">
            <text:p>1,07041507126895</text:p>
          </table:table-cell>
          <table:table-cell table:formula="of:=LOG([.A157];10)" office:value-type="float" office:value="0.7481880270062" calcext:value-type="float">
            <text:p>0,7481880270062</text:p>
          </table:table-cell>
          <table:table-cell table:formula="of:=(((((LOG([.A157];2) / LN([.A157])) - LOG([.A157];5)) ^ 3) + LN([.A157])) / (LOG([.A157];2) / LOG([.A157];10)))" office:value-type="float" office:value="0.534136113878261" calcext:value-type="float">
            <text:p>0,534136113878261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0.1*[.L158]" office:value-type="float" office:value="5.7" calcext:value-type="float">
            <text:p>5,7</text:p>
          </table:table-cell>
          <table:table-cell table:formula="of:=COS([.A158])" office:value-type="float" office:value="0.83471278483916" calcext:value-type="float">
            <text:p>0,83471278483916</text:p>
          </table:table-cell>
          <table:table-cell table:formula="of:=SIN([.A158])" office:value-type="float" office:value="-0.550685542597638" calcext:value-type="float">
            <text:p>-0,550685542597638</text:p>
          </table:table-cell>
          <table:table-cell table:formula="of:=TAN([.A158])" office:value-type="float" office:value="-0.659730571520776" calcext:value-type="float">
            <text:p>-0,659730571520776</text:p>
          </table:table-cell>
          <table:table-cell table:formula="of:=SEC([.A158])" office:value-type="float" office:value="1.19801687258533" calcext:value-type="float">
            <text:p>1,19801687258533</text:p>
          </table:table-cell>
          <table:table-cell table:formula="of:=CSC([.A158])" office:value-type="float" office:value="-1.81591838289944" calcext:value-type="float">
            <text:p>-1,81591838289944</text:p>
          </table:table-cell>
          <table:table-cell table:formula="of:=LOG([.A158];2)" office:value-type="float" office:value="2.51096191927738" calcext:value-type="float">
            <text:p>2,51096191927738</text:p>
          </table:table-cell>
          <table:table-cell table:formula="of:=LOG([.A158];5)" office:value-type="float" office:value="1.08141243684774" calcext:value-type="float">
            <text:p>1,08141243684774</text:p>
          </table:table-cell>
          <table:table-cell table:formula="of:=LOG([.A158];10)" office:value-type="float" office:value="0.755874855672491" calcext:value-type="float">
            <text:p>0,755874855672491</text:p>
          </table:table-cell>
          <table:table-cell table:formula="of:=(((((LOG([.A158];2) / LN([.A158])) - LOG([.A158];5)) ^ 3) + LN([.A158])) / (LOG([.A158];2) / LOG([.A158];10)))" office:value-type="float" office:value="0.538128032582023" calcext:value-type="float">
            <text:p>0,53812803258202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0.1*[.L159]" office:value-type="float" office:value="5.8" calcext:value-type="float">
            <text:p>5,8</text:p>
          </table:table-cell>
          <table:table-cell table:formula="of:=COS([.A159])" office:value-type="float" office:value="0.885519516941319" calcext:value-type="float">
            <text:p>0,885519516941319</text:p>
          </table:table-cell>
          <table:table-cell table:formula="of:=SIN([.A159])" office:value-type="float" office:value="-0.464602179413757" calcext:value-type="float">
            <text:p>-0,464602179413757</text:p>
          </table:table-cell>
          <table:table-cell table:formula="of:=TAN([.A159])" office:value-type="float" office:value="-0.524666221946799" calcext:value-type="float">
            <text:p>-0,524666221946799</text:p>
          </table:table-cell>
          <table:table-cell table:formula="of:=SEC([.A159])" office:value-type="float" office:value="1.12928058712258" calcext:value-type="float">
            <text:p>1,12928058712258</text:p>
          </table:table-cell>
          <table:table-cell table:formula="of:=CSC([.A159])" office:value-type="float" office:value="-2.15237905526362" calcext:value-type="float">
            <text:p>-2,15237905526362</text:p>
          </table:table-cell>
          <table:table-cell table:formula="of:=LOG([.A159];2)" office:value-type="float" office:value="2.53605290024021" calcext:value-type="float">
            <text:p>2,53605290024021</text:p>
          </table:table-cell>
          <table:table-cell table:formula="of:=LOG([.A159];5)" office:value-type="float" office:value="1.0922185341675" calcext:value-type="float">
            <text:p>1,0922185341675</text:p>
          </table:table-cell>
          <table:table-cell table:formula="of:=LOG([.A159];10)" office:value-type="float" office:value="0.763427993562937" calcext:value-type="float">
            <text:p>0,763427993562937</text:p>
          </table:table-cell>
          <table:table-cell table:formula="of:=(((((LOG([.A159];2) / LN([.A159])) - LOG([.A159];5)) ^ 3) + LN([.A159])) / (LOG([.A159];2) / LOG([.A159];10)))" office:value-type="float" office:value="0.542127409399377" calcext:value-type="float">
            <text:p>0,542127409399377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0.1*[.L160]" office:value-type="float" office:value="5.9" calcext:value-type="float">
            <text:p>5,9</text:p>
          </table:table-cell>
          <table:table-cell table:formula="of:=COS([.A160])" office:value-type="float" office:value="0.927478430744036" calcext:value-type="float">
            <text:p>0,927478430744036</text:p>
          </table:table-cell>
          <table:table-cell table:formula="of:=SIN([.A160])" office:value-type="float" office:value="-0.373876664830236" calcext:value-type="float">
            <text:p>-0,373876664830236</text:p>
          </table:table-cell>
          <table:table-cell table:formula="of:=TAN([.A160])" office:value-type="float" office:value="-0.403110899873226" calcext:value-type="float">
            <text:p>-0,403110899873226</text:p>
          </table:table-cell>
          <table:table-cell table:formula="of:=SEC([.A160])" office:value-type="float" office:value="1.07819218954535" calcext:value-type="float">
            <text:p>1,07819218954535</text:p>
          </table:table-cell>
          <table:table-cell table:formula="of:=CSC([.A160])" office:value-type="float" office:value="-2.67467882878987" calcext:value-type="float">
            <text:p>-2,67467882878987</text:p>
          </table:table-cell>
          <table:table-cell table:formula="of:=LOG([.A160];2)" office:value-type="float" office:value="2.56071495447448" calcext:value-type="float">
            <text:p>2,56071495447448</text:p>
          </table:table-cell>
          <table:table-cell table:formula="of:=LOG([.A160];5)" office:value-type="float" office:value="1.10283990280013" calcext:value-type="float">
            <text:p>1,10283990280013</text:p>
          </table:table-cell>
          <table:table-cell table:formula="of:=LOG([.A160];10)" office:value-type="float" office:value="0.770852011642144" calcext:value-type="float">
            <text:p>0,770852011642144</text:p>
          </table:table-cell>
          <table:table-cell table:formula="of:=(((((LOG([.A160];2) / LN([.A160])) - LOG([.A160];5)) ^ 3) + LN([.A160])) / (LOG([.A160];2) / LOG([.A160];10)))" office:value-type="float" office:value="0.54613046471255" calcext:value-type="float">
            <text:p>0,54613046471255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0.1*[.L161]" office:value-type="float" office:value="6" calcext:value-type="float">
            <text:p>6</text:p>
          </table:table-cell>
          <table:table-cell table:formula="of:=COS([.A161])" office:value-type="float" office:value="0.960170286650366" calcext:value-type="float">
            <text:p>0,960170286650366</text:p>
          </table:table-cell>
          <table:table-cell table:formula="of:=SIN([.A161])" office:value-type="float" office:value="-0.279415498198926" calcext:value-type="float">
            <text:p>-0,279415498198926</text:p>
          </table:table-cell>
          <table:table-cell table:formula="of:=TAN([.A161])" office:value-type="float" office:value="-0.291006191384749" calcext:value-type="float">
            <text:p>-0,291006191384749</text:p>
          </table:table-cell>
          <table:table-cell table:formula="of:=SEC([.A161])" office:value-type="float" office:value="1.04148192659511" calcext:value-type="float">
            <text:p>1,04148192659511</text:p>
          </table:table-cell>
          <table:table-cell table:formula="of:=CSC([.A161])" office:value-type="float" office:value="-3.57889954725441" calcext:value-type="float">
            <text:p>-3,57889954725441</text:p>
          </table:table-cell>
          <table:table-cell table:formula="of:=LOG([.A161];2)" office:value-type="float" office:value="2.58496250072116" calcext:value-type="float">
            <text:p>2,58496250072116</text:p>
          </table:table-cell>
          <table:table-cell table:formula="of:=LOG([.A161];5)" office:value-type="float" office:value="1.11328275255938" calcext:value-type="float">
            <text:p>1,11328275255938</text:p>
          </table:table-cell>
          <table:table-cell table:formula="of:=LOG([.A161];10)" office:value-type="float" office:value="0.778151250383644" calcext:value-type="float">
            <text:p>0,778151250383644</text:p>
          </table:table-cell>
          <table:table-cell table:formula="of:=(((((LOG([.A161];2) / LN([.A161])) - LOG([.A161];5)) ^ 3) + LN([.A161])) / (LOG([.A161];2) / LOG([.A161];10)))" office:value-type="float" office:value="0.550133763697632" calcext:value-type="float">
            <text:p>0,550133763697632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0.1*[.L162]" office:value-type="float" office:value="6.1" calcext:value-type="float">
            <text:p>6,1</text:p>
          </table:table-cell>
          <table:table-cell table:formula="of:=COS([.A162])" office:value-type="float" office:value="0.983268438442585" calcext:value-type="float">
            <text:p>0,983268438442585</text:p>
          </table:table-cell>
          <table:table-cell table:formula="of:=SIN([.A162])" office:value-type="float" office:value="-0.182162504272095" calcext:value-type="float">
            <text:p>-0,182162504272095</text:p>
          </table:table-cell>
          <table:table-cell table:formula="of:=TAN([.A162])" office:value-type="float" office:value="-0.185262230689134" calcext:value-type="float">
            <text:p>-0,185262230689134</text:p>
          </table:table-cell>
          <table:table-cell table:formula="of:=SEC([.A162])" office:value-type="float" office:value="1.01701627033195" calcext:value-type="float">
            <text:p>1,01701627033195</text:p>
          </table:table-cell>
          <table:table-cell table:formula="of:=CSC([.A162])" office:value-type="float" office:value="-5.48960393356421" calcext:value-type="float">
            <text:p>-5,48960393356421</text:p>
          </table:table-cell>
          <table:table-cell table:formula="of:=LOG([.A162];2)" office:value-type="float" office:value="2.60880924267552" calcext:value-type="float">
            <text:p>2,60880924267552</text:p>
          </table:table-cell>
          <table:table-cell table:formula="of:=LOG([.A162];5)" office:value-type="float" office:value="1.12355298530555" calcext:value-type="float">
            <text:p>1,12355298530555</text:p>
          </table:table-cell>
          <table:table-cell table:formula="of:=LOG([.A162];10)" office:value-type="float" office:value="0.785329835010767" calcext:value-type="float">
            <text:p>0,785329835010767</text:p>
          </table:table-cell>
          <table:table-cell table:formula="of:=(((((LOG([.A162];2) / LN([.A162])) - LOG([.A162];5)) ^ 3) + LN([.A162])) / (LOG([.A162];2) / LOG([.A162];10)))" office:value-type="float" office:value="0.55413418474709" calcext:value-type="float">
            <text:p>0,55413418474709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0.1*[.L163]" office:value-type="float" office:value="6.2" calcext:value-type="float">
            <text:p>6,2</text:p>
          </table:table-cell>
          <table:table-cell table:formula="of:=COS([.A163])" office:value-type="float" office:value="0.996542097023217" calcext:value-type="float">
            <text:p>0,996542097023217</text:p>
          </table:table-cell>
          <table:table-cell table:formula="of:=SIN([.A163])" office:value-type="float" office:value="-0.0830894028174964" calcext:value-type="float">
            <text:p>-0,083089402817496</text:p>
          </table:table-cell>
          <table:table-cell table:formula="of:=TAN([.A163])" office:value-type="float" office:value="-0.0833777148659286" calcext:value-type="float">
            <text:p>-0,083377714865929</text:p>
          </table:table-cell>
          <table:table-cell table:formula="of:=SEC([.A163])" office:value-type="float" office:value="1.00346990155972" calcext:value-type="float">
            <text:p>1,00346990155972</text:p>
          </table:table-cell>
          <table:table-cell table:formula="of:=CSC([.A163])" office:value-type="float" office:value="-12.0352291157571" calcext:value-type="float">
            <text:p>-12,0352291157571</text:p>
          </table:table-cell>
          <table:table-cell table:formula="of:=LOG([.A163];2)" office:value-type="float" office:value="2.63226821549951" calcext:value-type="float">
            <text:p>2,63226821549951</text:p>
          </table:table-cell>
          <table:table-cell table:formula="of:=LOG([.A163];5)" office:value-type="float" office:value="1.13365621497732" calcext:value-type="float">
            <text:p>1,13365621497732</text:p>
          </table:table-cell>
          <table:table-cell table:formula="of:=LOG([.A163];10)" office:value-type="float" office:value="0.792391689498254" calcext:value-type="float">
            <text:p>0,792391689498254</text:p>
          </table:table-cell>
          <table:table-cell table:formula="of:=(((((LOG([.A163];2) / LN([.A163])) - LOG([.A163];5)) ^ 3) + LN([.A163])) / (LOG([.A163];2) / LOG([.A163];10)))" office:value-type="float" office:value="0.558128891083654" calcext:value-type="float">
            <text:p>0,558128891083654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0.1*[.L164]" office:value-type="float" office:value="6.3" calcext:value-type="float">
            <text:p>6,3</text:p>
          </table:table-cell>
          <table:table-cell table:formula="of:=COS([.A164])" office:value-type="float" office:value="0.999858636383415" calcext:value-type="float">
            <text:p>0,999858636383415</text:p>
          </table:table-cell>
          <table:table-cell table:formula="of:=SIN([.A164])" office:value-type="float" office:value="0.0168139004843506" calcext:value-type="float">
            <text:p>0,016813900484351</text:p>
          </table:table-cell>
          <table:table-cell table:formula="of:=TAN([.A164])" office:value-type="float" office:value="0.0168162776941829" calcext:value-type="float">
            <text:p>0,016816277694183</text:p>
          </table:table-cell>
          <table:table-cell table:formula="of:=SEC([.A164])" office:value-type="float" office:value="1.00014138360308" calcext:value-type="float">
            <text:p>1,00014138360308</text:p>
          </table:table-cell>
          <table:table-cell table:formula="of:=CSC([.A164])" office:value-type="float" office:value="59.4745996582258" calcext:value-type="float">
            <text:p>59,4745996582258</text:p>
          </table:table-cell>
          <table:table-cell table:formula="of:=LOG([.A164];2)" office:value-type="float" office:value="2.65535182861255" calcext:value-type="float">
            <text:p>2,65535182861255</text:p>
          </table:table-cell>
          <table:table-cell table:formula="of:=LOG([.A164];5)" office:value-type="float" office:value="1.14359778602075" calcext:value-type="float">
            <text:p>1,14359778602075</text:p>
          </table:table-cell>
          <table:table-cell table:formula="of:=LOG([.A164];10)" office:value-type="float" office:value="0.799340549453582" calcext:value-type="float">
            <text:p>0,799340549453582</text:p>
          </table:table-cell>
          <table:table-cell table:formula="of:=(((((LOG([.A164];2) / LN([.A164])) - LOG([.A164];5)) ^ 3) + LN([.A164])) / (LOG([.A164];2) / LOG([.A164];10)))" office:value-type="float" office:value="0.562115305206034" calcext:value-type="float">
            <text:p>0,562115305206034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0.1*[.L165]" office:value-type="float" office:value="6.4" calcext:value-type="float">
            <text:p>6,4</text:p>
          </table:table-cell>
          <table:table-cell table:formula="of:=COS([.A165])" office:value-type="float" office:value="0.993184918758193" calcext:value-type="float">
            <text:p>0,993184918758193</text:p>
          </table:table-cell>
          <table:table-cell table:formula="of:=SIN([.A165])" office:value-type="float" office:value="0.116549204850494" calcext:value-type="float">
            <text:p>0,116549204850494</text:p>
          </table:table-cell>
          <table:table-cell table:formula="of:=TAN([.A165])" office:value-type="float" office:value="0.117348947461081" calcext:value-type="float">
            <text:p>0,117348947461081</text:p>
          </table:table-cell>
          <table:table-cell table:formula="of:=SEC([.A165])" office:value-type="float" office:value="1.00686184527482" calcext:value-type="float">
            <text:p>1,00686184527482</text:p>
          </table:table-cell>
          <table:table-cell table:formula="of:=CSC([.A165])" office:value-type="float" office:value="8.58006711656913" calcext:value-type="float">
            <text:p>8,58006711656913</text:p>
          </table:table-cell>
          <table:table-cell table:formula="of:=LOG([.A165];2)" office:value-type="float" office:value="2.67807190511264" calcext:value-type="float">
            <text:p>2,67807190511264</text:p>
          </table:table-cell>
          <table:table-cell table:formula="of:=LOG([.A165];5)" office:value-type="float" office:value="1.15338279036697" calcext:value-type="float">
            <text:p>1,15338279036697</text:p>
          </table:table-cell>
          <table:table-cell table:formula="of:=LOG([.A165];10)" office:value-type="float" office:value="0.806179973983887" calcext:value-type="float">
            <text:p>0,806179973983887</text:p>
          </table:table-cell>
          <table:table-cell table:formula="of:=(((((LOG([.A165];2) / LN([.A165])) - LOG([.A165];5)) ^ 3) + LN([.A165])) / (LOG([.A165];2) / LOG([.A165];10)))" office:value-type="float" office:value="0.566091085851819" calcext:value-type="float">
            <text:p>0,566091085851819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0.1*[.L166]" office:value-type="float" office:value="6.5" calcext:value-type="float">
            <text:p>6,5</text:p>
          </table:table-cell>
          <table:table-cell table:formula="of:=COS([.A166])" office:value-type="float" office:value="0.976587625728024" calcext:value-type="float">
            <text:p>0,976587625728024</text:p>
          </table:table-cell>
          <table:table-cell table:formula="of:=SIN([.A166])" office:value-type="float" office:value="0.215119988087815" calcext:value-type="float">
            <text:p>0,215119988087815</text:p>
          </table:table-cell>
          <table:table-cell table:formula="of:=TAN([.A166])" office:value-type="float" office:value="0.220277200345897" calcext:value-type="float">
            <text:p>0,220277200345897</text:p>
          </table:table-cell>
          <table:table-cell table:formula="of:=SEC([.A166])" office:value-type="float" office:value="1.02397365444245" calcext:value-type="float">
            <text:p>1,02397365444245</text:p>
          </table:table-cell>
          <table:table-cell table:formula="of:=CSC([.A166])" office:value-type="float" office:value="4.64856849839441" calcext:value-type="float">
            <text:p>4,64856849839441</text:p>
          </table:table-cell>
          <table:table-cell table:formula="of:=LOG([.A166];2)" office:value-type="float" office:value="2.70043971814109" calcext:value-type="float">
            <text:p>2,70043971814109</text:p>
          </table:table-cell>
          <table:table-cell table:formula="of:=LOG([.A166];5)" office:value-type="float" office:value="1.16301608309369" calcext:value-type="float">
            <text:p>1,16301608309369</text:p>
          </table:table-cell>
          <table:table-cell table:formula="of:=LOG([.A166];10)" office:value-type="float" office:value="0.812913356642855" calcext:value-type="float">
            <text:p>0,812913356642855</text:p>
          </table:table-cell>
          <table:table-cell table:formula="of:=(((((LOG([.A166];2) / LN([.A166])) - LOG([.A166];5)) ^ 3) + LN([.A166])) / (LOG([.A166];2) / LOG([.A166];10)))" office:value-type="float" office:value="0.570054107201668" calcext:value-type="float">
            <text:p>0,570054107201668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0.1*[.L167]" office:value-type="float" office:value="6.6" calcext:value-type="float">
            <text:p>6,6</text:p>
          </table:table-cell>
          <table:table-cell table:formula="of:=COS([.A167])" office:value-type="float" office:value="0.950232591958529" calcext:value-type="float">
            <text:p>0,950232591958529</text:p>
          </table:table-cell>
          <table:table-cell table:formula="of:=SIN([.A167])" office:value-type="float" office:value="0.311541363513379" calcext:value-type="float">
            <text:p>0,311541363513379</text:p>
          </table:table-cell>
          <table:table-cell table:formula="of:=TAN([.A167])" office:value-type="float" office:value="0.327858006713134" calcext:value-type="float">
            <text:p>0,327858006713134</text:p>
          </table:table-cell>
          <table:table-cell table:formula="of:=SEC([.A167])" office:value-type="float" office:value="1.05237392240872" calcext:value-type="float">
            <text:p>1,05237392240872</text:p>
          </table:table-cell>
          <table:table-cell table:formula="of:=CSC([.A167])" office:value-type="float" office:value="3.20984664354869" calcext:value-type="float">
            <text:p>3,20984664354869</text:p>
          </table:table-cell>
          <table:table-cell table:formula="of:=LOG([.A167];2)" office:value-type="float" office:value="2.72246602447109" calcext:value-type="float">
            <text:p>2,72246602447109</text:p>
          </table:table-cell>
          <table:table-cell table:formula="of:=LOG([.A167];5)" office:value-type="float" office:value="1.17250229689096" calcext:value-type="float">
            <text:p>1,17250229689096</text:p>
          </table:table-cell>
          <table:table-cell table:formula="of:=LOG([.A167];10)" office:value-type="float" office:value="0.819543935541869" calcext:value-type="float">
            <text:p>0,819543935541869</text:p>
          </table:table-cell>
          <table:table-cell table:formula="of:=(((((LOG([.A167];2) / LN([.A167])) - LOG([.A167];5)) ^ 3) + LN([.A167])) / (LOG([.A167];2) / LOG([.A167];10)))" office:value-type="float" office:value="0.574002440082394" calcext:value-type="float">
            <text:p>0,57400244008239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0.1*[.L168]" office:value-type="float" office:value="6.7" calcext:value-type="float">
            <text:p>6,7</text:p>
          </table:table-cell>
          <table:table-cell table:formula="of:=COS([.A168])" office:value-type="float" office:value="0.914383148235319" calcext:value-type="float">
            <text:p>0,914383148235319</text:p>
          </table:table-cell>
          <table:table-cell table:formula="of:=SIN([.A168])" office:value-type="float" office:value="0.404849920616598" calcext:value-type="float">
            <text:p>0,404849920616598</text:p>
          </table:table-cell>
          <table:table-cell table:formula="of:=TAN([.A168])" office:value-type="float" office:value="0.442757416732716" calcext:value-type="float">
            <text:p>0,442757416732716</text:p>
          </table:table-cell>
          <table:table-cell table:formula="of:=SEC([.A168])" office:value-type="float" office:value="1.09363345325197" calcext:value-type="float">
            <text:p>1,09363345325197</text:p>
          </table:table-cell>
          <table:table-cell table:formula="of:=CSC([.A168])" office:value-type="float" office:value="2.47005112036819" calcext:value-type="float">
            <text:p>2,47005112036819</text:p>
          </table:table-cell>
          <table:table-cell table:formula="of:=LOG([.A168];2)" office:value-type="float" office:value="2.74416109557041" calcext:value-type="float">
            <text:p>2,74416109557041</text:p>
          </table:table-cell>
          <table:table-cell table:formula="of:=LOG([.A168];5)" office:value-type="float" office:value="1.18184585543918" calcext:value-type="float">
            <text:p>1,18184585543918</text:p>
          </table:table-cell>
          <table:table-cell table:formula="of:=LOG([.A168];10)" office:value-type="float" office:value="0.826074802700826" calcext:value-type="float">
            <text:p>0,826074802700826</text:p>
          </table:table-cell>
          <table:table-cell table:formula="of:=(((((LOG([.A168];2) / LN([.A168])) - LOG([.A168];5)) ^ 3) + LN([.A168])) / (LOG([.A168];2) / LOG([.A168];10)))" office:value-type="float" office:value="0.577934334955561" calcext:value-type="float">
            <text:p>0,577934334955561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0.1*[.L169]" office:value-type="float" office:value="6.8" calcext:value-type="float">
            <text:p>6,8</text:p>
          </table:table-cell>
          <table:table-cell table:formula="of:=COS([.A169])" office:value-type="float" office:value="0.869397490349825" calcext:value-type="float">
            <text:p>0,869397490349825</text:p>
          </table:table-cell>
          <table:table-cell table:formula="of:=SIN([.A169])" office:value-type="float" office:value="0.494113351138609" calcext:value-type="float">
            <text:p>0,494113351138609</text:p>
          </table:table-cell>
          <table:table-cell table:formula="of:=TAN([.A169])" office:value-type="float" office:value="0.568339978690057" calcext:value-type="float">
            <text:p>0,568339978690057</text:p>
          </table:table-cell>
          <table:table-cell table:formula="of:=SEC([.A169])" office:value-type="float" office:value="1.15022186180641" calcext:value-type="float">
            <text:p>1,15022186180641</text:p>
          </table:table-cell>
          <table:table-cell table:formula="of:=CSC([.A169])" office:value-type="float" office:value="2.02382711921395" calcext:value-type="float">
            <text:p>2,02382711921395</text:p>
          </table:table-cell>
          <table:table-cell table:formula="of:=LOG([.A169];2)" office:value-type="float" office:value="2.76553474636298" calcext:value-type="float">
            <text:p>2,76553474636298</text:p>
          </table:table-cell>
          <table:table-cell table:formula="of:=LOG([.A169];5)" office:value-type="float" office:value="1.19105098579598" calcext:value-type="float">
            <text:p>1,19105098579598</text:p>
          </table:table-cell>
          <table:table-cell table:formula="of:=LOG([.A169];10)" office:value-type="float" office:value="0.832508912706236" calcext:value-type="float">
            <text:p>0,832508912706236</text:p>
          </table:table-cell>
          <table:table-cell table:formula="of:=(((((LOG([.A169];2) / LN([.A169])) - LOG([.A169];5)) ^ 3) + LN([.A169])) / (LOG([.A169];2) / LOG([.A169];10)))" office:value-type="float" office:value="0.58184820650344" calcext:value-type="float">
            <text:p>0,5818482065034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0.1*[.L170]" office:value-type="float" office:value="6.9" calcext:value-type="float">
            <text:p>6,9</text:p>
          </table:table-cell>
          <table:table-cell table:formula="of:=COS([.A170])" office:value-type="float" office:value="0.815725100125357" calcext:value-type="float">
            <text:p>0,815725100125357</text:p>
          </table:table-cell>
          <table:table-cell table:formula="of:=SIN([.A170])" office:value-type="float" office:value="0.5784397643882" calcext:value-type="float">
            <text:p>0,5784397643882</text:p>
          </table:table-cell>
          <table:table-cell table:formula="of:=TAN([.A170])" office:value-type="float" office:value="0.709111150679694" calcext:value-type="float">
            <text:p>0,709111150679694</text:p>
          </table:table-cell>
          <table:table-cell table:formula="of:=SEC([.A170])" office:value-type="float" office:value="1.22590318704956" calcext:value-type="float">
            <text:p>1,22590318704956</text:p>
          </table:table-cell>
          <table:table-cell table:formula="of:=CSC([.A170])" office:value-type="float" office:value="1.72878847818782" calcext:value-type="float">
            <text:p>1,72878847818782</text:p>
          </table:table-cell>
          <table:table-cell table:formula="of:=LOG([.A170];2)" office:value-type="float" office:value="2.78659636189081" calcext:value-type="float">
            <text:p>2,78659636189081</text:p>
          </table:table-cell>
          <table:table-cell table:formula="of:=LOG([.A170];5)" office:value-type="float" office:value="1.20012172987897" calcext:value-type="float">
            <text:p>1,20012172987897</text:p>
          </table:table-cell>
          <table:table-cell table:formula="of:=LOG([.A170];10)" office:value-type="float" office:value="0.838849090737255" calcext:value-type="float">
            <text:p>0,838849090737255</text:p>
          </table:table-cell>
          <table:table-cell table:formula="of:=(((((LOG([.A170];2) / LN([.A170])) - LOG([.A170];5)) ^ 3) + LN([.A170])) / (LOG([.A170];2) / LOG([.A170];10)))" office:value-type="float" office:value="0.5857426196461" calcext:value-type="float">
            <text:p>0,585742619646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0.1*[.L171]" office:value-type="float" office:value="7" calcext:value-type="float">
            <text:p>7</text:p>
          </table:table-cell>
          <table:table-cell table:formula="of:=COS([.A171])" office:value-type="float" office:value="0.753902254343305" calcext:value-type="float">
            <text:p>0,753902254343305</text:p>
          </table:table-cell>
          <table:table-cell table:formula="of:=SIN([.A171])" office:value-type="float" office:value="0.656986598718789" calcext:value-type="float">
            <text:p>0,656986598718789</text:p>
          </table:table-cell>
          <table:table-cell table:formula="of:=TAN([.A171])" office:value-type="float" office:value="0.871447982724319" calcext:value-type="float">
            <text:p>0,871447982724319</text:p>
          </table:table-cell>
          <table:table-cell table:formula="of:=SEC([.A171])" office:value-type="float" office:value="1.3264319004737" calcext:value-type="float">
            <text:p>1,3264319004737</text:p>
          </table:table-cell>
          <table:table-cell table:formula="of:=CSC([.A171])" office:value-type="float" office:value="1.52210106256373" calcext:value-type="float">
            <text:p>1,52210106256373</text:p>
          </table:table-cell>
          <table:table-cell table:formula="of:=LOG([.A171];2)" office:value-type="float" office:value="2.8073549220576" calcext:value-type="float">
            <text:p>2,8073549220576</text:p>
          </table:table-cell>
          <table:table-cell table:formula="of:=LOG([.A171];5)" office:value-type="float" office:value="1.20906195512217" calcext:value-type="float">
            <text:p>1,20906195512217</text:p>
          </table:table-cell>
          <table:table-cell table:formula="of:=LOG([.A171];10)" office:value-type="float" office:value="0.845098040014257" calcext:value-type="float">
            <text:p>0,845098040014257</text:p>
          </table:table-cell>
          <table:table-cell table:formula="of:=(((((LOG([.A171];2) / LN([.A171])) - LOG([.A171];5)) ^ 3) + LN([.A171])) / (LOG([.A171];2) / LOG([.A171];10)))" office:value-type="float" office:value="0.589616276842548" calcext:value-type="float">
            <text:p>0,589616276842548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0.1*[.L172]" office:value-type="float" office:value="7.1" calcext:value-type="float">
            <text:p>7,1</text:p>
          </table:table-cell>
          <table:table-cell table:formula="of:=COS([.A172])" office:value-type="float" office:value="0.684546666442806" calcext:value-type="float">
            <text:p>0,684546666442806</text:p>
          </table:table-cell>
          <table:table-cell table:formula="of:=SIN([.A172])" office:value-type="float" office:value="0.728969040125876" calcext:value-type="float">
            <text:p>0,728969040125876</text:p>
          </table:table-cell>
          <table:table-cell table:formula="of:=TAN([.A172])" office:value-type="float" office:value="1.06489312688338" calcext:value-type="float">
            <text:p>1,06489312688338</text:p>
          </table:table-cell>
          <table:table-cell table:formula="of:=SEC([.A172])" office:value-type="float" office:value="1.46082078698363" calcext:value-type="float">
            <text:p>1,46082078698363</text:p>
          </table:table-cell>
          <table:table-cell table:formula="of:=CSC([.A172])" office:value-type="float" office:value="1.37180037142225" calcext:value-type="float">
            <text:p>1,37180037142225</text:p>
          </table:table-cell>
          <table:table-cell table:formula="of:=LOG([.A172];2)" office:value-type="float" office:value="2.82781902461732" calcext:value-type="float">
            <text:p>2,82781902461732</text:p>
          </table:table-cell>
          <table:table-cell table:formula="of:=LOG([.A172];5)" office:value-type="float" office:value="1.21787536437665" calcext:value-type="float">
            <text:p>1,21787536437665</text:p>
          </table:table-cell>
          <table:table-cell table:formula="of:=LOG([.A172];10)" office:value-type="float" office:value="0.851258348719075" calcext:value-type="float">
            <text:p>0,851258348719075</text:p>
          </table:table-cell>
          <table:table-cell table:formula="of:=(((((LOG([.A172];2) / LN([.A172])) - LOG([.A172];5)) ^ 3) + LN([.A172])) / (LOG([.A172];2) / LOG([.A172];10)))" office:value-type="float" office:value="0.59346800654553" calcext:value-type="float">
            <text:p>0,59346800654553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0.1*[.L173]" office:value-type="float" office:value="7.2" calcext:value-type="float">
            <text:p>7,2</text:p>
          </table:table-cell>
          <table:table-cell table:formula="of:=COS([.A173])" office:value-type="float" office:value="0.608351314532255" calcext:value-type="float">
            <text:p>0,608351314532255</text:p>
          </table:table-cell>
          <table:table-cell table:formula="of:=SIN([.A173])" office:value-type="float" office:value="0.793667863849153" calcext:value-type="float">
            <text:p>0,793667863849153</text:p>
          </table:table-cell>
          <table:table-cell table:formula="of:=TAN([.A173])" office:value-type="float" office:value="1.30462094005564" calcext:value-type="float">
            <text:p>1,30462094005564</text:p>
          </table:table-cell>
          <table:table-cell table:formula="of:=SEC([.A173])" office:value-type="float" office:value="1.64378702915909" calcext:value-type="float">
            <text:p>1,64378702915909</text:p>
          </table:table-cell>
          <table:table-cell table:formula="of:=CSC([.A173])" office:value-type="float" office:value="1.25997289993597" calcext:value-type="float">
            <text:p>1,25997289993597</text:p>
          </table:table-cell>
          <table:table-cell table:formula="of:=LOG([.A173];2)" office:value-type="float" office:value="2.84799690655495" calcext:value-type="float">
            <text:p>2,84799690655495</text:p>
          </table:table-cell>
          <table:table-cell table:formula="of:=LOG([.A173];5)" office:value-type="float" office:value="1.22656550511876" calcext:value-type="float">
            <text:p>1,22656550511876</text:p>
          </table:table-cell>
          <table:table-cell table:formula="of:=LOG([.A173];10)" office:value-type="float" office:value="0.857332496431268" calcext:value-type="float">
            <text:p>0,857332496431268</text:p>
          </table:table-cell>
          <table:table-cell table:formula="of:=(((((LOG([.A173];2) / LN([.A173])) - LOG([.A173];5)) ^ 3) + LN([.A173])) / (LOG([.A173];2) / LOG([.A173];10)))" office:value-type="float" office:value="0.597296752694243" calcext:value-type="float">
            <text:p>0,597296752694243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0.1*[.L174]" office:value-type="float" office:value="7.3" calcext:value-type="float">
            <text:p>7,3</text:p>
          </table:table-cell>
          <table:table-cell table:formula="of:=COS([.A174])" office:value-type="float" office:value="0.526077517381105" calcext:value-type="float">
            <text:p>0,526077517381105</text:p>
          </table:table-cell>
          <table:table-cell table:formula="of:=SIN([.A174])" office:value-type="float" office:value="0.850436620628565" calcext:value-type="float">
            <text:p>0,850436620628565</text:p>
          </table:table-cell>
          <table:table-cell table:formula="of:=TAN([.A174])" office:value-type="float" office:value="1.6165614239935" calcext:value-type="float">
            <text:p>1,6165614239935</text:p>
          </table:table-cell>
          <table:table-cell table:formula="of:=SEC([.A174])" office:value-type="float" office:value="1.90086055184064" calcext:value-type="float">
            <text:p>1,90086055184064</text:p>
          </table:table-cell>
          <table:table-cell table:formula="of:=CSC([.A174])" office:value-type="float" office:value="1.17586657928829" calcext:value-type="float">
            <text:p>1,17586657928829</text:p>
          </table:table-cell>
          <table:table-cell table:formula="of:=LOG([.A174];2)" office:value-type="float" office:value="2.86789646399265" calcext:value-type="float">
            <text:p>2,86789646399265</text:p>
          </table:table-cell>
          <table:table-cell table:formula="of:=LOG([.A174];5)" office:value-type="float" office:value="1.23513577802321" calcext:value-type="float">
            <text:p>1,23513577802321</text:p>
          </table:table-cell>
          <table:table-cell table:formula="of:=LOG([.A174];10)" office:value-type="float" office:value="0.863322860120456" calcext:value-type="float">
            <text:p>0,863322860120456</text:p>
          </table:table-cell>
          <table:table-cell table:formula="of:=(((((LOG([.A174];2) / LN([.A174])) - LOG([.A174];5)) ^ 3) + LN([.A174])) / (LOG([.A174];2) / LOG([.A174];10)))" office:value-type="float" office:value="0.601101565142043" calcext:value-type="float">
            <text:p>0,601101565142043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0.1*[.L175]" office:value-type="float" office:value="7.4" calcext:value-type="float">
            <text:p>7,4</text:p>
          </table:table-cell>
          <table:table-cell table:formula="of:=COS([.A175])" office:value-type="float" office:value="0.43854732757439" calcext:value-type="float">
            <text:p>0,43854732757439</text:p>
          </table:table-cell>
          <table:table-cell table:formula="of:=SIN([.A175])" office:value-type="float" office:value="0.898708095811627" calcext:value-type="float">
            <text:p>0,898708095811627</text:p>
          </table:table-cell>
          <table:table-cell table:formula="of:=TAN([.A175])" office:value-type="float" office:value="2.04928416912809" calcext:value-type="float">
            <text:p>2,04928416912809</text:p>
          </table:table-cell>
          <table:table-cell table:formula="of:=SEC([.A175])" office:value-type="float" office:value="2.2802556009884" calcext:value-type="float">
            <text:p>2,2802556009884</text:p>
          </table:table-cell>
          <table:table-cell table:formula="of:=CSC([.A175])" office:value-type="float" office:value="1.1127083473048" calcext:value-type="float">
            <text:p>1,1127083473048</text:p>
          </table:table-cell>
          <table:table-cell table:formula="of:=LOG([.A175];2)" office:value-type="float" office:value="2.88752527074159" calcext:value-type="float">
            <text:p>2,88752527074159</text:p>
          </table:table-cell>
          <table:table-cell table:formula="of:=LOG([.A175];5)" office:value-type="float" office:value="1.24358944495293" calcext:value-type="float">
            <text:p>1,24358944495293</text:p>
          </table:table-cell>
          <table:table-cell table:formula="of:=LOG([.A175];10)" office:value-type="float" office:value="0.869231719730976" calcext:value-type="float">
            <text:p>0,869231719730976</text:p>
          </table:table-cell>
          <table:table-cell table:formula="of:=(((((LOG([.A175];2) / LN([.A175])) - LOG([.A175];5)) ^ 3) + LN([.A175])) / (LOG([.A175];2) / LOG([.A175];10)))" office:value-type="float" office:value="0.604881590927474" calcext:value-type="float">
            <text:p>0,6048815909274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0.1*[.L176]" office:value-type="float" office:value="7.5" calcext:value-type="float">
            <text:p>7,5</text:p>
          </table:table-cell>
          <table:table-cell table:formula="of:=COS([.A176])" office:value-type="float" office:value="0.346635317835026" calcext:value-type="float">
            <text:p>0,346635317835026</text:p>
          </table:table-cell>
          <table:table-cell table:formula="of:=SIN([.A176])" office:value-type="float" office:value="0.937999976774739" calcext:value-type="float">
            <text:p>0,937999976774739</text:p>
          </table:table-cell>
          <table:table-cell table:formula="of:=TAN([.A176])" office:value-type="float" office:value="2.70601386677269" calcext:value-type="float">
            <text:p>2,70601386677269</text:p>
          </table:table-cell>
          <table:table-cell table:formula="of:=SEC([.A176])" office:value-type="float" office:value="2.88487626201993" calcext:value-type="float">
            <text:p>2,88487626201993</text:p>
          </table:table-cell>
          <table:table-cell table:formula="of:=CSC([.A176])" office:value-type="float" office:value="1.06609810742048" calcext:value-type="float">
            <text:p>1,06609810742048</text:p>
          </table:table-cell>
          <table:table-cell table:formula="of:=LOG([.A176];2)" office:value-type="float" office:value="2.90689059560852" calcext:value-type="float">
            <text:p>2,90689059560852</text:p>
          </table:table-cell>
          <table:table-cell table:formula="of:=LOG([.A176];5)" office:value-type="float" office:value="1.25192963641259" calcext:value-type="float">
            <text:p>1,25192963641259</text:p>
          </table:table-cell>
          <table:table-cell table:formula="of:=LOG([.A176];10)" office:value-type="float" office:value="0.8750612633917" calcext:value-type="float">
            <text:p>0,8750612633917</text:p>
          </table:table-cell>
          <table:table-cell table:formula="of:=(((((LOG([.A176];2) / LN([.A176])) - LOG([.A176];5)) ^ 3) + LN([.A176])) / (LOG([.A176];2) / LOG([.A176];10)))" office:value-type="float" office:value="0.608636066306879" calcext:value-type="float">
            <text:p>0,60863606630687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0.1*[.L177]" office:value-type="float" office:value="7.6" calcext:value-type="float">
            <text:p>7,6</text:p>
          </table:table-cell>
          <table:table-cell table:formula="of:=COS([.A177])" office:value-type="float" office:value="0.251259842582255" calcext:value-type="float">
            <text:p>0,251259842582255</text:p>
          </table:table-cell>
          <table:table-cell table:formula="of:=SIN([.A177])" office:value-type="float" office:value="0.967919672031487" calcext:value-type="float">
            <text:p>0,967919672031487</text:p>
          </table:table-cell>
          <table:table-cell table:formula="of:=TAN([.A177])" office:value-type="float" office:value="3.85226569468465" calcext:value-type="float">
            <text:p>3,85226569468465</text:p>
          </table:table-cell>
          <table:table-cell table:formula="of:=SEC([.A177])" office:value-type="float" office:value="3.97994359035957" calcext:value-type="float">
            <text:p>3,97994359035957</text:p>
          </table:table-cell>
          <table:table-cell table:formula="of:=CSC([.A177])" office:value-type="float" office:value="1.03314358504687" calcext:value-type="float">
            <text:p>1,03314358504687</text:p>
          </table:table-cell>
          <table:table-cell table:formula="of:=LOG([.A177];2)" office:value-type="float" office:value="2.92599941855622" calcext:value-type="float">
            <text:p>2,92599941855622</text:p>
          </table:table-cell>
          <table:table-cell table:formula="of:=LOG([.A177];5)" office:value-type="float" office:value="1.26015935850854" calcext:value-type="float">
            <text:p>1,26015935850854</text:p>
          </table:table-cell>
          <table:table-cell table:formula="of:=LOG([.A177];10)" office:value-type="float" office:value="0.880813592280791" calcext:value-type="float">
            <text:p>0,880813592280791</text:p>
          </table:table-cell>
          <table:table-cell table:formula="of:=(((((LOG([.A177];2) / LN([.A177])) - LOG([.A177];5)) ^ 3) + LN([.A177])) / (LOG([.A177];2) / LOG([.A177];10)))" office:value-type="float" office:value="0.612364309475594" calcext:value-type="float">
            <text:p>0,61236430947559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0.1*[.L178]" office:value-type="float" office:value="7.7" calcext:value-type="float">
            <text:p>7,7</text:p>
          </table:table-cell>
          <table:table-cell table:formula="of:=COS([.A178])" office:value-type="float" office:value="0.153373862037864" calcext:value-type="float">
            <text:p>0,153373862037864</text:p>
          </table:table-cell>
          <table:table-cell table:formula="of:=SIN([.A178])" office:value-type="float" office:value="0.988168233877" calcext:value-type="float">
            <text:p>0,988168233877</text:p>
          </table:table-cell>
          <table:table-cell table:formula="of:=TAN([.A178])" office:value-type="float" office:value="6.44287247349255" calcext:value-type="float">
            <text:p>6,44287247349255</text:p>
          </table:table-cell>
          <table:table-cell table:formula="of:=SEC([.A178])" office:value-type="float" office:value="6.52001577526374" calcext:value-type="float">
            <text:p>6,52001577526374</text:p>
          </table:table-cell>
          <table:table-cell table:formula="of:=CSC([.A178])" office:value-type="float" office:value="1.01197343298173" calcext:value-type="float">
            <text:p>1,01197343298173</text:p>
          </table:table-cell>
          <table:table-cell table:formula="of:=LOG([.A178];2)" office:value-type="float" office:value="2.94485844580754" calcext:value-type="float">
            <text:p>2,94485844580754</text:p>
          </table:table-cell>
          <table:table-cell table:formula="of:=LOG([.A178];5)" office:value-type="float" office:value="1.26828149945375" calcext:value-type="float">
            <text:p>1,26828149945375</text:p>
          </table:table-cell>
          <table:table-cell table:formula="of:=LOG([.A178];10)" office:value-type="float" office:value="0.886490725172482" calcext:value-type="float">
            <text:p>0,886490725172482</text:p>
          </table:table-cell>
          <table:table-cell table:formula="of:=(((((LOG([.A178];2) / LN([.A178])) - LOG([.A178];5)) ^ 3) + LN([.A178])) / (LOG([.A178];2) / LOG([.A178];10)))" office:value-type="float" office:value="0.616065713912406" calcext:value-type="float">
            <text:p>0,61606571391240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0.1*[.L179]" office:value-type="float" office:value="7.8" calcext:value-type="float">
            <text:p>7,8</text:p>
          </table:table-cell>
          <table:table-cell table:formula="of:=COS([.A179])" office:value-type="float" office:value="0.0539554205626489" calcext:value-type="float">
            <text:p>0,053955420562649</text:p>
          </table:table-cell>
          <table:table-cell table:formula="of:=SIN([.A179])" office:value-type="float" office:value="0.998543345374605" calcext:value-type="float">
            <text:p>0,998543345374605</text:p>
          </table:table-cell>
          <table:table-cell table:formula="of:=TAN([.A179])" office:value-type="float" office:value="18.506821649461" calcext:value-type="float">
            <text:p>18,506821649461</text:p>
          </table:table-cell>
          <table:table-cell table:formula="of:=SEC([.A179])" office:value-type="float" office:value="18.5338190226666" calcext:value-type="float">
            <text:p>18,5338190226666</text:p>
          </table:table-cell>
          <table:table-cell table:formula="of:=CSC([.A179])" office:value-type="float" office:value="1.00145877956339" calcext:value-type="float">
            <text:p>1,00145877956339</text:p>
          </table:table-cell>
          <table:table-cell table:formula="of:=LOG([.A179];2)" office:value-type="float" office:value="2.96347412397489" calcext:value-type="float">
            <text:p>2,96347412397489</text:p>
          </table:table-cell>
          <table:table-cell table:formula="of:=LOG([.A179];5)" office:value-type="float" office:value="1.27629883565307" calcext:value-type="float">
            <text:p>1,27629883565307</text:p>
          </table:table-cell>
          <table:table-cell table:formula="of:=LOG([.A179];10)" office:value-type="float" office:value="0.89209460269048" calcext:value-type="float">
            <text:p>0,89209460269048</text:p>
          </table:table-cell>
          <table:table-cell table:formula="of:=(((((LOG([.A179];2) / LN([.A179])) - LOG([.A179];5)) ^ 3) + LN([.A179])) / (LOG([.A179];2) / LOG([.A179];10)))" office:value-type="float" office:value="0.619739742288831" calcext:value-type="float">
            <text:p>0,61973974228883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0.1*[.L180]" office:value-type="float" office:value="7.9" calcext:value-type="float">
            <text:p>7,9</text:p>
          </table:table-cell>
          <table:table-cell table:formula="of:=COS([.A180])" office:value-type="float" office:value="-0.0460021256395369" calcext:value-type="float">
            <text:p>-0,046002125639537</text:p>
          </table:table-cell>
          <table:table-cell table:formula="of:=SIN([.A180])" office:value-type="float" office:value="0.998941341839772" calcext:value-type="float">
            <text:p>0,998941341839772</text:p>
          </table:table-cell>
          <table:table-cell table:formula="of:=TAN([.A180])" office:value-type="float" office:value="-21.7151126812545" calcext:value-type="float">
            <text:p>-21,7151126812545</text:p>
          </table:table-cell>
          <table:table-cell table:formula="of:=SEC([.A180])" office:value-type="float" office:value="-21.7381259256538" calcext:value-type="float">
            <text:p>-21,7381259256538</text:p>
          </table:table-cell>
          <table:table-cell table:formula="of:=CSC([.A180])" office:value-type="float" office:value="1.00105978010508" calcext:value-type="float">
            <text:p>1,00105978010508</text:p>
          </table:table-cell>
          <table:table-cell table:formula="of:=LOG([.A180];2)" office:value-type="float" office:value="2.98185265328974" calcext:value-type="float">
            <text:p>2,98185265328974</text:p>
          </table:table-cell>
          <table:table-cell table:formula="of:=LOG([.A180];5)" office:value-type="float" office:value="1.28421403740084" calcext:value-type="float">
            <text:p>1,28421403740084</text:p>
          </table:table-cell>
          <table:table-cell table:formula="of:=LOG([.A180];10)" office:value-type="float" office:value="0.897627091290442" calcext:value-type="float">
            <text:p>0,897627091290442</text:p>
          </table:table-cell>
          <table:table-cell table:formula="of:=(((((LOG([.A180];2) / LN([.A180])) - LOG([.A180];5)) ^ 3) + LN([.A180])) / (LOG([.A180];2) / LOG([.A180];10)))" office:value-type="float" office:value="0.623385920890746" calcext:value-type="float">
            <text:p>0,623385920890746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0.1*[.L181]" office:value-type="float" office:value="8" calcext:value-type="float">
            <text:p>8</text:p>
          </table:table-cell>
          <table:table-cell table:formula="of:=COS([.A181])" office:value-type="float" office:value="-0.145500033808614" calcext:value-type="float">
            <text:p>-0,145500033808614</text:p>
          </table:table-cell>
          <table:table-cell table:formula="of:=SIN([.A181])" office:value-type="float" office:value="0.989358246623382" calcext:value-type="float">
            <text:p>0,989358246623382</text:p>
          </table:table-cell>
          <table:table-cell table:formula="of:=TAN([.A181])" office:value-type="float" office:value="-6.79971145522038" calcext:value-type="float">
            <text:p>-6,79971145522038</text:p>
          </table:table-cell>
          <table:table-cell table:formula="of:=SEC([.A181])" office:value-type="float" office:value="-6.87285063669037" calcext:value-type="float">
            <text:p>-6,87285063669037</text:p>
          </table:table-cell>
          <table:table-cell table:formula="of:=CSC([.A181])" office:value-type="float" office:value="1.0107562184001" calcext:value-type="float">
            <text:p>1,0107562184001</text:p>
          </table:table-cell>
          <table:table-cell table:formula="of:=LOG([.A181];2)" office:value-type="float" office:value="3" calcext:value-type="float">
            <text:p>3</text:p>
          </table:table-cell>
          <table:table-cell table:formula="of:=LOG([.A181];5)" office:value-type="float" office:value="1.29202967422018" calcext:value-type="float">
            <text:p>1,29202967422018</text:p>
          </table:table-cell>
          <table:table-cell table:formula="of:=LOG([.A181];10)" office:value-type="float" office:value="0.903089986991943" calcext:value-type="float">
            <text:p>0,903089986991943</text:p>
          </table:table-cell>
          <table:table-cell table:formula="of:=(((((LOG([.A181];2) / LN([.A181])) - LOG([.A181];5)) ^ 3) + LN([.A181])) / (LOG([.A181];2) / LOG([.A181];10)))" office:value-type="float" office:value="0.627003834505313" calcext:value-type="float">
            <text:p>0,627003834505313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0.1*[.L182]" office:value-type="float" office:value="8.1" calcext:value-type="float">
            <text:p>8,1</text:p>
          </table:table-cell>
          <table:table-cell table:formula="of:=COS([.A182])" office:value-type="float" office:value="-0.243544153735791" calcext:value-type="float">
            <text:p>-0,243544153735791</text:p>
          </table:table-cell>
          <table:table-cell table:formula="of:=SIN([.A182])" office:value-type="float" office:value="0.969889810845086" calcext:value-type="float">
            <text:p>0,969889810845086</text:p>
          </table:table-cell>
          <table:table-cell table:formula="of:=TAN([.A182])" office:value-type="float" office:value="-3.98239824675599" calcext:value-type="float">
            <text:p>-3,98239824675599</text:p>
          </table:table-cell>
          <table:table-cell table:formula="of:=SEC([.A182])" office:value-type="float" office:value="-4.10603163599176" calcext:value-type="float">
            <text:p>-4,10603163599176</text:p>
          </table:table-cell>
          <table:table-cell table:formula="of:=CSC([.A182])" office:value-type="float" office:value="1.03104495873472" calcext:value-type="float">
            <text:p>1,03104495873472</text:p>
          </table:table-cell>
          <table:table-cell table:formula="of:=LOG([.A182];2)" office:value-type="float" office:value="3.01792190799726" calcext:value-type="float">
            <text:p>3,01792190799726</text:p>
          </table:table-cell>
          <table:table-cell table:formula="of:=LOG([.A182];5)" office:value-type="float" office:value="1.29974821987055" calcext:value-type="float">
            <text:p>1,29974821987055</text:p>
          </table:table-cell>
          <table:table-cell table:formula="of:=LOG([.A182];10)" office:value-type="float" office:value="0.90848501887865" calcext:value-type="float">
            <text:p>0,90848501887865</text:p>
          </table:table-cell>
          <table:table-cell table:formula="of:=(((((LOG([.A182];2) / LN([.A182])) - LOG([.A182];5)) ^ 3) + LN([.A182])) / (LOG([.A182];2) / LOG([.A182];10)))" office:value-type="float" office:value="0.630593121730861" calcext:value-type="float">
            <text:p>0,630593121730861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0.1*[.L183]" office:value-type="float" office:value="8.2" calcext:value-type="float">
            <text:p>8,2</text:p>
          </table:table-cell>
          <table:table-cell table:formula="of:=COS([.A183])" office:value-type="float" office:value="-0.339154860983836" calcext:value-type="float">
            <text:p>-0,339154860983836</text:p>
          </table:table-cell>
          <table:table-cell table:formula="of:=SIN([.A183])" office:value-type="float" office:value="0.940730556679772" calcext:value-type="float">
            <text:p>0,940730556679772</text:p>
          </table:table-cell>
          <table:table-cell table:formula="of:=TAN([.A183])" office:value-type="float" office:value="-2.77374929538341" calcext:value-type="float">
            <text:p>-2,77374929538341</text:p>
          </table:table-cell>
          <table:table-cell table:formula="of:=SEC([.A183])" office:value-type="float" office:value="-2.94850557971999" calcext:value-type="float">
            <text:p>-2,94850557971999</text:p>
          </table:table-cell>
          <table:table-cell table:formula="of:=CSC([.A183])" office:value-type="float" office:value="1.06300363361153" calcext:value-type="float">
            <text:p>1,06300363361153</text:p>
          </table:table-cell>
          <table:table-cell table:formula="of:=LOG([.A183];2)" office:value-type="float" office:value="3.03562390973072" calcext:value-type="float">
            <text:p>3,03562390973072</text:p>
          </table:table-cell>
          <table:table-cell table:formula="of:=LOG([.A183];5)" office:value-type="float" office:value="1.30737205704812" calcext:value-type="float">
            <text:p>1,30737205704812</text:p>
          </table:table-cell>
          <table:table-cell table:formula="of:=LOG([.A183];10)" office:value-type="float" office:value="0.913813852383717" calcext:value-type="float">
            <text:p>0,913813852383717</text:p>
          </table:table-cell>
          <table:table-cell table:formula="of:=(((((LOG([.A183];2) / LN([.A183])) - LOG([.A183];5)) ^ 3) + LN([.A183])) / (LOG([.A183];2) / LOG([.A183];10)))" office:value-type="float" office:value="0.63415347067163" calcext:value-type="float">
            <text:p>0,63415347067163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0.1*[.L184]" office:value-type="float" office:value="8.3" calcext:value-type="float">
            <text:p>8,3</text:p>
          </table:table-cell>
          <table:table-cell table:formula="of:=COS([.A184])" office:value-type="float" office:value="-0.431376844970621" calcext:value-type="float">
            <text:p>-0,431376844970621</text:p>
          </table:table-cell>
          <table:table-cell table:formula="of:=SIN([.A184])" office:value-type="float" office:value="0.902171833756293" calcext:value-type="float">
            <text:p>0,902171833756293</text:p>
          </table:table-cell>
          <table:table-cell table:formula="of:=TAN([.A184])" office:value-type="float" office:value="-2.09137751428855" calcext:value-type="float">
            <text:p>-2,09137751428855</text:p>
          </table:table-cell>
          <table:table-cell table:formula="of:=SEC([.A184])" office:value-type="float" office:value="-2.318158732113" calcext:value-type="float">
            <text:p>-2,318158732113</text:p>
          </table:table-cell>
          <table:table-cell table:formula="of:=CSC([.A184])" office:value-type="float" office:value="1.10843628961058" calcext:value-type="float">
            <text:p>1,10843628961058</text:p>
          </table:table-cell>
          <table:table-cell table:formula="of:=LOG([.A184];2)" office:value-type="float" office:value="3.05311133645956" calcext:value-type="float">
            <text:p>3,05311133645956</text:p>
          </table:table-cell>
          <table:table-cell table:formula="of:=LOG([.A184];5)" office:value-type="float" office:value="1.31490348180126" calcext:value-type="float">
            <text:p>1,31490348180126</text:p>
          </table:table-cell>
          <table:table-cell table:formula="of:=LOG([.A184];10)" office:value-type="float" office:value="0.919078092376074" calcext:value-type="float">
            <text:p>0,919078092376074</text:p>
          </table:table-cell>
          <table:table-cell table:formula="of:=(((((LOG([.A184];2) / LN([.A184])) - LOG([.A184];5)) ^ 3) + LN([.A184])) / (LOG([.A184];2) / LOG([.A184];10)))" office:value-type="float" office:value="0.63768461498306" calcext:value-type="float">
            <text:p>0,63768461498306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0.1*[.L185]" office:value-type="float" office:value="8.4" calcext:value-type="float">
            <text:p>8,4</text:p>
          </table:table-cell>
          <table:table-cell table:formula="of:=COS([.A185])" office:value-type="float" office:value="-0.519288654116686" calcext:value-type="float">
            <text:p>-0,519288654116686</text:p>
          </table:table-cell>
          <table:table-cell table:formula="of:=SIN([.A185])" office:value-type="float" office:value="0.85459890808828" calcext:value-type="float">
            <text:p>0,85459890808828</text:p>
          </table:table-cell>
          <table:table-cell table:formula="of:=TAN([.A185])" office:value-type="float" office:value="-1.6457107262279" calcext:value-type="float">
            <text:p>-1,6457107262279</text:p>
          </table:table-cell>
          <table:table-cell table:formula="of:=SEC([.A185])" office:value-type="float" office:value="-1.92571124378022" calcext:value-type="float">
            <text:p>-1,92571124378022</text:p>
          </table:table-cell>
          <table:table-cell table:formula="of:=CSC([.A185])" office:value-type="float" office:value="1.17013957136568" calcext:value-type="float">
            <text:p>1,17013957136568</text:p>
          </table:table-cell>
          <table:table-cell table:formula="of:=LOG([.A185];2)" office:value-type="float" office:value="3.0703893278914" calcext:value-type="float">
            <text:p>3,0703893278914</text:p>
          </table:table-cell>
          <table:table-cell table:formula="of:=LOG([.A185];5)" office:value-type="float" office:value="1.32234470768155" calcext:value-type="float">
            <text:p>1,32234470768155</text:p>
          </table:table-cell>
          <table:table-cell table:formula="of:=LOG([.A185];10)" office:value-type="float" office:value="0.924279286061882" calcext:value-type="float">
            <text:p>0,924279286061882</text:p>
          </table:table-cell>
          <table:table-cell table:formula="of:=(((((LOG([.A185];2) / LN([.A185])) - LOG([.A185];5)) ^ 3) + LN([.A185])) / (LOG([.A185];2) / LOG([.A185];10)))" office:value-type="float" office:value="0.641186330236644" calcext:value-type="float">
            <text:p>0,641186330236644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0.1*[.L186]" office:value-type="float" office:value="8.5" calcext:value-type="float">
            <text:p>8,5</text:p>
          </table:table-cell>
          <table:table-cell table:formula="of:=COS([.A186])" office:value-type="float" office:value="-0.602011902684824" calcext:value-type="float">
            <text:p>-0,602011902684824</text:p>
          </table:table-cell>
          <table:table-cell table:formula="of:=SIN([.A186])" office:value-type="float" office:value="0.79848711262349" calcext:value-type="float">
            <text:p>0,79848711262349</text:p>
          </table:table-cell>
          <table:table-cell table:formula="of:=TAN([.A186])" office:value-type="float" office:value="-1.32636432778561" calcext:value-type="float">
            <text:p>-1,32636432778561</text:p>
          </table:table-cell>
          <table:table-cell table:formula="of:=SEC([.A186])" office:value-type="float" office:value="-1.66109672506515" calcext:value-type="float">
            <text:p>-1,66109672506515</text:p>
          </table:table-cell>
          <table:table-cell table:formula="of:=CSC([.A186])" office:value-type="float" office:value="1.25236836536337" calcext:value-type="float">
            <text:p>1,25236836536337</text:p>
          </table:table-cell>
          <table:table-cell table:formula="of:=LOG([.A186];2)" office:value-type="float" office:value="3.08746284125034" calcext:value-type="float">
            <text:p>3,08746284125034</text:p>
          </table:table-cell>
          <table:table-cell table:formula="of:=LOG([.A186];5)" office:value-type="float" office:value="1.3296978696492" calcext:value-type="float">
            <text:p>1,3296978696492</text:p>
          </table:table-cell>
          <table:table-cell table:formula="of:=LOG([.A186];10)" office:value-type="float" office:value="0.929418925714293" calcext:value-type="float">
            <text:p>0,929418925714293</text:p>
          </table:table-cell>
          <table:table-cell table:formula="of:=(((((LOG([.A186];2) / LN([.A186])) - LOG([.A186];5)) ^ 3) + LN([.A186])) / (LOG([.A186];2) / LOG([.A186];10)))" office:value-type="float" office:value="0.644658430576378" calcext:value-type="float">
            <text:p>0,644658430576378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0.1*[.L187]" office:value-type="float" office:value="8.6" calcext:value-type="float">
            <text:p>8,6</text:p>
          </table:table-cell>
          <table:table-cell table:formula="of:=COS([.A187])" office:value-type="float" office:value="-0.678720047320012" calcext:value-type="float">
            <text:p>-0,678720047320012</text:p>
          </table:table-cell>
          <table:table-cell table:formula="of:=SIN([.A187])" office:value-type="float" office:value="0.734397097874113" calcext:value-type="float">
            <text:p>0,734397097874113</text:p>
          </table:table-cell>
          <table:table-cell table:formula="of:=TAN([.A187])" office:value-type="float" office:value="-1.08203242378643" calcext:value-type="float">
            <text:p>-1,08203242378643</text:p>
          </table:table-cell>
          <table:table-cell table:formula="of:=SEC([.A187])" office:value-type="float" office:value="-1.47336151915446" calcext:value-type="float">
            <text:p>-1,47336151915446</text:p>
          </table:table-cell>
          <table:table-cell table:formula="of:=CSC([.A187])" office:value-type="float" office:value="1.36166115429205" calcext:value-type="float">
            <text:p>1,36166115429205</text:p>
          </table:table-cell>
          <table:table-cell table:formula="of:=LOG([.A187];2)" office:value-type="float" office:value="3.10433665981474" calcext:value-type="float">
            <text:p>3,10433665981474</text:p>
          </table:table-cell>
          <table:table-cell table:formula="of:=LOG([.A187];5)" office:value-type="float" office:value="1.33696502775006" calcext:value-type="float">
            <text:p>1,33696502775006</text:p>
          </table:table-cell>
          <table:table-cell table:formula="of:=LOG([.A187];10)" office:value-type="float" office:value="0.934498451243567" calcext:value-type="float">
            <text:p>0,934498451243567</text:p>
          </table:table-cell>
          <table:table-cell table:formula="of:=(((((LOG([.A187];2) / LN([.A187])) - LOG([.A187];5)) ^ 3) + LN([.A187])) / (LOG([.A187];2) / LOG([.A187];10)))" office:value-type="float" office:value="0.648100765641531" calcext:value-type="float">
            <text:p>0,64810076564153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0.1*[.L188]" office:value-type="float" office:value="8.7" calcext:value-type="float">
            <text:p>8,7</text:p>
          </table:table-cell>
          <table:table-cell table:formula="of:=COS([.A188])" office:value-type="float" office:value="-0.7486466455974" calcext:value-type="float">
            <text:p>-0,7486466455974</text:p>
          </table:table-cell>
          <table:table-cell table:formula="of:=SIN([.A188])" office:value-type="float" office:value="0.662969230082182" calcext:value-type="float">
            <text:p>0,662969230082182</text:p>
          </table:table-cell>
          <table:table-cell table:formula="of:=TAN([.A188])" office:value-type="float" office:value="-0.885556936614804" calcext:value-type="float">
            <text:p>-0,885556936614804</text:p>
          </table:table-cell>
          <table:table-cell table:formula="of:=SEC([.A188])" office:value-type="float" office:value="-1.33574364605885" calcext:value-type="float">
            <text:p>-1,33574364605885</text:p>
          </table:table-cell>
          <table:table-cell table:formula="of:=CSC([.A188])" office:value-type="float" office:value="1.50836562939134" calcext:value-type="float">
            <text:p>1,50836562939134</text:p>
          </table:table-cell>
          <table:table-cell table:formula="of:=LOG([.A188];2)" office:value-type="float" office:value="3.12101540096137" calcext:value-type="float">
            <text:p>3,12101540096137</text:p>
          </table:table-cell>
          <table:table-cell table:formula="of:=LOG([.A188];5)" office:value-type="float" office:value="1.34414817058009" calcext:value-type="float">
            <text:p>1,34414817058009</text:p>
          </table:table-cell>
          <table:table-cell table:formula="of:=LOG([.A188];10)" office:value-type="float" office:value="0.939519252618619" calcext:value-type="float">
            <text:p>0,939519252618619</text:p>
          </table:table-cell>
          <table:table-cell table:formula="of:=(((((LOG([.A188];2) / LN([.A188])) - LOG([.A188];5)) ^ 3) + LN([.A188])) / (LOG([.A188];2) / LOG([.A188];10)))" office:value-type="float" office:value="0.651513217732833" calcext:value-type="float">
            <text:p>0,651513217732833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0.1*[.L189]" office:value-type="float" office:value="8.8" calcext:value-type="float">
            <text:p>8,8</text:p>
          </table:table-cell>
          <table:table-cell table:formula="of:=COS([.A189])" office:value-type="float" office:value="-0.811093014061656" calcext:value-type="float">
            <text:p>-0,811093014061656</text:p>
          </table:table-cell>
          <table:table-cell table:formula="of:=SIN([.A189])" office:value-type="float" office:value="0.584917192891762" calcext:value-type="float">
            <text:p>0,584917192891762</text:p>
          </table:table-cell>
          <table:table-cell table:formula="of:=TAN([.A189])" office:value-type="float" office:value="-0.721146875575603" calcext:value-type="float">
            <text:p>-0,721146875575603</text:p>
          </table:table-cell>
          <table:table-cell table:formula="of:=SEC([.A189])" office:value-type="float" office:value="-1.232904220186" calcext:value-type="float">
            <text:p>-1,232904220186</text:p>
          </table:table-cell>
          <table:table-cell table:formula="of:=CSC([.A189])" office:value-type="float" office:value="1.70964371051587" calcext:value-type="float">
            <text:p>1,70964371051587</text:p>
          </table:table-cell>
          <table:table-cell table:formula="of:=LOG([.A189];2)" office:value-type="float" office:value="3.13750352374994" calcext:value-type="float">
            <text:p>3,13750352374994</text:p>
          </table:table-cell>
          <table:table-cell table:formula="of:=LOG([.A189];5)" office:value-type="float" office:value="1.35124921855176" calcext:value-type="float">
            <text:p>1,35124921855176</text:p>
          </table:table-cell>
          <table:table-cell table:formula="of:=LOG([.A189];10)" office:value-type="float" office:value="0.944482672150169" calcext:value-type="float">
            <text:p>0,944482672150169</text:p>
          </table:table-cell>
          <table:table-cell table:formula="of:=(((((LOG([.A189];2) / LN([.A189])) - LOG([.A189];5)) ^ 3) + LN([.A189])) / (LOG([.A189];2) / LOG([.A189];10)))" office:value-type="float" office:value="0.654895699201362" calcext:value-type="float">
            <text:p>0,654895699201362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0.1*[.L190]" office:value-type="float" office:value="8.9" calcext:value-type="float">
            <text:p>8,9</text:p>
          </table:table-cell>
          <table:table-cell table:formula="of:=COS([.A190])" office:value-type="float" office:value="-0.865435209241112" calcext:value-type="float">
            <text:p>-0,865435209241112</text:p>
          </table:table-cell>
          <table:table-cell table:formula="of:=SIN([.A190])" office:value-type="float" office:value="0.501020856457885" calcext:value-type="float">
            <text:p>0,501020856457885</text:p>
          </table:table-cell>
          <table:table-cell table:formula="of:=TAN([.A190])" office:value-type="float" office:value="-0.578923587933547" calcext:value-type="float">
            <text:p>-0,578923587933547</text:p>
          </table:table-cell>
          <table:table-cell table:formula="of:=SEC([.A190])" office:value-type="float" office:value="-1.15548800109125" calcext:value-type="float">
            <text:p>-1,15548800109125</text:p>
          </table:table-cell>
          <table:table-cell table:formula="of:=CSC([.A190])" office:value-type="float" office:value="1.99592489436427" calcext:value-type="float">
            <text:p>1,99592489436427</text:p>
          </table:table-cell>
          <table:table-cell table:formula="of:=LOG([.A190];2)" office:value-type="float" office:value="3.15380533607904" calcext:value-type="float">
            <text:p>3,15380533607904</text:p>
          </table:table-cell>
          <table:table-cell table:formula="of:=LOG([.A190];5)" office:value-type="float" office:value="1.35827002697602" calcext:value-type="float">
            <text:p>1,35827002697602</text:p>
          </table:table-cell>
          <table:table-cell table:formula="of:=LOG([.A190];10)" office:value-type="float" office:value="0.949390006644913" calcext:value-type="float">
            <text:p>0,949390006644913</text:p>
          </table:table-cell>
          <table:table-cell table:formula="of:=(((((LOG([.A190];2) / LN([.A190])) - LOG([.A190];5)) ^ 3) + LN([.A190])) / (LOG([.A190];2) / LOG([.A190];10)))" office:value-type="float" office:value="0.658248150041309" calcext:value-type="float">
            <text:p>0,65824815004130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0.1*[.L191]" office:value-type="float" office:value="9" calcext:value-type="float">
            <text:p>9</text:p>
          </table:table-cell>
          <table:table-cell table:formula="of:=COS([.A191])" office:value-type="float" office:value="-0.911130261884677" calcext:value-type="float">
            <text:p>-0,911130261884677</text:p>
          </table:table-cell>
          <table:table-cell table:formula="of:=SIN([.A191])" office:value-type="float" office:value="0.412118485241757" calcext:value-type="float">
            <text:p>0,412118485241757</text:p>
          </table:table-cell>
          <table:table-cell table:formula="of:=TAN([.A191])" office:value-type="float" office:value="-0.45231565944181" calcext:value-type="float">
            <text:p>-0,45231565944181</text:p>
          </table:table-cell>
          <table:table-cell table:formula="of:=SEC([.A191])" office:value-type="float" office:value="-1.09753790630496" calcext:value-type="float">
            <text:p>-1,09753790630496</text:p>
          </table:table-cell>
          <table:table-cell table:formula="of:=CSC([.A191])" office:value-type="float" office:value="2.42648664355199" calcext:value-type="float">
            <text:p>2,42648664355199</text:p>
          </table:table-cell>
          <table:table-cell table:formula="of:=LOG([.A191];2)" office:value-type="float" office:value="3.16992500144231" calcext:value-type="float">
            <text:p>3,16992500144231</text:p>
          </table:table-cell>
          <table:table-cell table:formula="of:=LOG([.A191];5)" office:value-type="float" office:value="1.36521238897197" calcext:value-type="float">
            <text:p>1,36521238897197</text:p>
          </table:table-cell>
          <table:table-cell table:formula="of:=LOG([.A191];10)" office:value-type="float" office:value="0.954242509439325" calcext:value-type="float">
            <text:p>0,954242509439325</text:p>
          </table:table-cell>
          <table:table-cell table:formula="of:=(((((LOG([.A191];2) / LN([.A191])) - LOG([.A191];5)) ^ 3) + LN([.A191])) / (LOG([.A191];2) / LOG([.A191];10)))" office:value-type="float" office:value="0.661570535669567" calcext:value-type="float">
            <text:p>0,66157053566956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0.1*[.L192]" office:value-type="float" office:value="9.1" calcext:value-type="float">
            <text:p>9,1</text:p>
          </table:table-cell>
          <table:table-cell table:formula="of:=COS([.A192])" office:value-type="float" office:value="-0.947721602131112" calcext:value-type="float">
            <text:p>-0,947721602131112</text:p>
          </table:table-cell>
          <table:table-cell table:formula="of:=SIN([.A192])" office:value-type="float" office:value="0.319098362349352" calcext:value-type="float">
            <text:p>0,319098362349352</text:p>
          </table:table-cell>
          <table:table-cell table:formula="of:=TAN([.A192])" office:value-type="float" office:value="-0.336700526432874" calcext:value-type="float">
            <text:p>-0,336700526432874</text:p>
          </table:table-cell>
          <table:table-cell table:formula="of:=SEC([.A192])" office:value-type="float" office:value="-1.05516218871801" calcext:value-type="float">
            <text:p>-1,05516218871801</text:p>
          </table:table-cell>
          <table:table-cell table:formula="of:=CSC([.A192])" office:value-type="float" office:value="3.13382993456165" calcext:value-type="float">
            <text:p>3,13382993456165</text:p>
          </table:table-cell>
          <table:table-cell table:formula="of:=LOG([.A192];2)" office:value-type="float" office:value="3.18586654531133" calcext:value-type="float">
            <text:p>3,18586654531133</text:p>
          </table:table-cell>
          <table:table-cell table:formula="of:=LOG([.A192];5)" office:value-type="float" office:value="1.37207803821586" calcext:value-type="float">
            <text:p>1,37207803821586</text:p>
          </table:table-cell>
          <table:table-cell table:formula="of:=LOG([.A192];10)" office:value-type="float" office:value="0.959041392321094" calcext:value-type="float">
            <text:p>0,959041392321094</text:p>
          </table:table-cell>
          <table:table-cell table:formula="of:=(((((LOG([.A192];2) / LN([.A192])) - LOG([.A192];5)) ^ 3) + LN([.A192])) / (LOG([.A192];2) / LOG([.A192];10)))" office:value-type="float" office:value="0.664862844876616" calcext:value-type="float">
            <text:p>0,664862844876616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0.1*[.L193]" office:value-type="float" office:value="9.2" calcext:value-type="float">
            <text:p>9,2</text:p>
          </table:table-cell>
          <table:table-cell table:formula="of:=COS([.A193])" office:value-type="float" office:value="-0.974843621404164" calcext:value-type="float">
            <text:p>-0,974843621404164</text:p>
          </table:table-cell>
          <table:table-cell table:formula="of:=SIN([.A193])" office:value-type="float" office:value="0.222889914100246" calcext:value-type="float">
            <text:p>0,222889914100246</text:p>
          </table:table-cell>
          <table:table-cell table:formula="of:=TAN([.A193])" office:value-type="float" office:value="-0.228641711559025" calcext:value-type="float">
            <text:p>-0,228641711559025</text:p>
          </table:table-cell>
          <table:table-cell table:formula="of:=SEC([.A193])" office:value-type="float" office:value="-1.02580555285329" calcext:value-type="float">
            <text:p>-1,02580555285329</text:p>
          </table:table-cell>
          <table:table-cell table:formula="of:=CSC([.A193])" office:value-type="float" office:value="4.48651974243323" calcext:value-type="float">
            <text:p>4,48651974243323</text:p>
          </table:table-cell>
          <table:table-cell table:formula="of:=LOG([.A193];2)" office:value-type="float" office:value="3.20163386116965" calcext:value-type="float">
            <text:p>3,20163386116965</text:p>
          </table:table-cell>
          <table:table-cell table:formula="of:=LOG([.A193];5)" office:value-type="float" office:value="1.37886865153977" calcext:value-type="float">
            <text:p>1,37886865153977</text:p>
          </table:table-cell>
          <table:table-cell table:formula="of:=LOG([.A193];10)" office:value-type="float" office:value="0.963787827345555" calcext:value-type="float">
            <text:p>0,963787827345555</text:p>
          </table:table-cell>
          <table:table-cell table:formula="of:=(((((LOG([.A193];2) / LN([.A193])) - LOG([.A193];5)) ^ 3) + LN([.A193])) / (LOG([.A193];2) / LOG([.A193];10)))" office:value-type="float" office:value="0.668125087934616" calcext:value-type="float">
            <text:p>0,668125087934616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0.1*[.L194]" office:value-type="float" office:value="9.3" calcext:value-type="float">
            <text:p>9,3</text:p>
          </table:table-cell>
          <table:table-cell table:formula="of:=COS([.A194])" office:value-type="float" office:value="-0.992225325452603" calcext:value-type="float">
            <text:p>-0,992225325452603</text:p>
          </table:table-cell>
          <table:table-cell table:formula="of:=SIN([.A194])" office:value-type="float" office:value="0.124454423507062" calcext:value-type="float">
            <text:p>0,124454423507062</text:p>
          </table:table-cell>
          <table:table-cell table:formula="of:=TAN([.A194])" office:value-type="float" office:value="-0.125429597808635" calcext:value-type="float">
            <text:p>-0,125429597808635</text:p>
          </table:table-cell>
          <table:table-cell table:formula="of:=SEC([.A194])" office:value-type="float" office:value="-1.0078355937386" calcext:value-type="float">
            <text:p>-1,0078355937386</text:p>
          </table:table-cell>
          <table:table-cell table:formula="of:=CSC([.A194])" office:value-type="float" office:value="8.03506996232447" calcext:value-type="float">
            <text:p>8,03506996232447</text:p>
          </table:table-cell>
          <table:table-cell table:formula="of:=LOG([.A194];2)" office:value-type="float" office:value="3.21723071622067" calcext:value-type="float">
            <text:p>3,21723071622067</text:p>
          </table:table-cell>
          <table:table-cell table:formula="of:=LOG([.A194];5)" office:value-type="float" office:value="1.38558585138992" calcext:value-type="float">
            <text:p>1,38558585138992</text:p>
          </table:table-cell>
          <table:table-cell table:formula="of:=LOG([.A194];10)" office:value-type="float" office:value="0.968482948553935" calcext:value-type="float">
            <text:p>0,968482948553935</text:p>
          </table:table-cell>
          <table:table-cell table:formula="of:=(((((LOG([.A194];2) / LN([.A194])) - LOG([.A194];5)) ^ 3) + LN([.A194])) / (LOG([.A194];2) / LOG([.A194];10)))" office:value-type="float" office:value="0.671357294849845" calcext:value-type="float">
            <text:p>0,671357294849845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0.1*[.L195]" office:value-type="float" office:value="9.4" calcext:value-type="float">
            <text:p>9,4</text:p>
          </table:table-cell>
          <table:table-cell table:formula="of:=COS([.A195])" office:value-type="float" office:value="-0.999693042035207" calcext:value-type="float">
            <text:p>-0,999693042035207</text:p>
          </table:table-cell>
          <table:table-cell table:formula="of:=SIN([.A195])" office:value-type="float" office:value="0.0247754254533578" calcext:value-type="float">
            <text:p>0,024775425453358</text:p>
          </table:table-cell>
          <table:table-cell table:formula="of:=TAN([.A195])" office:value-type="float" office:value="-0.0247830328026683" calcext:value-type="float">
            <text:p>-0,024783032802668</text:p>
          </table:table-cell>
          <table:table-cell table:formula="of:=SEC([.A195])" office:value-type="float" office:value="-1.00030705221692" calcext:value-type="float">
            <text:p>-1,00030705221692</text:p>
          </table:table-cell>
          <table:table-cell table:formula="of:=CSC([.A195])" office:value-type="float" office:value="40.3625762908734" calcext:value-type="float">
            <text:p>40,3625762908734</text:p>
          </table:table-cell>
          <table:table-cell table:formula="of:=LOG([.A195];2)" office:value-type="float" office:value="3.23266075679028" calcext:value-type="float">
            <text:p>3,23266075679028</text:p>
          </table:table-cell>
          <table:table-cell table:formula="of:=LOG([.A195];5)" office:value-type="float" office:value="1.39223120815337" calcext:value-type="float">
            <text:p>1,39223120815337</text:p>
          </table:table-cell>
          <table:table-cell table:formula="of:=LOG([.A195];10)" office:value-type="float" office:value="0.973127853599699" calcext:value-type="float">
            <text:p>0,973127853599699</text:p>
          </table:table-cell>
          <table:table-cell table:formula="of:=(((((LOG([.A195];2) / LN([.A195])) - LOG([.A195];5)) ^ 3) + LN([.A195])) / (LOG([.A195];2) / LOG([.A195];10)))" office:value-type="float" office:value="0.674559513747803" calcext:value-type="float">
            <text:p>0,674559513747803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0.1*[.L196]" office:value-type="float" office:value="9.5" calcext:value-type="float">
            <text:p>9,5</text:p>
          </table:table-cell>
          <table:table-cell table:formula="of:=COS([.A196])" office:value-type="float" office:value="-0.997172156196378" calcext:value-type="float">
            <text:p>-0,997172156196378</text:p>
          </table:table-cell>
          <table:table-cell table:formula="of:=SIN([.A196])" office:value-type="float" office:value="-0.0751511204618093" calcext:value-type="float">
            <text:p>-0,075151120461809</text:p>
          </table:table-cell>
          <table:table-cell table:formula="of:=TAN([.A196])" office:value-type="float" office:value="0.0753642387573941" calcext:value-type="float">
            <text:p>0,075364238757394</text:p>
          </table:table-cell>
          <table:table-cell table:formula="of:=SEC([.A196])" office:value-type="float" office:value="-1.00283586318175" calcext:value-type="float">
            <text:p>-1,00283586318175</text:p>
          </table:table-cell>
          <table:table-cell table:formula="of:=CSC([.A196])" office:value-type="float" office:value="-13.3065214976826" calcext:value-type="float">
            <text:p>-13,3065214976826</text:p>
          </table:table-cell>
          <table:table-cell table:formula="of:=LOG([.A196];2)" office:value-type="float" office:value="3.24792751344359" calcext:value-type="float">
            <text:p>3,24792751344359</text:p>
          </table:table-cell>
          <table:table-cell table:formula="of:=LOG([.A196];5)" office:value-type="float" office:value="1.39880624236176" calcext:value-type="float">
            <text:p>1,39880624236176</text:p>
          </table:table-cell>
          <table:table-cell table:formula="of:=LOG([.A196];10)" office:value-type="float" office:value="0.977723605288848" calcext:value-type="float">
            <text:p>0,977723605288848</text:p>
          </table:table-cell>
          <table:table-cell table:formula="of:=(((((LOG([.A196];2) / LN([.A196])) - LOG([.A196];5)) ^ 3) + LN([.A196])) / (LOG([.A196];2) / LOG([.A196];10)))" office:value-type="float" office:value="0.677731809380295" calcext:value-type="float">
            <text:p>0,677731809380295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0.1*[.L197]" office:value-type="float" office:value="9.6" calcext:value-type="float">
            <text:p>9,6</text:p>
          </table:table-cell>
          <table:table-cell table:formula="of:=COS([.A197])" office:value-type="float" office:value="-0.984687855794127" calcext:value-type="float">
            <text:p>-0,984687855794127</text:p>
          </table:table-cell>
          <table:table-cell table:formula="of:=SIN([.A197])" office:value-type="float" office:value="-0.174326781222981" calcext:value-type="float">
            <text:p>-0,174326781222981</text:p>
          </table:table-cell>
          <table:table-cell table:formula="of:=TAN([.A197])" office:value-type="float" office:value="0.177037606584872" calcext:value-type="float">
            <text:p>0,177037606584872</text:p>
          </table:table-cell>
          <table:table-cell table:formula="of:=SEC([.A197])" office:value-type="float" office:value="-1.01555025190549" calcext:value-type="float">
            <text:p>-1,01555025190549</text:p>
          </table:table-cell>
          <table:table-cell table:formula="of:=CSC([.A197])" office:value-type="float" office:value="-5.73635326129782" calcext:value-type="float">
            <text:p>-5,73635326129782</text:p>
          </table:table-cell>
          <table:table-cell table:formula="of:=LOG([.A197];2)" office:value-type="float" office:value="3.26303440583379" calcext:value-type="float">
            <text:p>3,26303440583379</text:p>
          </table:table-cell>
          <table:table-cell table:formula="of:=LOG([.A197];5)" office:value-type="float" office:value="1.40531242677956" calcext:value-type="float">
            <text:p>1,40531242677956</text:p>
          </table:table-cell>
          <table:table-cell table:formula="of:=LOG([.A197];10)" office:value-type="float" office:value="0.982271233039568" calcext:value-type="float">
            <text:p>0,982271233039568</text:p>
          </table:table-cell>
          <table:table-cell table:formula="of:=(((((LOG([.A197];2) / LN([.A197])) - LOG([.A197];5)) ^ 3) + LN([.A197])) / (LOG([.A197];2) / LOG([.A197];10)))" office:value-type="float" office:value="0.680874261744768" calcext:value-type="float">
            <text:p>0,680874261744768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0.1*[.L198]" office:value-type="float" office:value="9.7" calcext:value-type="float">
            <text:p>9,7</text:p>
          </table:table-cell>
          <table:table-cell table:formula="of:=COS([.A198])" office:value-type="float" office:value="-0.96236487983131" calcext:value-type="float">
            <text:p>-0,96236487983131</text:p>
          </table:table-cell>
          <table:table-cell table:formula="of:=SIN([.A198])" office:value-type="float" office:value="-0.271760626410944" calcext:value-type="float">
            <text:p>-0,271760626410944</text:p>
          </table:table-cell>
          <table:table-cell table:formula="of:=TAN([.A198])" office:value-type="float" office:value="0.282388345736994" calcext:value-type="float">
            <text:p>0,282388345736994</text:p>
          </table:table-cell>
          <table:table-cell table:formula="of:=SEC([.A198])" office:value-type="float" office:value="-1.03910691355995" calcext:value-type="float">
            <text:p>-1,03910691355995</text:p>
          </table:table-cell>
          <table:table-cell table:formula="of:=CSC([.A198])" office:value-type="float" office:value="-3.67970891591869" calcext:value-type="float">
            <text:p>-3,67970891591869</text:p>
          </table:table-cell>
          <table:table-cell table:formula="of:=LOG([.A198];2)" office:value-type="float" office:value="3.27798474729977" calcext:value-type="float">
            <text:p>3,27798474729977</text:p>
          </table:table-cell>
          <table:table-cell table:formula="of:=LOG([.A198];5)" office:value-type="float" office:value="1.41175118838414" calcext:value-type="float">
            <text:p>1,41175118838414</text:p>
          </table:table-cell>
          <table:table-cell table:formula="of:=LOG([.A198];10)" office:value-type="float" office:value="0.986771734266245" calcext:value-type="float">
            <text:p>0,986771734266245</text:p>
          </table:table-cell>
          <table:table-cell table:formula="of:=(((((LOG([.A198];2) / LN([.A198])) - LOG([.A198];5)) ^ 3) + LN([.A198])) / (LOG([.A198];2) / LOG([.A198];10)))" office:value-type="float" office:value="0.683986964807003" calcext:value-type="float">
            <text:p>0,683986964807003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0.1*[.L199]" office:value-type="float" office:value="9.8" calcext:value-type="float">
            <text:p>9,8</text:p>
          </table:table-cell>
          <table:table-cell table:formula="of:=COS([.A199])" office:value-type="float" office:value="-0.930426272104753" calcext:value-type="float">
            <text:p>-0,930426272104753</text:p>
          </table:table-cell>
          <table:table-cell table:formula="of:=SIN([.A199])" office:value-type="float" office:value="-0.366479129251928" calcext:value-type="float">
            <text:p>-0,366479129251928</text:p>
          </table:table-cell>
          <table:table-cell table:formula="of:=TAN([.A199])" office:value-type="float" office:value="0.393883040751742" calcext:value-type="float">
            <text:p>0,393883040751742</text:p>
          </table:table-cell>
          <table:table-cell table:formula="of:=SEC([.A199])" office:value-type="float" office:value="-1.07477618590655" calcext:value-type="float">
            <text:p>-1,07477618590655</text:p>
          </table:table-cell>
          <table:table-cell table:formula="of:=CSC([.A199])" office:value-type="float" office:value="-2.72866834747517" calcext:value-type="float">
            <text:p>-2,72866834747517</text:p>
          </table:table-cell>
          <table:table-cell table:formula="of:=LOG([.A199];2)" office:value-type="float" office:value="3.29278174922785" calcext:value-type="float">
            <text:p>3,29278174922785</text:p>
          </table:table-cell>
          <table:table-cell table:formula="of:=LOG([.A199];5)" office:value-type="float" office:value="1.41812391024434" calcext:value-type="float">
            <text:p>1,41812391024434</text:p>
          </table:table-cell>
          <table:table-cell table:formula="of:=LOG([.A199];10)" office:value-type="float" office:value="0.991226075692495" calcext:value-type="float">
            <text:p>0,991226075692495</text:p>
          </table:table-cell>
          <table:table-cell table:formula="of:=(((((LOG([.A199];2) / LN([.A199])) - LOG([.A199];5)) ^ 3) + LN([.A199])) / (LOG([.A199];2) / LOG([.A199];10)))" office:value-type="float" office:value="0.687070025319035" calcext:value-type="float">
            <text:p>0,687070025319035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0.1*[.L200]" office:value-type="float" office:value="9.9" calcext:value-type="float">
            <text:p>9,9</text:p>
          </table:table-cell>
          <table:table-cell table:formula="of:=COS([.A200])" office:value-type="float" office:value="-0.889191152625361" calcext:value-type="float">
            <text:p>-0,889191152625361</text:p>
          </table:table-cell>
          <table:table-cell table:formula="of:=SIN([.A200])" office:value-type="float" office:value="-0.457535893775321" calcext:value-type="float">
            <text:p>-0,457535893775321</text:p>
          </table:table-cell>
          <table:table-cell table:formula="of:=TAN([.A200])" office:value-type="float" office:value="0.514552908476917" calcext:value-type="float">
            <text:p>0,514552908476917</text:p>
          </table:table-cell>
          <table:table-cell table:formula="of:=SEC([.A200])" office:value-type="float" office:value="-1.12461757750004" calcext:value-type="float">
            <text:p>-1,12461757750004</text:p>
          </table:table-cell>
          <table:table-cell table:formula="of:=CSC([.A200])" office:value-type="float" office:value="-2.18562087391347" calcext:value-type="float">
            <text:p>-2,18562087391347</text:p>
          </table:table-cell>
          <table:table-cell table:formula="of:=LOG([.A200];2)" office:value-type="float" office:value="3.30742852519225" calcext:value-type="float">
            <text:p>3,30742852519225</text:p>
          </table:table-cell>
          <table:table-cell table:formula="of:=LOG([.A200];5)" office:value-type="float" office:value="1.42443193330356" calcext:value-type="float">
            <text:p>1,42443193330356</text:p>
          </table:table-cell>
          <table:table-cell table:formula="of:=LOG([.A200];10)" office:value-type="float" office:value="0.99563519459755" calcext:value-type="float">
            <text:p>0,99563519459755</text:p>
          </table:table-cell>
          <table:table-cell table:formula="of:=(((((LOG([.A200];2) / LN([.A200])) - LOG([.A200];5)) ^ 3) + LN([.A200])) / (LOG([.A200];2) / LOG([.A200];10)))" office:value-type="float" office:value="0.69012356172485" calcext:value-type="float">
            <text:p>0,69012356172485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0.1*[.L201]" office:value-type="float" office:value="10" calcext:value-type="float">
            <text:p>10</text:p>
          </table:table-cell>
          <table:table-cell table:formula="of:=COS([.A201])" office:value-type="float" office:value="-0.839071529076452" calcext:value-type="float">
            <text:p>-0,839071529076452</text:p>
          </table:table-cell>
          <table:table-cell table:formula="of:=SIN([.A201])" office:value-type="float" office:value="-0.54402111088937" calcext:value-type="float">
            <text:p>-0,54402111088937</text:p>
          </table:table-cell>
          <table:table-cell table:formula="of:=TAN([.A201])" office:value-type="float" office:value="0.648360827459087" calcext:value-type="float">
            <text:p>0,648360827459087</text:p>
          </table:table-cell>
          <table:table-cell table:formula="of:=SEC([.A201])" office:value-type="float" office:value="-1.1917935066879" calcext:value-type="float">
            <text:p>-1,1917935066879</text:p>
          </table:table-cell>
          <table:table-cell table:formula="of:=CSC([.A201])" office:value-type="float" office:value="-1.83816396088967" calcext:value-type="float">
            <text:p>-1,83816396088967</text:p>
          </table:table-cell>
          <table:table-cell table:formula="of:=LOG([.A201];2)" office:value-type="float" office:value="3.32192809488736" calcext:value-type="float">
            <text:p>3,32192809488736</text:p>
          </table:table-cell>
          <table:table-cell table:formula="of:=LOG([.A201];5)" office:value-type="float" office:value="1.43067655807339" calcext:value-type="float">
            <text:p>1,43067655807339</text:p>
          </table:table-cell>
          <table:table-cell table:formula="of:=LOG([.A201];10)" office:value-type="float" office:value="1" calcext:value-type="float">
            <text:p>1</text:p>
          </table:table-cell>
          <table:table-cell table:formula="of:=(((((LOG([.A201];2) / LN([.A201])) - LOG([.A201];5)) ^ 3) + LN([.A201])) / (LOG([.A201];2) / LOG([.A201];10)))" office:value-type="float" office:value="0.693147703147079" calcext:value-type="float">
            <text:p>0,693147703147079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6:59:21.311567899</meta:creation-date>
    <dc:date>2021-04-15T20:51:18.170087592</dc:date>
    <meta:editing-duration>PT27M53S</meta:editing-duration>
    <meta:editing-cycles>3</meta:editing-cycles>
    <meta:generator>LibreOffice/7.0.5.2$Linux_X86_64 LibreOffice_project/00$Build-2</meta:generator>
    <meta:document-statistic meta:table-count="4" meta:cell-count="4009" meta:object-count="0"/>
  </office:meta>
</office:document-meta>
</file>